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0.9mm"/>
    </style:style>
    <style:style style:name="co3" style:family="table-column">
      <style:table-column-properties fo:break-before="auto" style:column-width="67.95mm"/>
    </style:style>
    <style:style style:name="co4" style:family="table-column">
      <style:table-column-properties fo:break-before="auto" style:column-width="52.56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4.31mm"/>
    </style:style>
    <style:style style:name="co7" style:family="table-column">
      <style:table-column-properties fo:break-before="auto" style:column-width="19.84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22.35mm"/>
    </style:style>
    <style:style style:name="co10" style:family="table-column">
      <style:table-column-properties fo:break-before="auto" style:column-width="21.64mm"/>
    </style:style>
    <style:style style:name="co11" style:family="table-column">
      <style:table-column-properties fo:break-before="auto" style:column-width="107.1mm"/>
    </style:style>
    <style:style style:name="co12" style:family="table-column">
      <style:table-column-properties fo:break-before="auto" style:column-width="218.49mm"/>
    </style:style>
    <style:style style:name="co13" style:family="table-column">
      <style:table-column-properties fo:break-before="auto" style:column-width="173.8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54mm" fo:break-before="auto" style:use-optimal-row-height="true"/>
    </style:style>
    <style:style style:name="ro3" style:family="table-row">
      <style:table-row-properties style:row-height="12.56mm" fo:break-before="auto" style:use-optimal-row-height="true"/>
    </style:style>
    <style:style style:name="ro4" style:family="table-row">
      <style:table-row-properties style:row-height="16.56mm" fo:break-before="auto" style:use-optimal-row-height="true"/>
    </style:style>
    <style:style style:name="ro5" style:family="table-row">
      <style:table-row-properties style:row-height="20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83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4.76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23mm" fo:break-before="auto" style:use-optimal-row-height="false"/>
    </style:style>
    <style:style style:name="ro14" style:family="table-row">
      <style:table-row-properties style:row-height="9mm" fo:break-before="auto" style:use-optimal-row-height="false"/>
    </style:style>
    <style:style style:name="ro15" style:family="table-row">
      <style:table-row-properties style:row-height="8.2mm" fo:break-before="auto" style:use-optimal-row-height="false"/>
    </style:style>
    <style:style style:name="ro16" style:family="table-row">
      <style:table-row-properties style:row-height="9.79mm" fo:break-before="auto" style:use-optimal-row-height="false"/>
    </style:style>
    <style:style style:name="ro17" style:family="table-row">
      <style:table-row-properties style:row-height="14.55mm" fo:break-before="auto" style:use-optimal-row-height="false"/>
    </style:style>
    <style:style style:name="ro18" style:family="table-row">
      <style:table-row-properties style:row-height="11.11mm" fo:break-before="auto" style:use-optimal-row-height="false"/>
    </style:style>
    <style:style style:name="ro19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2"/>
    <style:style style:name="ce6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30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4c4c4c" fo:background-color="#c0c0c0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no-wrap" fo:border-left="none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value-type" style:repeat-content="false" fo:background-color="transparent" fo:wrap-option="no-wrap" fo:border-left="none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fo:padding="0.71mm"/>
    </style:style>
    <style:style style:name="ce63" style:family="table-cell" style:parent-style-name="Default" style:data-style-name="N1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100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value-type" style:repeat-content="false" fo:background-color="transparent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0.74pt solid #4c4c4c" fo:background-color="#c0c0c0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0.74pt solid #4c4c4c" fo:background-color="#ffffff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00">
      <style:table-cell-properties style:glyph-orientation-vertical="0" fo:border-bottom="0.74pt solid #4c4c4c" fo:background-color="#c0c0c0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padding="0.71mm"/>
    </style:style>
    <style:style style:name="ce40" style:family="table-cell" style:parent-style-name="Default">
      <style:table-cell-properties style:glyph-orientation-vertical="0" fo:border-bottom="0.74pt solid #4c4c4c" fo:background-color="#c0c0c0" style:diagonal-bl-tr="none" style:diagonal-tl-br="none" style:text-align-source="fix" style:repeat-content="false" fo:wrap-option="wrap" fo:border-left="0.74pt solid #4c4c4c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0.74pt solid #4c4c4c" fo:background-color="#ffffff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ackground-color="#ffffff" fo:padding="0.71mm"/>
    </style:style>
    <style:style style:name="ce4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Country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CountryID</text:p>
          </table:table-cell>
          <table:table-cell table:style-name="ce1" office:value-type="string" calcext:value-type="string">
            <text:p>Alpha2</text:p>
          </table:table-cell>
          <table:table-cell table:style-name="ce1" office:value-type="string" calcext:value-type="string">
            <text:p>Alpha3</text:p>
          </table:table-cell>
          <table:table-cell table:style-name="ce3" office:value-type="string" calcext:value-type="string">
            <text:p>Numberic</text:p>
          </table:table-cell>
          <table:table-cell table:style-name="ce6" office:value-type="string" calcext:value-type="string">
            <text:p>SQL</text:p>
          </table:table-cell>
          <table:table-cell table:style-name="ce6" office:value-type="string" calcext:value-type="string">
            <text:p>Weighting</text:p>
          </table:table-cell>
        </table:table-row>
        <table:table-row table:style-name="ro1">
          <table:table-cell table:style-name="ce2"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AFG</text:p>
          </table:table-cell>
          <table:table-cell table:style-name="ce4" office:value-type="float" office:value="4" calcext:value-type="float">
            <text:p>004</text:p>
          </table:table-cell>
          <table:table-cell table:formula="of:=&quot;INSERT INTO Country (name,alpha2_code,alpha3_code,number_code) VALUES ('&quot; &amp; [.A2] &amp; &quot;','&quot; &amp; [.C2] &amp; &quot;','&quot; &amp; [.D2] &amp; &quot;','&quot; &amp; [.E2] &amp; &quot;');&quot;" office:value-type="string" office:string-value="INSERT INTO Country (name,alpha2_code,alpha3_code,number_code) VALUES ('Afghanistan','AF','AFG','4');" calcext:value-type="string">
            <text:p>INSERT INTO Country (name,alpha2_code,alpha3_code,number_code) VALUES ('Afghanistan','AF','AFG','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lbani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LB</text:p>
          </table:table-cell>
          <table:table-cell table:style-name="ce4" office:value-type="float" office:value="8" calcext:value-type="float">
            <text:p>008</text:p>
          </table:table-cell>
          <table:table-cell table:formula="of:=&quot;INSERT INTO Country (name,alpha2_code,alpha3_code,number_code) VALUES ('&quot; &amp; [.A3] &amp; &quot;','&quot; &amp; [.C3] &amp; &quot;','&quot; &amp; [.D3] &amp; &quot;','&quot; &amp; [.E3] &amp; &quot;');&quot;" office:value-type="string" office:string-value="INSERT INTO Country (name,alpha2_code,alpha3_code,number_code) VALUES ('Albania','AL','ALB','8');" calcext:value-type="string">
            <text:p>INSERT INTO Country (name,alpha2_code,alpha3_code,number_code) VALUES ('Albania','AL','ALB','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lgeri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Z</text:p>
          </table:table-cell>
          <table:table-cell table:style-name="ce2" office:value-type="string" calcext:value-type="string">
            <text:p>DZA</text:p>
          </table:table-cell>
          <table:table-cell table:style-name="ce4" office:value-type="float" office:value="12" calcext:value-type="float">
            <text:p>012</text:p>
          </table:table-cell>
          <table:table-cell table:formula="of:=&quot;INSERT INTO Country (name,alpha2_code,alpha3_code,number_code) VALUES ('&quot; &amp; [.A4] &amp; &quot;','&quot; &amp; [.C4] &amp; &quot;','&quot; &amp; [.D4] &amp; &quot;','&quot; &amp; [.E4] &amp; &quot;');&quot;" office:value-type="string" office:string-value="INSERT INTO Country (name,alpha2_code,alpha3_code,number_code) VALUES ('Algeria','DZ','DZA','12');" calcext:value-type="string">
            <text:p>INSERT INTO Country (name,alpha2_code,alpha3_code,number_code) VALUES ('Algeria','DZ','DZA','1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American Samo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SM</text:p>
          </table:table-cell>
          <table:table-cell table:style-name="ce4" office:value-type="float" office:value="16" calcext:value-type="float">
            <text:p>016</text:p>
          </table:table-cell>
          <table:table-cell table:formula="of:=&quot;INSERT INTO Country (name,alpha2_code,alpha3_code,number_code) VALUES ('&quot; &amp; [.A5] &amp; &quot;','&quot; &amp; [.C5] &amp; &quot;','&quot; &amp; [.D5] &amp; &quot;','&quot; &amp; [.E5] &amp; &quot;');&quot;" office:value-type="string" office:string-value="INSERT INTO Country (name,alpha2_code,alpha3_code,number_code) VALUES ('American Samoa','AS','ASM','16');" calcext:value-type="string">
            <text:p>INSERT INTO Country (name,alpha2_code,alpha3_code,number_code) VALUES ('American Samoa','AS','ASM','1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ndorr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AND</text:p>
          </table:table-cell>
          <table:table-cell table:style-name="ce4" office:value-type="float" office:value="20" calcext:value-type="float">
            <text:p>020</text:p>
          </table:table-cell>
          <table:table-cell table:formula="of:=&quot;INSERT INTO Country (name,alpha2_code,alpha3_code,number_code) VALUES ('&quot; &amp; [.A6] &amp; &quot;','&quot; &amp; [.C6] &amp; &quot;','&quot; &amp; [.D6] &amp; &quot;','&quot; &amp; [.E6] &amp; &quot;');&quot;" office:value-type="string" office:string-value="INSERT INTO Country (name,alpha2_code,alpha3_code,number_code) VALUES ('Andorra','AD','AND','20');" calcext:value-type="string">
            <text:p>INSERT INTO Country (name,alpha2_code,alpha3_code,number_code) VALUES ('Andorra','AD','AND','2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ngola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O</text:p>
          </table:table-cell>
          <table:table-cell table:style-name="ce2" office:value-type="string" calcext:value-type="string">
            <text:p>AGO</text:p>
          </table:table-cell>
          <table:table-cell table:style-name="ce4" office:value-type="float" office:value="24" calcext:value-type="float">
            <text:p>024</text:p>
          </table:table-cell>
          <table:table-cell table:formula="of:=&quot;INSERT INTO Country (name,alpha2_code,alpha3_code,number_code) VALUES ('&quot; &amp; [.A7] &amp; &quot;','&quot; &amp; [.C7] &amp; &quot;','&quot; &amp; [.D7] &amp; &quot;','&quot; &amp; [.E7] &amp; &quot;');&quot;" office:value-type="string" office:string-value="INSERT INTO Country (name,alpha2_code,alpha3_code,number_code) VALUES ('Angola','AO','AGO','24');" calcext:value-type="string">
            <text:p>INSERT INTO Country (name,alpha2_code,alpha3_code,number_code) VALUES ('Angola','AO','AGO','2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nguilla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IA</text:p>
          </table:table-cell>
          <table:table-cell table:style-name="ce4" office:value-type="float" office:value="660" calcext:value-type="float">
            <text:p>660</text:p>
          </table:table-cell>
          <table:table-cell table:formula="of:=&quot;INSERT INTO Country (name,alpha2_code,alpha3_code,number_code) VALUES ('&quot; &amp; [.A8] &amp; &quot;','&quot; &amp; [.C8] &amp; &quot;','&quot; &amp; [.D8] &amp; &quot;','&quot; &amp; [.E8] &amp; &quot;');&quot;" office:value-type="string" office:string-value="INSERT INTO Country (name,alpha2_code,alpha3_code,number_code) VALUES ('Anguilla','AI','AIA','660');" calcext:value-type="string">
            <text:p>INSERT INTO Country (name,alpha2_code,alpha3_code,number_code) VALUES ('Anguilla','AI','AIA','66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ntarctica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Q</text:p>
          </table:table-cell>
          <table:table-cell table:style-name="ce2" office:value-type="string" calcext:value-type="string">
            <text:p>ATA</text:p>
          </table:table-cell>
          <table:table-cell table:style-name="ce4" office:value-type="float" office:value="10" calcext:value-type="float">
            <text:p>010</text:p>
          </table:table-cell>
          <table:table-cell table:formula="of:=&quot;INSERT INTO Country (name,alpha2_code,alpha3_code,number_code) VALUES ('&quot; &amp; [.A9] &amp; &quot;','&quot; &amp; [.C9] &amp; &quot;','&quot; &amp; [.D9] &amp; &quot;','&quot; &amp; [.E9] &amp; &quot;');&quot;" office:value-type="string" office:string-value="INSERT INTO Country (name,alpha2_code,alpha3_code,number_code) VALUES ('Antarctica','AQ','ATA','10');" calcext:value-type="string">
            <text:p>INSERT INTO Country (name,alpha2_code,alpha3_code,number_code) VALUES ('Antarctica','AQ','ATA','1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Antigua and Barbuda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G</text:p>
          </table:table-cell>
          <table:table-cell table:style-name="ce2" office:value-type="string" calcext:value-type="string">
            <text:p>ATG</text:p>
          </table:table-cell>
          <table:table-cell table:style-name="ce4" office:value-type="float" office:value="28" calcext:value-type="float">
            <text:p>028</text:p>
          </table:table-cell>
          <table:table-cell table:formula="of:=&quot;INSERT INTO Country (name,alpha2_code,alpha3_code,number_code) VALUES ('&quot; &amp; [.A10] &amp; &quot;','&quot; &amp; [.C10] &amp; &quot;','&quot; &amp; [.D10] &amp; &quot;','&quot; &amp; [.E10] &amp; &quot;');&quot;" office:value-type="string" office:string-value="INSERT INTO Country (name,alpha2_code,alpha3_code,number_code) VALUES ('Antigua and Barbuda','AG','ATG','28');" calcext:value-type="string">
            <text:p>INSERT INTO Country (name,alpha2_code,alpha3_code,number_code) VALUES ('Antigua and Barbuda','AG','ATG','2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rgentina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RG</text:p>
          </table:table-cell>
          <table:table-cell table:style-name="ce4" office:value-type="float" office:value="32" calcext:value-type="float">
            <text:p>032</text:p>
          </table:table-cell>
          <table:table-cell table:formula="of:=&quot;INSERT INTO Country (name,alpha2_code,alpha3_code,number_code) VALUES ('&quot; &amp; [.A11] &amp; &quot;','&quot; &amp; [.C11] &amp; &quot;','&quot; &amp; [.D11] &amp; &quot;','&quot; &amp; [.E11] &amp; &quot;');&quot;" office:value-type="string" office:string-value="INSERT INTO Country (name,alpha2_code,alpha3_code,number_code) VALUES ('Argentina','AR','ARG','32');" calcext:value-type="string">
            <text:p>INSERT INTO Country (name,alpha2_code,alpha3_code,number_code) VALUES ('Argentina','AR','ARG','3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rmenia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RM</text:p>
          </table:table-cell>
          <table:table-cell table:style-name="ce4" office:value-type="float" office:value="51" calcext:value-type="float">
            <text:p>051</text:p>
          </table:table-cell>
          <table:table-cell table:formula="of:=&quot;INSERT INTO Country (name,alpha2_code,alpha3_code,number_code) VALUES ('&quot; &amp; [.A12] &amp; &quot;','&quot; &amp; [.C12] &amp; &quot;','&quot; &amp; [.D12] &amp; &quot;','&quot; &amp; [.E12] &amp; &quot;');&quot;" office:value-type="string" office:string-value="INSERT INTO Country (name,alpha2_code,alpha3_code,number_code) VALUES ('Armenia','AM','ARM','51');" calcext:value-type="string">
            <text:p>INSERT INTO Country (name,alpha2_code,alpha3_code,number_code) VALUES ('Armenia','AM','ARM','51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ruba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W</text:p>
          </table:table-cell>
          <table:table-cell table:style-name="ce2" office:value-type="string" calcext:value-type="string">
            <text:p>ABW</text:p>
          </table:table-cell>
          <table:table-cell table:style-name="ce4" office:value-type="float" office:value="533" calcext:value-type="float">
            <text:p>533</text:p>
          </table:table-cell>
          <table:table-cell table:formula="of:=&quot;INSERT INTO Country (name,alpha2_code,alpha3_code,number_code) VALUES ('&quot; &amp; [.A13] &amp; &quot;','&quot; &amp; [.C13] &amp; &quot;','&quot; &amp; [.D13] &amp; &quot;','&quot; &amp; [.E13] &amp; &quot;');&quot;" office:value-type="string" office:string-value="INSERT INTO Country (name,alpha2_code,alpha3_code,number_code) VALUES ('Aruba','AW','ABW','533');" calcext:value-type="string">
            <text:p>INSERT INTO Country (name,alpha2_code,alpha3_code,number_code) VALUES ('Aruba','AW','ABW','533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ustralia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US</text:p>
          </table:table-cell>
          <table:table-cell table:style-name="ce4" office:value-type="float" office:value="36" calcext:value-type="float">
            <text:p>036</text:p>
          </table:table-cell>
          <table:table-cell table:formula="of:=&quot;INSERT INTO Country (name,alpha2_code,alpha3_code,number_code) VALUES ('&quot; &amp; [.A14] &amp; &quot;','&quot; &amp; [.C14] &amp; &quot;','&quot; &amp; [.D14] &amp; &quot;','&quot; &amp; [.E14] &amp; &quot;');&quot;" office:value-type="string" office:string-value="INSERT INTO Country (name,alpha2_code,alpha3_code,number_code) VALUES ('Australia','AU','AUS','36');" calcext:value-type="string">
            <text:p>INSERT INTO Country (name,alpha2_code,alpha3_code,number_code) VALUES ('Australia','AU','AUS','3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UT</text:p>
          </table:table-cell>
          <table:table-cell table:style-name="ce4" office:value-type="float" office:value="40" calcext:value-type="float">
            <text:p>040</text:p>
          </table:table-cell>
          <table:table-cell table:formula="of:=&quot;INSERT INTO Country (name,alpha2_code,alpha3_code,number_code) VALUES ('&quot; &amp; [.A15] &amp; &quot;','&quot; &amp; [.C15] &amp; &quot;','&quot; &amp; [.D15] &amp; &quot;','&quot; &amp; [.E15] &amp; &quot;');&quot;" office:value-type="string" office:string-value="INSERT INTO Country (name,alpha2_code,alpha3_code,number_code) VALUES ('Austria','AT','AUT','40');" calcext:value-type="string">
            <text:p>INSERT INTO Country (name,alpha2_code,alpha3_code,number_code) VALUES ('Austria','AT','AUT','4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zerbaijan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AZE</text:p>
          </table:table-cell>
          <table:table-cell table:style-name="ce4" office:value-type="float" office:value="31" calcext:value-type="float">
            <text:p>031</text:p>
          </table:table-cell>
          <table:table-cell table:formula="of:=&quot;INSERT INTO Country (name,alpha2_code,alpha3_code,number_code) VALUES ('&quot; &amp; [.A16] &amp; &quot;','&quot; &amp; [.C16] &amp; &quot;','&quot; &amp; [.D16] &amp; &quot;','&quot; &amp; [.E16] &amp; &quot;');&quot;" office:value-type="string" office:string-value="INSERT INTO Country (name,alpha2_code,alpha3_code,number_code) VALUES ('Azerbaijan','AZ','AZE','31');" calcext:value-type="string">
            <text:p>INSERT INTO Country (name,alpha2_code,alpha3_code,number_code) VALUES ('Azerbaijan','AZ','AZE','31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ahamas (the)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BS</text:p>
          </table:table-cell>
          <table:table-cell table:style-name="ce2" office:value-type="string" calcext:value-type="string">
            <text:p>BHS</text:p>
          </table:table-cell>
          <table:table-cell table:style-name="ce4" office:value-type="float" office:value="44" calcext:value-type="float">
            <text:p>044</text:p>
          </table:table-cell>
          <table:table-cell table:formula="of:=&quot;INSERT INTO Country (name,alpha2_code,alpha3_code,number_code) VALUES ('&quot; &amp; [.A17] &amp; &quot;','&quot; &amp; [.C17] &amp; &quot;','&quot; &amp; [.D17] &amp; &quot;','&quot; &amp; [.E17] &amp; &quot;');&quot;" office:value-type="string" office:string-value="INSERT INTO Country (name,alpha2_code,alpha3_code,number_code) VALUES ('Bahamas (the)','BS','BHS','44');" calcext:value-type="string">
            <text:p>INSERT INTO Country (name,alpha2_code,alpha3_code,number_code) VALUES ('Bahamas (the)','BS','BHS','4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ahrain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BHR</text:p>
          </table:table-cell>
          <table:table-cell table:style-name="ce4" office:value-type="float" office:value="48" calcext:value-type="float">
            <text:p>048</text:p>
          </table:table-cell>
          <table:table-cell table:formula="of:=&quot;INSERT INTO Country (name,alpha2_code,alpha3_code,number_code) VALUES ('&quot; &amp; [.A18] &amp; &quot;','&quot; &amp; [.C18] &amp; &quot;','&quot; &amp; [.D18] &amp; &quot;','&quot; &amp; [.E18] &amp; &quot;');&quot;" office:value-type="string" office:string-value="INSERT INTO Country (name,alpha2_code,alpha3_code,number_code) VALUES ('Bahrain','BH','BHR','48');" calcext:value-type="string">
            <text:p>INSERT INTO Country (name,alpha2_code,alpha3_code,number_code) VALUES ('Bahrain','BH','BHR','4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angladesh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BGD</text:p>
          </table:table-cell>
          <table:table-cell table:style-name="ce4" office:value-type="float" office:value="50" calcext:value-type="float">
            <text:p>050</text:p>
          </table:table-cell>
          <table:table-cell table:formula="of:=&quot;INSERT INTO Country (name,alpha2_code,alpha3_code,number_code) VALUES ('&quot; &amp; [.A19] &amp; &quot;','&quot; &amp; [.C19] &amp; &quot;','&quot; &amp; [.D19] &amp; &quot;','&quot; &amp; [.E19] &amp; &quot;');&quot;" office:value-type="string" office:string-value="INSERT INTO Country (name,alpha2_code,alpha3_code,number_code) VALUES ('Bangladesh','BD','BGD','50');" calcext:value-type="string">
            <text:p>INSERT INTO Country (name,alpha2_code,alpha3_code,number_code) VALUES ('Bangladesh','BD','BGD','5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arbados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BRB</text:p>
          </table:table-cell>
          <table:table-cell table:style-name="ce4" office:value-type="float" office:value="52" calcext:value-type="float">
            <text:p>052</text:p>
          </table:table-cell>
          <table:table-cell table:formula="of:=&quot;INSERT INTO Country (name,alpha2_code,alpha3_code,number_code) VALUES ('&quot; &amp; [.A20] &amp; &quot;','&quot; &amp; [.C20] &amp; &quot;','&quot; &amp; [.D20] &amp; &quot;','&quot; &amp; [.E20] &amp; &quot;');&quot;" office:value-type="string" office:string-value="INSERT INTO Country (name,alpha2_code,alpha3_code,number_code) VALUES ('Barbados','BB','BRB','52');" calcext:value-type="string">
            <text:p>INSERT INTO Country (name,alpha2_code,alpha3_code,number_code) VALUES ('Barbados','BB','BRB','5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elarus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BY</text:p>
          </table:table-cell>
          <table:table-cell table:style-name="ce2" office:value-type="string" calcext:value-type="string">
            <text:p>BLR</text:p>
          </table:table-cell>
          <table:table-cell table:style-name="ce4" office:value-type="float" office:value="112" calcext:value-type="float">
            <text:p>112</text:p>
          </table:table-cell>
          <table:table-cell table:formula="of:=&quot;INSERT INTO Country (name,alpha2_code,alpha3_code,number_code) VALUES ('&quot; &amp; [.A21] &amp; &quot;','&quot; &amp; [.C21] &amp; &quot;','&quot; &amp; [.D21] &amp; &quot;','&quot; &amp; [.E21] &amp; &quot;');&quot;" office:value-type="string" office:string-value="INSERT INTO Country (name,alpha2_code,alpha3_code,number_code) VALUES ('Belarus','BY','BLR','112');" calcext:value-type="string">
            <text:p>INSERT INTO Country (name,alpha2_code,alpha3_code,number_code) VALUES ('Belarus','BY','BLR','11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BEL</text:p>
          </table:table-cell>
          <table:table-cell table:style-name="ce4" office:value-type="float" office:value="56" calcext:value-type="float">
            <text:p>056</text:p>
          </table:table-cell>
          <table:table-cell table:formula="of:=&quot;INSERT INTO Country (name,alpha2_code,alpha3_code,number_code) VALUES ('&quot; &amp; [.A22] &amp; &quot;','&quot; &amp; [.C22] &amp; &quot;','&quot; &amp; [.D22] &amp; &quot;','&quot; &amp; [.E22] &amp; &quot;');&quot;" office:value-type="string" office:string-value="INSERT INTO Country (name,alpha2_code,alpha3_code,number_code) VALUES ('Belgium','BE','BEL','56');" calcext:value-type="string">
            <text:p>INSERT INTO Country (name,alpha2_code,alpha3_code,number_code) VALUES ('Belgium','BE','BEL','5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elize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Z</text:p>
          </table:table-cell>
          <table:table-cell table:style-name="ce2" office:value-type="string" calcext:value-type="string">
            <text:p>BLZ</text:p>
          </table:table-cell>
          <table:table-cell table:style-name="ce4" office:value-type="float" office:value="84" calcext:value-type="float">
            <text:p>084</text:p>
          </table:table-cell>
          <table:table-cell table:formula="of:=&quot;INSERT INTO Country (name,alpha2_code,alpha3_code,number_code) VALUES ('&quot; &amp; [.A23] &amp; &quot;','&quot; &amp; [.C23] &amp; &quot;','&quot; &amp; [.D23] &amp; &quot;','&quot; &amp; [.E23] &amp; &quot;');&quot;" office:value-type="string" office:string-value="INSERT INTO Country (name,alpha2_code,alpha3_code,number_code) VALUES ('Belize','BZ','BLZ','84');" calcext:value-type="string">
            <text:p>INSERT INTO Country (name,alpha2_code,alpha3_code,number_code) VALUES ('Belize','BZ','BLZ','8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enin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BJ</text:p>
          </table:table-cell>
          <table:table-cell table:style-name="ce2" office:value-type="string" calcext:value-type="string">
            <text:p>BEN</text:p>
          </table:table-cell>
          <table:table-cell table:style-name="ce4" office:value-type="float" office:value="204" calcext:value-type="float">
            <text:p>204</text:p>
          </table:table-cell>
          <table:table-cell table:formula="of:=&quot;INSERT INTO Country (name,alpha2_code,alpha3_code,number_code) VALUES ('&quot; &amp; [.A24] &amp; &quot;','&quot; &amp; [.C24] &amp; &quot;','&quot; &amp; [.D24] &amp; &quot;','&quot; &amp; [.E24] &amp; &quot;');&quot;" office:value-type="string" office:string-value="INSERT INTO Country (name,alpha2_code,alpha3_code,number_code) VALUES ('Benin','BJ','BEN','204');" calcext:value-type="string">
            <text:p>INSERT INTO Country (name,alpha2_code,alpha3_code,number_code) VALUES ('Benin','BJ','BEN','20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ermuda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BM</text:p>
          </table:table-cell>
          <table:table-cell table:style-name="ce2" office:value-type="string" calcext:value-type="string">
            <text:p>BMU</text:p>
          </table:table-cell>
          <table:table-cell table:style-name="ce4" office:value-type="float" office:value="60" calcext:value-type="float">
            <text:p>060</text:p>
          </table:table-cell>
          <table:table-cell table:formula="of:=&quot;INSERT INTO Country (name,alpha2_code,alpha3_code,number_code) VALUES ('&quot; &amp; [.A25] &amp; &quot;','&quot; &amp; [.C25] &amp; &quot;','&quot; &amp; [.D25] &amp; &quot;','&quot; &amp; [.E25] &amp; &quot;');&quot;" office:value-type="string" office:string-value="INSERT INTO Country (name,alpha2_code,alpha3_code,number_code) VALUES ('Bermuda','BM','BMU','60');" calcext:value-type="string">
            <text:p>INSERT INTO Country (name,alpha2_code,alpha3_code,number_code) VALUES ('Bermuda','BM','BMU','6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hutan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BTN</text:p>
          </table:table-cell>
          <table:table-cell table:style-name="ce4" office:value-type="float" office:value="64" calcext:value-type="float">
            <text:p>064</text:p>
          </table:table-cell>
          <table:table-cell table:formula="of:=&quot;INSERT INTO Country (name,alpha2_code,alpha3_code,number_code) VALUES ('&quot; &amp; [.A26] &amp; &quot;','&quot; &amp; [.C26] &amp; &quot;','&quot; &amp; [.D26] &amp; &quot;','&quot; &amp; [.E26] &amp; &quot;');&quot;" office:value-type="string" office:string-value="INSERT INTO Country (name,alpha2_code,alpha3_code,number_code) VALUES ('Bhutan','BT','BTN','64');" calcext:value-type="string">
            <text:p>INSERT INTO Country (name,alpha2_code,alpha3_code,number_code) VALUES ('Bhutan','BT','BTN','6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Bolivia (Plurinational State of)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BOL</text:p>
          </table:table-cell>
          <table:table-cell table:style-name="ce4" office:value-type="float" office:value="68" calcext:value-type="float">
            <text:p>068</text:p>
          </table:table-cell>
          <table:table-cell table:formula="of:=&quot;INSERT INTO Country (name,alpha2_code,alpha3_code,number_code) VALUES ('&quot; &amp; [.A27] &amp; &quot;','&quot; &amp; [.C27] &amp; &quot;','&quot; &amp; [.D27] &amp; &quot;','&quot; &amp; [.E27] &amp; &quot;');&quot;" office:value-type="string" office:string-value="INSERT INTO Country (name,alpha2_code,alpha3_code,number_code) VALUES ('Bolivia (Plurinational State of)','BO','BOL','68');" calcext:value-type="string">
            <text:p>INSERT INTO Country (name,alpha2_code,alpha3_code,number_code) VALUES ('Bolivia (Plurinational State of)','BO','BOL','6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Bonaire, Sint Eustatius and Saba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BQ</text:p>
          </table:table-cell>
          <table:table-cell table:style-name="ce2" office:value-type="string" calcext:value-type="string">
            <text:p>BES</text:p>
          </table:table-cell>
          <table:table-cell table:style-name="ce4" office:value-type="float" office:value="535" calcext:value-type="float">
            <text:p>535</text:p>
          </table:table-cell>
          <table:table-cell table:formula="of:=&quot;INSERT INTO Country (name,alpha2_code,alpha3_code,number_code) VALUES ('&quot; &amp; [.A28] &amp; &quot;','&quot; &amp; [.C28] &amp; &quot;','&quot; &amp; [.D28] &amp; &quot;','&quot; &amp; [.E28] &amp; &quot;');&quot;" office:value-type="string" office:string-value="INSERT INTO Country (name,alpha2_code,alpha3_code,number_code) VALUES ('Bonaire, Sint Eustatius and Saba','BQ','BES','535');" calcext:value-type="string">
            <text:p>INSERT INTO Country (name,alpha2_code,alpha3_code,number_code) VALUES ('Bonaire, Sint Eustatius and Saba','BQ','BES','535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Bosnia and Herzegovina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BIH</text:p>
          </table:table-cell>
          <table:table-cell table:style-name="ce4" office:value-type="float" office:value="70" calcext:value-type="float">
            <text:p>070</text:p>
          </table:table-cell>
          <table:table-cell table:formula="of:=&quot;INSERT INTO Country (name,alpha2_code,alpha3_code,number_code) VALUES ('&quot; &amp; [.A29] &amp; &quot;','&quot; &amp; [.C29] &amp; &quot;','&quot; &amp; [.D29] &amp; &quot;','&quot; &amp; [.E29] &amp; &quot;');&quot;" office:value-type="string" office:string-value="INSERT INTO Country (name,alpha2_code,alpha3_code,number_code) VALUES ('Bosnia and Herzegovina','BA','BIH','70');" calcext:value-type="string">
            <text:p>INSERT INTO Country (name,alpha2_code,alpha3_code,number_code) VALUES ('Bosnia and Herzegovina','BA','BIH','7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otswana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WA</text:p>
          </table:table-cell>
          <table:table-cell table:style-name="ce4" office:value-type="float" office:value="72" calcext:value-type="float">
            <text:p>072</text:p>
          </table:table-cell>
          <table:table-cell table:formula="of:=&quot;INSERT INTO Country (name,alpha2_code,alpha3_code,number_code) VALUES ('&quot; &amp; [.A30] &amp; &quot;','&quot; &amp; [.C30] &amp; &quot;','&quot; &amp; [.D30] &amp; &quot;','&quot; &amp; [.E30] &amp; &quot;');&quot;" office:value-type="string" office:string-value="INSERT INTO Country (name,alpha2_code,alpha3_code,number_code) VALUES ('Botswana','BW','BWA','72');" calcext:value-type="string">
            <text:p>INSERT INTO Country (name,alpha2_code,alpha3_code,number_code) VALUES ('Botswana','BW','BWA','7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ouvet Island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BV</text:p>
          </table:table-cell>
          <table:table-cell table:style-name="ce2" office:value-type="string" calcext:value-type="string">
            <text:p>BVT</text:p>
          </table:table-cell>
          <table:table-cell table:style-name="ce4" office:value-type="float" office:value="74" calcext:value-type="float">
            <text:p>074</text:p>
          </table:table-cell>
          <table:table-cell table:formula="of:=&quot;INSERT INTO Country (name,alpha2_code,alpha3_code,number_code) VALUES ('&quot; &amp; [.A31] &amp; &quot;','&quot; &amp; [.C31] &amp; &quot;','&quot; &amp; [.D31] &amp; &quot;','&quot; &amp; [.E31] &amp; &quot;');&quot;" office:value-type="string" office:string-value="INSERT INTO Country (name,alpha2_code,alpha3_code,number_code) VALUES ('Bouvet Island','BV','BVT','74');" calcext:value-type="string">
            <text:p>INSERT INTO Country (name,alpha2_code,alpha3_code,number_code) VALUES ('Bouvet Island','BV','BVT','7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razil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BRA</text:p>
          </table:table-cell>
          <table:table-cell table:style-name="ce4" office:value-type="float" office:value="76" calcext:value-type="float">
            <text:p>076</text:p>
          </table:table-cell>
          <table:table-cell table:formula="of:=&quot;INSERT INTO Country (name,alpha2_code,alpha3_code,number_code) VALUES ('&quot; &amp; [.A32] &amp; &quot;','&quot; &amp; [.C32] &amp; &quot;','&quot; &amp; [.D32] &amp; &quot;','&quot; &amp; [.E32] &amp; &quot;');&quot;" office:value-type="string" office:string-value="INSERT INTO Country (name,alpha2_code,alpha3_code,number_code) VALUES ('Brazil','BR','BRA','76');" calcext:value-type="string">
            <text:p>INSERT INTO Country (name,alpha2_code,alpha3_code,number_code) VALUES ('Brazil','BR','BRA','7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British Indian Ocean Territory (the)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IOT</text:p>
          </table:table-cell>
          <table:table-cell table:style-name="ce4" office:value-type="float" office:value="86" calcext:value-type="float">
            <text:p>086</text:p>
          </table:table-cell>
          <table:table-cell table:formula="of:=&quot;INSERT INTO Country (name,alpha2_code,alpha3_code,number_code) VALUES ('&quot; &amp; [.A33] &amp; &quot;','&quot; &amp; [.C33] &amp; &quot;','&quot; &amp; [.D33] &amp; &quot;','&quot; &amp; [.E33] &amp; &quot;');&quot;" office:value-type="string" office:string-value="INSERT INTO Country (name,alpha2_code,alpha3_code,number_code) VALUES ('British Indian Ocean Territory (the)','IO','IOT','86');" calcext:value-type="string">
            <text:p>INSERT INTO Country (name,alpha2_code,alpha3_code,number_code) VALUES ('British Indian Ocean Territory (the)','IO','IOT','8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Brunei Darussalam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BN</text:p>
          </table:table-cell>
          <table:table-cell table:style-name="ce2" office:value-type="string" calcext:value-type="string">
            <text:p>BRN</text:p>
          </table:table-cell>
          <table:table-cell table:style-name="ce4" office:value-type="float" office:value="96" calcext:value-type="float">
            <text:p>096</text:p>
          </table:table-cell>
          <table:table-cell table:formula="of:=&quot;INSERT INTO Country (name,alpha2_code,alpha3_code,number_code) VALUES ('&quot; &amp; [.A34] &amp; &quot;','&quot; &amp; [.C34] &amp; &quot;','&quot; &amp; [.D34] &amp; &quot;','&quot; &amp; [.E34] &amp; &quot;');&quot;" office:value-type="string" office:string-value="INSERT INTO Country (name,alpha2_code,alpha3_code,number_code) VALUES ('Brunei Darussalam','BN','BRN','96');" calcext:value-type="string">
            <text:p>INSERT INTO Country (name,alpha2_code,alpha3_code,number_code) VALUES ('Brunei Darussalam','BN','BRN','9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BG</text:p>
          </table:table-cell>
          <table:table-cell table:style-name="ce2" office:value-type="string" calcext:value-type="string">
            <text:p>BGR</text:p>
          </table:table-cell>
          <table:table-cell table:style-name="ce4" office:value-type="float" office:value="100" calcext:value-type="float">
            <text:p>100</text:p>
          </table:table-cell>
          <table:table-cell table:formula="of:=&quot;INSERT INTO Country (name,alpha2_code,alpha3_code,number_code) VALUES ('&quot; &amp; [.A35] &amp; &quot;','&quot; &amp; [.C35] &amp; &quot;','&quot; &amp; [.D35] &amp; &quot;','&quot; &amp; [.E35] &amp; &quot;');&quot;" office:value-type="string" office:string-value="INSERT INTO Country (name,alpha2_code,alpha3_code,number_code) VALUES ('Bulgaria','BG','BGR','100');" calcext:value-type="string">
            <text:p>INSERT INTO Country (name,alpha2_code,alpha3_code,number_code) VALUES ('Bulgaria','BG','BGR','10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urkina Faso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BFA</text:p>
          </table:table-cell>
          <table:table-cell table:style-name="ce4" office:value-type="float" office:value="854" calcext:value-type="float">
            <text:p>854</text:p>
          </table:table-cell>
          <table:table-cell table:formula="of:=&quot;INSERT INTO Country (name,alpha2_code,alpha3_code,number_code) VALUES ('&quot; &amp; [.A36] &amp; &quot;','&quot; &amp; [.C36] &amp; &quot;','&quot; &amp; [.D36] &amp; &quot;','&quot; &amp; [.E36] &amp; &quot;');&quot;" office:value-type="string" office:string-value="INSERT INTO Country (name,alpha2_code,alpha3_code,number_code) VALUES ('Burkina Faso','BF','BFA','854');" calcext:value-type="string">
            <text:p>INSERT INTO Country (name,alpha2_code,alpha3_code,number_code) VALUES ('Burkina Faso','BF','BFA','85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Burundi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BI</text:p>
          </table:table-cell>
          <table:table-cell table:style-name="ce2" office:value-type="string" calcext:value-type="string">
            <text:p>BDI</text:p>
          </table:table-cell>
          <table:table-cell table:style-name="ce4" office:value-type="float" office:value="108" calcext:value-type="float">
            <text:p>108</text:p>
          </table:table-cell>
          <table:table-cell table:formula="of:=&quot;INSERT INTO Country (name,alpha2_code,alpha3_code,number_code) VALUES ('&quot; &amp; [.A37] &amp; &quot;','&quot; &amp; [.C37] &amp; &quot;','&quot; &amp; [.D37] &amp; &quot;','&quot; &amp; [.E37] &amp; &quot;');&quot;" office:value-type="string" office:string-value="INSERT INTO Country (name,alpha2_code,alpha3_code,number_code) VALUES ('Burundi','BI','BDI','108');" calcext:value-type="string">
            <text:p>INSERT INTO Country (name,alpha2_code,alpha3_code,number_code) VALUES ('Burundi','BI','BDI','10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abo Verde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CV</text:p>
          </table:table-cell>
          <table:table-cell table:style-name="ce2" office:value-type="string" calcext:value-type="string">
            <text:p>CPV</text:p>
          </table:table-cell>
          <table:table-cell table:style-name="ce4" office:value-type="float" office:value="132" calcext:value-type="float">
            <text:p>132</text:p>
          </table:table-cell>
          <table:table-cell table:formula="of:=&quot;INSERT INTO Country (name,alpha2_code,alpha3_code,number_code) VALUES ('&quot; &amp; [.A38] &amp; &quot;','&quot; &amp; [.C38] &amp; &quot;','&quot; &amp; [.D38] &amp; &quot;','&quot; &amp; [.E38] &amp; &quot;');&quot;" office:value-type="string" office:string-value="INSERT INTO Country (name,alpha2_code,alpha3_code,number_code) VALUES ('Cabo Verde','CV','CPV','132');" calcext:value-type="string">
            <text:p>INSERT INTO Country (name,alpha2_code,alpha3_code,number_code) VALUES ('Cabo Verde','CV','CPV','13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ambodia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KH</text:p>
          </table:table-cell>
          <table:table-cell table:style-name="ce2" office:value-type="string" calcext:value-type="string">
            <text:p>KHM</text:p>
          </table:table-cell>
          <table:table-cell table:style-name="ce4" office:value-type="float" office:value="116" calcext:value-type="float">
            <text:p>116</text:p>
          </table:table-cell>
          <table:table-cell table:formula="of:=&quot;INSERT INTO Country (name,alpha2_code,alpha3_code,number_code) VALUES ('&quot; &amp; [.A39] &amp; &quot;','&quot; &amp; [.C39] &amp; &quot;','&quot; &amp; [.D39] &amp; &quot;','&quot; &amp; [.E39] &amp; &quot;');&quot;" office:value-type="string" office:string-value="INSERT INTO Country (name,alpha2_code,alpha3_code,number_code) VALUES ('Cambodia','KH','KHM','116');" calcext:value-type="string">
            <text:p>INSERT INTO Country (name,alpha2_code,alpha3_code,number_code) VALUES ('Cambodia','KH','KHM','11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ameroon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CMR</text:p>
          </table:table-cell>
          <table:table-cell table:style-name="ce4" office:value-type="float" office:value="120" calcext:value-type="float">
            <text:p>120</text:p>
          </table:table-cell>
          <table:table-cell table:formula="of:=&quot;INSERT INTO Country (name,alpha2_code,alpha3_code,number_code) VALUES ('&quot; &amp; [.A40] &amp; &quot;','&quot; &amp; [.C40] &amp; &quot;','&quot; &amp; [.D40] &amp; &quot;','&quot; &amp; [.E40] &amp; &quot;');&quot;" office:value-type="string" office:string-value="INSERT INTO Country (name,alpha2_code,alpha3_code,number_code) VALUES ('Cameroon','CM','CMR','120');" calcext:value-type="string">
            <text:p>INSERT INTO Country (name,alpha2_code,alpha3_code,number_code) VALUES ('Cameroon','CM','CMR','12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anada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AN</text:p>
          </table:table-cell>
          <table:table-cell table:style-name="ce4" office:value-type="float" office:value="124" calcext:value-type="float">
            <text:p>124</text:p>
          </table:table-cell>
          <table:table-cell table:formula="of:=&quot;INSERT INTO Country (name,alpha2_code,alpha3_code,number_code) VALUES ('&quot; &amp; [.A41] &amp; &quot;','&quot; &amp; [.C41] &amp; &quot;','&quot; &amp; [.D41] &amp; &quot;','&quot; &amp; [.E41] &amp; &quot;');&quot;" office:value-type="string" office:string-value="INSERT INTO Country (name,alpha2_code,alpha3_code,number_code) VALUES ('Canada','CA','CAN','124');" calcext:value-type="string">
            <text:p>INSERT INTO Country (name,alpha2_code,alpha3_code,number_code) VALUES ('Canada','CA','CAN','12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Cayman Islands (the)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YM</text:p>
          </table:table-cell>
          <table:table-cell table:style-name="ce4" office:value-type="float" office:value="136" calcext:value-type="float">
            <text:p>136</text:p>
          </table:table-cell>
          <table:table-cell table:formula="of:=&quot;INSERT INTO Country (name,alpha2_code,alpha3_code,number_code) VALUES ('&quot; &amp; [.A42] &amp; &quot;','&quot; &amp; [.C42] &amp; &quot;','&quot; &amp; [.D42] &amp; &quot;','&quot; &amp; [.E42] &amp; &quot;');&quot;" office:value-type="string" office:string-value="INSERT INTO Country (name,alpha2_code,alpha3_code,number_code) VALUES ('Cayman Islands (the)','KY','CYM','136');" calcext:value-type="string">
            <text:p>INSERT INTO Country (name,alpha2_code,alpha3_code,number_code) VALUES ('Cayman Islands (the)','KY','CYM','13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Central African Republic (the)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CAF</text:p>
          </table:table-cell>
          <table:table-cell table:style-name="ce4" office:value-type="float" office:value="140" calcext:value-type="float">
            <text:p>140</text:p>
          </table:table-cell>
          <table:table-cell table:formula="of:=&quot;INSERT INTO Country (name,alpha2_code,alpha3_code,number_code) VALUES ('&quot; &amp; [.A43] &amp; &quot;','&quot; &amp; [.C43] &amp; &quot;','&quot; &amp; [.D43] &amp; &quot;','&quot; &amp; [.E43] &amp; &quot;');&quot;" office:value-type="string" office:string-value="INSERT INTO Country (name,alpha2_code,alpha3_code,number_code) VALUES ('Central African Republic (the)','CF','CAF','140');" calcext:value-type="string">
            <text:p>INSERT INTO Country (name,alpha2_code,alpha3_code,number_code) VALUES ('Central African Republic (the)','CF','CAF','14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had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TCD</text:p>
          </table:table-cell>
          <table:table-cell table:style-name="ce4" office:value-type="float" office:value="148" calcext:value-type="float">
            <text:p>148</text:p>
          </table:table-cell>
          <table:table-cell table:formula="of:=&quot;INSERT INTO Country (name,alpha2_code,alpha3_code,number_code) VALUES ('&quot; &amp; [.A44] &amp; &quot;','&quot; &amp; [.C44] &amp; &quot;','&quot; &amp; [.D44] &amp; &quot;','&quot; &amp; [.E44] &amp; &quot;');&quot;" office:value-type="string" office:string-value="INSERT INTO Country (name,alpha2_code,alpha3_code,number_code) VALUES ('Chad','TD','TCD','148');" calcext:value-type="string">
            <text:p>INSERT INTO Country (name,alpha2_code,alpha3_code,number_code) VALUES ('Chad','TD','TCD','14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hile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HL</text:p>
          </table:table-cell>
          <table:table-cell table:style-name="ce4" office:value-type="float" office:value="152" calcext:value-type="float">
            <text:p>152</text:p>
          </table:table-cell>
          <table:table-cell table:formula="of:=&quot;INSERT INTO Country (name,alpha2_code,alpha3_code,number_code) VALUES ('&quot; &amp; [.A45] &amp; &quot;','&quot; &amp; [.C45] &amp; &quot;','&quot; &amp; [.D45] &amp; &quot;','&quot; &amp; [.E45] &amp; &quot;');&quot;" office:value-type="string" office:string-value="INSERT INTO Country (name,alpha2_code,alpha3_code,number_code) VALUES ('Chile','CL','CHL','152');" calcext:value-type="string">
            <text:p>INSERT INTO Country (name,alpha2_code,alpha3_code,number_code) VALUES ('Chile','CL','CHL','15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hina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CN</text:p>
          </table:table-cell>
          <table:table-cell table:style-name="ce2" office:value-type="string" calcext:value-type="string">
            <text:p>CHN</text:p>
          </table:table-cell>
          <table:table-cell table:style-name="ce4" office:value-type="float" office:value="156" calcext:value-type="float">
            <text:p>156</text:p>
          </table:table-cell>
          <table:table-cell table:formula="of:=&quot;INSERT INTO Country (name,alpha2_code,alpha3_code,number_code) VALUES ('&quot; &amp; [.A46] &amp; &quot;','&quot; &amp; [.C46] &amp; &quot;','&quot; &amp; [.D46] &amp; &quot;','&quot; &amp; [.E46] &amp; &quot;');&quot;" office:value-type="string" office:string-value="INSERT INTO Country (name,alpha2_code,alpha3_code,number_code) VALUES ('China','CN','CHN','156');" calcext:value-type="string">
            <text:p>INSERT INTO Country (name,alpha2_code,alpha3_code,number_code) VALUES ('China','CN','CHN','15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Christmas Island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CX</text:p>
          </table:table-cell>
          <table:table-cell table:style-name="ce2" office:value-type="string" calcext:value-type="string">
            <text:p>CXR</text:p>
          </table:table-cell>
          <table:table-cell table:style-name="ce4" office:value-type="float" office:value="162" calcext:value-type="float">
            <text:p>162</text:p>
          </table:table-cell>
          <table:table-cell table:formula="of:=&quot;INSERT INTO Country (name,alpha2_code,alpha3_code,number_code) VALUES ('&quot; &amp; [.A47] &amp; &quot;','&quot; &amp; [.C47] &amp; &quot;','&quot; &amp; [.D47] &amp; &quot;','&quot; &amp; [.E47] &amp; &quot;');&quot;" office:value-type="string" office:string-value="INSERT INTO Country (name,alpha2_code,alpha3_code,number_code) VALUES ('Christmas Island','CX','CXR','162');" calcext:value-type="string">
            <text:p>INSERT INTO Country (name,alpha2_code,alpha3_code,number_code) VALUES ('Christmas Island','CX','CXR','16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Cocos (Keeling) Islands (the)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CK</text:p>
          </table:table-cell>
          <table:table-cell table:style-name="ce4" office:value-type="float" office:value="166" calcext:value-type="float">
            <text:p>166</text:p>
          </table:table-cell>
          <table:table-cell table:formula="of:=&quot;INSERT INTO Country (name,alpha2_code,alpha3_code,number_code) VALUES ('&quot; &amp; [.A48] &amp; &quot;','&quot; &amp; [.C48] &amp; &quot;','&quot; &amp; [.D48] &amp; &quot;','&quot; &amp; [.E48] &amp; &quot;');&quot;" office:value-type="string" office:string-value="INSERT INTO Country (name,alpha2_code,alpha3_code,number_code) VALUES ('Cocos (Keeling) Islands (the)','CC','CCK','166');" calcext:value-type="string">
            <text:p>INSERT INTO Country (name,alpha2_code,alpha3_code,number_code) VALUES ('Cocos (Keeling) Islands (the)','CC','CCK','16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olombia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OL</text:p>
          </table:table-cell>
          <table:table-cell table:style-name="ce4" office:value-type="float" office:value="170" calcext:value-type="float">
            <text:p>170</text:p>
          </table:table-cell>
          <table:table-cell table:formula="of:=&quot;INSERT INTO Country (name,alpha2_code,alpha3_code,number_code) VALUES ('&quot; &amp; [.A49] &amp; &quot;','&quot; &amp; [.C49] &amp; &quot;','&quot; &amp; [.D49] &amp; &quot;','&quot; &amp; [.E49] &amp; &quot;');&quot;" office:value-type="string" office:string-value="INSERT INTO Country (name,alpha2_code,alpha3_code,number_code) VALUES ('Colombia','CO','COL','170');" calcext:value-type="string">
            <text:p>INSERT INTO Country (name,alpha2_code,alpha3_code,number_code) VALUES ('Colombia','CO','COL','17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omoros (the)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KM</text:p>
          </table:table-cell>
          <table:table-cell table:style-name="ce2" office:value-type="string" calcext:value-type="string">
            <text:p>COM</text:p>
          </table:table-cell>
          <table:table-cell table:style-name="ce4" office:value-type="float" office:value="174" calcext:value-type="float">
            <text:p>174</text:p>
          </table:table-cell>
          <table:table-cell table:formula="of:=&quot;INSERT INTO Country (name,alpha2_code,alpha3_code,number_code) VALUES ('&quot; &amp; [.A50] &amp; &quot;','&quot; &amp; [.C50] &amp; &quot;','&quot; &amp; [.D50] &amp; &quot;','&quot; &amp; [.E50] &amp; &quot;');&quot;" office:value-type="string" office:string-value="INSERT INTO Country (name,alpha2_code,alpha3_code,number_code) VALUES ('Comoros (the)','KM','COM','174');" calcext:value-type="string">
            <text:p>INSERT INTO Country (name,alpha2_code,alpha3_code,number_code) VALUES ('Comoros (the)','KM','COM','17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table:style-name="ce2" office:value-type="string" calcext:value-type="string">
            <text:p>Congo (the Democratic Republic of the)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OD</text:p>
          </table:table-cell>
          <table:table-cell table:style-name="ce4" office:value-type="float" office:value="180" calcext:value-type="float">
            <text:p>180</text:p>
          </table:table-cell>
          <table:table-cell table:formula="of:=&quot;INSERT INTO Country (name,alpha2_code,alpha3_code,number_code) VALUES ('&quot; &amp; [.A51] &amp; &quot;','&quot; &amp; [.C51] &amp; &quot;','&quot; &amp; [.D51] &amp; &quot;','&quot; &amp; [.E51] &amp; &quot;');&quot;" office:value-type="string" office:string-value="INSERT INTO Country (name,alpha2_code,alpha3_code,number_code) VALUES ('Congo (the Democratic Republic of the)','CD','COD','180');" calcext:value-type="string">
            <text:p>INSERT INTO Country (name,alpha2_code,alpha3_code,number_code) VALUES ('Congo (the Democratic Republic of the)','CD','COD','18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ongo (the)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CG</text:p>
          </table:table-cell>
          <table:table-cell table:style-name="ce2" office:value-type="string" calcext:value-type="string">
            <text:p>COG</text:p>
          </table:table-cell>
          <table:table-cell table:style-name="ce4" office:value-type="float" office:value="178" calcext:value-type="float">
            <text:p>178</text:p>
          </table:table-cell>
          <table:table-cell table:formula="of:=&quot;INSERT INTO Country (name,alpha2_code,alpha3_code,number_code) VALUES ('&quot; &amp; [.A52] &amp; &quot;','&quot; &amp; [.C52] &amp; &quot;','&quot; &amp; [.D52] &amp; &quot;','&quot; &amp; [.E52] &amp; &quot;');&quot;" office:value-type="string" office:string-value="INSERT INTO Country (name,alpha2_code,alpha3_code,number_code) VALUES ('Congo (the)','CG','COG','178');" calcext:value-type="string">
            <text:p>INSERT INTO Country (name,alpha2_code,alpha3_code,number_code) VALUES ('Congo (the)','CG','COG','17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Cook Islands (the)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CK</text:p>
          </table:table-cell>
          <table:table-cell table:style-name="ce2" office:value-type="string" calcext:value-type="string">
            <text:p>COK</text:p>
          </table:table-cell>
          <table:table-cell table:style-name="ce4" office:value-type="float" office:value="184" calcext:value-type="float">
            <text:p>184</text:p>
          </table:table-cell>
          <table:table-cell table:formula="of:=&quot;INSERT INTO Country (name,alpha2_code,alpha3_code,number_code) VALUES ('&quot; &amp; [.A53] &amp; &quot;','&quot; &amp; [.C53] &amp; &quot;','&quot; &amp; [.D53] &amp; &quot;','&quot; &amp; [.E53] &amp; &quot;');&quot;" office:value-type="string" office:string-value="INSERT INTO Country (name,alpha2_code,alpha3_code,number_code) VALUES ('Cook Islands (the)','CK','COK','184');" calcext:value-type="string">
            <text:p>INSERT INTO Country (name,alpha2_code,alpha3_code,number_code) VALUES ('Cook Islands (the)','CK','COK','18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osta Rica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CRI</text:p>
          </table:table-cell>
          <table:table-cell table:style-name="ce4" office:value-type="float" office:value="188" calcext:value-type="float">
            <text:p>188</text:p>
          </table:table-cell>
          <table:table-cell table:formula="of:=&quot;INSERT INTO Country (name,alpha2_code,alpha3_code,number_code) VALUES ('&quot; &amp; [.A54] &amp; &quot;','&quot; &amp; [.C54] &amp; &quot;','&quot; &amp; [.D54] &amp; &quot;','&quot; &amp; [.E54] &amp; &quot;');&quot;" office:value-type="string" office:string-value="INSERT INTO Country (name,alpha2_code,alpha3_code,number_code) VALUES ('Costa Rica','CR','CRI','188');" calcext:value-type="string">
            <text:p>INSERT INTO Country (name,alpha2_code,alpha3_code,number_code) VALUES ('Costa Rica','CR','CRI','18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roatia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HR</text:p>
          </table:table-cell>
          <table:table-cell table:style-name="ce2" office:value-type="string" calcext:value-type="string">
            <text:p>HRV</text:p>
          </table:table-cell>
          <table:table-cell table:style-name="ce4" office:value-type="float" office:value="191" calcext:value-type="float">
            <text:p>191</text:p>
          </table:table-cell>
          <table:table-cell table:formula="of:=&quot;INSERT INTO Country (name,alpha2_code,alpha3_code,number_code) VALUES ('&quot; &amp; [.A55] &amp; &quot;','&quot; &amp; [.C55] &amp; &quot;','&quot; &amp; [.D55] &amp; &quot;','&quot; &amp; [.E55] &amp; &quot;');&quot;" office:value-type="string" office:string-value="INSERT INTO Country (name,alpha2_code,alpha3_code,number_code) VALUES ('Croatia','HR','HRV','191');" calcext:value-type="string">
            <text:p>INSERT INTO Country (name,alpha2_code,alpha3_code,number_code) VALUES ('Croatia','HR','HRV','191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uba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CU</text:p>
          </table:table-cell>
          <table:table-cell table:style-name="ce2" office:value-type="string" calcext:value-type="string">
            <text:p>CUB</text:p>
          </table:table-cell>
          <table:table-cell table:style-name="ce4" office:value-type="float" office:value="192" calcext:value-type="float">
            <text:p>192</text:p>
          </table:table-cell>
          <table:table-cell table:formula="of:=&quot;INSERT INTO Country (name,alpha2_code,alpha3_code,number_code) VALUES ('&quot; &amp; [.A56] &amp; &quot;','&quot; &amp; [.C56] &amp; &quot;','&quot; &amp; [.D56] &amp; &quot;','&quot; &amp; [.E56] &amp; &quot;');&quot;" office:value-type="string" office:string-value="INSERT INTO Country (name,alpha2_code,alpha3_code,number_code) VALUES ('Cuba','CU','CUB','192');" calcext:value-type="string">
            <text:p>INSERT INTO Country (name,alpha2_code,alpha3_code,number_code) VALUES ('Cuba','CU','CUB','19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uraçao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CW</text:p>
          </table:table-cell>
          <table:table-cell table:style-name="ce2" office:value-type="string" calcext:value-type="string">
            <text:p>CUW</text:p>
          </table:table-cell>
          <table:table-cell table:style-name="ce4" office:value-type="float" office:value="531" calcext:value-type="float">
            <text:p>531</text:p>
          </table:table-cell>
          <table:table-cell table:formula="of:=&quot;INSERT INTO Country (name,alpha2_code,alpha3_code,number_code) VALUES ('&quot; &amp; [.A57] &amp; &quot;','&quot; &amp; [.C57] &amp; &quot;','&quot; &amp; [.D57] &amp; &quot;','&quot; &amp; [.E57] &amp; &quot;');&quot;" office:value-type="string" office:string-value="INSERT INTO Country (name,alpha2_code,alpha3_code,number_code) VALUES ('Curaçao','CW','CUW','531');" calcext:value-type="string">
            <text:p>INSERT INTO Country (name,alpha2_code,alpha3_code,number_code) VALUES ('Curaçao','CW','CUW','531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yprus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CY</text:p>
          </table:table-cell>
          <table:table-cell table:style-name="ce2" office:value-type="string" calcext:value-type="string">
            <text:p>CYP</text:p>
          </table:table-cell>
          <table:table-cell table:style-name="ce4" office:value-type="float" office:value="196" calcext:value-type="float">
            <text:p>196</text:p>
          </table:table-cell>
          <table:table-cell table:formula="of:=&quot;INSERT INTO Country (name,alpha2_code,alpha3_code,number_code) VALUES ('&quot; &amp; [.A58] &amp; &quot;','&quot; &amp; [.C58] &amp; &quot;','&quot; &amp; [.D58] &amp; &quot;','&quot; &amp; [.E58] &amp; &quot;');&quot;" office:value-type="string" office:string-value="INSERT INTO Country (name,alpha2_code,alpha3_code,number_code) VALUES ('Cyprus','CY','CYP','196');" calcext:value-type="string">
            <text:p>INSERT INTO Country (name,alpha2_code,alpha3_code,number_code) VALUES ('Cyprus','CY','CYP','19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zechia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CZ</text:p>
          </table:table-cell>
          <table:table-cell table:style-name="ce2" office:value-type="string" calcext:value-type="string">
            <text:p>CZE</text:p>
          </table:table-cell>
          <table:table-cell table:style-name="ce4" office:value-type="float" office:value="203" calcext:value-type="float">
            <text:p>203</text:p>
          </table:table-cell>
          <table:table-cell table:formula="of:=&quot;INSERT INTO Country (name,alpha2_code,alpha3_code,number_code) VALUES ('&quot; &amp; [.A59] &amp; &quot;','&quot; &amp; [.C59] &amp; &quot;','&quot; &amp; [.D59] &amp; &quot;','&quot; &amp; [.E59] &amp; &quot;');&quot;" office:value-type="string" office:string-value="INSERT INTO Country (name,alpha2_code,alpha3_code,number_code) VALUES ('Czechia','CZ','CZE','203');" calcext:value-type="string">
            <text:p>INSERT INTO Country (name,alpha2_code,alpha3_code,number_code) VALUES ('Czechia','CZ','CZE','203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ôte d'Ivoire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CIV</text:p>
          </table:table-cell>
          <table:table-cell table:style-name="ce4" office:value-type="float" office:value="384" calcext:value-type="float">
            <text:p>384</text:p>
          </table:table-cell>
          <table:table-cell table:formula="of:=&quot;INSERT INTO Country (name,alpha2_code,alpha3_code,number_code) VALUES ('&quot; &amp; [.A60] &amp; &quot;','&quot; &amp; [.C60] &amp; &quot;','&quot; &amp; [.D60] &amp; &quot;','&quot; &amp; [.E60] &amp; &quot;');&quot;" office:value-type="string" office:string-value="INSERT INTO Country (name,alpha2_code,alpha3_code,number_code) VALUES ('Côte d'Ivoire','CI','CIV','384');" calcext:value-type="string">
            <text:p>INSERT INTO Country (name,alpha2_code,alpha3_code,number_code) VALUES ('Côte d'Ivoire','CI','CIV','38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DK</text:p>
          </table:table-cell>
          <table:table-cell table:style-name="ce2" office:value-type="string" calcext:value-type="string">
            <text:p>DNK</text:p>
          </table:table-cell>
          <table:table-cell table:style-name="ce4" office:value-type="float" office:value="208" calcext:value-type="float">
            <text:p>208</text:p>
          </table:table-cell>
          <table:table-cell table:formula="of:=&quot;INSERT INTO Country (name,alpha2_code,alpha3_code,number_code) VALUES ('&quot; &amp; [.A61] &amp; &quot;','&quot; &amp; [.C61] &amp; &quot;','&quot; &amp; [.D61] &amp; &quot;','&quot; &amp; [.E61] &amp; &quot;');&quot;" office:value-type="string" office:string-value="INSERT INTO Country (name,alpha2_code,alpha3_code,number_code) VALUES ('Denmark','DK','DNK','208');" calcext:value-type="string">
            <text:p>INSERT INTO Country (name,alpha2_code,alpha3_code,number_code) VALUES ('Denmark','DK','DNK','20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jibouti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DJ</text:p>
          </table:table-cell>
          <table:table-cell table:style-name="ce2" office:value-type="string" calcext:value-type="string">
            <text:p>DJI</text:p>
          </table:table-cell>
          <table:table-cell table:style-name="ce4" office:value-type="float" office:value="262" calcext:value-type="float">
            <text:p>262</text:p>
          </table:table-cell>
          <table:table-cell table:formula="of:=&quot;INSERT INTO Country (name,alpha2_code,alpha3_code,number_code) VALUES ('&quot; &amp; [.A62] &amp; &quot;','&quot; &amp; [.C62] &amp; &quot;','&quot; &amp; [.D62] &amp; &quot;','&quot; &amp; [.E62] &amp; &quot;');&quot;" office:value-type="string" office:string-value="INSERT INTO Country (name,alpha2_code,alpha3_code,number_code) VALUES ('Djibouti','DJ','DJI','262');" calcext:value-type="string">
            <text:p>INSERT INTO Country (name,alpha2_code,alpha3_code,number_code) VALUES ('Djibouti','DJ','DJI','26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ominica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MA</text:p>
          </table:table-cell>
          <table:table-cell table:style-name="ce4" office:value-type="float" office:value="212" calcext:value-type="float">
            <text:p>212</text:p>
          </table:table-cell>
          <table:table-cell table:formula="of:=&quot;INSERT INTO Country (name,alpha2_code,alpha3_code,number_code) VALUES ('&quot; &amp; [.A63] &amp; &quot;','&quot; &amp; [.C63] &amp; &quot;','&quot; &amp; [.D63] &amp; &quot;','&quot; &amp; [.E63] &amp; &quot;');&quot;" office:value-type="string" office:string-value="INSERT INTO Country (name,alpha2_code,alpha3_code,number_code) VALUES ('Dominica','DM','DMA','212');" calcext:value-type="string">
            <text:p>INSERT INTO Country (name,alpha2_code,alpha3_code,number_code) VALUES ('Dominica','DM','DMA','21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Dominican Republic (the)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DOM</text:p>
          </table:table-cell>
          <table:table-cell table:style-name="ce4" office:value-type="float" office:value="214" calcext:value-type="float">
            <text:p>214</text:p>
          </table:table-cell>
          <table:table-cell table:formula="of:=&quot;INSERT INTO Country (name,alpha2_code,alpha3_code,number_code) VALUES ('&quot; &amp; [.A64] &amp; &quot;','&quot; &amp; [.C64] &amp; &quot;','&quot; &amp; [.D64] &amp; &quot;','&quot; &amp; [.E64] &amp; &quot;');&quot;" office:value-type="string" office:string-value="INSERT INTO Country (name,alpha2_code,alpha3_code,number_code) VALUES ('Dominican Republic (the)','DO','DOM','214');" calcext:value-type="string">
            <text:p>INSERT INTO Country (name,alpha2_code,alpha3_code,number_code) VALUES ('Dominican Republic (the)','DO','DOM','21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Ecuador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ECU</text:p>
          </table:table-cell>
          <table:table-cell table:style-name="ce4" office:value-type="float" office:value="218" calcext:value-type="float">
            <text:p>218</text:p>
          </table:table-cell>
          <table:table-cell table:formula="of:=&quot;INSERT INTO Country (name,alpha2_code,alpha3_code,number_code) VALUES ('&quot; &amp; [.A65] &amp; &quot;','&quot; &amp; [.C65] &amp; &quot;','&quot; &amp; [.D65] &amp; &quot;','&quot; &amp; [.E65] &amp; &quot;');&quot;" office:value-type="string" office:string-value="INSERT INTO Country (name,alpha2_code,alpha3_code,number_code) VALUES ('Ecuador','EC','ECU','218');" calcext:value-type="string">
            <text:p>INSERT INTO Country (name,alpha2_code,alpha3_code,number_code) VALUES ('Ecuador','EC','ECU','21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Egypt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GY</text:p>
          </table:table-cell>
          <table:table-cell table:style-name="ce4" office:value-type="float" office:value="818" calcext:value-type="float">
            <text:p>818</text:p>
          </table:table-cell>
          <table:table-cell table:formula="of:=&quot;INSERT INTO Country (name,alpha2_code,alpha3_code,number_code) VALUES ('&quot; &amp; [.A66] &amp; &quot;','&quot; &amp; [.C66] &amp; &quot;','&quot; &amp; [.D66] &amp; &quot;','&quot; &amp; [.E66] &amp; &quot;');&quot;" office:value-type="string" office:string-value="INSERT INTO Country (name,alpha2_code,alpha3_code,number_code) VALUES ('Egypt','EG','EGY','818');" calcext:value-type="string">
            <text:p>INSERT INTO Country (name,alpha2_code,alpha3_code,number_code) VALUES ('Egypt','EG','EGY','81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El Salvador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SV</text:p>
          </table:table-cell>
          <table:table-cell table:style-name="ce2" office:value-type="string" calcext:value-type="string">
            <text:p>SLV</text:p>
          </table:table-cell>
          <table:table-cell table:style-name="ce4" office:value-type="float" office:value="222" calcext:value-type="float">
            <text:p>222</text:p>
          </table:table-cell>
          <table:table-cell table:formula="of:=&quot;INSERT INTO Country (name,alpha2_code,alpha3_code,number_code) VALUES ('&quot; &amp; [.A67] &amp; &quot;','&quot; &amp; [.C67] &amp; &quot;','&quot; &amp; [.D67] &amp; &quot;','&quot; &amp; [.E67] &amp; &quot;');&quot;" office:value-type="string" office:string-value="INSERT INTO Country (name,alpha2_code,alpha3_code,number_code) VALUES ('El Salvador','SV','SLV','222');" calcext:value-type="string">
            <text:p>INSERT INTO Country (name,alpha2_code,alpha3_code,number_code) VALUES ('El Salvador','SV','SLV','22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Equatorial Guinea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GQ</text:p>
          </table:table-cell>
          <table:table-cell table:style-name="ce2" office:value-type="string" calcext:value-type="string">
            <text:p>GNQ</text:p>
          </table:table-cell>
          <table:table-cell table:style-name="ce4" office:value-type="float" office:value="226" calcext:value-type="float">
            <text:p>226</text:p>
          </table:table-cell>
          <table:table-cell table:formula="of:=&quot;INSERT INTO Country (name,alpha2_code,alpha3_code,number_code) VALUES ('&quot; &amp; [.A68] &amp; &quot;','&quot; &amp; [.C68] &amp; &quot;','&quot; &amp; [.D68] &amp; &quot;','&quot; &amp; [.E68] &amp; &quot;');&quot;" office:value-type="string" office:string-value="INSERT INTO Country (name,alpha2_code,alpha3_code,number_code) VALUES ('Equatorial Guinea','GQ','GNQ','226');" calcext:value-type="string">
            <text:p>INSERT INTO Country (name,alpha2_code,alpha3_code,number_code) VALUES ('Equatorial Guinea','GQ','GNQ','22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Eritrea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ERI</text:p>
          </table:table-cell>
          <table:table-cell table:style-name="ce4" office:value-type="float" office:value="232" calcext:value-type="float">
            <text:p>232</text:p>
          </table:table-cell>
          <table:table-cell table:formula="of:=&quot;INSERT INTO Country (name,alpha2_code,alpha3_code,number_code) VALUES ('&quot; &amp; [.A69] &amp; &quot;','&quot; &amp; [.C69] &amp; &quot;','&quot; &amp; [.D69] &amp; &quot;','&quot; &amp; [.E69] &amp; &quot;');&quot;" office:value-type="string" office:string-value="INSERT INTO Country (name,alpha2_code,alpha3_code,number_code) VALUES ('Eritrea','ER','ERI','232');" calcext:value-type="string">
            <text:p>INSERT INTO Country (name,alpha2_code,alpha3_code,number_code) VALUES ('Eritrea','ER','ERI','23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Estonia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EST</text:p>
          </table:table-cell>
          <table:table-cell table:style-name="ce4" office:value-type="float" office:value="233" calcext:value-type="float">
            <text:p>233</text:p>
          </table:table-cell>
          <table:table-cell table:formula="of:=&quot;INSERT INTO Country (name,alpha2_code,alpha3_code,number_code) VALUES ('&quot; &amp; [.A70] &amp; &quot;','&quot; &amp; [.C70] &amp; &quot;','&quot; &amp; [.D70] &amp; &quot;','&quot; &amp; [.E70] &amp; &quot;');&quot;" office:value-type="string" office:string-value="INSERT INTO Country (name,alpha2_code,alpha3_code,number_code) VALUES ('Estonia','EE','EST','233');" calcext:value-type="string">
            <text:p>INSERT INTO Country (name,alpha2_code,alpha3_code,number_code) VALUES ('Estonia','EE','EST','233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Eswatini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SWZ</text:p>
          </table:table-cell>
          <table:table-cell table:style-name="ce4" office:value-type="float" office:value="748" calcext:value-type="float">
            <text:p>748</text:p>
          </table:table-cell>
          <table:table-cell table:formula="of:=&quot;INSERT INTO Country (name,alpha2_code,alpha3_code,number_code) VALUES ('&quot; &amp; [.A71] &amp; &quot;','&quot; &amp; [.C71] &amp; &quot;','&quot; &amp; [.D71] &amp; &quot;','&quot; &amp; [.E71] &amp; &quot;');&quot;" office:value-type="string" office:string-value="INSERT INTO Country (name,alpha2_code,alpha3_code,number_code) VALUES ('Eswatini','SZ','SWZ','748');" calcext:value-type="string">
            <text:p>INSERT INTO Country (name,alpha2_code,alpha3_code,number_code) VALUES ('Eswatini','SZ','SWZ','74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Ethiopia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ETH</text:p>
          </table:table-cell>
          <table:table-cell table:style-name="ce4" office:value-type="float" office:value="231" calcext:value-type="float">
            <text:p>231</text:p>
          </table:table-cell>
          <table:table-cell table:formula="of:=&quot;INSERT INTO Country (name,alpha2_code,alpha3_code,number_code) VALUES ('&quot; &amp; [.A72] &amp; &quot;','&quot; &amp; [.C72] &amp; &quot;','&quot; &amp; [.D72] &amp; &quot;','&quot; &amp; [.E72] &amp; &quot;');&quot;" office:value-type="string" office:string-value="INSERT INTO Country (name,alpha2_code,alpha3_code,number_code) VALUES ('Ethiopia','ET','ETH','231');" calcext:value-type="string">
            <text:p>INSERT INTO Country (name,alpha2_code,alpha3_code,number_code) VALUES ('Ethiopia','ET','ETH','231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Falkland Islands (the) [Malvinas]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FK</text:p>
          </table:table-cell>
          <table:table-cell table:style-name="ce2" office:value-type="string" calcext:value-type="string">
            <text:p>FLK</text:p>
          </table:table-cell>
          <table:table-cell table:style-name="ce4" office:value-type="float" office:value="238" calcext:value-type="float">
            <text:p>238</text:p>
          </table:table-cell>
          <table:table-cell table:formula="of:=&quot;INSERT INTO Country (name,alpha2_code,alpha3_code,number_code) VALUES ('&quot; &amp; [.A73] &amp; &quot;','&quot; &amp; [.C73] &amp; &quot;','&quot; &amp; [.D73] &amp; &quot;','&quot; &amp; [.E73] &amp; &quot;');&quot;" office:value-type="string" office:string-value="INSERT INTO Country (name,alpha2_code,alpha3_code,number_code) VALUES ('Falkland Islands (the) [Malvinas]','FK','FLK','238');" calcext:value-type="string">
            <text:p>INSERT INTO Country (name,alpha2_code,alpha3_code,number_code) VALUES ('Falkland Islands (the) [Malvinas]','FK','FLK','23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Faroe Islands (the)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RO</text:p>
          </table:table-cell>
          <table:table-cell table:style-name="ce4" office:value-type="float" office:value="234" calcext:value-type="float">
            <text:p>234</text:p>
          </table:table-cell>
          <table:table-cell table:formula="of:=&quot;INSERT INTO Country (name,alpha2_code,alpha3_code,number_code) VALUES ('&quot; &amp; [.A74] &amp; &quot;','&quot; &amp; [.C74] &amp; &quot;','&quot; &amp; [.D74] &amp; &quot;','&quot; &amp; [.E74] &amp; &quot;');&quot;" office:value-type="string" office:string-value="INSERT INTO Country (name,alpha2_code,alpha3_code,number_code) VALUES ('Faroe Islands (the)','FO','FRO','234');" calcext:value-type="string">
            <text:p>INSERT INTO Country (name,alpha2_code,alpha3_code,number_code) VALUES ('Faroe Islands (the)','FO','FRO','23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Fiji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FJ</text:p>
          </table:table-cell>
          <table:table-cell table:style-name="ce2" office:value-type="string" calcext:value-type="string">
            <text:p>FJI</text:p>
          </table:table-cell>
          <table:table-cell table:style-name="ce4" office:value-type="float" office:value="242" calcext:value-type="float">
            <text:p>242</text:p>
          </table:table-cell>
          <table:table-cell table:formula="of:=&quot;INSERT INTO Country (name,alpha2_code,alpha3_code,number_code) VALUES ('&quot; &amp; [.A75] &amp; &quot;','&quot; &amp; [.C75] &amp; &quot;','&quot; &amp; [.D75] &amp; &quot;','&quot; &amp; [.E75] &amp; &quot;');&quot;" office:value-type="string" office:string-value="INSERT INTO Country (name,alpha2_code,alpha3_code,number_code) VALUES ('Fiji','FJ','FJI','242');" calcext:value-type="string">
            <text:p>INSERT INTO Country (name,alpha2_code,alpha3_code,number_code) VALUES ('Fiji','FJ','FJI','24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FI</text:p>
          </table:table-cell>
          <table:table-cell table:style-name="ce2" office:value-type="string" calcext:value-type="string">
            <text:p>FIN</text:p>
          </table:table-cell>
          <table:table-cell table:style-name="ce4" office:value-type="float" office:value="246" calcext:value-type="float">
            <text:p>246</text:p>
          </table:table-cell>
          <table:table-cell table:formula="of:=&quot;INSERT INTO Country (name,alpha2_code,alpha3_code,number_code) VALUES ('&quot; &amp; [.A76] &amp; &quot;','&quot; &amp; [.C76] &amp; &quot;','&quot; &amp; [.D76] &amp; &quot;','&quot; &amp; [.E76] &amp; &quot;');&quot;" office:value-type="string" office:string-value="INSERT INTO Country (name,alpha2_code,alpha3_code,number_code) VALUES ('Finland','FI','FIN','246');" calcext:value-type="string">
            <text:p>INSERT INTO Country (name,alpha2_code,alpha3_code,number_code) VALUES ('Finland','FI','FIN','24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France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float" office:value="250" calcext:value-type="float">
            <text:p>250</text:p>
          </table:table-cell>
          <table:table-cell table:formula="of:=&quot;INSERT INTO Country (name,alpha2_code,alpha3_code,number_code) VALUES ('&quot; &amp; [.A77] &amp; &quot;','&quot; &amp; [.C77] &amp; &quot;','&quot; &amp; [.D77] &amp; &quot;','&quot; &amp; [.E77] &amp; &quot;');&quot;" office:value-type="string" office:string-value="INSERT INTO Country (name,alpha2_code,alpha3_code,number_code) VALUES ('France','FR','FRA','250');" calcext:value-type="string">
            <text:p>INSERT INTO Country (name,alpha2_code,alpha3_code,number_code) VALUES ('France','FR','FRA','25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French Guiana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GF</text:p>
          </table:table-cell>
          <table:table-cell table:style-name="ce2" office:value-type="string" calcext:value-type="string">
            <text:p>GUF</text:p>
          </table:table-cell>
          <table:table-cell table:style-name="ce4" office:value-type="float" office:value="254" calcext:value-type="float">
            <text:p>254</text:p>
          </table:table-cell>
          <table:table-cell table:formula="of:=&quot;INSERT INTO Country (name,alpha2_code,alpha3_code,number_code) VALUES ('&quot; &amp; [.A78] &amp; &quot;','&quot; &amp; [.C78] &amp; &quot;','&quot; &amp; [.D78] &amp; &quot;','&quot; &amp; [.E78] &amp; &quot;');&quot;" office:value-type="string" office:string-value="INSERT INTO Country (name,alpha2_code,alpha3_code,number_code) VALUES ('French Guiana','GF','GUF','254');" calcext:value-type="string">
            <text:p>INSERT INTO Country (name,alpha2_code,alpha3_code,number_code) VALUES ('French Guiana','GF','GUF','25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French Polynesia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F</text:p>
          </table:table-cell>
          <table:table-cell table:style-name="ce2" office:value-type="string" calcext:value-type="string">
            <text:p>PYF</text:p>
          </table:table-cell>
          <table:table-cell table:style-name="ce4" office:value-type="float" office:value="258" calcext:value-type="float">
            <text:p>258</text:p>
          </table:table-cell>
          <table:table-cell table:formula="of:=&quot;INSERT INTO Country (name,alpha2_code,alpha3_code,number_code) VALUES ('&quot; &amp; [.A79] &amp; &quot;','&quot; &amp; [.C79] &amp; &quot;','&quot; &amp; [.D79] &amp; &quot;','&quot; &amp; [.E79] &amp; &quot;');&quot;" office:value-type="string" office:string-value="INSERT INTO Country (name,alpha2_code,alpha3_code,number_code) VALUES ('French Polynesia','PF','PYF','258');" calcext:value-type="string">
            <text:p>INSERT INTO Country (name,alpha2_code,alpha3_code,number_code) VALUES ('French Polynesia','PF','PYF','25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table:style-name="ce2" office:value-type="string" calcext:value-type="string">
            <text:p>French Southern Territories (the)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ATF</text:p>
          </table:table-cell>
          <table:table-cell table:style-name="ce4" office:value-type="float" office:value="260" calcext:value-type="float">
            <text:p>260</text:p>
          </table:table-cell>
          <table:table-cell table:formula="of:=&quot;INSERT INTO Country (name,alpha2_code,alpha3_code,number_code) VALUES ('&quot; &amp; [.A80] &amp; &quot;','&quot; &amp; [.C80] &amp; &quot;','&quot; &amp; [.D80] &amp; &quot;','&quot; &amp; [.E80] &amp; &quot;');&quot;" office:value-type="string" office:string-value="INSERT INTO Country (name,alpha2_code,alpha3_code,number_code) VALUES ('French Southern Territories (the)','TF','ATF','260');" calcext:value-type="string">
            <text:p>INSERT INTO Country (name,alpha2_code,alpha3_code,number_code) VALUES ('French Southern Territories (the)','TF','ATF','26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abon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AB</text:p>
          </table:table-cell>
          <table:table-cell table:style-name="ce4" office:value-type="float" office:value="266" calcext:value-type="float">
            <text:p>266</text:p>
          </table:table-cell>
          <table:table-cell table:formula="of:=&quot;INSERT INTO Country (name,alpha2_code,alpha3_code,number_code) VALUES ('&quot; &amp; [.A81] &amp; &quot;','&quot; &amp; [.C81] &amp; &quot;','&quot; &amp; [.D81] &amp; &quot;','&quot; &amp; [.E81] &amp; &quot;');&quot;" office:value-type="string" office:string-value="INSERT INTO Country (name,alpha2_code,alpha3_code,number_code) VALUES ('Gabon','GA','GAB','266');" calcext:value-type="string">
            <text:p>INSERT INTO Country (name,alpha2_code,alpha3_code,number_code) VALUES ('Gabon','GA','GAB','26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ambia (the)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GM</text:p>
          </table:table-cell>
          <table:table-cell table:style-name="ce2" office:value-type="string" calcext:value-type="string">
            <text:p>GMB</text:p>
          </table:table-cell>
          <table:table-cell table:style-name="ce4" office:value-type="float" office:value="270" calcext:value-type="float">
            <text:p>270</text:p>
          </table:table-cell>
          <table:table-cell table:formula="of:=&quot;INSERT INTO Country (name,alpha2_code,alpha3_code,number_code) VALUES ('&quot; &amp; [.A82] &amp; &quot;','&quot; &amp; [.C82] &amp; &quot;','&quot; &amp; [.D82] &amp; &quot;','&quot; &amp; [.E82] &amp; &quot;');&quot;" office:value-type="string" office:string-value="INSERT INTO Country (name,alpha2_code,alpha3_code,number_code) VALUES ('Gambia (the)','GM','GMB','270');" calcext:value-type="string">
            <text:p>INSERT INTO Country (name,alpha2_code,alpha3_code,number_code) VALUES ('Gambia (the)','GM','GMB','27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eorgia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GE</text:p>
          </table:table-cell>
          <table:table-cell table:style-name="ce2" office:value-type="string" calcext:value-type="string">
            <text:p>GEO</text:p>
          </table:table-cell>
          <table:table-cell table:style-name="ce4" office:value-type="float" office:value="268" calcext:value-type="float">
            <text:p>268</text:p>
          </table:table-cell>
          <table:table-cell table:formula="of:=&quot;INSERT INTO Country (name,alpha2_code,alpha3_code,number_code) VALUES ('&quot; &amp; [.A83] &amp; &quot;','&quot; &amp; [.C83] &amp; &quot;','&quot; &amp; [.D83] &amp; &quot;','&quot; &amp; [.E83] &amp; &quot;');&quot;" office:value-type="string" office:string-value="INSERT INTO Country (name,alpha2_code,alpha3_code,number_code) VALUES ('Georgia','GE','GEO','268');" calcext:value-type="string">
            <text:p>INSERT INTO Country (name,alpha2_code,alpha3_code,number_code) VALUES ('Georgia','GE','GEO','26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DEU</text:p>
          </table:table-cell>
          <table:table-cell table:style-name="ce4" office:value-type="float" office:value="276" calcext:value-type="float">
            <text:p>276</text:p>
          </table:table-cell>
          <table:table-cell table:formula="of:=&quot;INSERT INTO Country (name,alpha2_code,alpha3_code,number_code) VALUES ('&quot; &amp; [.A84] &amp; &quot;','&quot; &amp; [.C84] &amp; &quot;','&quot; &amp; [.D84] &amp; &quot;','&quot; &amp; [.E84] &amp; &quot;');&quot;" office:value-type="string" office:string-value="INSERT INTO Country (name,alpha2_code,alpha3_code,number_code) VALUES ('Germany','DE','DEU','276');" calcext:value-type="string">
            <text:p>INSERT INTO Country (name,alpha2_code,alpha3_code,number_code) VALUES ('Germany','DE','DEU','27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hana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GH</text:p>
          </table:table-cell>
          <table:table-cell table:style-name="ce2" office:value-type="string" calcext:value-type="string">
            <text:p>GHA</text:p>
          </table:table-cell>
          <table:table-cell table:style-name="ce4" office:value-type="float" office:value="288" calcext:value-type="float">
            <text:p>288</text:p>
          </table:table-cell>
          <table:table-cell table:formula="of:=&quot;INSERT INTO Country (name,alpha2_code,alpha3_code,number_code) VALUES ('&quot; &amp; [.A85] &amp; &quot;','&quot; &amp; [.C85] &amp; &quot;','&quot; &amp; [.D85] &amp; &quot;','&quot; &amp; [.E85] &amp; &quot;');&quot;" office:value-type="string" office:string-value="INSERT INTO Country (name,alpha2_code,alpha3_code,number_code) VALUES ('Ghana','GH','GHA','288');" calcext:value-type="string">
            <text:p>INSERT INTO Country (name,alpha2_code,alpha3_code,number_code) VALUES ('Ghana','GH','GHA','28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ibraltar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GI</text:p>
          </table:table-cell>
          <table:table-cell table:style-name="ce2" office:value-type="string" calcext:value-type="string">
            <text:p>GIB</text:p>
          </table:table-cell>
          <table:table-cell table:style-name="ce4" office:value-type="float" office:value="292" calcext:value-type="float">
            <text:p>292</text:p>
          </table:table-cell>
          <table:table-cell table:formula="of:=&quot;INSERT INTO Country (name,alpha2_code,alpha3_code,number_code) VALUES ('&quot; &amp; [.A86] &amp; &quot;','&quot; &amp; [.C86] &amp; &quot;','&quot; &amp; [.D86] &amp; &quot;','&quot; &amp; [.E86] &amp; &quot;');&quot;" office:value-type="string" office:string-value="INSERT INTO Country (name,alpha2_code,alpha3_code,number_code) VALUES ('Gibraltar','GI','GIB','292');" calcext:value-type="string">
            <text:p>INSERT INTO Country (name,alpha2_code,alpha3_code,number_code) VALUES ('Gibraltar','GI','GIB','29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reece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GR</text:p>
          </table:table-cell>
          <table:table-cell table:style-name="ce2" office:value-type="string" calcext:value-type="string">
            <text:p>GRC</text:p>
          </table:table-cell>
          <table:table-cell table:style-name="ce4" office:value-type="float" office:value="300" calcext:value-type="float">
            <text:p>300</text:p>
          </table:table-cell>
          <table:table-cell table:formula="of:=&quot;INSERT INTO Country (name,alpha2_code,alpha3_code,number_code) VALUES ('&quot; &amp; [.A87] &amp; &quot;','&quot; &amp; [.C87] &amp; &quot;','&quot; &amp; [.D87] &amp; &quot;','&quot; &amp; [.E87] &amp; &quot;');&quot;" office:value-type="string" office:string-value="INSERT INTO Country (name,alpha2_code,alpha3_code,number_code) VALUES ('Greece','GR','GRC','300');" calcext:value-type="string">
            <text:p>INSERT INTO Country (name,alpha2_code,alpha3_code,number_code) VALUES ('Greece','GR','GRC','30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reenland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GL</text:p>
          </table:table-cell>
          <table:table-cell table:style-name="ce2" office:value-type="string" calcext:value-type="string">
            <text:p>GRL</text:p>
          </table:table-cell>
          <table:table-cell table:style-name="ce4" office:value-type="float" office:value="304" calcext:value-type="float">
            <text:p>304</text:p>
          </table:table-cell>
          <table:table-cell table:formula="of:=&quot;INSERT INTO Country (name,alpha2_code,alpha3_code,number_code) VALUES ('&quot; &amp; [.A88] &amp; &quot;','&quot; &amp; [.C88] &amp; &quot;','&quot; &amp; [.D88] &amp; &quot;','&quot; &amp; [.E88] &amp; &quot;');&quot;" office:value-type="string" office:string-value="INSERT INTO Country (name,alpha2_code,alpha3_code,number_code) VALUES ('Greenland','GL','GRL','304');" calcext:value-type="string">
            <text:p>INSERT INTO Country (name,alpha2_code,alpha3_code,number_code) VALUES ('Greenland','GL','GRL','30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renada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GD</text:p>
          </table:table-cell>
          <table:table-cell table:style-name="ce2" office:value-type="string" calcext:value-type="string">
            <text:p>GRD</text:p>
          </table:table-cell>
          <table:table-cell table:style-name="ce4" office:value-type="float" office:value="308" calcext:value-type="float">
            <text:p>308</text:p>
          </table:table-cell>
          <table:table-cell table:formula="of:=&quot;INSERT INTO Country (name,alpha2_code,alpha3_code,number_code) VALUES ('&quot; &amp; [.A89] &amp; &quot;','&quot; &amp; [.C89] &amp; &quot;','&quot; &amp; [.D89] &amp; &quot;','&quot; &amp; [.E89] &amp; &quot;');&quot;" office:value-type="string" office:string-value="INSERT INTO Country (name,alpha2_code,alpha3_code,number_code) VALUES ('Grenada','GD','GRD','308');" calcext:value-type="string">
            <text:p>INSERT INTO Country (name,alpha2_code,alpha3_code,number_code) VALUES ('Grenada','GD','GRD','30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uadeloupe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GLP</text:p>
          </table:table-cell>
          <table:table-cell table:style-name="ce4" office:value-type="float" office:value="312" calcext:value-type="float">
            <text:p>312</text:p>
          </table:table-cell>
          <table:table-cell table:formula="of:=&quot;INSERT INTO Country (name,alpha2_code,alpha3_code,number_code) VALUES ('&quot; &amp; [.A90] &amp; &quot;','&quot; &amp; [.C90] &amp; &quot;','&quot; &amp; [.D90] &amp; &quot;','&quot; &amp; [.E90] &amp; &quot;');&quot;" office:value-type="string" office:string-value="INSERT INTO Country (name,alpha2_code,alpha3_code,number_code) VALUES ('Guadeloupe','GP','GLP','312');" calcext:value-type="string">
            <text:p>INSERT INTO Country (name,alpha2_code,alpha3_code,number_code) VALUES ('Guadeloupe','GP','GLP','31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u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GU</text:p>
          </table:table-cell>
          <table:table-cell table:style-name="ce2" office:value-type="string" calcext:value-type="string">
            <text:p>GUM</text:p>
          </table:table-cell>
          <table:table-cell table:style-name="ce4" office:value-type="float" office:value="316" calcext:value-type="float">
            <text:p>316</text:p>
          </table:table-cell>
          <table:table-cell table:formula="of:=&quot;INSERT INTO Country (name,alpha2_code,alpha3_code,number_code) VALUES ('&quot; &amp; [.A91] &amp; &quot;','&quot; &amp; [.C91] &amp; &quot;','&quot; &amp; [.D91] &amp; &quot;','&quot; &amp; [.E91] &amp; &quot;');&quot;" office:value-type="string" office:string-value="INSERT INTO Country (name,alpha2_code,alpha3_code,number_code) VALUES ('Guam','GU','GUM','316');" calcext:value-type="string">
            <text:p>INSERT INTO Country (name,alpha2_code,alpha3_code,number_code) VALUES ('Guam','GU','GUM','31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uatemala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GTM</text:p>
          </table:table-cell>
          <table:table-cell table:style-name="ce4" office:value-type="float" office:value="320" calcext:value-type="float">
            <text:p>320</text:p>
          </table:table-cell>
          <table:table-cell table:formula="of:=&quot;INSERT INTO Country (name,alpha2_code,alpha3_code,number_code) VALUES ('&quot; &amp; [.A92] &amp; &quot;','&quot; &amp; [.C92] &amp; &quot;','&quot; &amp; [.D92] &amp; &quot;','&quot; &amp; [.E92] &amp; &quot;');&quot;" office:value-type="string" office:string-value="INSERT INTO Country (name,alpha2_code,alpha3_code,number_code) VALUES ('Guatemala','GT','GTM','320');" calcext:value-type="string">
            <text:p>INSERT INTO Country (name,alpha2_code,alpha3_code,number_code) VALUES ('Guatemala','GT','GTM','32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uernsey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GG</text:p>
          </table:table-cell>
          <table:table-cell table:style-name="ce2" office:value-type="string" calcext:value-type="string">
            <text:p>GGY</text:p>
          </table:table-cell>
          <table:table-cell table:style-name="ce4" office:value-type="float" office:value="831" calcext:value-type="float">
            <text:p>831</text:p>
          </table:table-cell>
          <table:table-cell table:formula="of:=&quot;INSERT INTO Country (name,alpha2_code,alpha3_code,number_code) VALUES ('&quot; &amp; [.A93] &amp; &quot;','&quot; &amp; [.C93] &amp; &quot;','&quot; &amp; [.D93] &amp; &quot;','&quot; &amp; [.E93] &amp; &quot;');&quot;" office:value-type="string" office:string-value="INSERT INTO Country (name,alpha2_code,alpha3_code,number_code) VALUES ('Guernsey','GG','GGY','831');" calcext:value-type="string">
            <text:p>INSERT INTO Country (name,alpha2_code,alpha3_code,number_code) VALUES ('Guernsey','GG','GGY','831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uinea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GN</text:p>
          </table:table-cell>
          <table:table-cell table:style-name="ce2" office:value-type="string" calcext:value-type="string">
            <text:p>GIN</text:p>
          </table:table-cell>
          <table:table-cell table:style-name="ce4" office:value-type="float" office:value="324" calcext:value-type="float">
            <text:p>324</text:p>
          </table:table-cell>
          <table:table-cell table:formula="of:=&quot;INSERT INTO Country (name,alpha2_code,alpha3_code,number_code) VALUES ('&quot; &amp; [.A94] &amp; &quot;','&quot; &amp; [.C94] &amp; &quot;','&quot; &amp; [.D94] &amp; &quot;','&quot; &amp; [.E94] &amp; &quot;');&quot;" office:value-type="string" office:string-value="INSERT INTO Country (name,alpha2_code,alpha3_code,number_code) VALUES ('Guinea','GN','GIN','324');" calcext:value-type="string">
            <text:p>INSERT INTO Country (name,alpha2_code,alpha3_code,number_code) VALUES ('Guinea','GN','GIN','32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Guinea-Bissau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GW</text:p>
          </table:table-cell>
          <table:table-cell table:style-name="ce2" office:value-type="string" calcext:value-type="string">
            <text:p>GNB</text:p>
          </table:table-cell>
          <table:table-cell table:style-name="ce4" office:value-type="float" office:value="624" calcext:value-type="float">
            <text:p>624</text:p>
          </table:table-cell>
          <table:table-cell table:formula="of:=&quot;INSERT INTO Country (name,alpha2_code,alpha3_code,number_code) VALUES ('&quot; &amp; [.A95] &amp; &quot;','&quot; &amp; [.C95] &amp; &quot;','&quot; &amp; [.D95] &amp; &quot;','&quot; &amp; [.E95] &amp; &quot;');&quot;" office:value-type="string" office:string-value="INSERT INTO Country (name,alpha2_code,alpha3_code,number_code) VALUES ('Guinea-Bissau','GW','GNB','624');" calcext:value-type="string">
            <text:p>INSERT INTO Country (name,alpha2_code,alpha3_code,number_code) VALUES ('Guinea-Bissau','GW','GNB','62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Guyana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GY</text:p>
          </table:table-cell>
          <table:table-cell table:style-name="ce2" office:value-type="string" calcext:value-type="string">
            <text:p>GUY</text:p>
          </table:table-cell>
          <table:table-cell table:style-name="ce4" office:value-type="float" office:value="328" calcext:value-type="float">
            <text:p>328</text:p>
          </table:table-cell>
          <table:table-cell table:formula="of:=&quot;INSERT INTO Country (name,alpha2_code,alpha3_code,number_code) VALUES ('&quot; &amp; [.A96] &amp; &quot;','&quot; &amp; [.C96] &amp; &quot;','&quot; &amp; [.D96] &amp; &quot;','&quot; &amp; [.E96] &amp; &quot;');&quot;" office:value-type="string" office:string-value="INSERT INTO Country (name,alpha2_code,alpha3_code,number_code) VALUES ('Guyana','GY','GUY','328');" calcext:value-type="string">
            <text:p>INSERT INTO Country (name,alpha2_code,alpha3_code,number_code) VALUES ('Guyana','GY','GUY','32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Haiti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HTI</text:p>
          </table:table-cell>
          <table:table-cell table:style-name="ce4" office:value-type="float" office:value="332" calcext:value-type="float">
            <text:p>332</text:p>
          </table:table-cell>
          <table:table-cell table:formula="of:=&quot;INSERT INTO Country (name,alpha2_code,alpha3_code,number_code) VALUES ('&quot; &amp; [.A97] &amp; &quot;','&quot; &amp; [.C97] &amp; &quot;','&quot; &amp; [.D97] &amp; &quot;','&quot; &amp; [.E97] &amp; &quot;');&quot;" office:value-type="string" office:string-value="INSERT INTO Country (name,alpha2_code,alpha3_code,number_code) VALUES ('Haiti','HT','HTI','332');" calcext:value-type="string">
            <text:p>INSERT INTO Country (name,alpha2_code,alpha3_code,number_code) VALUES ('Haiti','HT','HTI','33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table:style-name="ce2" office:value-type="string" calcext:value-type="string">
            <text:p>Heard Island and McDonald Islands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HM</text:p>
          </table:table-cell>
          <table:table-cell table:style-name="ce2" office:value-type="string" calcext:value-type="string">
            <text:p>HMD</text:p>
          </table:table-cell>
          <table:table-cell table:style-name="ce4" office:value-type="float" office:value="334" calcext:value-type="float">
            <text:p>334</text:p>
          </table:table-cell>
          <table:table-cell table:formula="of:=&quot;INSERT INTO Country (name,alpha2_code,alpha3_code,number_code) VALUES ('&quot; &amp; [.A98] &amp; &quot;','&quot; &amp; [.C98] &amp; &quot;','&quot; &amp; [.D98] &amp; &quot;','&quot; &amp; [.E98] &amp; &quot;');&quot;" office:value-type="string" office:string-value="INSERT INTO Country (name,alpha2_code,alpha3_code,number_code) VALUES ('Heard Island and McDonald Islands','HM','HMD','334');" calcext:value-type="string">
            <text:p>INSERT INTO Country (name,alpha2_code,alpha3_code,number_code) VALUES ('Heard Island and McDonald Islands','HM','HMD','33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Holy See (the)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VAT</text:p>
          </table:table-cell>
          <table:table-cell table:style-name="ce4" office:value-type="float" office:value="336" calcext:value-type="float">
            <text:p>336</text:p>
          </table:table-cell>
          <table:table-cell table:formula="of:=&quot;INSERT INTO Country (name,alpha2_code,alpha3_code,number_code) VALUES ('&quot; &amp; [.A99] &amp; &quot;','&quot; &amp; [.C99] &amp; &quot;','&quot; &amp; [.D99] &amp; &quot;','&quot; &amp; [.E99] &amp; &quot;');&quot;" office:value-type="string" office:string-value="INSERT INTO Country (name,alpha2_code,alpha3_code,number_code) VALUES ('Holy See (the)','VA','VAT','336');" calcext:value-type="string">
            <text:p>INSERT INTO Country (name,alpha2_code,alpha3_code,number_code) VALUES ('Holy See (the)','VA','VAT','33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Honduras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HN</text:p>
          </table:table-cell>
          <table:table-cell table:style-name="ce2" office:value-type="string" calcext:value-type="string">
            <text:p>HND</text:p>
          </table:table-cell>
          <table:table-cell table:style-name="ce4" office:value-type="float" office:value="340" calcext:value-type="float">
            <text:p>340</text:p>
          </table:table-cell>
          <table:table-cell table:formula="of:=&quot;INSERT INTO Country (name,alpha2_code,alpha3_code,number_code) VALUES ('&quot; &amp; [.A100] &amp; &quot;','&quot; &amp; [.C100] &amp; &quot;','&quot; &amp; [.D100] &amp; &quot;','&quot; &amp; [.E100] &amp; &quot;');&quot;" office:value-type="string" office:string-value="INSERT INTO Country (name,alpha2_code,alpha3_code,number_code) VALUES ('Honduras','HN','HND','340');" calcext:value-type="string">
            <text:p>INSERT INTO Country (name,alpha2_code,alpha3_code,number_code) VALUES ('Honduras','HN','HND','34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Hong Kong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HK</text:p>
          </table:table-cell>
          <table:table-cell table:style-name="ce2" office:value-type="string" calcext:value-type="string">
            <text:p>HKG</text:p>
          </table:table-cell>
          <table:table-cell table:style-name="ce4" office:value-type="float" office:value="344" calcext:value-type="float">
            <text:p>344</text:p>
          </table:table-cell>
          <table:table-cell table:formula="of:=&quot;INSERT INTO Country (name,alpha2_code,alpha3_code,number_code) VALUES ('&quot; &amp; [.A101] &amp; &quot;','&quot; &amp; [.C101] &amp; &quot;','&quot; &amp; [.D101] &amp; &quot;','&quot; &amp; [.E101] &amp; &quot;');&quot;" office:value-type="string" office:string-value="INSERT INTO Country (name,alpha2_code,alpha3_code,number_code) VALUES ('Hong Kong','HK','HKG','344');" calcext:value-type="string">
            <text:p>INSERT INTO Country (name,alpha2_code,alpha3_code,number_code) VALUES ('Hong Kong','HK','HKG','34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Hungary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HU</text:p>
          </table:table-cell>
          <table:table-cell table:style-name="ce2" office:value-type="string" calcext:value-type="string">
            <text:p>HUN</text:p>
          </table:table-cell>
          <table:table-cell table:style-name="ce4" office:value-type="float" office:value="348" calcext:value-type="float">
            <text:p>348</text:p>
          </table:table-cell>
          <table:table-cell table:formula="of:=&quot;INSERT INTO Country (name,alpha2_code,alpha3_code,number_code) VALUES ('&quot; &amp; [.A102] &amp; &quot;','&quot; &amp; [.C102] &amp; &quot;','&quot; &amp; [.D102] &amp; &quot;','&quot; &amp; [.E102] &amp; &quot;');&quot;" office:value-type="string" office:string-value="INSERT INTO Country (name,alpha2_code,alpha3_code,number_code) VALUES ('Hungary','HU','HUN','348');" calcext:value-type="string">
            <text:p>INSERT INTO Country (name,alpha2_code,alpha3_code,number_code) VALUES ('Hungary','HU','HUN','34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Iceland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SL</text:p>
          </table:table-cell>
          <table:table-cell table:style-name="ce4" office:value-type="float" office:value="352" calcext:value-type="float">
            <text:p>352</text:p>
          </table:table-cell>
          <table:table-cell table:formula="of:=&quot;INSERT INTO Country (name,alpha2_code,alpha3_code,number_code) VALUES ('&quot; &amp; [.A103] &amp; &quot;','&quot; &amp; [.C103] &amp; &quot;','&quot; &amp; [.D103] &amp; &quot;','&quot; &amp; [.E103] &amp; &quot;');&quot;" office:value-type="string" office:string-value="INSERT INTO Country (name,alpha2_code,alpha3_code,number_code) VALUES ('Iceland','IS','ISL','352');" calcext:value-type="string">
            <text:p>INSERT INTO Country (name,alpha2_code,alpha3_code,number_code) VALUES ('Iceland','IS','ISL','35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India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ND</text:p>
          </table:table-cell>
          <table:table-cell table:style-name="ce4" office:value-type="float" office:value="356" calcext:value-type="float">
            <text:p>356</text:p>
          </table:table-cell>
          <table:table-cell table:formula="of:=&quot;INSERT INTO Country (name,alpha2_code,alpha3_code,number_code) VALUES ('&quot; &amp; [.A104] &amp; &quot;','&quot; &amp; [.C104] &amp; &quot;','&quot; &amp; [.D104] &amp; &quot;','&quot; &amp; [.E104] &amp; &quot;');&quot;" office:value-type="string" office:string-value="INSERT INTO Country (name,alpha2_code,alpha3_code,number_code) VALUES ('India','IN','IND','356');" calcext:value-type="string">
            <text:p>INSERT INTO Country (name,alpha2_code,alpha3_code,number_code) VALUES ('India','IN','IND','35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Indonesia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N</text:p>
          </table:table-cell>
          <table:table-cell table:style-name="ce4" office:value-type="float" office:value="360" calcext:value-type="float">
            <text:p>360</text:p>
          </table:table-cell>
          <table:table-cell table:formula="of:=&quot;INSERT INTO Country (name,alpha2_code,alpha3_code,number_code) VALUES ('&quot; &amp; [.A105] &amp; &quot;','&quot; &amp; [.C105] &amp; &quot;','&quot; &amp; [.D105] &amp; &quot;','&quot; &amp; [.E105] &amp; &quot;');&quot;" office:value-type="string" office:string-value="INSERT INTO Country (name,alpha2_code,alpha3_code,number_code) VALUES ('Indonesia','ID','IDN','360');" calcext:value-type="string">
            <text:p>INSERT INTO Country (name,alpha2_code,alpha3_code,number_code) VALUES ('Indonesia','ID','IDN','36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Iran (Islamic Republic of)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IRN</text:p>
          </table:table-cell>
          <table:table-cell table:style-name="ce4" office:value-type="float" office:value="364" calcext:value-type="float">
            <text:p>364</text:p>
          </table:table-cell>
          <table:table-cell table:formula="of:=&quot;INSERT INTO Country (name,alpha2_code,alpha3_code,number_code) VALUES ('&quot; &amp; [.A106] &amp; &quot;','&quot; &amp; [.C106] &amp; &quot;','&quot; &amp; [.D106] &amp; &quot;','&quot; &amp; [.E106] &amp; &quot;');&quot;" office:value-type="string" office:string-value="INSERT INTO Country (name,alpha2_code,alpha3_code,number_code) VALUES ('Iran (Islamic Republic of)','IR','IRN','364');" calcext:value-type="string">
            <text:p>INSERT INTO Country (name,alpha2_code,alpha3_code,number_code) VALUES ('Iran (Islamic Republic of)','IR','IRN','36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Iraq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IRQ</text:p>
          </table:table-cell>
          <table:table-cell table:style-name="ce4" office:value-type="float" office:value="368" calcext:value-type="float">
            <text:p>368</text:p>
          </table:table-cell>
          <table:table-cell table:formula="of:=&quot;INSERT INTO Country (name,alpha2_code,alpha3_code,number_code) VALUES ('&quot; &amp; [.A107] &amp; &quot;','&quot; &amp; [.C107] &amp; &quot;','&quot; &amp; [.D107] &amp; &quot;','&quot; &amp; [.E107] &amp; &quot;');&quot;" office:value-type="string" office:string-value="INSERT INTO Country (name,alpha2_code,alpha3_code,number_code) VALUES ('Iraq','IQ','IRQ','368');" calcext:value-type="string">
            <text:p>INSERT INTO Country (name,alpha2_code,alpha3_code,number_code) VALUES ('Iraq','IQ','IRQ','36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IE</text:p>
          </table:table-cell>
          <table:table-cell table:style-name="ce2" office:value-type="string" calcext:value-type="string">
            <text:p>IRL</text:p>
          </table:table-cell>
          <table:table-cell table:style-name="ce4" office:value-type="float" office:value="372" calcext:value-type="float">
            <text:p>372</text:p>
          </table:table-cell>
          <table:table-cell table:formula="of:=&quot;INSERT INTO Country (name,alpha2_code,alpha3_code,number_code) VALUES ('&quot; &amp; [.A108] &amp; &quot;','&quot; &amp; [.C108] &amp; &quot;','&quot; &amp; [.D108] &amp; &quot;','&quot; &amp; [.E108] &amp; &quot;');&quot;" office:value-type="string" office:string-value="INSERT INTO Country (name,alpha2_code,alpha3_code,number_code) VALUES ('Ireland','IE','IRL','372');" calcext:value-type="string">
            <text:p>INSERT INTO Country (name,alpha2_code,alpha3_code,number_code) VALUES ('Ireland','IE','IRL','372'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Isle of Man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IM</text:p>
          </table:table-cell>
          <table:table-cell table:style-name="ce2" office:value-type="string" calcext:value-type="string">
            <text:p>IMN</text:p>
          </table:table-cell>
          <table:table-cell table:style-name="ce4" office:value-type="float" office:value="833" calcext:value-type="float">
            <text:p>833</text:p>
          </table:table-cell>
          <table:table-cell table:formula="of:=&quot;INSERT INTO Country (name,alpha2_code,alpha3_code,number_code) VALUES ('&quot; &amp; [.A109] &amp; &quot;','&quot; &amp; [.C109] &amp; &quot;','&quot; &amp; [.D109] &amp; &quot;','&quot; &amp; [.E109] &amp; &quot;');&quot;" office:value-type="string" office:string-value="INSERT INTO Country (name,alpha2_code,alpha3_code,number_code) VALUES ('Isle of Man','IM','IMN','833');" calcext:value-type="string">
            <text:p>INSERT INTO Country (name,alpha2_code,alpha3_code,number_code) VALUES ('Isle of Man','IM','IMN','833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Israel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ISR</text:p>
          </table:table-cell>
          <table:table-cell table:style-name="ce4" office:value-type="float" office:value="376" calcext:value-type="float">
            <text:p>376</text:p>
          </table:table-cell>
          <table:table-cell table:formula="of:=&quot;INSERT INTO Country (name,alpha2_code,alpha3_code,number_code) VALUES ('&quot; &amp; [.A110] &amp; &quot;','&quot; &amp; [.C110] &amp; &quot;','&quot; &amp; [.D110] &amp; &quot;','&quot; &amp; [.E110] &amp; &quot;');&quot;" office:value-type="string" office:string-value="INSERT INTO Country (name,alpha2_code,alpha3_code,number_code) VALUES ('Israel','IL','ISR','376');" calcext:value-type="string">
            <text:p>INSERT INTO Country (name,alpha2_code,alpha3_code,number_code) VALUES ('Israel','IL','ISR','37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Italy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ITA</text:p>
          </table:table-cell>
          <table:table-cell table:style-name="ce4" office:value-type="float" office:value="380" calcext:value-type="float">
            <text:p>380</text:p>
          </table:table-cell>
          <table:table-cell table:formula="of:=&quot;INSERT INTO Country (name,alpha2_code,alpha3_code,number_code) VALUES ('&quot; &amp; [.A111] &amp; &quot;','&quot; &amp; [.C111] &amp; &quot;','&quot; &amp; [.D111] &amp; &quot;','&quot; &amp; [.E111] &amp; &quot;');&quot;" office:value-type="string" office:string-value="INSERT INTO Country (name,alpha2_code,alpha3_code,number_code) VALUES ('Italy','IT','ITA','380');" calcext:value-type="string">
            <text:p>INSERT INTO Country (name,alpha2_code,alpha3_code,number_code) VALUES ('Italy','IT','ITA','38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amaica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JM</text:p>
          </table:table-cell>
          <table:table-cell table:style-name="ce2" office:value-type="string" calcext:value-type="string">
            <text:p>JAM</text:p>
          </table:table-cell>
          <table:table-cell table:style-name="ce4" office:value-type="float" office:value="388" calcext:value-type="float">
            <text:p>388</text:p>
          </table:table-cell>
          <table:table-cell table:formula="of:=&quot;INSERT INTO Country (name,alpha2_code,alpha3_code,number_code) VALUES ('&quot; &amp; [.A112] &amp; &quot;','&quot; &amp; [.C112] &amp; &quot;','&quot; &amp; [.D112] &amp; &quot;','&quot; &amp; [.E112] &amp; &quot;');&quot;" office:value-type="string" office:string-value="INSERT INTO Country (name,alpha2_code,alpha3_code,number_code) VALUES ('Jamaica','JM','JAM','388');" calcext:value-type="string">
            <text:p>INSERT INTO Country (name,alpha2_code,alpha3_code,number_code) VALUES ('Jamaica','JM','JAM','38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apan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JP</text:p>
          </table:table-cell>
          <table:table-cell table:style-name="ce2" office:value-type="string" calcext:value-type="string">
            <text:p>JPN</text:p>
          </table:table-cell>
          <table:table-cell table:style-name="ce4" office:value-type="float" office:value="392" calcext:value-type="float">
            <text:p>392</text:p>
          </table:table-cell>
          <table:table-cell table:formula="of:=&quot;INSERT INTO Country (name,alpha2_code,alpha3_code,number_code) VALUES ('&quot; &amp; [.A113] &amp; &quot;','&quot; &amp; [.C113] &amp; &quot;','&quot; &amp; [.D113] &amp; &quot;','&quot; &amp; [.E113] &amp; &quot;');&quot;" office:value-type="string" office:string-value="INSERT INTO Country (name,alpha2_code,alpha3_code,number_code) VALUES ('Japan','JP','JPN','392');" calcext:value-type="string">
            <text:p>INSERT INTO Country (name,alpha2_code,alpha3_code,number_code) VALUES ('Japan','JP','JPN','39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ersey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JEY</text:p>
          </table:table-cell>
          <table:table-cell table:style-name="ce4" office:value-type="float" office:value="832" calcext:value-type="float">
            <text:p>832</text:p>
          </table:table-cell>
          <table:table-cell table:formula="of:=&quot;INSERT INTO Country (name,alpha2_code,alpha3_code,number_code) VALUES ('&quot; &amp; [.A114] &amp; &quot;','&quot; &amp; [.C114] &amp; &quot;','&quot; &amp; [.D114] &amp; &quot;','&quot; &amp; [.E114] &amp; &quot;');&quot;" office:value-type="string" office:string-value="INSERT INTO Country (name,alpha2_code,alpha3_code,number_code) VALUES ('Jersey','JE','JEY','832');" calcext:value-type="string">
            <text:p>INSERT INTO Country (name,alpha2_code,alpha3_code,number_code) VALUES ('Jersey','JE','JEY','83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Jordan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JO</text:p>
          </table:table-cell>
          <table:table-cell table:style-name="ce2" office:value-type="string" calcext:value-type="string">
            <text:p>JOR</text:p>
          </table:table-cell>
          <table:table-cell table:style-name="ce4" office:value-type="float" office:value="400" calcext:value-type="float">
            <text:p>400</text:p>
          </table:table-cell>
          <table:table-cell table:formula="of:=&quot;INSERT INTO Country (name,alpha2_code,alpha3_code,number_code) VALUES ('&quot; &amp; [.A115] &amp; &quot;','&quot; &amp; [.C115] &amp; &quot;','&quot; &amp; [.D115] &amp; &quot;','&quot; &amp; [.E115] &amp; &quot;');&quot;" office:value-type="string" office:string-value="INSERT INTO Country (name,alpha2_code,alpha3_code,number_code) VALUES ('Jordan','JO','JOR','400');" calcext:value-type="string">
            <text:p>INSERT INTO Country (name,alpha2_code,alpha3_code,number_code) VALUES ('Jordan','JO','JOR','40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Kazakhstan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KZ</text:p>
          </table:table-cell>
          <table:table-cell table:style-name="ce2" office:value-type="string" calcext:value-type="string">
            <text:p>KAZ</text:p>
          </table:table-cell>
          <table:table-cell table:style-name="ce4" office:value-type="float" office:value="398" calcext:value-type="float">
            <text:p>398</text:p>
          </table:table-cell>
          <table:table-cell table:formula="of:=&quot;INSERT INTO Country (name,alpha2_code,alpha3_code,number_code) VALUES ('&quot; &amp; [.A116] &amp; &quot;','&quot; &amp; [.C116] &amp; &quot;','&quot; &amp; [.D116] &amp; &quot;','&quot; &amp; [.E116] &amp; &quot;');&quot;" office:value-type="string" office:string-value="INSERT INTO Country (name,alpha2_code,alpha3_code,number_code) VALUES ('Kazakhstan','KZ','KAZ','398');" calcext:value-type="string">
            <text:p>INSERT INTO Country (name,alpha2_code,alpha3_code,number_code) VALUES ('Kazakhstan','KZ','KAZ','39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Kenya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KE</text:p>
          </table:table-cell>
          <table:table-cell table:style-name="ce2" office:value-type="string" calcext:value-type="string">
            <text:p>KEN</text:p>
          </table:table-cell>
          <table:table-cell table:style-name="ce4" office:value-type="float" office:value="404" calcext:value-type="float">
            <text:p>404</text:p>
          </table:table-cell>
          <table:table-cell table:formula="of:=&quot;INSERT INTO Country (name,alpha2_code,alpha3_code,number_code) VALUES ('&quot; &amp; [.A117] &amp; &quot;','&quot; &amp; [.C117] &amp; &quot;','&quot; &amp; [.D117] &amp; &quot;','&quot; &amp; [.E117] &amp; &quot;');&quot;" office:value-type="string" office:string-value="INSERT INTO Country (name,alpha2_code,alpha3_code,number_code) VALUES ('Kenya','KE','KEN','404');" calcext:value-type="string">
            <text:p>INSERT INTO Country (name,alpha2_code,alpha3_code,number_code) VALUES ('Kenya','KE','KEN','40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Kiribati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KIR</text:p>
          </table:table-cell>
          <table:table-cell table:style-name="ce4" office:value-type="float" office:value="296" calcext:value-type="float">
            <text:p>296</text:p>
          </table:table-cell>
          <table:table-cell table:formula="of:=&quot;INSERT INTO Country (name,alpha2_code,alpha3_code,number_code) VALUES ('&quot; &amp; [.A118] &amp; &quot;','&quot; &amp; [.C118] &amp; &quot;','&quot; &amp; [.D118] &amp; &quot;','&quot; &amp; [.E118] &amp; &quot;');&quot;" office:value-type="string" office:string-value="INSERT INTO Country (name,alpha2_code,alpha3_code,number_code) VALUES ('Kiribati','KI','KIR','296');" calcext:value-type="string">
            <text:p>INSERT INTO Country (name,alpha2_code,alpha3_code,number_code) VALUES ('Kiribati','KI','KIR','29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table:style-name="ce2" office:value-type="string" calcext:value-type="string">
            <text:p>Korea (the Democratic People's Republic of)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KP</text:p>
          </table:table-cell>
          <table:table-cell table:style-name="ce2" office:value-type="string" calcext:value-type="string">
            <text:p>PRK</text:p>
          </table:table-cell>
          <table:table-cell table:style-name="ce4" office:value-type="float" office:value="408" calcext:value-type="float">
            <text:p>408</text:p>
          </table:table-cell>
          <table:table-cell table:formula="of:=&quot;INSERT INTO Country (name,alpha2_code,alpha3_code,number_code) VALUES ('&quot; &amp; [.A119] &amp; &quot;','&quot; &amp; [.C119] &amp; &quot;','&quot; &amp; [.D119] &amp; &quot;','&quot; &amp; [.E119] &amp; &quot;');&quot;" office:value-type="string" office:string-value="INSERT INTO Country (name,alpha2_code,alpha3_code,number_code) VALUES ('Korea (the Democratic People's Republic of)','KP','PRK','408');" calcext:value-type="string">
            <text:p>INSERT INTO Country (name,alpha2_code,alpha3_code,number_code) VALUES ('Korea (the Democratic People's Republic of)','KP','PRK','40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Korea (the Republic of)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KR</text:p>
          </table:table-cell>
          <table:table-cell table:style-name="ce2" office:value-type="string" calcext:value-type="string">
            <text:p>KOR</text:p>
          </table:table-cell>
          <table:table-cell table:style-name="ce4" office:value-type="float" office:value="410" calcext:value-type="float">
            <text:p>410</text:p>
          </table:table-cell>
          <table:table-cell table:formula="of:=&quot;INSERT INTO Country (name,alpha2_code,alpha3_code,number_code) VALUES ('&quot; &amp; [.A120] &amp; &quot;','&quot; &amp; [.C120] &amp; &quot;','&quot; &amp; [.D120] &amp; &quot;','&quot; &amp; [.E120] &amp; &quot;');&quot;" office:value-type="string" office:string-value="INSERT INTO Country (name,alpha2_code,alpha3_code,number_code) VALUES ('Korea (the Republic of)','KR','KOR','410');" calcext:value-type="string">
            <text:p>INSERT INTO Country (name,alpha2_code,alpha3_code,number_code) VALUES ('Korea (the Republic of)','KR','KOR','41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Kuwait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KW</text:p>
          </table:table-cell>
          <table:table-cell table:style-name="ce2" office:value-type="string" calcext:value-type="string">
            <text:p>KWT</text:p>
          </table:table-cell>
          <table:table-cell table:style-name="ce4" office:value-type="float" office:value="414" calcext:value-type="float">
            <text:p>414</text:p>
          </table:table-cell>
          <table:table-cell table:formula="of:=&quot;INSERT INTO Country (name,alpha2_code,alpha3_code,number_code) VALUES ('&quot; &amp; [.A121] &amp; &quot;','&quot; &amp; [.C121] &amp; &quot;','&quot; &amp; [.D121] &amp; &quot;','&quot; &amp; [.E121] &amp; &quot;');&quot;" office:value-type="string" office:string-value="INSERT INTO Country (name,alpha2_code,alpha3_code,number_code) VALUES ('Kuwait','KW','KWT','414');" calcext:value-type="string">
            <text:p>INSERT INTO Country (name,alpha2_code,alpha3_code,number_code) VALUES ('Kuwait','KW','KWT','41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Kyrgyzstan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KG</text:p>
          </table:table-cell>
          <table:table-cell table:style-name="ce2" office:value-type="string" calcext:value-type="string">
            <text:p>KGZ</text:p>
          </table:table-cell>
          <table:table-cell table:style-name="ce4" office:value-type="float" office:value="417" calcext:value-type="float">
            <text:p>417</text:p>
          </table:table-cell>
          <table:table-cell table:formula="of:=&quot;INSERT INTO Country (name,alpha2_code,alpha3_code,number_code) VALUES ('&quot; &amp; [.A122] &amp; &quot;','&quot; &amp; [.C122] &amp; &quot;','&quot; &amp; [.D122] &amp; &quot;','&quot; &amp; [.E122] &amp; &quot;');&quot;" office:value-type="string" office:string-value="INSERT INTO Country (name,alpha2_code,alpha3_code,number_code) VALUES ('Kyrgyzstan','KG','KGZ','417');" calcext:value-type="string">
            <text:p>INSERT INTO Country (name,alpha2_code,alpha3_code,number_code) VALUES ('Kyrgyzstan','KG','KGZ','417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Lao People's Democratic Republic (the)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O</text:p>
          </table:table-cell>
          <table:table-cell table:style-name="ce4" office:value-type="float" office:value="418" calcext:value-type="float">
            <text:p>418</text:p>
          </table:table-cell>
          <table:table-cell table:formula="of:=&quot;INSERT INTO Country (name,alpha2_code,alpha3_code,number_code) VALUES ('&quot; &amp; [.A123] &amp; &quot;','&quot; &amp; [.C123] &amp; &quot;','&quot; &amp; [.D123] &amp; &quot;','&quot; &amp; [.E123] &amp; &quot;');&quot;" office:value-type="string" office:string-value="INSERT INTO Country (name,alpha2_code,alpha3_code,number_code) VALUES ('Lao People's Democratic Republic (the)','LA','LAO','418');" calcext:value-type="string">
            <text:p>INSERT INTO Country (name,alpha2_code,alpha3_code,number_code) VALUES ('Lao People's Democratic Republic (the)','LA','LAO','41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Latvia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LV</text:p>
          </table:table-cell>
          <table:table-cell table:style-name="ce2" office:value-type="string" calcext:value-type="string">
            <text:p>LVA</text:p>
          </table:table-cell>
          <table:table-cell table:style-name="ce4" office:value-type="float" office:value="428" calcext:value-type="float">
            <text:p>428</text:p>
          </table:table-cell>
          <table:table-cell table:formula="of:=&quot;INSERT INTO Country (name,alpha2_code,alpha3_code,number_code) VALUES ('&quot; &amp; [.A124] &amp; &quot;','&quot; &amp; [.C124] &amp; &quot;','&quot; &amp; [.D124] &amp; &quot;','&quot; &amp; [.E124] &amp; &quot;');&quot;" office:value-type="string" office:string-value="INSERT INTO Country (name,alpha2_code,alpha3_code,number_code) VALUES ('Latvia','LV','LVA','428');" calcext:value-type="string">
            <text:p>INSERT INTO Country (name,alpha2_code,alpha3_code,number_code) VALUES ('Latvia','LV','LVA','42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Lebanon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LB</text:p>
          </table:table-cell>
          <table:table-cell table:style-name="ce2" office:value-type="string" calcext:value-type="string">
            <text:p>LBN</text:p>
          </table:table-cell>
          <table:table-cell table:style-name="ce4" office:value-type="float" office:value="422" calcext:value-type="float">
            <text:p>422</text:p>
          </table:table-cell>
          <table:table-cell table:formula="of:=&quot;INSERT INTO Country (name,alpha2_code,alpha3_code,number_code) VALUES ('&quot; &amp; [.A125] &amp; &quot;','&quot; &amp; [.C125] &amp; &quot;','&quot; &amp; [.D125] &amp; &quot;','&quot; &amp; [.E125] &amp; &quot;');&quot;" office:value-type="string" office:string-value="INSERT INTO Country (name,alpha2_code,alpha3_code,number_code) VALUES ('Lebanon','LB','LBN','422');" calcext:value-type="string">
            <text:p>INSERT INTO Country (name,alpha2_code,alpha3_code,number_code) VALUES ('Lebanon','LB','LBN','42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Lesotho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LS</text:p>
          </table:table-cell>
          <table:table-cell table:style-name="ce2" office:value-type="string" calcext:value-type="string">
            <text:p>LSO</text:p>
          </table:table-cell>
          <table:table-cell table:style-name="ce4" office:value-type="float" office:value="426" calcext:value-type="float">
            <text:p>426</text:p>
          </table:table-cell>
          <table:table-cell table:formula="of:=&quot;INSERT INTO Country (name,alpha2_code,alpha3_code,number_code) VALUES ('&quot; &amp; [.A126] &amp; &quot;','&quot; &amp; [.C126] &amp; &quot;','&quot; &amp; [.D126] &amp; &quot;','&quot; &amp; [.E126] &amp; &quot;');&quot;" office:value-type="string" office:string-value="INSERT INTO Country (name,alpha2_code,alpha3_code,number_code) VALUES ('Lesotho','LS','LSO','426');" calcext:value-type="string">
            <text:p>INSERT INTO Country (name,alpha2_code,alpha3_code,number_code) VALUES ('Lesotho','LS','LSO','42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Liberia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LBR</text:p>
          </table:table-cell>
          <table:table-cell table:style-name="ce4" office:value-type="float" office:value="430" calcext:value-type="float">
            <text:p>430</text:p>
          </table:table-cell>
          <table:table-cell table:formula="of:=&quot;INSERT INTO Country (name,alpha2_code,alpha3_code,number_code) VALUES ('&quot; &amp; [.A127] &amp; &quot;','&quot; &amp; [.C127] &amp; &quot;','&quot; &amp; [.D127] &amp; &quot;','&quot; &amp; [.E127] &amp; &quot;');&quot;" office:value-type="string" office:string-value="INSERT INTO Country (name,alpha2_code,alpha3_code,number_code) VALUES ('Liberia','LR','LBR','430');" calcext:value-type="string">
            <text:p>INSERT INTO Country (name,alpha2_code,alpha3_code,number_code) VALUES ('Liberia','LR','LBR','43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Libya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Y</text:p>
          </table:table-cell>
          <table:table-cell table:style-name="ce2" office:value-type="string" calcext:value-type="string">
            <text:p>LBY</text:p>
          </table:table-cell>
          <table:table-cell table:style-name="ce4" office:value-type="float" office:value="434" calcext:value-type="float">
            <text:p>434</text:p>
          </table:table-cell>
          <table:table-cell table:formula="of:=&quot;INSERT INTO Country (name,alpha2_code,alpha3_code,number_code) VALUES ('&quot; &amp; [.A128] &amp; &quot;','&quot; &amp; [.C128] &amp; &quot;','&quot; &amp; [.D128] &amp; &quot;','&quot; &amp; [.E128] &amp; &quot;');&quot;" office:value-type="string" office:string-value="INSERT INTO Country (name,alpha2_code,alpha3_code,number_code) VALUES ('Libya','LY','LBY','434');" calcext:value-type="string">
            <text:p>INSERT INTO Country (name,alpha2_code,alpha3_code,number_code) VALUES ('Libya','LY','LBY','43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Liechtenstein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IE</text:p>
          </table:table-cell>
          <table:table-cell table:style-name="ce4" office:value-type="float" office:value="438" calcext:value-type="float">
            <text:p>438</text:p>
          </table:table-cell>
          <table:table-cell table:formula="of:=&quot;INSERT INTO Country (name,alpha2_code,alpha3_code,number_code) VALUES ('&quot; &amp; [.A129] &amp; &quot;','&quot; &amp; [.C129] &amp; &quot;','&quot; &amp; [.D129] &amp; &quot;','&quot; &amp; [.E129] &amp; &quot;');&quot;" office:value-type="string" office:string-value="INSERT INTO Country (name,alpha2_code,alpha3_code,number_code) VALUES ('Liechtenstein','LI','LIE','438');" calcext:value-type="string">
            <text:p>INSERT INTO Country (name,alpha2_code,alpha3_code,number_code) VALUES ('Liechtenstein','LI','LIE','43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Lithuania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LTU</text:p>
          </table:table-cell>
          <table:table-cell table:style-name="ce4" office:value-type="float" office:value="440" calcext:value-type="float">
            <text:p>440</text:p>
          </table:table-cell>
          <table:table-cell table:formula="of:=&quot;INSERT INTO Country (name,alpha2_code,alpha3_code,number_code) VALUES ('&quot; &amp; [.A130] &amp; &quot;','&quot; &amp; [.C130] &amp; &quot;','&quot; &amp; [.D130] &amp; &quot;','&quot; &amp; [.E130] &amp; &quot;');&quot;" office:value-type="string" office:string-value="INSERT INTO Country (name,alpha2_code,alpha3_code,number_code) VALUES ('Lithuania','LT','LTU','440');" calcext:value-type="string">
            <text:p>INSERT INTO Country (name,alpha2_code,alpha3_code,number_code) VALUES ('Lithuania','LT','LTU','44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LU</text:p>
          </table:table-cell>
          <table:table-cell table:style-name="ce2" office:value-type="string" calcext:value-type="string">
            <text:p>LUX</text:p>
          </table:table-cell>
          <table:table-cell table:style-name="ce4" office:value-type="float" office:value="442" calcext:value-type="float">
            <text:p>442</text:p>
          </table:table-cell>
          <table:table-cell table:formula="of:=&quot;INSERT INTO Country (name,alpha2_code,alpha3_code,number_code) VALUES ('&quot; &amp; [.A131] &amp; &quot;','&quot; &amp; [.C131] &amp; &quot;','&quot; &amp; [.D131] &amp; &quot;','&quot; &amp; [.E131] &amp; &quot;');&quot;" office:value-type="string" office:string-value="INSERT INTO Country (name,alpha2_code,alpha3_code,number_code) VALUES ('Luxembourg','LU','LUX','442');" calcext:value-type="string">
            <text:p>INSERT INTO Country (name,alpha2_code,alpha3_code,number_code) VALUES ('Luxembourg','LU','LUX','44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cao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AC</text:p>
          </table:table-cell>
          <table:table-cell table:style-name="ce4" office:value-type="float" office:value="446" calcext:value-type="float">
            <text:p>446</text:p>
          </table:table-cell>
          <table:table-cell table:formula="of:=&quot;INSERT INTO Country (name,alpha2_code,alpha3_code,number_code) VALUES ('&quot; &amp; [.A132] &amp; &quot;','&quot; &amp; [.C132] &amp; &quot;','&quot; &amp; [.D132] &amp; &quot;','&quot; &amp; [.E132] &amp; &quot;');&quot;" office:value-type="string" office:string-value="INSERT INTO Country (name,alpha2_code,alpha3_code,number_code) VALUES ('Macao','MO','MAC','446');" calcext:value-type="string">
            <text:p>INSERT INTO Country (name,alpha2_code,alpha3_code,number_code) VALUES ('Macao','MO','MAC','44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dagascar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MDG</text:p>
          </table:table-cell>
          <table:table-cell table:style-name="ce4" office:value-type="float" office:value="450" calcext:value-type="float">
            <text:p>450</text:p>
          </table:table-cell>
          <table:table-cell table:formula="of:=&quot;INSERT INTO Country (name,alpha2_code,alpha3_code,number_code) VALUES ('&quot; &amp; [.A133] &amp; &quot;','&quot; &amp; [.C133] &amp; &quot;','&quot; &amp; [.D133] &amp; &quot;','&quot; &amp; [.E133] &amp; &quot;');&quot;" office:value-type="string" office:string-value="INSERT INTO Country (name,alpha2_code,alpha3_code,number_code) VALUES ('Madagascar','MG','MDG','450');" calcext:value-type="string">
            <text:p>INSERT INTO Country (name,alpha2_code,alpha3_code,number_code) VALUES ('Madagascar','MG','MDG','45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lawi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MWI</text:p>
          </table:table-cell>
          <table:table-cell table:style-name="ce4" office:value-type="float" office:value="454" calcext:value-type="float">
            <text:p>454</text:p>
          </table:table-cell>
          <table:table-cell table:formula="of:=&quot;INSERT INTO Country (name,alpha2_code,alpha3_code,number_code) VALUES ('&quot; &amp; [.A134] &amp; &quot;','&quot; &amp; [.C134] &amp; &quot;','&quot; &amp; [.D134] &amp; &quot;','&quot; &amp; [.E134] &amp; &quot;');&quot;" office:value-type="string" office:string-value="INSERT INTO Country (name,alpha2_code,alpha3_code,number_code) VALUES ('Malawi','MW','MWI','454');" calcext:value-type="string">
            <text:p>INSERT INTO Country (name,alpha2_code,alpha3_code,number_code) VALUES ('Malawi','MW','MWI','45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laysia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MY</text:p>
          </table:table-cell>
          <table:table-cell table:style-name="ce2" office:value-type="string" calcext:value-type="string">
            <text:p>MYS</text:p>
          </table:table-cell>
          <table:table-cell table:style-name="ce4" office:value-type="float" office:value="458" calcext:value-type="float">
            <text:p>458</text:p>
          </table:table-cell>
          <table:table-cell table:formula="of:=&quot;INSERT INTO Country (name,alpha2_code,alpha3_code,number_code) VALUES ('&quot; &amp; [.A135] &amp; &quot;','&quot; &amp; [.C135] &amp; &quot;','&quot; &amp; [.D135] &amp; &quot;','&quot; &amp; [.E135] &amp; &quot;');&quot;" office:value-type="string" office:string-value="INSERT INTO Country (name,alpha2_code,alpha3_code,number_code) VALUES ('Malaysia','MY','MYS','458');" calcext:value-type="string">
            <text:p>INSERT INTO Country (name,alpha2_code,alpha3_code,number_code) VALUES ('Malaysia','MY','MYS','45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ldives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MV</text:p>
          </table:table-cell>
          <table:table-cell table:style-name="ce2" office:value-type="string" calcext:value-type="string">
            <text:p>MDV</text:p>
          </table:table-cell>
          <table:table-cell table:style-name="ce4" office:value-type="float" office:value="462" calcext:value-type="float">
            <text:p>462</text:p>
          </table:table-cell>
          <table:table-cell table:formula="of:=&quot;INSERT INTO Country (name,alpha2_code,alpha3_code,number_code) VALUES ('&quot; &amp; [.A136] &amp; &quot;','&quot; &amp; [.C136] &amp; &quot;','&quot; &amp; [.D136] &amp; &quot;','&quot; &amp; [.E136] &amp; &quot;');&quot;" office:value-type="string" office:string-value="INSERT INTO Country (name,alpha2_code,alpha3_code,number_code) VALUES ('Maldives','MV','MDV','462');" calcext:value-type="string">
            <text:p>INSERT INTO Country (name,alpha2_code,alpha3_code,number_code) VALUES ('Maldives','MV','MDV','46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li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MLI</text:p>
          </table:table-cell>
          <table:table-cell table:style-name="ce4" office:value-type="float" office:value="466" calcext:value-type="float">
            <text:p>466</text:p>
          </table:table-cell>
          <table:table-cell table:formula="of:=&quot;INSERT INTO Country (name,alpha2_code,alpha3_code,number_code) VALUES ('&quot; &amp; [.A137] &amp; &quot;','&quot; &amp; [.C137] &amp; &quot;','&quot; &amp; [.D137] &amp; &quot;','&quot; &amp; [.E137] &amp; &quot;');&quot;" office:value-type="string" office:string-value="INSERT INTO Country (name,alpha2_code,alpha3_code,number_code) VALUES ('Mali','ML','MLI','466');" calcext:value-type="string">
            <text:p>INSERT INTO Country (name,alpha2_code,alpha3_code,number_code) VALUES ('Mali','ML','MLI','46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lta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LT</text:p>
          </table:table-cell>
          <table:table-cell table:style-name="ce4" office:value-type="float" office:value="470" calcext:value-type="float">
            <text:p>470</text:p>
          </table:table-cell>
          <table:table-cell table:formula="of:=&quot;INSERT INTO Country (name,alpha2_code,alpha3_code,number_code) VALUES ('&quot; &amp; [.A138] &amp; &quot;','&quot; &amp; [.C138] &amp; &quot;','&quot; &amp; [.D138] &amp; &quot;','&quot; &amp; [.E138] &amp; &quot;');&quot;" office:value-type="string" office:string-value="INSERT INTO Country (name,alpha2_code,alpha3_code,number_code) VALUES ('Malta','MT','MLT','470');" calcext:value-type="string">
            <text:p>INSERT INTO Country (name,alpha2_code,alpha3_code,number_code) VALUES ('Malta','MT','MLT','47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Marshall Islands (the)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MH</text:p>
          </table:table-cell>
          <table:table-cell table:style-name="ce2" office:value-type="string" calcext:value-type="string">
            <text:p>MHL</text:p>
          </table:table-cell>
          <table:table-cell table:style-name="ce4" office:value-type="float" office:value="584" calcext:value-type="float">
            <text:p>584</text:p>
          </table:table-cell>
          <table:table-cell table:formula="of:=&quot;INSERT INTO Country (name,alpha2_code,alpha3_code,number_code) VALUES ('&quot; &amp; [.A139] &amp; &quot;','&quot; &amp; [.C139] &amp; &quot;','&quot; &amp; [.D139] &amp; &quot;','&quot; &amp; [.E139] &amp; &quot;');&quot;" office:value-type="string" office:string-value="INSERT INTO Country (name,alpha2_code,alpha3_code,number_code) VALUES ('Marshall Islands (the)','MH','MHL','584');" calcext:value-type="string">
            <text:p>INSERT INTO Country (name,alpha2_code,alpha3_code,number_code) VALUES ('Marshall Islands (the)','MH','MHL','58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rtinique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MQ</text:p>
          </table:table-cell>
          <table:table-cell table:style-name="ce2" office:value-type="string" calcext:value-type="string">
            <text:p>MTQ</text:p>
          </table:table-cell>
          <table:table-cell table:style-name="ce4" office:value-type="float" office:value="474" calcext:value-type="float">
            <text:p>474</text:p>
          </table:table-cell>
          <table:table-cell table:formula="of:=&quot;INSERT INTO Country (name,alpha2_code,alpha3_code,number_code) VALUES ('&quot; &amp; [.A140] &amp; &quot;','&quot; &amp; [.C140] &amp; &quot;','&quot; &amp; [.D140] &amp; &quot;','&quot; &amp; [.E140] &amp; &quot;');&quot;" office:value-type="string" office:string-value="INSERT INTO Country (name,alpha2_code,alpha3_code,number_code) VALUES ('Martinique','MQ','MTQ','474');" calcext:value-type="string">
            <text:p>INSERT INTO Country (name,alpha2_code,alpha3_code,number_code) VALUES ('Martinique','MQ','MTQ','47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uritania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MR</text:p>
          </table:table-cell>
          <table:table-cell table:style-name="ce2" office:value-type="string" calcext:value-type="string">
            <text:p>MRT</text:p>
          </table:table-cell>
          <table:table-cell table:style-name="ce4" office:value-type="float" office:value="478" calcext:value-type="float">
            <text:p>478</text:p>
          </table:table-cell>
          <table:table-cell table:formula="of:=&quot;INSERT INTO Country (name,alpha2_code,alpha3_code,number_code) VALUES ('&quot; &amp; [.A141] &amp; &quot;','&quot; &amp; [.C141] &amp; &quot;','&quot; &amp; [.D141] &amp; &quot;','&quot; &amp; [.E141] &amp; &quot;');&quot;" office:value-type="string" office:string-value="INSERT INTO Country (name,alpha2_code,alpha3_code,number_code) VALUES ('Mauritania','MR','MRT','478');" calcext:value-type="string">
            <text:p>INSERT INTO Country (name,alpha2_code,alpha3_code,number_code) VALUES ('Mauritania','MR','MRT','47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uritius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MU</text:p>
          </table:table-cell>
          <table:table-cell table:style-name="ce2" office:value-type="string" calcext:value-type="string">
            <text:p>MUS</text:p>
          </table:table-cell>
          <table:table-cell table:style-name="ce4" office:value-type="float" office:value="480" calcext:value-type="float">
            <text:p>480</text:p>
          </table:table-cell>
          <table:table-cell table:formula="of:=&quot;INSERT INTO Country (name,alpha2_code,alpha3_code,number_code) VALUES ('&quot; &amp; [.A142] &amp; &quot;','&quot; &amp; [.C142] &amp; &quot;','&quot; &amp; [.D142] &amp; &quot;','&quot; &amp; [.E142] &amp; &quot;');&quot;" office:value-type="string" office:string-value="INSERT INTO Country (name,alpha2_code,alpha3_code,number_code) VALUES ('Mauritius','MU','MUS','480');" calcext:value-type="string">
            <text:p>INSERT INTO Country (name,alpha2_code,alpha3_code,number_code) VALUES ('Mauritius','MU','MUS','48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ayotte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YT</text:p>
          </table:table-cell>
          <table:table-cell table:style-name="ce2" office:value-type="string" calcext:value-type="string">
            <text:p>MYT</text:p>
          </table:table-cell>
          <table:table-cell table:style-name="ce4" office:value-type="float" office:value="175" calcext:value-type="float">
            <text:p>175</text:p>
          </table:table-cell>
          <table:table-cell table:formula="of:=&quot;INSERT INTO Country (name,alpha2_code,alpha3_code,number_code) VALUES ('&quot; &amp; [.A143] &amp; &quot;','&quot; &amp; [.C143] &amp; &quot;','&quot; &amp; [.D143] &amp; &quot;','&quot; &amp; [.E143] &amp; &quot;');&quot;" office:value-type="string" office:string-value="INSERT INTO Country (name,alpha2_code,alpha3_code,number_code) VALUES ('Mayotte','YT','MYT','175');" calcext:value-type="string">
            <text:p>INSERT INTO Country (name,alpha2_code,alpha3_code,number_code) VALUES ('Mayotte','YT','MYT','175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exico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MEX</text:p>
          </table:table-cell>
          <table:table-cell table:style-name="ce4" office:value-type="float" office:value="484" calcext:value-type="float">
            <text:p>484</text:p>
          </table:table-cell>
          <table:table-cell table:formula="of:=&quot;INSERT INTO Country (name,alpha2_code,alpha3_code,number_code) VALUES ('&quot; &amp; [.A144] &amp; &quot;','&quot; &amp; [.C144] &amp; &quot;','&quot; &amp; [.D144] &amp; &quot;','&quot; &amp; [.E144] &amp; &quot;');&quot;" office:value-type="string" office:string-value="INSERT INTO Country (name,alpha2_code,alpha3_code,number_code) VALUES ('Mexico','MX','MEX','484');" calcext:value-type="string">
            <text:p>INSERT INTO Country (name,alpha2_code,alpha3_code,number_code) VALUES ('Mexico','MX','MEX','48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Micronesia (Federated States of)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FM</text:p>
          </table:table-cell>
          <table:table-cell table:style-name="ce2" office:value-type="string" calcext:value-type="string">
            <text:p>FSM</text:p>
          </table:table-cell>
          <table:table-cell table:style-name="ce4" office:value-type="float" office:value="583" calcext:value-type="float">
            <text:p>583</text:p>
          </table:table-cell>
          <table:table-cell table:formula="of:=&quot;INSERT INTO Country (name,alpha2_code,alpha3_code,number_code) VALUES ('&quot; &amp; [.A145] &amp; &quot;','&quot; &amp; [.C145] &amp; &quot;','&quot; &amp; [.D145] &amp; &quot;','&quot; &amp; [.E145] &amp; &quot;');&quot;" office:value-type="string" office:string-value="INSERT INTO Country (name,alpha2_code,alpha3_code,number_code) VALUES ('Micronesia (Federated States of)','FM','FSM','583');" calcext:value-type="string">
            <text:p>INSERT INTO Country (name,alpha2_code,alpha3_code,number_code) VALUES ('Micronesia (Federated States of)','FM','FSM','583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Moldova (the Republic of)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MDA</text:p>
          </table:table-cell>
          <table:table-cell table:style-name="ce4" office:value-type="float" office:value="498" calcext:value-type="float">
            <text:p>498</text:p>
          </table:table-cell>
          <table:table-cell table:formula="of:=&quot;INSERT INTO Country (name,alpha2_code,alpha3_code,number_code) VALUES ('&quot; &amp; [.A146] &amp; &quot;','&quot; &amp; [.C146] &amp; &quot;','&quot; &amp; [.D146] &amp; &quot;','&quot; &amp; [.E146] &amp; &quot;');&quot;" office:value-type="string" office:string-value="INSERT INTO Country (name,alpha2_code,alpha3_code,number_code) VALUES ('Moldova (the Republic of)','MD','MDA','498');" calcext:value-type="string">
            <text:p>INSERT INTO Country (name,alpha2_code,alpha3_code,number_code) VALUES ('Moldova (the Republic of)','MD','MDA','49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onaco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MCO</text:p>
          </table:table-cell>
          <table:table-cell table:style-name="ce4" office:value-type="float" office:value="492" calcext:value-type="float">
            <text:p>492</text:p>
          </table:table-cell>
          <table:table-cell table:formula="of:=&quot;INSERT INTO Country (name,alpha2_code,alpha3_code,number_code) VALUES ('&quot; &amp; [.A147] &amp; &quot;','&quot; &amp; [.C147] &amp; &quot;','&quot; &amp; [.D147] &amp; &quot;','&quot; &amp; [.E147] &amp; &quot;');&quot;" office:value-type="string" office:string-value="INSERT INTO Country (name,alpha2_code,alpha3_code,number_code) VALUES ('Monaco','MC','MCO','492');" calcext:value-type="string">
            <text:p>INSERT INTO Country (name,alpha2_code,alpha3_code,number_code) VALUES ('Monaco','MC','MCO','49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ongolia</text:p>
          </table:table-cell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NG</text:p>
          </table:table-cell>
          <table:table-cell table:style-name="ce4" office:value-type="float" office:value="496" calcext:value-type="float">
            <text:p>496</text:p>
          </table:table-cell>
          <table:table-cell table:formula="of:=&quot;INSERT INTO Country (name,alpha2_code,alpha3_code,number_code) VALUES ('&quot; &amp; [.A148] &amp; &quot;','&quot; &amp; [.C148] &amp; &quot;','&quot; &amp; [.D148] &amp; &quot;','&quot; &amp; [.E148] &amp; &quot;');&quot;" office:value-type="string" office:string-value="INSERT INTO Country (name,alpha2_code,alpha3_code,number_code) VALUES ('Mongolia','MN','MNG','496');" calcext:value-type="string">
            <text:p>INSERT INTO Country (name,alpha2_code,alpha3_code,number_code) VALUES ('Mongolia','MN','MNG','49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ontenegro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MNE</text:p>
          </table:table-cell>
          <table:table-cell table:style-name="ce4" office:value-type="float" office:value="499" calcext:value-type="float">
            <text:p>499</text:p>
          </table:table-cell>
          <table:table-cell table:formula="of:=&quot;INSERT INTO Country (name,alpha2_code,alpha3_code,number_code) VALUES ('&quot; &amp; [.A149] &amp; &quot;','&quot; &amp; [.C149] &amp; &quot;','&quot; &amp; [.D149] &amp; &quot;','&quot; &amp; [.E149] &amp; &quot;');&quot;" office:value-type="string" office:string-value="INSERT INTO Country (name,alpha2_code,alpha3_code,number_code) VALUES ('Montenegro','ME','MNE','499');" calcext:value-type="string">
            <text:p>INSERT INTO Country (name,alpha2_code,alpha3_code,number_code) VALUES ('Montenegro','ME','MNE','499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ontserrat</text:p>
          </table:table-cell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SR</text:p>
          </table:table-cell>
          <table:table-cell table:style-name="ce4" office:value-type="float" office:value="500" calcext:value-type="float">
            <text:p>500</text:p>
          </table:table-cell>
          <table:table-cell table:formula="of:=&quot;INSERT INTO Country (name,alpha2_code,alpha3_code,number_code) VALUES ('&quot; &amp; [.A150] &amp; &quot;','&quot; &amp; [.C150] &amp; &quot;','&quot; &amp; [.D150] &amp; &quot;','&quot; &amp; [.E150] &amp; &quot;');&quot;" office:value-type="string" office:string-value="INSERT INTO Country (name,alpha2_code,alpha3_code,number_code) VALUES ('Montserrat','MS','MSR','500');" calcext:value-type="string">
            <text:p>INSERT INTO Country (name,alpha2_code,alpha3_code,number_code) VALUES ('Montserrat','MS','MSR','50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orocco</text:p>
          </table:table-cell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MAR</text:p>
          </table:table-cell>
          <table:table-cell table:style-name="ce4" office:value-type="float" office:value="504" calcext:value-type="float">
            <text:p>504</text:p>
          </table:table-cell>
          <table:table-cell table:formula="of:=&quot;INSERT INTO Country (name,alpha2_code,alpha3_code,number_code) VALUES ('&quot; &amp; [.A151] &amp; &quot;','&quot; &amp; [.C151] &amp; &quot;','&quot; &amp; [.D151] &amp; &quot;','&quot; &amp; [.E151] &amp; &quot;');&quot;" office:value-type="string" office:string-value="INSERT INTO Country (name,alpha2_code,alpha3_code,number_code) VALUES ('Morocco','MA','MAR','504');" calcext:value-type="string">
            <text:p>INSERT INTO Country (name,alpha2_code,alpha3_code,number_code) VALUES ('Morocco','MA','MAR','50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ozambique</text:p>
          </table:table-cell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MZ</text:p>
          </table:table-cell>
          <table:table-cell table:style-name="ce2" office:value-type="string" calcext:value-type="string">
            <text:p>MOZ</text:p>
          </table:table-cell>
          <table:table-cell table:style-name="ce4" office:value-type="float" office:value="508" calcext:value-type="float">
            <text:p>508</text:p>
          </table:table-cell>
          <table:table-cell table:formula="of:=&quot;INSERT INTO Country (name,alpha2_code,alpha3_code,number_code) VALUES ('&quot; &amp; [.A152] &amp; &quot;','&quot; &amp; [.C152] &amp; &quot;','&quot; &amp; [.D152] &amp; &quot;','&quot; &amp; [.E152] &amp; &quot;');&quot;" office:value-type="string" office:string-value="INSERT INTO Country (name,alpha2_code,alpha3_code,number_code) VALUES ('Mozambique','MZ','MOZ','508');" calcext:value-type="string">
            <text:p>INSERT INTO Country (name,alpha2_code,alpha3_code,number_code) VALUES ('Mozambique','MZ','MOZ','50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Myanmar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MMR</text:p>
          </table:table-cell>
          <table:table-cell table:style-name="ce4" office:value-type="float" office:value="104" calcext:value-type="float">
            <text:p>104</text:p>
          </table:table-cell>
          <table:table-cell table:formula="of:=&quot;INSERT INTO Country (name,alpha2_code,alpha3_code,number_code) VALUES ('&quot; &amp; [.A153] &amp; &quot;','&quot; &amp; [.C153] &amp; &quot;','&quot; &amp; [.D153] &amp; &quot;','&quot; &amp; [.E153] &amp; &quot;');&quot;" office:value-type="string" office:string-value="INSERT INTO Country (name,alpha2_code,alpha3_code,number_code) VALUES ('Myanmar','MM','MMR','104');" calcext:value-type="string">
            <text:p>INSERT INTO Country (name,alpha2_code,alpha3_code,number_code) VALUES ('Myanmar','MM','MMR','10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amibia</text:p>
          </table:table-cell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AM</text:p>
          </table:table-cell>
          <table:table-cell table:style-name="ce4" office:value-type="float" office:value="516" calcext:value-type="float">
            <text:p>516</text:p>
          </table:table-cell>
          <table:table-cell table:formula="of:=&quot;INSERT INTO Country (name,alpha2_code,alpha3_code,number_code) VALUES ('&quot; &amp; [.A154] &amp; &quot;','&quot; &amp; [.C154] &amp; &quot;','&quot; &amp; [.D154] &amp; &quot;','&quot; &amp; [.E154] &amp; &quot;');&quot;" office:value-type="string" office:string-value="INSERT INTO Country (name,alpha2_code,alpha3_code,number_code) VALUES ('Namibia','NA','NAM','516');" calcext:value-type="string">
            <text:p>INSERT INTO Country (name,alpha2_code,alpha3_code,number_code) VALUES ('Namibia','NA','NAM','51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auru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RU</text:p>
          </table:table-cell>
          <table:table-cell table:style-name="ce4" office:value-type="float" office:value="520" calcext:value-type="float">
            <text:p>520</text:p>
          </table:table-cell>
          <table:table-cell table:formula="of:=&quot;INSERT INTO Country (name,alpha2_code,alpha3_code,number_code) VALUES ('&quot; &amp; [.A155] &amp; &quot;','&quot; &amp; [.C155] &amp; &quot;','&quot; &amp; [.D155] &amp; &quot;','&quot; &amp; [.E155] &amp; &quot;');&quot;" office:value-type="string" office:string-value="INSERT INTO Country (name,alpha2_code,alpha3_code,number_code) VALUES ('Nauru','NR','NRU','520');" calcext:value-type="string">
            <text:p>INSERT INTO Country (name,alpha2_code,alpha3_code,number_code) VALUES ('Nauru','NR','NRU','52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epal</text:p>
          </table:table-cell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NP</text:p>
          </table:table-cell>
          <table:table-cell table:style-name="ce2" office:value-type="string" calcext:value-type="string">
            <text:p>NPL</text:p>
          </table:table-cell>
          <table:table-cell table:style-name="ce4" office:value-type="float" office:value="524" calcext:value-type="float">
            <text:p>524</text:p>
          </table:table-cell>
          <table:table-cell table:formula="of:=&quot;INSERT INTO Country (name,alpha2_code,alpha3_code,number_code) VALUES ('&quot; &amp; [.A156] &amp; &quot;','&quot; &amp; [.C156] &amp; &quot;','&quot; &amp; [.D156] &amp; &quot;','&quot; &amp; [.E156] &amp; &quot;');&quot;" office:value-type="string" office:string-value="INSERT INTO Country (name,alpha2_code,alpha3_code,number_code) VALUES ('Nepal','NP','NPL','524');" calcext:value-type="string">
            <text:p>INSERT INTO Country (name,alpha2_code,alpha3_code,number_code) VALUES ('Nepal','NP','NPL','52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Netherlands (the)</text:p>
          </table:table-cell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NL</text:p>
          </table:table-cell>
          <table:table-cell table:style-name="ce2" office:value-type="string" calcext:value-type="string">
            <text:p>NLD</text:p>
          </table:table-cell>
          <table:table-cell table:style-name="ce4" office:value-type="float" office:value="528" calcext:value-type="float">
            <text:p>528</text:p>
          </table:table-cell>
          <table:table-cell table:formula="of:=&quot;INSERT INTO Country (name,alpha2_code,alpha3_code,number_code) VALUES ('&quot; &amp; [.A157] &amp; &quot;','&quot; &amp; [.C157] &amp; &quot;','&quot; &amp; [.D157] &amp; &quot;','&quot; &amp; [.E157] &amp; &quot;');&quot;" office:value-type="string" office:string-value="INSERT INTO Country (name,alpha2_code,alpha3_code,number_code) VALUES ('Netherlands (the)','NL','NLD','528');" calcext:value-type="string">
            <text:p>INSERT INTO Country (name,alpha2_code,alpha3_code,number_code) VALUES ('Netherlands (the)','NL','NLD','52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New Caledonia</text:p>
          </table:table-cell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NCL</text:p>
          </table:table-cell>
          <table:table-cell table:style-name="ce4" office:value-type="float" office:value="540" calcext:value-type="float">
            <text:p>540</text:p>
          </table:table-cell>
          <table:table-cell table:formula="of:=&quot;INSERT INTO Country (name,alpha2_code,alpha3_code,number_code) VALUES ('&quot; &amp; [.A158] &amp; &quot;','&quot; &amp; [.C158] &amp; &quot;','&quot; &amp; [.D158] &amp; &quot;','&quot; &amp; [.E158] &amp; &quot;');&quot;" office:value-type="string" office:string-value="INSERT INTO Country (name,alpha2_code,alpha3_code,number_code) VALUES ('New Caledonia','NC','NCL','540');" calcext:value-type="string">
            <text:p>INSERT INTO Country (name,alpha2_code,alpha3_code,number_code) VALUES ('New Caledonia','NC','NCL','54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ew Zealand</text:p>
          </table:table-cell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NZL</text:p>
          </table:table-cell>
          <table:table-cell table:style-name="ce4" office:value-type="float" office:value="554" calcext:value-type="float">
            <text:p>554</text:p>
          </table:table-cell>
          <table:table-cell table:formula="of:=&quot;INSERT INTO Country (name,alpha2_code,alpha3_code,number_code) VALUES ('&quot; &amp; [.A159] &amp; &quot;','&quot; &amp; [.C159] &amp; &quot;','&quot; &amp; [.D159] &amp; &quot;','&quot; &amp; [.E159] &amp; &quot;');&quot;" office:value-type="string" office:string-value="INSERT INTO Country (name,alpha2_code,alpha3_code,number_code) VALUES ('New Zealand','NZ','NZL','554');" calcext:value-type="string">
            <text:p>INSERT INTO Country (name,alpha2_code,alpha3_code,number_code) VALUES ('New Zealand','NZ','NZL','55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icaragua</text:p>
          </table:table-cell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NIC</text:p>
          </table:table-cell>
          <table:table-cell table:style-name="ce4" office:value-type="float" office:value="558" calcext:value-type="float">
            <text:p>558</text:p>
          </table:table-cell>
          <table:table-cell table:formula="of:=&quot;INSERT INTO Country (name,alpha2_code,alpha3_code,number_code) VALUES ('&quot; &amp; [.A160] &amp; &quot;','&quot; &amp; [.C160] &amp; &quot;','&quot; &amp; [.D160] &amp; &quot;','&quot; &amp; [.E160] &amp; &quot;');&quot;" office:value-type="string" office:string-value="INSERT INTO Country (name,alpha2_code,alpha3_code,number_code) VALUES ('Nicaragua','NI','NIC','558');" calcext:value-type="string">
            <text:p>INSERT INTO Country (name,alpha2_code,alpha3_code,number_code) VALUES ('Nicaragua','NI','NIC','55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iger (the)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R</text:p>
          </table:table-cell>
          <table:table-cell table:style-name="ce4" office:value-type="float" office:value="562" calcext:value-type="float">
            <text:p>562</text:p>
          </table:table-cell>
          <table:table-cell table:formula="of:=&quot;INSERT INTO Country (name,alpha2_code,alpha3_code,number_code) VALUES ('&quot; &amp; [.A161] &amp; &quot;','&quot; &amp; [.C161] &amp; &quot;','&quot; &amp; [.D161] &amp; &quot;','&quot; &amp; [.E161] &amp; &quot;');&quot;" office:value-type="string" office:string-value="INSERT INTO Country (name,alpha2_code,alpha3_code,number_code) VALUES ('Niger (the)','NE','NER','562');" calcext:value-type="string">
            <text:p>INSERT INTO Country (name,alpha2_code,alpha3_code,number_code) VALUES ('Niger (the)','NE','NER','56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igeria</text:p>
          </table:table-cell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NGA</text:p>
          </table:table-cell>
          <table:table-cell table:style-name="ce4" office:value-type="float" office:value="566" calcext:value-type="float">
            <text:p>566</text:p>
          </table:table-cell>
          <table:table-cell table:formula="of:=&quot;INSERT INTO Country (name,alpha2_code,alpha3_code,number_code) VALUES ('&quot; &amp; [.A162] &amp; &quot;','&quot; &amp; [.C162] &amp; &quot;','&quot; &amp; [.D162] &amp; &quot;','&quot; &amp; [.E162] &amp; &quot;');&quot;" office:value-type="string" office:string-value="INSERT INTO Country (name,alpha2_code,alpha3_code,number_code) VALUES ('Nigeria','NG','NGA','566');" calcext:value-type="string">
            <text:p>INSERT INTO Country (name,alpha2_code,alpha3_code,number_code) VALUES ('Nigeria','NG','NGA','56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iue</text:p>
          </table:table-cell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NU</text:p>
          </table:table-cell>
          <table:table-cell table:style-name="ce2" office:value-type="string" calcext:value-type="string">
            <text:p>NIU</text:p>
          </table:table-cell>
          <table:table-cell table:style-name="ce4" office:value-type="float" office:value="570" calcext:value-type="float">
            <text:p>570</text:p>
          </table:table-cell>
          <table:table-cell table:formula="of:=&quot;INSERT INTO Country (name,alpha2_code,alpha3_code,number_code) VALUES ('&quot; &amp; [.A163] &amp; &quot;','&quot; &amp; [.C163] &amp; &quot;','&quot; &amp; [.D163] &amp; &quot;','&quot; &amp; [.E163] &amp; &quot;');&quot;" office:value-type="string" office:string-value="INSERT INTO Country (name,alpha2_code,alpha3_code,number_code) VALUES ('Niue','NU','NIU','570');" calcext:value-type="string">
            <text:p>INSERT INTO Country (name,alpha2_code,alpha3_code,number_code) VALUES ('Niue','NU','NIU','57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orfolk Island</text:p>
          </table:table-cell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NF</text:p>
          </table:table-cell>
          <table:table-cell table:style-name="ce2" office:value-type="string" calcext:value-type="string">
            <text:p>NFK</text:p>
          </table:table-cell>
          <table:table-cell table:style-name="ce4" office:value-type="float" office:value="574" calcext:value-type="float">
            <text:p>574</text:p>
          </table:table-cell>
          <table:table-cell table:formula="of:=&quot;INSERT INTO Country (name,alpha2_code,alpha3_code,number_code) VALUES ('&quot; &amp; [.A164] &amp; &quot;','&quot; &amp; [.C164] &amp; &quot;','&quot; &amp; [.D164] &amp; &quot;','&quot; &amp; [.E164] &amp; &quot;');&quot;" office:value-type="string" office:string-value="INSERT INTO Country (name,alpha2_code,alpha3_code,number_code) VALUES ('Norfolk Island','NF','NFK','574');" calcext:value-type="string">
            <text:p>INSERT INTO Country (name,alpha2_code,alpha3_code,number_code) VALUES ('Norfolk Island','NF','NFK','57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Northern Mariana Islands (the)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MNP</text:p>
          </table:table-cell>
          <table:table-cell table:style-name="ce4" office:value-type="float" office:value="580" calcext:value-type="float">
            <text:p>580</text:p>
          </table:table-cell>
          <table:table-cell table:formula="of:=&quot;INSERT INTO Country (name,alpha2_code,alpha3_code,number_code) VALUES ('&quot; &amp; [.A165] &amp; &quot;','&quot; &amp; [.C165] &amp; &quot;','&quot; &amp; [.D165] &amp; &quot;','&quot; &amp; [.E165] &amp; &quot;');&quot;" office:value-type="string" office:string-value="INSERT INTO Country (name,alpha2_code,alpha3_code,number_code) VALUES ('Northern Mariana Islands (the)','MP','MNP','580');" calcext:value-type="string">
            <text:p>INSERT INTO Country (name,alpha2_code,alpha3_code,number_code) VALUES ('Northern Mariana Islands (the)','MP','MNP','58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orway</text:p>
          </table:table-cell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R</text:p>
          </table:table-cell>
          <table:table-cell table:style-name="ce4" office:value-type="float" office:value="578" calcext:value-type="float">
            <text:p>578</text:p>
          </table:table-cell>
          <table:table-cell table:formula="of:=&quot;INSERT INTO Country (name,alpha2_code,alpha3_code,number_code) VALUES ('&quot; &amp; [.A166] &amp; &quot;','&quot; &amp; [.C166] &amp; &quot;','&quot; &amp; [.D166] &amp; &quot;','&quot; &amp; [.E166] &amp; &quot;');&quot;" office:value-type="string" office:string-value="INSERT INTO Country (name,alpha2_code,alpha3_code,number_code) VALUES ('Norway','NO','NOR','578');" calcext:value-type="string">
            <text:p>INSERT INTO Country (name,alpha2_code,alpha3_code,number_code) VALUES ('Norway','NO','NOR','57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Oman</text:p>
          </table:table-cell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OM</text:p>
          </table:table-cell>
          <table:table-cell table:style-name="ce2" office:value-type="string" calcext:value-type="string">
            <text:p>OMN</text:p>
          </table:table-cell>
          <table:table-cell table:style-name="ce4" office:value-type="float" office:value="512" calcext:value-type="float">
            <text:p>512</text:p>
          </table:table-cell>
          <table:table-cell table:formula="of:=&quot;INSERT INTO Country (name,alpha2_code,alpha3_code,number_code) VALUES ('&quot; &amp; [.A167] &amp; &quot;','&quot; &amp; [.C167] &amp; &quot;','&quot; &amp; [.D167] &amp; &quot;','&quot; &amp; [.E167] &amp; &quot;');&quot;" office:value-type="string" office:string-value="INSERT INTO Country (name,alpha2_code,alpha3_code,number_code) VALUES ('Oman','OM','OMN','512');" calcext:value-type="string">
            <text:p>INSERT INTO Country (name,alpha2_code,alpha3_code,number_code) VALUES ('Oman','OM','OMN','51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akistan</text:p>
          </table:table-cell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PAK</text:p>
          </table:table-cell>
          <table:table-cell table:style-name="ce4" office:value-type="float" office:value="586" calcext:value-type="float">
            <text:p>586</text:p>
          </table:table-cell>
          <table:table-cell table:formula="of:=&quot;INSERT INTO Country (name,alpha2_code,alpha3_code,number_code) VALUES ('&quot; &amp; [.A168] &amp; &quot;','&quot; &amp; [.C168] &amp; &quot;','&quot; &amp; [.D168] &amp; &quot;','&quot; &amp; [.E168] &amp; &quot;');&quot;" office:value-type="string" office:string-value="INSERT INTO Country (name,alpha2_code,alpha3_code,number_code) VALUES ('Pakistan','PK','PAK','586');" calcext:value-type="string">
            <text:p>INSERT INTO Country (name,alpha2_code,alpha3_code,number_code) VALUES ('Pakistan','PK','PAK','58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alau</text:p>
          </table:table-cell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PW</text:p>
          </table:table-cell>
          <table:table-cell table:style-name="ce2" office:value-type="string" calcext:value-type="string">
            <text:p>PLW</text:p>
          </table:table-cell>
          <table:table-cell table:style-name="ce4" office:value-type="float" office:value="585" calcext:value-type="float">
            <text:p>585</text:p>
          </table:table-cell>
          <table:table-cell table:formula="of:=&quot;INSERT INTO Country (name,alpha2_code,alpha3_code,number_code) VALUES ('&quot; &amp; [.A169] &amp; &quot;','&quot; &amp; [.C169] &amp; &quot;','&quot; &amp; [.D169] &amp; &quot;','&quot; &amp; [.E169] &amp; &quot;');&quot;" office:value-type="string" office:string-value="INSERT INTO Country (name,alpha2_code,alpha3_code,number_code) VALUES ('Palau','PW','PLW','585');" calcext:value-type="string">
            <text:p>INSERT INTO Country (name,alpha2_code,alpha3_code,number_code) VALUES ('Palau','PW','PLW','585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Palestine, State of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PSE</text:p>
          </table:table-cell>
          <table:table-cell table:style-name="ce4" office:value-type="float" office:value="275" calcext:value-type="float">
            <text:p>275</text:p>
          </table:table-cell>
          <table:table-cell table:formula="of:=&quot;INSERT INTO Country (name,alpha2_code,alpha3_code,number_code) VALUES ('&quot; &amp; [.A170] &amp; &quot;','&quot; &amp; [.C170] &amp; &quot;','&quot; &amp; [.D170] &amp; &quot;','&quot; &amp; [.E170] &amp; &quot;');&quot;" office:value-type="string" office:string-value="INSERT INTO Country (name,alpha2_code,alpha3_code,number_code) VALUES ('Palestine, State of','PS','PSE','275');" calcext:value-type="string">
            <text:p>INSERT INTO Country (name,alpha2_code,alpha3_code,number_code) VALUES ('Palestine, State of','PS','PSE','275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anama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AN</text:p>
          </table:table-cell>
          <table:table-cell table:style-name="ce4" office:value-type="float" office:value="591" calcext:value-type="float">
            <text:p>591</text:p>
          </table:table-cell>
          <table:table-cell table:formula="of:=&quot;INSERT INTO Country (name,alpha2_code,alpha3_code,number_code) VALUES ('&quot; &amp; [.A171] &amp; &quot;','&quot; &amp; [.C171] &amp; &quot;','&quot; &amp; [.D171] &amp; &quot;','&quot; &amp; [.E171] &amp; &quot;');&quot;" office:value-type="string" office:string-value="INSERT INTO Country (name,alpha2_code,alpha3_code,number_code) VALUES ('Panama','PA','PAN','591');" calcext:value-type="string">
            <text:p>INSERT INTO Country (name,alpha2_code,alpha3_code,number_code) VALUES ('Panama','PA','PAN','591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Papua New Guinea</text:p>
          </table:table-cell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PG</text:p>
          </table:table-cell>
          <table:table-cell table:style-name="ce2" office:value-type="string" calcext:value-type="string">
            <text:p>PNG</text:p>
          </table:table-cell>
          <table:table-cell table:style-name="ce4" office:value-type="float" office:value="598" calcext:value-type="float">
            <text:p>598</text:p>
          </table:table-cell>
          <table:table-cell table:formula="of:=&quot;INSERT INTO Country (name,alpha2_code,alpha3_code,number_code) VALUES ('&quot; &amp; [.A172] &amp; &quot;','&quot; &amp; [.C172] &amp; &quot;','&quot; &amp; [.D172] &amp; &quot;','&quot; &amp; [.E172] &amp; &quot;');&quot;" office:value-type="string" office:string-value="INSERT INTO Country (name,alpha2_code,alpha3_code,number_code) VALUES ('Papua New Guinea','PG','PNG','598');" calcext:value-type="string">
            <text:p>INSERT INTO Country (name,alpha2_code,alpha3_code,number_code) VALUES ('Papua New Guinea','PG','PNG','59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araguay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PY</text:p>
          </table:table-cell>
          <table:table-cell table:style-name="ce2" office:value-type="string" calcext:value-type="string">
            <text:p>PRY</text:p>
          </table:table-cell>
          <table:table-cell table:style-name="ce4" office:value-type="float" office:value="600" calcext:value-type="float">
            <text:p>600</text:p>
          </table:table-cell>
          <table:table-cell table:formula="of:=&quot;INSERT INTO Country (name,alpha2_code,alpha3_code,number_code) VALUES ('&quot; &amp; [.A173] &amp; &quot;','&quot; &amp; [.C173] &amp; &quot;','&quot; &amp; [.D173] &amp; &quot;','&quot; &amp; [.E173] &amp; &quot;');&quot;" office:value-type="string" office:string-value="INSERT INTO Country (name,alpha2_code,alpha3_code,number_code) VALUES ('Paraguay','PY','PRY','600');" calcext:value-type="string">
            <text:p>INSERT INTO Country (name,alpha2_code,alpha3_code,number_code) VALUES ('Paraguay','PY','PRY','60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eru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PER</text:p>
          </table:table-cell>
          <table:table-cell table:style-name="ce4" office:value-type="float" office:value="604" calcext:value-type="float">
            <text:p>604</text:p>
          </table:table-cell>
          <table:table-cell table:formula="of:=&quot;INSERT INTO Country (name,alpha2_code,alpha3_code,number_code) VALUES ('&quot; &amp; [.A174] &amp; &quot;','&quot; &amp; [.C174] &amp; &quot;','&quot; &amp; [.D174] &amp; &quot;','&quot; &amp; [.E174] &amp; &quot;');&quot;" office:value-type="string" office:string-value="INSERT INTO Country (name,alpha2_code,alpha3_code,number_code) VALUES ('Peru','PE','PER','604');" calcext:value-type="string">
            <text:p>INSERT INTO Country (name,alpha2_code,alpha3_code,number_code) VALUES ('Peru','PE','PER','60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Philippines (the)</text:p>
          </table:table-cell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PHL</text:p>
          </table:table-cell>
          <table:table-cell table:style-name="ce4" office:value-type="float" office:value="608" calcext:value-type="float">
            <text:p>608</text:p>
          </table:table-cell>
          <table:table-cell table:formula="of:=&quot;INSERT INTO Country (name,alpha2_code,alpha3_code,number_code) VALUES ('&quot; &amp; [.A175] &amp; &quot;','&quot; &amp; [.C175] &amp; &quot;','&quot; &amp; [.D175] &amp; &quot;','&quot; &amp; [.E175] &amp; &quot;');&quot;" office:value-type="string" office:string-value="INSERT INTO Country (name,alpha2_code,alpha3_code,number_code) VALUES ('Philippines (the)','PH','PHL','608');" calcext:value-type="string">
            <text:p>INSERT INTO Country (name,alpha2_code,alpha3_code,number_code) VALUES ('Philippines (the)','PH','PHL','60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itcairn</text:p>
          </table:table-cell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PN</text:p>
          </table:table-cell>
          <table:table-cell table:style-name="ce2" office:value-type="string" calcext:value-type="string">
            <text:p>PCN</text:p>
          </table:table-cell>
          <table:table-cell table:style-name="ce4" office:value-type="float" office:value="612" calcext:value-type="float">
            <text:p>612</text:p>
          </table:table-cell>
          <table:table-cell table:formula="of:=&quot;INSERT INTO Country (name,alpha2_code,alpha3_code,number_code) VALUES ('&quot; &amp; [.A176] &amp; &quot;','&quot; &amp; [.C176] &amp; &quot;','&quot; &amp; [.D176] &amp; &quot;','&quot; &amp; [.E176] &amp; &quot;');&quot;" office:value-type="string" office:string-value="INSERT INTO Country (name,alpha2_code,alpha3_code,number_code) VALUES ('Pitcairn','PN','PCN','612');" calcext:value-type="string">
            <text:p>INSERT INTO Country (name,alpha2_code,alpha3_code,number_code) VALUES ('Pitcairn','PN','PCN','61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oland</text:p>
          </table:table-cell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PL</text:p>
          </table:table-cell>
          <table:table-cell table:style-name="ce2" office:value-type="string" calcext:value-type="string">
            <text:p>POL</text:p>
          </table:table-cell>
          <table:table-cell table:style-name="ce4" office:value-type="float" office:value="616" calcext:value-type="float">
            <text:p>616</text:p>
          </table:table-cell>
          <table:table-cell table:formula="of:=&quot;INSERT INTO Country (name,alpha2_code,alpha3_code,number_code) VALUES ('&quot; &amp; [.A177] &amp; &quot;','&quot; &amp; [.C177] &amp; &quot;','&quot; &amp; [.D177] &amp; &quot;','&quot; &amp; [.E177] &amp; &quot;');&quot;" office:value-type="string" office:string-value="INSERT INTO Country (name,alpha2_code,alpha3_code,number_code) VALUES ('Poland','PL','POL','616');" calcext:value-type="string">
            <text:p>INSERT INTO Country (name,alpha2_code,alpha3_code,number_code) VALUES ('Poland','PL','POL','61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T</text:p>
          </table:table-cell>
          <table:table-cell table:style-name="ce4" office:value-type="float" office:value="620" calcext:value-type="float">
            <text:p>620</text:p>
          </table:table-cell>
          <table:table-cell table:formula="of:=&quot;INSERT INTO Country (name,alpha2_code,alpha3_code,number_code) VALUES ('&quot; &amp; [.A178] &amp; &quot;','&quot; &amp; [.C178] &amp; &quot;','&quot; &amp; [.D178] &amp; &quot;','&quot; &amp; [.E178] &amp; &quot;');&quot;" office:value-type="string" office:string-value="INSERT INTO Country (name,alpha2_code,alpha3_code,number_code) VALUES ('Portugal','PT','PRT','620');" calcext:value-type="string">
            <text:p>INSERT INTO Country (name,alpha2_code,alpha3_code,number_code) VALUES ('Portugal','PT','PRT','62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uerto Rico</text:p>
          </table:table-cell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PRI</text:p>
          </table:table-cell>
          <table:table-cell table:style-name="ce4" office:value-type="float" office:value="630" calcext:value-type="float">
            <text:p>630</text:p>
          </table:table-cell>
          <table:table-cell table:formula="of:=&quot;INSERT INTO Country (name,alpha2_code,alpha3_code,number_code) VALUES ('&quot; &amp; [.A179] &amp; &quot;','&quot; &amp; [.C179] &amp; &quot;','&quot; &amp; [.D179] &amp; &quot;','&quot; &amp; [.E179] &amp; &quot;');&quot;" office:value-type="string" office:string-value="INSERT INTO Country (name,alpha2_code,alpha3_code,number_code) VALUES ('Puerto Rico','PR','PRI','630');" calcext:value-type="string">
            <text:p>INSERT INTO Country (name,alpha2_code,alpha3_code,number_code) VALUES ('Puerto Rico','PR','PRI','63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Qatar</text:p>
          </table:table-cell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QA</text:p>
          </table:table-cell>
          <table:table-cell table:style-name="ce2" office:value-type="string" calcext:value-type="string">
            <text:p>QAT</text:p>
          </table:table-cell>
          <table:table-cell table:style-name="ce4" office:value-type="float" office:value="634" calcext:value-type="float">
            <text:p>634</text:p>
          </table:table-cell>
          <table:table-cell table:formula="of:=&quot;INSERT INTO Country (name,alpha2_code,alpha3_code,number_code) VALUES ('&quot; &amp; [.A180] &amp; &quot;','&quot; &amp; [.C180] &amp; &quot;','&quot; &amp; [.D180] &amp; &quot;','&quot; &amp; [.E180] &amp; &quot;');&quot;" office:value-type="string" office:string-value="INSERT INTO Country (name,alpha2_code,alpha3_code,number_code) VALUES ('Qatar','QA','QAT','634');" calcext:value-type="string">
            <text:p>INSERT INTO Country (name,alpha2_code,alpha3_code,number_code) VALUES ('Qatar','QA','QAT','63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Republic of North Macedonia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MKD</text:p>
          </table:table-cell>
          <table:table-cell table:style-name="ce4" office:value-type="float" office:value="807" calcext:value-type="float">
            <text:p>807</text:p>
          </table:table-cell>
          <table:table-cell table:formula="of:=&quot;INSERT INTO Country (name,alpha2_code,alpha3_code,number_code) VALUES ('&quot; &amp; [.A181] &amp; &quot;','&quot; &amp; [.C181] &amp; &quot;','&quot; &amp; [.D181] &amp; &quot;','&quot; &amp; [.E181] &amp; &quot;');&quot;" office:value-type="string" office:string-value="INSERT INTO Country (name,alpha2_code,alpha3_code,number_code) VALUES ('Republic of North Macedonia','MK','MKD','807');" calcext:value-type="string">
            <text:p>INSERT INTO Country (name,alpha2_code,alpha3_code,number_code) VALUES ('Republic of North Macedonia','MK','MKD','807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Romania</text:p>
          </table:table-cell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ROU</text:p>
          </table:table-cell>
          <table:table-cell table:style-name="ce4" office:value-type="float" office:value="642" calcext:value-type="float">
            <text:p>642</text:p>
          </table:table-cell>
          <table:table-cell table:formula="of:=&quot;INSERT INTO Country (name,alpha2_code,alpha3_code,number_code) VALUES ('&quot; &amp; [.A182] &amp; &quot;','&quot; &amp; [.C182] &amp; &quot;','&quot; &amp; [.D182] &amp; &quot;','&quot; &amp; [.E182] &amp; &quot;');&quot;" office:value-type="string" office:string-value="INSERT INTO Country (name,alpha2_code,alpha3_code,number_code) VALUES ('Romania','RO','ROU','642');" calcext:value-type="string">
            <text:p>INSERT INTO Country (name,alpha2_code,alpha3_code,number_code) VALUES ('Romania','RO','ROU','64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Russian Federation (the)</text:p>
          </table:table-cell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RU</text:p>
          </table:table-cell>
          <table:table-cell table:style-name="ce2" office:value-type="string" calcext:value-type="string">
            <text:p>RUS</text:p>
          </table:table-cell>
          <table:table-cell table:style-name="ce4" office:value-type="float" office:value="643" calcext:value-type="float">
            <text:p>643</text:p>
          </table:table-cell>
          <table:table-cell table:formula="of:=&quot;INSERT INTO Country (name,alpha2_code,alpha3_code,number_code) VALUES ('&quot; &amp; [.A183] &amp; &quot;','&quot; &amp; [.C183] &amp; &quot;','&quot; &amp; [.D183] &amp; &quot;','&quot; &amp; [.E183] &amp; &quot;');&quot;" office:value-type="string" office:string-value="INSERT INTO Country (name,alpha2_code,alpha3_code,number_code) VALUES ('Russian Federation (the)','RU','RUS','643');" calcext:value-type="string">
            <text:p>INSERT INTO Country (name,alpha2_code,alpha3_code,number_code) VALUES ('Russian Federation (the)','RU','RUS','643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Rwanda</text:p>
          </table:table-cell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RW</text:p>
          </table:table-cell>
          <table:table-cell table:style-name="ce2" office:value-type="string" calcext:value-type="string">
            <text:p>RWA</text:p>
          </table:table-cell>
          <table:table-cell table:style-name="ce4" office:value-type="float" office:value="646" calcext:value-type="float">
            <text:p>646</text:p>
          </table:table-cell>
          <table:table-cell table:formula="of:=&quot;INSERT INTO Country (name,alpha2_code,alpha3_code,number_code) VALUES ('&quot; &amp; [.A184] &amp; &quot;','&quot; &amp; [.C184] &amp; &quot;','&quot; &amp; [.D184] &amp; &quot;','&quot; &amp; [.E184] &amp; &quot;');&quot;" office:value-type="string" office:string-value="INSERT INTO Country (name,alpha2_code,alpha3_code,number_code) VALUES ('Rwanda','RW','RWA','646');" calcext:value-type="string">
            <text:p>INSERT INTO Country (name,alpha2_code,alpha3_code,number_code) VALUES ('Rwanda','RW','RWA','64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Réunion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RE</text:p>
          </table:table-cell>
          <table:table-cell table:style-name="ce2" office:value-type="string" calcext:value-type="string">
            <text:p>REU</text:p>
          </table:table-cell>
          <table:table-cell table:style-name="ce4" office:value-type="float" office:value="638" calcext:value-type="float">
            <text:p>638</text:p>
          </table:table-cell>
          <table:table-cell table:formula="of:=&quot;INSERT INTO Country (name,alpha2_code,alpha3_code,number_code) VALUES ('&quot; &amp; [.A185] &amp; &quot;','&quot; &amp; [.C185] &amp; &quot;','&quot; &amp; [.D185] &amp; &quot;','&quot; &amp; [.E185] &amp; &quot;');&quot;" office:value-type="string" office:string-value="INSERT INTO Country (name,alpha2_code,alpha3_code,number_code) VALUES ('Réunion','RE','REU','638');" calcext:value-type="string">
            <text:p>INSERT INTO Country (name,alpha2_code,alpha3_code,number_code) VALUES ('Réunion','RE','REU','63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Saint Barthélemy</text:p>
          </table:table-cell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BL</text:p>
          </table:table-cell>
          <table:table-cell table:style-name="ce2" office:value-type="string" calcext:value-type="string">
            <text:p>BLM</text:p>
          </table:table-cell>
          <table:table-cell table:style-name="ce4" office:value-type="float" office:value="652" calcext:value-type="float">
            <text:p>652</text:p>
          </table:table-cell>
          <table:table-cell table:formula="of:=&quot;INSERT INTO Country (name,alpha2_code,alpha3_code,number_code) VALUES ('&quot; &amp; [.A186] &amp; &quot;','&quot; &amp; [.C186] &amp; &quot;','&quot; &amp; [.D186] &amp; &quot;','&quot; &amp; [.E186] &amp; &quot;');&quot;" office:value-type="string" office:string-value="INSERT INTO Country (name,alpha2_code,alpha3_code,number_code) VALUES ('Saint Barthélemy','BL','BLM','652');" calcext:value-type="string">
            <text:p>INSERT INTO Country (name,alpha2_code,alpha3_code,number_code) VALUES ('Saint Barthélemy','BL','BLM','65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table:style-name="ce2" office:value-type="string" calcext:value-type="string">
            <text:p>Saint Helena, Ascension and Tristan da Cunha</text:p>
          </table:table-cell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SHN</text:p>
          </table:table-cell>
          <table:table-cell table:style-name="ce4" office:value-type="float" office:value="654" calcext:value-type="float">
            <text:p>654</text:p>
          </table:table-cell>
          <table:table-cell table:formula="of:=&quot;INSERT INTO Country (name,alpha2_code,alpha3_code,number_code) VALUES ('&quot; &amp; [.A187] &amp; &quot;','&quot; &amp; [.C187] &amp; &quot;','&quot; &amp; [.D187] &amp; &quot;','&quot; &amp; [.E187] &amp; &quot;');&quot;" office:value-type="string" office:string-value="INSERT INTO Country (name,alpha2_code,alpha3_code,number_code) VALUES ('Saint Helena, Ascension and Tristan da Cunha','SH','SHN','654');" calcext:value-type="string">
            <text:p>INSERT INTO Country (name,alpha2_code,alpha3_code,number_code) VALUES ('Saint Helena, Ascension and Tristan da Cunha','SH','SHN','65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Saint Kitts and Nevis</text:p>
          </table:table-cell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KN</text:p>
          </table:table-cell>
          <table:table-cell table:style-name="ce2" office:value-type="string" calcext:value-type="string">
            <text:p>KNA</text:p>
          </table:table-cell>
          <table:table-cell table:style-name="ce4" office:value-type="float" office:value="659" calcext:value-type="float">
            <text:p>659</text:p>
          </table:table-cell>
          <table:table-cell table:formula="of:=&quot;INSERT INTO Country (name,alpha2_code,alpha3_code,number_code) VALUES ('&quot; &amp; [.A188] &amp; &quot;','&quot; &amp; [.C188] &amp; &quot;','&quot; &amp; [.D188] &amp; &quot;','&quot; &amp; [.E188] &amp; &quot;');&quot;" office:value-type="string" office:string-value="INSERT INTO Country (name,alpha2_code,alpha3_code,number_code) VALUES ('Saint Kitts and Nevis','KN','KNA','659');" calcext:value-type="string">
            <text:p>INSERT INTO Country (name,alpha2_code,alpha3_code,number_code) VALUES ('Saint Kitts and Nevis','KN','KNA','659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aint Lucia</text:p>
          </table:table-cell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CA</text:p>
          </table:table-cell>
          <table:table-cell table:style-name="ce4" office:value-type="float" office:value="662" calcext:value-type="float">
            <text:p>662</text:p>
          </table:table-cell>
          <table:table-cell table:formula="of:=&quot;INSERT INTO Country (name,alpha2_code,alpha3_code,number_code) VALUES ('&quot; &amp; [.A189] &amp; &quot;','&quot; &amp; [.C189] &amp; &quot;','&quot; &amp; [.D189] &amp; &quot;','&quot; &amp; [.E189] &amp; &quot;');&quot;" office:value-type="string" office:string-value="INSERT INTO Country (name,alpha2_code,alpha3_code,number_code) VALUES ('Saint Lucia','LC','LCA','662');" calcext:value-type="string">
            <text:p>INSERT INTO Country (name,alpha2_code,alpha3_code,number_code) VALUES ('Saint Lucia','LC','LCA','66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Saint Martin (French part)</text:p>
          </table:table-cell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AF</text:p>
          </table:table-cell>
          <table:table-cell table:style-name="ce4" office:value-type="float" office:value="663" calcext:value-type="float">
            <text:p>663</text:p>
          </table:table-cell>
          <table:table-cell table:formula="of:=&quot;INSERT INTO Country (name,alpha2_code,alpha3_code,number_code) VALUES ('&quot; &amp; [.A190] &amp; &quot;','&quot; &amp; [.C190] &amp; &quot;','&quot; &amp; [.D190] &amp; &quot;','&quot; &amp; [.E190] &amp; &quot;');&quot;" office:value-type="string" office:string-value="INSERT INTO Country (name,alpha2_code,alpha3_code,number_code) VALUES ('Saint Martin (French part)','MF','MAF','663');" calcext:value-type="string">
            <text:p>INSERT INTO Country (name,alpha2_code,alpha3_code,number_code) VALUES ('Saint Martin (French part)','MF','MAF','663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Saint Pierre and Miquelon</text:p>
          </table:table-cell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SPM</text:p>
          </table:table-cell>
          <table:table-cell table:style-name="ce4" office:value-type="float" office:value="666" calcext:value-type="float">
            <text:p>666</text:p>
          </table:table-cell>
          <table:table-cell table:formula="of:=&quot;INSERT INTO Country (name,alpha2_code,alpha3_code,number_code) VALUES ('&quot; &amp; [.A191] &amp; &quot;','&quot; &amp; [.C191] &amp; &quot;','&quot; &amp; [.D191] &amp; &quot;','&quot; &amp; [.E191] &amp; &quot;');&quot;" office:value-type="string" office:string-value="INSERT INTO Country (name,alpha2_code,alpha3_code,number_code) VALUES ('Saint Pierre and Miquelon','PM','SPM','666');" calcext:value-type="string">
            <text:p>INSERT INTO Country (name,alpha2_code,alpha3_code,number_code) VALUES ('Saint Pierre and Miquelon','PM','SPM','66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Saint Vincent and the Grenadines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C</text:p>
          </table:table-cell>
          <table:table-cell table:style-name="ce2" office:value-type="string" calcext:value-type="string">
            <text:p>VCT</text:p>
          </table:table-cell>
          <table:table-cell table:style-name="ce4" office:value-type="float" office:value="670" calcext:value-type="float">
            <text:p>670</text:p>
          </table:table-cell>
          <table:table-cell table:formula="of:=&quot;INSERT INTO Country (name,alpha2_code,alpha3_code,number_code) VALUES ('&quot; &amp; [.A192] &amp; &quot;','&quot; &amp; [.C192] &amp; &quot;','&quot; &amp; [.D192] &amp; &quot;','&quot; &amp; [.E192] &amp; &quot;');&quot;" office:value-type="string" office:string-value="INSERT INTO Country (name,alpha2_code,alpha3_code,number_code) VALUES ('Saint Vincent and the Grenadines','VC','VCT','670');" calcext:value-type="string">
            <text:p>INSERT INTO Country (name,alpha2_code,alpha3_code,number_code) VALUES ('Saint Vincent and the Grenadines','VC','VCT','67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amoa</text:p>
          </table:table-cell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WSM</text:p>
          </table:table-cell>
          <table:table-cell table:style-name="ce4" office:value-type="float" office:value="882" calcext:value-type="float">
            <text:p>882</text:p>
          </table:table-cell>
          <table:table-cell table:formula="of:=&quot;INSERT INTO Country (name,alpha2_code,alpha3_code,number_code) VALUES ('&quot; &amp; [.A193] &amp; &quot;','&quot; &amp; [.C193] &amp; &quot;','&quot; &amp; [.D193] &amp; &quot;','&quot; &amp; [.E193] &amp; &quot;');&quot;" office:value-type="string" office:string-value="INSERT INTO Country (name,alpha2_code,alpha3_code,number_code) VALUES ('Samoa','WS','WSM','882');" calcext:value-type="string">
            <text:p>INSERT INTO Country (name,alpha2_code,alpha3_code,number_code) VALUES ('Samoa','WS','WSM','88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an Marino</text:p>
          </table:table-cell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SMR</text:p>
          </table:table-cell>
          <table:table-cell table:style-name="ce4" office:value-type="float" office:value="674" calcext:value-type="float">
            <text:p>674</text:p>
          </table:table-cell>
          <table:table-cell table:formula="of:=&quot;INSERT INTO Country (name,alpha2_code,alpha3_code,number_code) VALUES ('&quot; &amp; [.A194] &amp; &quot;','&quot; &amp; [.C194] &amp; &quot;','&quot; &amp; [.D194] &amp; &quot;','&quot; &amp; [.E194] &amp; &quot;');&quot;" office:value-type="string" office:string-value="INSERT INTO Country (name,alpha2_code,alpha3_code,number_code) VALUES ('San Marino','SM','SMR','674');" calcext:value-type="string">
            <text:p>INSERT INTO Country (name,alpha2_code,alpha3_code,number_code) VALUES ('San Marino','SM','SMR','67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Sao Tome and Principe</text:p>
          </table:table-cell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TP</text:p>
          </table:table-cell>
          <table:table-cell table:style-name="ce4" office:value-type="float" office:value="678" calcext:value-type="float">
            <text:p>678</text:p>
          </table:table-cell>
          <table:table-cell table:formula="of:=&quot;INSERT INTO Country (name,alpha2_code,alpha3_code,number_code) VALUES ('&quot; &amp; [.A195] &amp; &quot;','&quot; &amp; [.C195] &amp; &quot;','&quot; &amp; [.D195] &amp; &quot;','&quot; &amp; [.E195] &amp; &quot;');&quot;" office:value-type="string" office:string-value="INSERT INTO Country (name,alpha2_code,alpha3_code,number_code) VALUES ('Sao Tome and Principe','ST','STP','678');" calcext:value-type="string">
            <text:p>INSERT INTO Country (name,alpha2_code,alpha3_code,number_code) VALUES ('Sao Tome and Principe','ST','STP','67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audi Arabia</text:p>
          </table:table-cell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AU</text:p>
          </table:table-cell>
          <table:table-cell table:style-name="ce4" office:value-type="float" office:value="682" calcext:value-type="float">
            <text:p>682</text:p>
          </table:table-cell>
          <table:table-cell table:formula="of:=&quot;INSERT INTO Country (name,alpha2_code,alpha3_code,number_code) VALUES ('&quot; &amp; [.A196] &amp; &quot;','&quot; &amp; [.C196] &amp; &quot;','&quot; &amp; [.D196] &amp; &quot;','&quot; &amp; [.E196] &amp; &quot;');&quot;" office:value-type="string" office:string-value="INSERT INTO Country (name,alpha2_code,alpha3_code,number_code) VALUES ('Saudi Arabia','SA','SAU','682');" calcext:value-type="string">
            <text:p>INSERT INTO Country (name,alpha2_code,alpha3_code,number_code) VALUES ('Saudi Arabia','SA','SAU','68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enegal</text:p>
          </table:table-cell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SEN</text:p>
          </table:table-cell>
          <table:table-cell table:style-name="ce4" office:value-type="float" office:value="686" calcext:value-type="float">
            <text:p>686</text:p>
          </table:table-cell>
          <table:table-cell table:formula="of:=&quot;INSERT INTO Country (name,alpha2_code,alpha3_code,number_code) VALUES ('&quot; &amp; [.A197] &amp; &quot;','&quot; &amp; [.C197] &amp; &quot;','&quot; &amp; [.D197] &amp; &quot;','&quot; &amp; [.E197] &amp; &quot;');&quot;" office:value-type="string" office:string-value="INSERT INTO Country (name,alpha2_code,alpha3_code,number_code) VALUES ('Senegal','SN','SEN','686');" calcext:value-type="string">
            <text:p>INSERT INTO Country (name,alpha2_code,alpha3_code,number_code) VALUES ('Senegal','SN','SEN','68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erbia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SRB</text:p>
          </table:table-cell>
          <table:table-cell table:style-name="ce4" office:value-type="float" office:value="688" calcext:value-type="float">
            <text:p>688</text:p>
          </table:table-cell>
          <table:table-cell table:formula="of:=&quot;INSERT INTO Country (name,alpha2_code,alpha3_code,number_code) VALUES ('&quot; &amp; [.A198] &amp; &quot;','&quot; &amp; [.C198] &amp; &quot;','&quot; &amp; [.D198] &amp; &quot;','&quot; &amp; [.E198] &amp; &quot;');&quot;" office:value-type="string" office:string-value="INSERT INTO Country (name,alpha2_code,alpha3_code,number_code) VALUES ('Serbia','RS','SRB','688');" calcext:value-type="string">
            <text:p>INSERT INTO Country (name,alpha2_code,alpha3_code,number_code) VALUES ('Serbia','RS','SRB','68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eychelles</text:p>
          </table:table-cell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YC</text:p>
          </table:table-cell>
          <table:table-cell table:style-name="ce4" office:value-type="float" office:value="690" calcext:value-type="float">
            <text:p>690</text:p>
          </table:table-cell>
          <table:table-cell table:formula="of:=&quot;INSERT INTO Country (name,alpha2_code,alpha3_code,number_code) VALUES ('&quot; &amp; [.A199] &amp; &quot;','&quot; &amp; [.C199] &amp; &quot;','&quot; &amp; [.D199] &amp; &quot;','&quot; &amp; [.E199] &amp; &quot;');&quot;" office:value-type="string" office:string-value="INSERT INTO Country (name,alpha2_code,alpha3_code,number_code) VALUES ('Seychelles','SC','SYC','690');" calcext:value-type="string">
            <text:p>INSERT INTO Country (name,alpha2_code,alpha3_code,number_code) VALUES ('Seychelles','SC','SYC','69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ierra Leone</text:p>
          </table:table-cell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SL</text:p>
          </table:table-cell>
          <table:table-cell table:style-name="ce2" office:value-type="string" calcext:value-type="string">
            <text:p>SLE</text:p>
          </table:table-cell>
          <table:table-cell table:style-name="ce4" office:value-type="float" office:value="694" calcext:value-type="float">
            <text:p>694</text:p>
          </table:table-cell>
          <table:table-cell table:formula="of:=&quot;INSERT INTO Country (name,alpha2_code,alpha3_code,number_code) VALUES ('&quot; &amp; [.A200] &amp; &quot;','&quot; &amp; [.C200] &amp; &quot;','&quot; &amp; [.D200] &amp; &quot;','&quot; &amp; [.E200] &amp; &quot;');&quot;" office:value-type="string" office:string-value="INSERT INTO Country (name,alpha2_code,alpha3_code,number_code) VALUES ('Sierra Leone','SL','SLE','694');" calcext:value-type="string">
            <text:p>INSERT INTO Country (name,alpha2_code,alpha3_code,number_code) VALUES ('Sierra Leone','SL','SLE','69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ingapore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SG</text:p>
          </table:table-cell>
          <table:table-cell table:style-name="ce2" office:value-type="string" calcext:value-type="string">
            <text:p>SGP</text:p>
          </table:table-cell>
          <table:table-cell table:style-name="ce4" office:value-type="float" office:value="702" calcext:value-type="float">
            <text:p>702</text:p>
          </table:table-cell>
          <table:table-cell table:formula="of:=&quot;INSERT INTO Country (name,alpha2_code,alpha3_code,number_code) VALUES ('&quot; &amp; [.A201] &amp; &quot;','&quot; &amp; [.C201] &amp; &quot;','&quot; &amp; [.D201] &amp; &quot;','&quot; &amp; [.E201] &amp; &quot;');&quot;" office:value-type="string" office:string-value="INSERT INTO Country (name,alpha2_code,alpha3_code,number_code) VALUES ('Singapore','SG','SGP','702');" calcext:value-type="string">
            <text:p>INSERT INTO Country (name,alpha2_code,alpha3_code,number_code) VALUES ('Singapore','SG','SGP','70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Sint Maarten (Dutch part)</text:p>
          </table:table-cell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SX</text:p>
          </table:table-cell>
          <table:table-cell table:style-name="ce2" office:value-type="string" calcext:value-type="string">
            <text:p>SXM</text:p>
          </table:table-cell>
          <table:table-cell table:style-name="ce4" office:value-type="float" office:value="534" calcext:value-type="float">
            <text:p>534</text:p>
          </table:table-cell>
          <table:table-cell table:formula="of:=&quot;INSERT INTO Country (name,alpha2_code,alpha3_code,number_code) VALUES ('&quot; &amp; [.A202] &amp; &quot;','&quot; &amp; [.C202] &amp; &quot;','&quot; &amp; [.D202] &amp; &quot;','&quot; &amp; [.E202] &amp; &quot;');&quot;" office:value-type="string" office:string-value="INSERT INTO Country (name,alpha2_code,alpha3_code,number_code) VALUES ('Sint Maarten (Dutch part)','SX','SXM','534');" calcext:value-type="string">
            <text:p>INSERT INTO Country (name,alpha2_code,alpha3_code,number_code) VALUES ('Sint Maarten (Dutch part)','SX','SXM','53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lovakia</text:p>
          </table:table-cell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SVK</text:p>
          </table:table-cell>
          <table:table-cell table:style-name="ce4" office:value-type="float" office:value="703" calcext:value-type="float">
            <text:p>703</text:p>
          </table:table-cell>
          <table:table-cell table:formula="of:=&quot;INSERT INTO Country (name,alpha2_code,alpha3_code,number_code) VALUES ('&quot; &amp; [.A203] &amp; &quot;','&quot; &amp; [.C203] &amp; &quot;','&quot; &amp; [.D203] &amp; &quot;','&quot; &amp; [.E203] &amp; &quot;');&quot;" office:value-type="string" office:string-value="INSERT INTO Country (name,alpha2_code,alpha3_code,number_code) VALUES ('Slovakia','SK','SVK','703');" calcext:value-type="string">
            <text:p>INSERT INTO Country (name,alpha2_code,alpha3_code,number_code) VALUES ('Slovakia','SK','SVK','703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lovenia</text:p>
          </table:table-cell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VN</text:p>
          </table:table-cell>
          <table:table-cell table:style-name="ce4" office:value-type="float" office:value="705" calcext:value-type="float">
            <text:p>705</text:p>
          </table:table-cell>
          <table:table-cell table:formula="of:=&quot;INSERT INTO Country (name,alpha2_code,alpha3_code,number_code) VALUES ('&quot; &amp; [.A204] &amp; &quot;','&quot; &amp; [.C204] &amp; &quot;','&quot; &amp; [.D204] &amp; &quot;','&quot; &amp; [.E204] &amp; &quot;');&quot;" office:value-type="string" office:string-value="INSERT INTO Country (name,alpha2_code,alpha3_code,number_code) VALUES ('Slovenia','SI','SVN','705');" calcext:value-type="string">
            <text:p>INSERT INTO Country (name,alpha2_code,alpha3_code,number_code) VALUES ('Slovenia','SI','SVN','705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Solomon Islands</text:p>
          </table:table-cell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SLB</text:p>
          </table:table-cell>
          <table:table-cell table:style-name="ce4" office:value-type="float" office:value="90" calcext:value-type="float">
            <text:p>090</text:p>
          </table:table-cell>
          <table:table-cell table:formula="of:=&quot;INSERT INTO Country (name,alpha2_code,alpha3_code,number_code) VALUES ('&quot; &amp; [.A205] &amp; &quot;','&quot; &amp; [.C205] &amp; &quot;','&quot; &amp; [.D205] &amp; &quot;','&quot; &amp; [.E205] &amp; &quot;');&quot;" office:value-type="string" office:string-value="INSERT INTO Country (name,alpha2_code,alpha3_code,number_code) VALUES ('Solomon Islands','SB','SLB','90');" calcext:value-type="string">
            <text:p>INSERT INTO Country (name,alpha2_code,alpha3_code,number_code) VALUES ('Solomon Islands','SB','SLB','9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omalia</text:p>
          </table:table-cell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SOM</text:p>
          </table:table-cell>
          <table:table-cell table:style-name="ce4" office:value-type="float" office:value="706" calcext:value-type="float">
            <text:p>706</text:p>
          </table:table-cell>
          <table:table-cell table:formula="of:=&quot;INSERT INTO Country (name,alpha2_code,alpha3_code,number_code) VALUES ('&quot; &amp; [.A206] &amp; &quot;','&quot; &amp; [.C206] &amp; &quot;','&quot; &amp; [.D206] &amp; &quot;','&quot; &amp; [.E206] &amp; &quot;');&quot;" office:value-type="string" office:string-value="INSERT INTO Country (name,alpha2_code,alpha3_code,number_code) VALUES ('Somalia','SO','SOM','706');" calcext:value-type="string">
            <text:p>INSERT INTO Country (name,alpha2_code,alpha3_code,number_code) VALUES ('Somalia','SO','SOM','70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outh Africa</text:p>
          </table:table-cell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ZA</text:p>
          </table:table-cell>
          <table:table-cell table:style-name="ce2" office:value-type="string" calcext:value-type="string">
            <text:p>ZAF</text:p>
          </table:table-cell>
          <table:table-cell table:style-name="ce4" office:value-type="float" office:value="710" calcext:value-type="float">
            <text:p>710</text:p>
          </table:table-cell>
          <table:table-cell table:formula="of:=&quot;INSERT INTO Country (name,alpha2_code,alpha3_code,number_code) VALUES ('&quot; &amp; [.A207] &amp; &quot;','&quot; &amp; [.C207] &amp; &quot;','&quot; &amp; [.D207] &amp; &quot;','&quot; &amp; [.E207] &amp; &quot;');&quot;" office:value-type="string" office:string-value="INSERT INTO Country (name,alpha2_code,alpha3_code,number_code) VALUES ('South Africa','ZA','ZAF','710');" calcext:value-type="string">
            <text:p>INSERT INTO Country (name,alpha2_code,alpha3_code,number_code) VALUES ('South Africa','ZA','ZAF','71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table:style-name="ce2" office:value-type="string" calcext:value-type="string">
            <text:p>South Georgia and the South Sandwich Islands</text:p>
          </table:table-cell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SGS</text:p>
          </table:table-cell>
          <table:table-cell table:style-name="ce4" office:value-type="float" office:value="239" calcext:value-type="float">
            <text:p>239</text:p>
          </table:table-cell>
          <table:table-cell table:formula="of:=&quot;INSERT INTO Country (name,alpha2_code,alpha3_code,number_code) VALUES ('&quot; &amp; [.A208] &amp; &quot;','&quot; &amp; [.C208] &amp; &quot;','&quot; &amp; [.D208] &amp; &quot;','&quot; &amp; [.E208] &amp; &quot;');&quot;" office:value-type="string" office:string-value="INSERT INTO Country (name,alpha2_code,alpha3_code,number_code) VALUES ('South Georgia and the South Sandwich Islands','GS','SGS','239');" calcext:value-type="string">
            <text:p>INSERT INTO Country (name,alpha2_code,alpha3_code,number_code) VALUES ('South Georgia and the South Sandwich Islands','GS','SGS','239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outh Sudan</text:p>
          </table:table-cell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SSD</text:p>
          </table:table-cell>
          <table:table-cell table:style-name="ce4" office:value-type="float" office:value="728" calcext:value-type="float">
            <text:p>728</text:p>
          </table:table-cell>
          <table:table-cell table:formula="of:=&quot;INSERT INTO Country (name,alpha2_code,alpha3_code,number_code) VALUES ('&quot; &amp; [.A209] &amp; &quot;','&quot; &amp; [.C209] &amp; &quot;','&quot; &amp; [.D209] &amp; &quot;','&quot; &amp; [.E209] &amp; &quot;');&quot;" office:value-type="string" office:string-value="INSERT INTO Country (name,alpha2_code,alpha3_code,number_code) VALUES ('South Sudan','SS','SSD','728');" calcext:value-type="string">
            <text:p>INSERT INTO Country (name,alpha2_code,alpha3_code,number_code) VALUES ('South Sudan','SS','SSD','72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pain</text:p>
          </table:table-cell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SP</text:p>
          </table:table-cell>
          <table:table-cell table:style-name="ce4" office:value-type="float" office:value="724" calcext:value-type="float">
            <text:p>724</text:p>
          </table:table-cell>
          <table:table-cell table:formula="of:=&quot;INSERT INTO Country (name,alpha2_code,alpha3_code,number_code) VALUES ('&quot; &amp; [.A210] &amp; &quot;','&quot; &amp; [.C210] &amp; &quot;','&quot; &amp; [.D210] &amp; &quot;','&quot; &amp; [.E210] &amp; &quot;');&quot;" office:value-type="string" office:string-value="INSERT INTO Country (name,alpha2_code,alpha3_code,number_code) VALUES ('Spain','ES','ESP','724');" calcext:value-type="string">
            <text:p>INSERT INTO Country (name,alpha2_code,alpha3_code,number_code) VALUES ('Spain','ES','ESP','72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ri Lanka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LK</text:p>
          </table:table-cell>
          <table:table-cell table:style-name="ce2" office:value-type="string" calcext:value-type="string">
            <text:p>LKA</text:p>
          </table:table-cell>
          <table:table-cell table:style-name="ce4" office:value-type="float" office:value="144" calcext:value-type="float">
            <text:p>144</text:p>
          </table:table-cell>
          <table:table-cell table:formula="of:=&quot;INSERT INTO Country (name,alpha2_code,alpha3_code,number_code) VALUES ('&quot; &amp; [.A211] &amp; &quot;','&quot; &amp; [.C211] &amp; &quot;','&quot; &amp; [.D211] &amp; &quot;','&quot; &amp; [.E211] &amp; &quot;');&quot;" office:value-type="string" office:string-value="INSERT INTO Country (name,alpha2_code,alpha3_code,number_code) VALUES ('Sri Lanka','LK','LKA','144');" calcext:value-type="string">
            <text:p>INSERT INTO Country (name,alpha2_code,alpha3_code,number_code) VALUES ('Sri Lanka','LK','LKA','14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udan (the)</text:p>
          </table:table-cell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DN</text:p>
          </table:table-cell>
          <table:table-cell table:style-name="ce4" office:value-type="float" office:value="729" calcext:value-type="float">
            <text:p>729</text:p>
          </table:table-cell>
          <table:table-cell table:formula="of:=&quot;INSERT INTO Country (name,alpha2_code,alpha3_code,number_code) VALUES ('&quot; &amp; [.A212] &amp; &quot;','&quot; &amp; [.C212] &amp; &quot;','&quot; &amp; [.D212] &amp; &quot;','&quot; &amp; [.E212] &amp; &quot;');&quot;" office:value-type="string" office:string-value="INSERT INTO Country (name,alpha2_code,alpha3_code,number_code) VALUES ('Sudan (the)','SD','SDN','729');" calcext:value-type="string">
            <text:p>INSERT INTO Country (name,alpha2_code,alpha3_code,number_code) VALUES ('Sudan (the)','SD','SDN','729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uriname</text:p>
          </table:table-cell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SUR</text:p>
          </table:table-cell>
          <table:table-cell table:style-name="ce4" office:value-type="float" office:value="740" calcext:value-type="float">
            <text:p>740</text:p>
          </table:table-cell>
          <table:table-cell table:formula="of:=&quot;INSERT INTO Country (name,alpha2_code,alpha3_code,number_code) VALUES ('&quot; &amp; [.A213] &amp; &quot;','&quot; &amp; [.C213] &amp; &quot;','&quot; &amp; [.D213] &amp; &quot;','&quot; &amp; [.E213] &amp; &quot;');&quot;" office:value-type="string" office:string-value="INSERT INTO Country (name,alpha2_code,alpha3_code,number_code) VALUES ('Suriname','SR','SUR','740');" calcext:value-type="string">
            <text:p>INSERT INTO Country (name,alpha2_code,alpha3_code,number_code) VALUES ('Suriname','SR','SUR','74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Svalbard and Jan Mayen</text:p>
          </table:table-cell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SJM</text:p>
          </table:table-cell>
          <table:table-cell table:style-name="ce4" office:value-type="float" office:value="744" calcext:value-type="float">
            <text:p>744</text:p>
          </table:table-cell>
          <table:table-cell table:formula="of:=&quot;INSERT INTO Country (name,alpha2_code,alpha3_code,number_code) VALUES ('&quot; &amp; [.A214] &amp; &quot;','&quot; &amp; [.C214] &amp; &quot;','&quot; &amp; [.D214] &amp; &quot;','&quot; &amp; [.E214] &amp; &quot;');&quot;" office:value-type="string" office:string-value="INSERT INTO Country (name,alpha2_code,alpha3_code,number_code) VALUES ('Svalbard and Jan Mayen','SJ','SJM','744');" calcext:value-type="string">
            <text:p>INSERT INTO Country (name,alpha2_code,alpha3_code,number_code) VALUES ('Svalbard and Jan Mayen','SJ','SJM','74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weden</text:p>
          </table:table-cell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WE</text:p>
          </table:table-cell>
          <table:table-cell table:style-name="ce4" office:value-type="float" office:value="752" calcext:value-type="float">
            <text:p>752</text:p>
          </table:table-cell>
          <table:table-cell table:formula="of:=&quot;INSERT INTO Country (name,alpha2_code,alpha3_code,number_code) VALUES ('&quot; &amp; [.A215] &amp; &quot;','&quot; &amp; [.C215] &amp; &quot;','&quot; &amp; [.D215] &amp; &quot;','&quot; &amp; [.E215] &amp; &quot;');&quot;" office:value-type="string" office:string-value="INSERT INTO Country (name,alpha2_code,alpha3_code,number_code) VALUES ('Sweden','SE','SWE','752');" calcext:value-type="string">
            <text:p>INSERT INTO Country (name,alpha2_code,alpha3_code,number_code) VALUES ('Sweden','SE','SWE','75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CHE</text:p>
          </table:table-cell>
          <table:table-cell table:style-name="ce4" office:value-type="float" office:value="756" calcext:value-type="float">
            <text:p>756</text:p>
          </table:table-cell>
          <table:table-cell table:formula="of:=&quot;INSERT INTO Country (name,alpha2_code,alpha3_code,number_code) VALUES ('&quot; &amp; [.A216] &amp; &quot;','&quot; &amp; [.C216] &amp; &quot;','&quot; &amp; [.D216] &amp; &quot;','&quot; &amp; [.E216] &amp; &quot;');&quot;" office:value-type="string" office:string-value="INSERT INTO Country (name,alpha2_code,alpha3_code,number_code) VALUES ('Switzerland','CH','CHE','756');" calcext:value-type="string">
            <text:p>INSERT INTO Country (name,alpha2_code,alpha3_code,number_code) VALUES ('Switzerland','CH','CHE','75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Syrian Arab Republic</text:p>
          </table:table-cell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SY</text:p>
          </table:table-cell>
          <table:table-cell table:style-name="ce2" office:value-type="string" calcext:value-type="string">
            <text:p>SYR</text:p>
          </table:table-cell>
          <table:table-cell table:style-name="ce4" office:value-type="float" office:value="760" calcext:value-type="float">
            <text:p>760</text:p>
          </table:table-cell>
          <table:table-cell table:formula="of:=&quot;INSERT INTO Country (name,alpha2_code,alpha3_code,number_code) VALUES ('&quot; &amp; [.A217] &amp; &quot;','&quot; &amp; [.C217] &amp; &quot;','&quot; &amp; [.D217] &amp; &quot;','&quot; &amp; [.E217] &amp; &quot;');&quot;" office:value-type="string" office:string-value="INSERT INTO Country (name,alpha2_code,alpha3_code,number_code) VALUES ('Syrian Arab Republic','SY','SYR','760');" calcext:value-type="string">
            <text:p>INSERT INTO Country (name,alpha2_code,alpha3_code,number_code) VALUES ('Syrian Arab Republic','SY','SYR','76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Taiwan (Province of China)</text:p>
          </table:table-cell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N</text:p>
          </table:table-cell>
          <table:table-cell table:style-name="ce4" office:value-type="float" office:value="158" calcext:value-type="float">
            <text:p>158</text:p>
          </table:table-cell>
          <table:table-cell table:formula="of:=&quot;INSERT INTO Country (name,alpha2_code,alpha3_code,number_code) VALUES ('&quot; &amp; [.A218] &amp; &quot;','&quot; &amp; [.C218] &amp; &quot;','&quot; &amp; [.D218] &amp; &quot;','&quot; &amp; [.E218] &amp; &quot;');&quot;" office:value-type="string" office:string-value="INSERT INTO Country (name,alpha2_code,alpha3_code,number_code) VALUES ('Taiwan (Province of China)','TW','TWN','158');" calcext:value-type="string">
            <text:p>INSERT INTO Country (name,alpha2_code,alpha3_code,number_code) VALUES ('Taiwan (Province of China)','TW','TWN','15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ajikistan</text:p>
          </table:table-cell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TJ</text:p>
          </table:table-cell>
          <table:table-cell table:style-name="ce2" office:value-type="string" calcext:value-type="string">
            <text:p>TJK</text:p>
          </table:table-cell>
          <table:table-cell table:style-name="ce4" office:value-type="float" office:value="762" calcext:value-type="float">
            <text:p>762</text:p>
          </table:table-cell>
          <table:table-cell table:formula="of:=&quot;INSERT INTO Country (name,alpha2_code,alpha3_code,number_code) VALUES ('&quot; &amp; [.A219] &amp; &quot;','&quot; &amp; [.C219] &amp; &quot;','&quot; &amp; [.D219] &amp; &quot;','&quot; &amp; [.E219] &amp; &quot;');&quot;" office:value-type="string" office:string-value="INSERT INTO Country (name,alpha2_code,alpha3_code,number_code) VALUES ('Tajikistan','TJ','TJK','762');" calcext:value-type="string">
            <text:p>INSERT INTO Country (name,alpha2_code,alpha3_code,number_code) VALUES ('Tajikistan','TJ','TJK','76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Tanzania, United Republic of</text:p>
          </table:table-cell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ZA</text:p>
          </table:table-cell>
          <table:table-cell table:style-name="ce4" office:value-type="float" office:value="834" calcext:value-type="float">
            <text:p>834</text:p>
          </table:table-cell>
          <table:table-cell table:formula="of:=&quot;INSERT INTO Country (name,alpha2_code,alpha3_code,number_code) VALUES ('&quot; &amp; [.A220] &amp; &quot;','&quot; &amp; [.C220] &amp; &quot;','&quot; &amp; [.D220] &amp; &quot;','&quot; &amp; [.E220] &amp; &quot;');&quot;" office:value-type="string" office:string-value="INSERT INTO Country (name,alpha2_code,alpha3_code,number_code) VALUES ('Tanzania, United Republic of','TZ','TZA','834');" calcext:value-type="string">
            <text:p>INSERT INTO Country (name,alpha2_code,alpha3_code,number_code) VALUES ('Tanzania, United Republic of','TZ','TZA','83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hailand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HA</text:p>
          </table:table-cell>
          <table:table-cell table:style-name="ce4" office:value-type="float" office:value="764" calcext:value-type="float">
            <text:p>764</text:p>
          </table:table-cell>
          <table:table-cell table:formula="of:=&quot;INSERT INTO Country (name,alpha2_code,alpha3_code,number_code) VALUES ('&quot; &amp; [.A221] &amp; &quot;','&quot; &amp; [.C221] &amp; &quot;','&quot; &amp; [.D221] &amp; &quot;','&quot; &amp; [.E221] &amp; &quot;');&quot;" office:value-type="string" office:string-value="INSERT INTO Country (name,alpha2_code,alpha3_code,number_code) VALUES ('Thailand','TH','THA','764');" calcext:value-type="string">
            <text:p>INSERT INTO Country (name,alpha2_code,alpha3_code,number_code) VALUES ('Thailand','TH','THA','76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imor-Leste</text:p>
          </table:table-cell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TLS</text:p>
          </table:table-cell>
          <table:table-cell table:style-name="ce4" office:value-type="float" office:value="626" calcext:value-type="float">
            <text:p>626</text:p>
          </table:table-cell>
          <table:table-cell table:formula="of:=&quot;INSERT INTO Country (name,alpha2_code,alpha3_code,number_code) VALUES ('&quot; &amp; [.A222] &amp; &quot;','&quot; &amp; [.C222] &amp; &quot;','&quot; &amp; [.D222] &amp; &quot;','&quot; &amp; [.E222] &amp; &quot;');&quot;" office:value-type="string" office:string-value="INSERT INTO Country (name,alpha2_code,alpha3_code,number_code) VALUES ('Timor-Leste','TL','TLS','626');" calcext:value-type="string">
            <text:p>INSERT INTO Country (name,alpha2_code,alpha3_code,number_code) VALUES ('Timor-Leste','TL','TLS','62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ogo</text:p>
          </table:table-cell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TG</text:p>
          </table:table-cell>
          <table:table-cell table:style-name="ce2" office:value-type="string" calcext:value-type="string">
            <text:p>TGO</text:p>
          </table:table-cell>
          <table:table-cell table:style-name="ce4" office:value-type="float" office:value="768" calcext:value-type="float">
            <text:p>768</text:p>
          </table:table-cell>
          <table:table-cell table:formula="of:=&quot;INSERT INTO Country (name,alpha2_code,alpha3_code,number_code) VALUES ('&quot; &amp; [.A223] &amp; &quot;','&quot; &amp; [.C223] &amp; &quot;','&quot; &amp; [.D223] &amp; &quot;','&quot; &amp; [.E223] &amp; &quot;');&quot;" office:value-type="string" office:string-value="INSERT INTO Country (name,alpha2_code,alpha3_code,number_code) VALUES ('Togo','TG','TGO','768');" calcext:value-type="string">
            <text:p>INSERT INTO Country (name,alpha2_code,alpha3_code,number_code) VALUES ('Togo','TG','TGO','76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okelau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TK</text:p>
          </table:table-cell>
          <table:table-cell table:style-name="ce2" office:value-type="string" calcext:value-type="string">
            <text:p>TKL</text:p>
          </table:table-cell>
          <table:table-cell table:style-name="ce4" office:value-type="float" office:value="772" calcext:value-type="float">
            <text:p>772</text:p>
          </table:table-cell>
          <table:table-cell table:formula="of:=&quot;INSERT INTO Country (name,alpha2_code,alpha3_code,number_code) VALUES ('&quot; &amp; [.A224] &amp; &quot;','&quot; &amp; [.C224] &amp; &quot;','&quot; &amp; [.D224] &amp; &quot;','&quot; &amp; [.E224] &amp; &quot;');&quot;" office:value-type="string" office:string-value="INSERT INTO Country (name,alpha2_code,alpha3_code,number_code) VALUES ('Tokelau','TK','TKL','772');" calcext:value-type="string">
            <text:p>INSERT INTO Country (name,alpha2_code,alpha3_code,number_code) VALUES ('Tokelau','TK','TKL','77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onga</text:p>
          </table:table-cell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TON</text:p>
          </table:table-cell>
          <table:table-cell table:style-name="ce4" office:value-type="float" office:value="776" calcext:value-type="float">
            <text:p>776</text:p>
          </table:table-cell>
          <table:table-cell table:formula="of:=&quot;INSERT INTO Country (name,alpha2_code,alpha3_code,number_code) VALUES ('&quot; &amp; [.A225] &amp; &quot;','&quot; &amp; [.C225] &amp; &quot;','&quot; &amp; [.D225] &amp; &quot;','&quot; &amp; [.E225] &amp; &quot;');&quot;" office:value-type="string" office:string-value="INSERT INTO Country (name,alpha2_code,alpha3_code,number_code) VALUES ('Tonga','TO','TON','776');" calcext:value-type="string">
            <text:p>INSERT INTO Country (name,alpha2_code,alpha3_code,number_code) VALUES ('Tonga','TO','TON','77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Trinidad and Tobago</text:p>
          </table:table-cell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TT</text:p>
          </table:table-cell>
          <table:table-cell table:style-name="ce2" office:value-type="string" calcext:value-type="string">
            <text:p>TTO</text:p>
          </table:table-cell>
          <table:table-cell table:style-name="ce4" office:value-type="float" office:value="780" calcext:value-type="float">
            <text:p>780</text:p>
          </table:table-cell>
          <table:table-cell table:formula="of:=&quot;INSERT INTO Country (name,alpha2_code,alpha3_code,number_code) VALUES ('&quot; &amp; [.A226] &amp; &quot;','&quot; &amp; [.C226] &amp; &quot;','&quot; &amp; [.D226] &amp; &quot;','&quot; &amp; [.E226] &amp; &quot;');&quot;" office:value-type="string" office:string-value="INSERT INTO Country (name,alpha2_code,alpha3_code,number_code) VALUES ('Trinidad and Tobago','TT','TTO','780');" calcext:value-type="string">
            <text:p>INSERT INTO Country (name,alpha2_code,alpha3_code,number_code) VALUES ('Trinidad and Tobago','TT','TTO','78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unisia</text:p>
          </table:table-cell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TUN</text:p>
          </table:table-cell>
          <table:table-cell table:style-name="ce4" office:value-type="float" office:value="788" calcext:value-type="float">
            <text:p>788</text:p>
          </table:table-cell>
          <table:table-cell table:formula="of:=&quot;INSERT INTO Country (name,alpha2_code,alpha3_code,number_code) VALUES ('&quot; &amp; [.A227] &amp; &quot;','&quot; &amp; [.C227] &amp; &quot;','&quot; &amp; [.D227] &amp; &quot;','&quot; &amp; [.E227] &amp; &quot;');&quot;" office:value-type="string" office:string-value="INSERT INTO Country (name,alpha2_code,alpha3_code,number_code) VALUES ('Tunisia','TN','TUN','788');" calcext:value-type="string">
            <text:p>INSERT INTO Country (name,alpha2_code,alpha3_code,number_code) VALUES ('Tunisia','TN','TUN','78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urkey</text:p>
          </table:table-cell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UR</text:p>
          </table:table-cell>
          <table:table-cell table:style-name="ce4" office:value-type="float" office:value="792" calcext:value-type="float">
            <text:p>792</text:p>
          </table:table-cell>
          <table:table-cell table:formula="of:=&quot;INSERT INTO Country (name,alpha2_code,alpha3_code,number_code) VALUES ('&quot; &amp; [.A228] &amp; &quot;','&quot; &amp; [.C228] &amp; &quot;','&quot; &amp; [.D228] &amp; &quot;','&quot; &amp; [.E228] &amp; &quot;');&quot;" office:value-type="string" office:string-value="INSERT INTO Country (name,alpha2_code,alpha3_code,number_code) VALUES ('Turkey','TR','TUR','792');" calcext:value-type="string">
            <text:p>INSERT INTO Country (name,alpha2_code,alpha3_code,number_code) VALUES ('Turkey','TR','TUR','79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urkmenistan</text:p>
          </table:table-cell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TM</text:p>
          </table:table-cell>
          <table:table-cell table:style-name="ce2" office:value-type="string" calcext:value-type="string">
            <text:p>TKM</text:p>
          </table:table-cell>
          <table:table-cell table:style-name="ce4" office:value-type="float" office:value="795" calcext:value-type="float">
            <text:p>795</text:p>
          </table:table-cell>
          <table:table-cell table:formula="of:=&quot;INSERT INTO Country (name,alpha2_code,alpha3_code,number_code) VALUES ('&quot; &amp; [.A229] &amp; &quot;','&quot; &amp; [.C229] &amp; &quot;','&quot; &amp; [.D229] &amp; &quot;','&quot; &amp; [.E229] &amp; &quot;');&quot;" office:value-type="string" office:string-value="INSERT INTO Country (name,alpha2_code,alpha3_code,number_code) VALUES ('Turkmenistan','TM','TKM','795');" calcext:value-type="string">
            <text:p>INSERT INTO Country (name,alpha2_code,alpha3_code,number_code) VALUES ('Turkmenistan','TM','TKM','795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Turks and Caicos Islands (the)</text:p>
          </table:table-cell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TCA</text:p>
          </table:table-cell>
          <table:table-cell table:style-name="ce4" office:value-type="float" office:value="796" calcext:value-type="float">
            <text:p>796</text:p>
          </table:table-cell>
          <table:table-cell table:formula="of:=&quot;INSERT INTO Country (name,alpha2_code,alpha3_code,number_code) VALUES ('&quot; &amp; [.A230] &amp; &quot;','&quot; &amp; [.C230] &amp; &quot;','&quot; &amp; [.D230] &amp; &quot;','&quot; &amp; [.E230] &amp; &quot;');&quot;" office:value-type="string" office:string-value="INSERT INTO Country (name,alpha2_code,alpha3_code,number_code) VALUES ('Turks and Caicos Islands (the)','TC','TCA','796');" calcext:value-type="string">
            <text:p>INSERT INTO Country (name,alpha2_code,alpha3_code,number_code) VALUES ('Turks and Caicos Islands (the)','TC','TCA','79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Tuvalu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TV</text:p>
          </table:table-cell>
          <table:table-cell table:style-name="ce2" office:value-type="string" calcext:value-type="string">
            <text:p>TUV</text:p>
          </table:table-cell>
          <table:table-cell table:style-name="ce4" office:value-type="float" office:value="798" calcext:value-type="float">
            <text:p>798</text:p>
          </table:table-cell>
          <table:table-cell table:formula="of:=&quot;INSERT INTO Country (name,alpha2_code,alpha3_code,number_code) VALUES ('&quot; &amp; [.A231] &amp; &quot;','&quot; &amp; [.C231] &amp; &quot;','&quot; &amp; [.D231] &amp; &quot;','&quot; &amp; [.E231] &amp; &quot;');&quot;" office:value-type="string" office:string-value="INSERT INTO Country (name,alpha2_code,alpha3_code,number_code) VALUES ('Tuvalu','TV','TUV','798');" calcext:value-type="string">
            <text:p>INSERT INTO Country (name,alpha2_code,alpha3_code,number_code) VALUES ('Tuvalu','TV','TUV','79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Uganda</text:p>
          </table:table-cell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UG</text:p>
          </table:table-cell>
          <table:table-cell table:style-name="ce2" office:value-type="string" calcext:value-type="string">
            <text:p>UGA</text:p>
          </table:table-cell>
          <table:table-cell table:style-name="ce4" office:value-type="float" office:value="800" calcext:value-type="float">
            <text:p>800</text:p>
          </table:table-cell>
          <table:table-cell table:formula="of:=&quot;INSERT INTO Country (name,alpha2_code,alpha3_code,number_code) VALUES ('&quot; &amp; [.A232] &amp; &quot;','&quot; &amp; [.C232] &amp; &quot;','&quot; &amp; [.D232] &amp; &quot;','&quot; &amp; [.E232] &amp; &quot;');&quot;" office:value-type="string" office:string-value="INSERT INTO Country (name,alpha2_code,alpha3_code,number_code) VALUES ('Uganda','UG','UGA','800');" calcext:value-type="string">
            <text:p>INSERT INTO Country (name,alpha2_code,alpha3_code,number_code) VALUES ('Uganda','UG','UGA','80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Ukraine</text:p>
          </table:table-cell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UA</text:p>
          </table:table-cell>
          <table:table-cell table:style-name="ce2" office:value-type="string" calcext:value-type="string">
            <text:p>UKR</text:p>
          </table:table-cell>
          <table:table-cell table:style-name="ce4" office:value-type="float" office:value="804" calcext:value-type="float">
            <text:p>804</text:p>
          </table:table-cell>
          <table:table-cell table:formula="of:=&quot;INSERT INTO Country (name,alpha2_code,alpha3_code,number_code) VALUES ('&quot; &amp; [.A233] &amp; &quot;','&quot; &amp; [.C233] &amp; &quot;','&quot; &amp; [.D233] &amp; &quot;','&quot; &amp; [.E233] &amp; &quot;');&quot;" office:value-type="string" office:string-value="INSERT INTO Country (name,alpha2_code,alpha3_code,number_code) VALUES ('Ukraine','UA','UKR','804');" calcext:value-type="string">
            <text:p>INSERT INTO Country (name,alpha2_code,alpha3_code,number_code) VALUES ('Ukraine','UA','UKR','80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United Arab Emirates (the)</text:p>
          </table:table-cell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ARE</text:p>
          </table:table-cell>
          <table:table-cell table:style-name="ce4" office:value-type="float" office:value="784" calcext:value-type="float">
            <text:p>784</text:p>
          </table:table-cell>
          <table:table-cell table:formula="of:=&quot;INSERT INTO Country (name,alpha2_code,alpha3_code,number_code) VALUES ('&quot; &amp; [.A234] &amp; &quot;','&quot; &amp; [.C234] &amp; &quot;','&quot; &amp; [.D234] &amp; &quot;','&quot; &amp; [.E234] &amp; &quot;');&quot;" office:value-type="string" office:string-value="INSERT INTO Country (name,alpha2_code,alpha3_code,number_code) VALUES ('United Arab Emirates (the)','AE','ARE','784');" calcext:value-type="string">
            <text:p>INSERT INTO Country (name,alpha2_code,alpha3_code,number_code) VALUES ('United Arab Emirates (the)','AE','ARE','78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table:style-name="ce2" office:value-type="string" calcext:value-type="string">
            <text:p>United Kingdom of Great Britain and Northern Ireland (the)</text:p>
          </table:table-cell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GBR</text:p>
          </table:table-cell>
          <table:table-cell table:style-name="ce4" office:value-type="float" office:value="826" calcext:value-type="float">
            <text:p>826</text:p>
          </table:table-cell>
          <table:table-cell table:formula="of:=&quot;INSERT INTO Country (name,alpha2_code,alpha3_code,number_code) VALUES ('&quot; &amp; [.A235] &amp; &quot;','&quot; &amp; [.C235] &amp; &quot;','&quot; &amp; [.D235] &amp; &quot;','&quot; &amp; [.E235] &amp; &quot;');&quot;" office:value-type="string" office:string-value="INSERT INTO Country (name,alpha2_code,alpha3_code,number_code) VALUES ('United Kingdom of Great Britain and Northern Ireland (the)','GB','GBR','826');" calcext:value-type="string">
            <text:p>INSERT INTO Country (name,alpha2_code,alpha3_code,number_code) VALUES ('United Kingdom of Great Britain and Northern Ireland (the)','GB','GBR','826');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United States Minor Outlying Islands (the)</text:p>
          </table:table-cell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UM</text:p>
          </table:table-cell>
          <table:table-cell table:style-name="ce2" office:value-type="string" calcext:value-type="string">
            <text:p>UMI</text:p>
          </table:table-cell>
          <table:table-cell table:style-name="ce4" office:value-type="float" office:value="581" calcext:value-type="float">
            <text:p>581</text:p>
          </table:table-cell>
          <table:table-cell table:formula="of:=&quot;INSERT INTO Country (name,alpha2_code,alpha3_code,number_code) VALUES ('&quot; &amp; [.A236] &amp; &quot;','&quot; &amp; [.C236] &amp; &quot;','&quot; &amp; [.D236] &amp; &quot;','&quot; &amp; [.E236] &amp; &quot;');&quot;" office:value-type="string" office:string-value="INSERT INTO Country (name,alpha2_code,alpha3_code,number_code) VALUES ('United States Minor Outlying Islands (the)','UM','UMI','581');" calcext:value-type="string">
            <text:p>INSERT INTO Country (name,alpha2_code,alpha3_code,number_code) VALUES ('United States Minor Outlying Islands (the)','UM','UMI','581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United States of America (the)</text:p>
          </table:table-cell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USA</text:p>
          </table:table-cell>
          <table:table-cell table:style-name="ce4" office:value-type="float" office:value="840" calcext:value-type="float">
            <text:p>840</text:p>
          </table:table-cell>
          <table:table-cell table:formula="of:=&quot;INSERT INTO Country (name,alpha2_code,alpha3_code,number_code) VALUES ('&quot; &amp; [.A237] &amp; &quot;','&quot; &amp; [.C237] &amp; &quot;','&quot; &amp; [.D237] &amp; &quot;','&quot; &amp; [.E237] &amp; &quot;');&quot;" office:value-type="string" office:string-value="INSERT INTO Country (name,alpha2_code,alpha3_code,number_code) VALUES ('United States of America (the)','US','USA','840');" calcext:value-type="string">
            <text:p>INSERT INTO Country (name,alpha2_code,alpha3_code,number_code) VALUES ('United States of America (the)','US','USA','84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Uruguay</text:p>
          </table:table-cell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UY</text:p>
          </table:table-cell>
          <table:table-cell table:style-name="ce2" office:value-type="string" calcext:value-type="string">
            <text:p>URY</text:p>
          </table:table-cell>
          <table:table-cell table:style-name="ce4" office:value-type="float" office:value="858" calcext:value-type="float">
            <text:p>858</text:p>
          </table:table-cell>
          <table:table-cell table:formula="of:=&quot;INSERT INTO Country (name,alpha2_code,alpha3_code,number_code) VALUES ('&quot; &amp; [.A238] &amp; &quot;','&quot; &amp; [.C238] &amp; &quot;','&quot; &amp; [.D238] &amp; &quot;','&quot; &amp; [.E238] &amp; &quot;');&quot;" office:value-type="string" office:string-value="INSERT INTO Country (name,alpha2_code,alpha3_code,number_code) VALUES ('Uruguay','UY','URY','858');" calcext:value-type="string">
            <text:p>INSERT INTO Country (name,alpha2_code,alpha3_code,number_code) VALUES ('Uruguay','UY','URY','85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Uzbekistan</text:p>
          </table:table-cell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UZ</text:p>
          </table:table-cell>
          <table:table-cell table:style-name="ce2" office:value-type="string" calcext:value-type="string">
            <text:p>UZB</text:p>
          </table:table-cell>
          <table:table-cell table:style-name="ce4" office:value-type="float" office:value="860" calcext:value-type="float">
            <text:p>860</text:p>
          </table:table-cell>
          <table:table-cell table:formula="of:=&quot;INSERT INTO Country (name,alpha2_code,alpha3_code,number_code) VALUES ('&quot; &amp; [.A239] &amp; &quot;','&quot; &amp; [.C239] &amp; &quot;','&quot; &amp; [.D239] &amp; &quot;','&quot; &amp; [.E239] &amp; &quot;');&quot;" office:value-type="string" office:string-value="INSERT INTO Country (name,alpha2_code,alpha3_code,number_code) VALUES ('Uzbekistan','UZ','UZB','860');" calcext:value-type="string">
            <text:p>INSERT INTO Country (name,alpha2_code,alpha3_code,number_code) VALUES ('Uzbekistan','UZ','UZB','86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Vanuatu</text:p>
          </table:table-cell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U</text:p>
          </table:table-cell>
          <table:table-cell table:style-name="ce2" office:value-type="string" calcext:value-type="string">
            <text:p>VUT</text:p>
          </table:table-cell>
          <table:table-cell table:style-name="ce4" office:value-type="float" office:value="548" calcext:value-type="float">
            <text:p>548</text:p>
          </table:table-cell>
          <table:table-cell table:formula="of:=&quot;INSERT INTO Country (name,alpha2_code,alpha3_code,number_code) VALUES ('&quot; &amp; [.A240] &amp; &quot;','&quot; &amp; [.C240] &amp; &quot;','&quot; &amp; [.D240] &amp; &quot;','&quot; &amp; [.E240] &amp; &quot;');&quot;" office:value-type="string" office:string-value="INSERT INTO Country (name,alpha2_code,alpha3_code,number_code) VALUES ('Vanuatu','VU','VUT','548');" calcext:value-type="string">
            <text:p>INSERT INTO Country (name,alpha2_code,alpha3_code,number_code) VALUES ('Vanuatu','VU','VUT','54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Venezuela (Bolivarian Republic of)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VEN</text:p>
          </table:table-cell>
          <table:table-cell table:style-name="ce4" office:value-type="float" office:value="862" calcext:value-type="float">
            <text:p>862</text:p>
          </table:table-cell>
          <table:table-cell table:formula="of:=&quot;INSERT INTO Country (name,alpha2_code,alpha3_code,number_code) VALUES ('&quot; &amp; [.A241] &amp; &quot;','&quot; &amp; [.C241] &amp; &quot;','&quot; &amp; [.D241] &amp; &quot;','&quot; &amp; [.E241] &amp; &quot;');&quot;" office:value-type="string" office:string-value="INSERT INTO Country (name,alpha2_code,alpha3_code,number_code) VALUES ('Venezuela (Bolivarian Republic of)','VE','VEN','862');" calcext:value-type="string">
            <text:p>INSERT INTO Country (name,alpha2_code,alpha3_code,number_code) VALUES ('Venezuela (Bolivarian Republic of)','VE','VEN','86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Viet Nam</text:p>
          </table:table-cell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VNM</text:p>
          </table:table-cell>
          <table:table-cell table:style-name="ce4" office:value-type="float" office:value="704" calcext:value-type="float">
            <text:p>704</text:p>
          </table:table-cell>
          <table:table-cell table:formula="of:=&quot;INSERT INTO Country (name,alpha2_code,alpha3_code,number_code) VALUES ('&quot; &amp; [.A242] &amp; &quot;','&quot; &amp; [.C242] &amp; &quot;','&quot; &amp; [.D242] &amp; &quot;','&quot; &amp; [.E242] &amp; &quot;');&quot;" office:value-type="string" office:string-value="INSERT INTO Country (name,alpha2_code,alpha3_code,number_code) VALUES ('Viet Nam','VN','VNM','704');" calcext:value-type="string">
            <text:p>INSERT INTO Country (name,alpha2_code,alpha3_code,number_code) VALUES ('Viet Nam','VN','VNM','70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Virgin Islands (British)</text:p>
          </table:table-cell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G</text:p>
          </table:table-cell>
          <table:table-cell table:style-name="ce2" office:value-type="string" calcext:value-type="string">
            <text:p>VGB</text:p>
          </table:table-cell>
          <table:table-cell table:style-name="ce4" office:value-type="float" office:value="92" calcext:value-type="float">
            <text:p>092</text:p>
          </table:table-cell>
          <table:table-cell table:formula="of:=&quot;INSERT INTO Country (name,alpha2_code,alpha3_code,number_code) VALUES ('&quot; &amp; [.A243] &amp; &quot;','&quot; &amp; [.C243] &amp; &quot;','&quot; &amp; [.D243] &amp; &quot;','&quot; &amp; [.E243] &amp; &quot;');&quot;" office:value-type="string" office:string-value="INSERT INTO Country (name,alpha2_code,alpha3_code,number_code) VALUES ('Virgin Islands (British)','VG','VGB','92');" calcext:value-type="string">
            <text:p>INSERT INTO Country (name,alpha2_code,alpha3_code,number_code) VALUES ('Virgin Islands (British)','VG','VGB','9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Virgin Islands (U.S.)</text:p>
          </table:table-cell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VIR</text:p>
          </table:table-cell>
          <table:table-cell table:style-name="ce4" office:value-type="float" office:value="850" calcext:value-type="float">
            <text:p>850</text:p>
          </table:table-cell>
          <table:table-cell table:formula="of:=&quot;INSERT INTO Country (name,alpha2_code,alpha3_code,number_code) VALUES ('&quot; &amp; [.A244] &amp; &quot;','&quot; &amp; [.C244] &amp; &quot;','&quot; &amp; [.D244] &amp; &quot;','&quot; &amp; [.E244] &amp; &quot;');&quot;" office:value-type="string" office:string-value="INSERT INTO Country (name,alpha2_code,alpha3_code,number_code) VALUES ('Virgin Islands (U.S.)','VI','VIR','850');" calcext:value-type="string">
            <text:p>INSERT INTO Country (name,alpha2_code,alpha3_code,number_code) VALUES ('Virgin Islands (U.S.)','VI','VIR','850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allis and Futuna</text:p>
          </table:table-cell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WLF</text:p>
          </table:table-cell>
          <table:table-cell table:style-name="ce4" office:value-type="float" office:value="876" calcext:value-type="float">
            <text:p>876</text:p>
          </table:table-cell>
          <table:table-cell table:formula="of:=&quot;INSERT INTO Country (name,alpha2_code,alpha3_code,number_code) VALUES ('&quot; &amp; [.A245] &amp; &quot;','&quot; &amp; [.C245] &amp; &quot;','&quot; &amp; [.D245] &amp; &quot;','&quot; &amp; [.E245] &amp; &quot;');&quot;" office:value-type="string" office:string-value="INSERT INTO Country (name,alpha2_code,alpha3_code,number_code) VALUES ('Wallis and Futuna','WF','WLF','876');" calcext:value-type="string">
            <text:p>INSERT INTO Country (name,alpha2_code,alpha3_code,number_code) VALUES ('Wallis and Futuna','WF','WLF','87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string" calcext:value-type="string">
            <text:p>Western Sahara</text:p>
          </table:table-cell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EH</text:p>
          </table:table-cell>
          <table:table-cell table:style-name="ce2" office:value-type="string" calcext:value-type="string">
            <text:p>ESH</text:p>
          </table:table-cell>
          <table:table-cell table:style-name="ce4" office:value-type="float" office:value="732" calcext:value-type="float">
            <text:p>732</text:p>
          </table:table-cell>
          <table:table-cell table:formula="of:=&quot;INSERT INTO Country (name,alpha2_code,alpha3_code,number_code) VALUES ('&quot; &amp; [.A246] &amp; &quot;','&quot; &amp; [.C246] &amp; &quot;','&quot; &amp; [.D246] &amp; &quot;','&quot; &amp; [.E246] &amp; &quot;');&quot;" office:value-type="string" office:string-value="INSERT INTO Country (name,alpha2_code,alpha3_code,number_code) VALUES ('Western Sahara','EH','ESH','732');" calcext:value-type="string">
            <text:p>INSERT INTO Country (name,alpha2_code,alpha3_code,number_code) VALUES ('Western Sahara','EH','ESH','732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Yemen</text:p>
          </table:table-cell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YE</text:p>
          </table:table-cell>
          <table:table-cell table:style-name="ce2" office:value-type="string" calcext:value-type="string">
            <text:p>YEM</text:p>
          </table:table-cell>
          <table:table-cell table:style-name="ce4" office:value-type="float" office:value="887" calcext:value-type="float">
            <text:p>887</text:p>
          </table:table-cell>
          <table:table-cell table:formula="of:=&quot;INSERT INTO Country (name,alpha2_code,alpha3_code,number_code) VALUES ('&quot; &amp; [.A247] &amp; &quot;','&quot; &amp; [.C247] &amp; &quot;','&quot; &amp; [.D247] &amp; &quot;','&quot; &amp; [.E247] &amp; &quot;');&quot;" office:value-type="string" office:string-value="INSERT INTO Country (name,alpha2_code,alpha3_code,number_code) VALUES ('Yemen','YE','YEM','887');" calcext:value-type="string">
            <text:p>INSERT INTO Country (name,alpha2_code,alpha3_code,number_code) VALUES ('Yemen','YE','YEM','887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Zambia</text:p>
          </table:table-cell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ZM</text:p>
          </table:table-cell>
          <table:table-cell table:style-name="ce2" office:value-type="string" calcext:value-type="string">
            <text:p>ZMB</text:p>
          </table:table-cell>
          <table:table-cell table:style-name="ce4" office:value-type="float" office:value="894" calcext:value-type="float">
            <text:p>894</text:p>
          </table:table-cell>
          <table:table-cell table:formula="of:=&quot;INSERT INTO Country (name,alpha2_code,alpha3_code,number_code) VALUES ('&quot; &amp; [.A248] &amp; &quot;','&quot; &amp; [.C248] &amp; &quot;','&quot; &amp; [.D248] &amp; &quot;','&quot; &amp; [.E248] &amp; &quot;');&quot;" office:value-type="string" office:string-value="INSERT INTO Country (name,alpha2_code,alpha3_code,number_code) VALUES ('Zambia','ZM','ZMB','894');" calcext:value-type="string">
            <text:p>INSERT INTO Country (name,alpha2_code,alpha3_code,number_code) VALUES ('Zambia','ZM','ZMB','894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Zimbabwe</text:p>
          </table:table-cell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ZW</text:p>
          </table:table-cell>
          <table:table-cell table:style-name="ce2" office:value-type="string" calcext:value-type="string">
            <text:p>ZWE</text:p>
          </table:table-cell>
          <table:table-cell table:style-name="ce4" office:value-type="float" office:value="716" calcext:value-type="float">
            <text:p>716</text:p>
          </table:table-cell>
          <table:table-cell table:formula="of:=&quot;INSERT INTO Country (name,alpha2_code,alpha3_code,number_code) VALUES ('&quot; &amp; [.A249] &amp; &quot;','&quot; &amp; [.C249] &amp; &quot;','&quot; &amp; [.D249] &amp; &quot;','&quot; &amp; [.E249] &amp; &quot;');&quot;" office:value-type="string" office:string-value="INSERT INTO Country (name,alpha2_code,alpha3_code,number_code) VALUES ('Zimbabwe','ZW','ZWE','716');" calcext:value-type="string">
            <text:p>INSERT INTO Country (name,alpha2_code,alpha3_code,number_code) VALUES ('Zimbabwe','ZW','ZWE','716');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Åland Islands</text:p>
          </table:table-cell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AX</text:p>
          </table:table-cell>
          <table:table-cell table:style-name="ce2" office:value-type="string" calcext:value-type="string">
            <text:p>ALA</text:p>
          </table:table-cell>
          <table:table-cell table:style-name="ce4" office:value-type="float" office:value="248" calcext:value-type="float">
            <text:p>248</text:p>
          </table:table-cell>
          <table:table-cell table:formula="of:=&quot;INSERT INTO Country (name,alpha2_code,alpha3_code,number_code) VALUES ('&quot; &amp; [.A250] &amp; &quot;','&quot; &amp; [.C250] &amp; &quot;','&quot; &amp; [.D250] &amp; &quot;','&quot; &amp; [.E250] &amp; &quot;');&quot;" office:value-type="string" office:string-value="INSERT INTO Country (name,alpha2_code,alpha3_code,number_code) VALUES ('Åland Islands','AX','ALA','248');" calcext:value-type="string">
            <text:p>INSERT INTO Country (name,alpha2_code,alpha3_code,number_code) VALUES ('Åland Islands','AX','ALA','248');</text:p>
          </table:table-cell>
          <table:table-cell office:value-type="float" office:value="100" calcext:value-type="float">
            <text:p>100</text:p>
          </table:table-cell>
        </table:table-row>
        <table:table-row table:style-name="ro6" table:number-rows-repeated="1048325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Currency" table:style-name="ta1">
        <table:table-column table:style-name="co3" table:default-cell-style-name="ce62"/>
        <table:table-column table:style-name="co4" table:number-columns-repeated="2" table:default-cell-style-name="ce62"/>
        <table:table-column table:style-name="co4" table:default-cell-style-name="ce70"/>
        <table:table-column table:style-name="co5" table:default-cell-style-name="ce28"/>
        <table:table-column table:style-name="co6" table:default-cell-style-name="ce35"/>
        <table:table-column table:style-name="co7" table:default-cell-style-name="ce37"/>
        <table:table-column table:style-name="co8" table:default-cell-style-name="ce62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012" table:default-cell-style-name="Default"/>
        <table:table-row table:style-name="ro7">
          <table:table-cell table:style-name="ce49" office:value-type="string" calcext:value-type="string" table:number-columns-spanned="7" table:number-rows-spanned="1">
            <text:p>List one: Currency, fund and precious metal codes</text:p>
          </table:table-cell>
          <table:covered-table-cell table:number-columns-repeated="2" table:style-name="ce49"/>
          <table:covered-table-cell table:number-columns-repeated="4" table:style-name="ce64"/>
          <table:table-cell table:style-name="ce20"/>
          <table:table-cell table:number-columns-repeated="1016"/>
        </table:table-row>
        <table:table-row table:style-name="ro7">
          <table:table-cell table:style-name="ce8" office:value-type="string" calcext:value-type="string">
            <text:p>Published:</text:p>
          </table:table-cell>
          <table:table-cell table:style-name="ce8" table:number-columns-repeated="2"/>
          <table:table-cell table:style-name="ce64" table:number-columns-repeated="4"/>
          <table:table-cell table:style-name="ce20"/>
          <table:table-cell/>
          <table:table-cell table:style-name="ce20" table:number-columns-repeated="1015"/>
        </table:table-row>
        <table:table-row table:style-name="ro8">
          <table:table-cell table:style-name="ce9" office:value-type="date" office:date-value="2018-08-29" calcext:value-type="date">
            <text:p>August 29, 2018</text:p>
          </table:table-cell>
          <table:table-cell table:style-name="ce9" table:number-columns-repeated="2"/>
          <table:table-cell table:style-name="ce22" office:value-type="string" calcext:value-type="string">
            <text:p><text:s/></text:p>
          </table:table-cell>
          <table:table-cell table:number-columns-repeated="3"/>
          <table:table-cell table:style-name="ce20"/>
          <table:table-cell table:number-columns-repeated="1016"/>
        </table:table-row>
        <table:table-row table:style-name="ro9">
          <table:table-cell table:style-name="ce10" office:value-type="string" calcext:value-type="string">
            <text:p>ENTITY</text:p>
          </table:table-cell>
          <table:table-cell table:style-name="ce10" office:value-type="string" calcext:value-type="string">
            <text:p>Country ID</text:p>
          </table:table-cell>
          <table:table-cell table:style-name="ce10" office:value-type="string" calcext:value-type="string">
            <text:p>CurrencyID</text:p>
          </table:table-cell>
          <table:table-cell table:style-name="ce10" office:value-type="string" calcext:value-type="string">
            <text:p>Currency</text:p>
          </table:table-cell>
          <table:table-cell table:style-name="ce29" office:value-type="string" calcext:value-type="string">
            <text:p>Alphabetic Code</text:p>
          </table:table-cell>
          <table:table-cell table:style-name="ce36" office:value-type="string" calcext:value-type="string">
            <text:p>Numeric Code</text:p>
          </table:table-cell>
          <table:table-cell table:style-name="ce38" office:value-type="string" calcext:value-type="string">
            <text:p>Minor unit</text:p>
          </table:table-cell>
          <table:table-cell table:style-name="ce40" office:value-type="string" calcext:value-type="string">
            <text:p>Fund</text:p>
          </table:table-cell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CountryID</text:p>
          </table:table-cell>
          <table:table-cell table:style-name="ce20" office:value-type="string" calcext:value-type="string">
            <text:p>SQL</text:p>
          </table:table-cell>
          <table:table-cell table:style-name="ce20" table:number-columns-repeated="1013"/>
        </table:table-row>
        <table:table-row table:style-name="ro8">
          <table:table-cell table:style-name="ce11" office:value-type="string" calcext:value-type="string">
            <text:p>AFGHANISTAN</text:p>
          </table:table-cell>
          <table:table-cell table:style-name="ce63" table:formula="of:=VLOOKUP([.A5];[.I5:.J250];2)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3" office:value-type="string" calcext:value-type="string">
            <text:p>Afghani</text:p>
          </table:table-cell>
          <table:table-cell table:style-name="ce30" office:value-type="string" calcext:value-type="string">
            <text:p>AFN</text:p>
          </table:table-cell>
          <table:table-cell table:style-name="ce30" office:value-type="string" calcext:value-type="string">
            <text:p>971</text:p>
          </table:table-cell>
          <table:table-cell table:style-name="ce30" office:value-type="string" calcext:value-type="string">
            <text:p>2</text:p>
          </table:table-cell>
          <table:table-cell table:style-name="ce13"/>
          <table:table-cell table:style-name="ce2"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table:style-name="ce20" table:formula="of:=&quot;insert into country_currency (country_id, currency_id) values (&quot; &amp; [.B5] &amp; &quot;,&quot; &amp; [.C5] &amp; &quot;);&quot;" office:value-type="string" office:string-value="insert into country_currency (country_id, currency_id) values (1,1);" calcext:value-type="string">
            <text:p>insert into country_currency (country_id, currency_id) values (1,1);</text:p>
          </table:table-cell>
          <table:table-cell table:style-name="ce20" table:formula="of:=&quot;INSERT INTO currency (currency_id, name, alpha_code, num_code, minor_unit) VALUES (&quot; &amp;  [.C5] &amp; &quot;,'&quot; &amp; [.D5] &amp; &quot;','&quot; &amp; [.E5] &amp; &quot;',&quot; &amp; [.F5] &amp; &quot;,&quot; &amp; [.G5] &amp; &quot;);&quot;" office:value-type="string" office:string-value="INSERT INTO currency (currency_id, name, alpha_code, num_code, minor_unit) VALUES (1,'Afghani','AFN',971,2);" calcext:value-type="string">
            <text:p>INSERT INTO currency (currency_id, name, alpha_code, num_code, minor_unit) VALUES (1,'Afghani','AFN',971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ÅLAND ISLANDS</text:p>
          </table:table-cell>
          <table:table-cell table:style-name="ce63" table:formula="of:=VLOOKUP([.A6];[.I5:.J250];2)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lbania</text:p>
          </table:table-cell>
          <table:table-cell office:value-type="float" office:value="2" calcext:value-type="float">
            <text:p>2</text:p>
          </table:table-cell>
          <table:table-cell table:style-name="ce20" table:formula="of:=&quot;insert into country_currency (country_id, currency_id) values (&quot; &amp; [.B6] &amp; &quot;,&quot; &amp; [.C6] &amp; &quot;);&quot;" office:value-type="string" office:string-value="insert into country_currency (country_id, currency_id) values (1,2);" calcext:value-type="string">
            <text:p>insert into country_currency (country_id, currency_id) values (1,2);</text:p>
          </table:table-cell>
          <table:table-cell table:style-name="ce20" table:formula="of:=&quot;INSERT INTO currency (currency_id, name, alpha_code, num_code, minor_unit) VALUES (&quot; &amp;  [.C6] &amp; &quot;,'&quot; &amp; [.D6] &amp; &quot;','&quot; &amp; [.E6] &amp; &quot;',&quot; &amp; [.F6] &amp; &quot;,&quot; &amp; [.G6] &amp; &quot;);&quot;" office:value-type="string" office:string-value="INSERT INTO currency (currency_id, name, alpha_code, num_code, minor_unit) VALUES (2,'Euro','EUR',978,2);" calcext:value-type="string">
            <text:p>INSERT INTO currency (currency_id, name, alpha_code, num_code, minor_unit) VALUES (2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LBANIA</text:p>
          </table:table-cell>
          <table:table-cell table:style-name="ce63" table:formula="of:=VLOOKUP([.A7];[.I6:.J251];2)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3" office:value-type="string" calcext:value-type="string">
            <text:p>Lek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008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lgeria</text:p>
          </table:table-cell>
          <table:table-cell office:value-type="float" office:value="3" calcext:value-type="float">
            <text:p>3</text:p>
          </table:table-cell>
          <table:table-cell table:style-name="ce20" table:formula="of:=&quot;insert into country_currency (country_id, currency_id) values (&quot; &amp; [.B7] &amp; &quot;,&quot; &amp; [.C7] &amp; &quot;);&quot;" office:value-type="string" office:string-value="insert into country_currency (country_id, currency_id) values (2,3);" calcext:value-type="string">
            <text:p>insert into country_currency (country_id, currency_id) values (2,3);</text:p>
          </table:table-cell>
          <table:table-cell table:style-name="ce20" table:formula="of:=&quot;INSERT INTO currency (currency_id, name, alpha_code, num_code, minor_unit) VALUES (&quot; &amp;  [.C7] &amp; &quot;,'&quot; &amp; [.D7] &amp; &quot;','&quot; &amp; [.E7] &amp; &quot;',&quot; &amp; [.F7] &amp; &quot;,&quot; &amp; [.G7] &amp; &quot;);&quot;" office:value-type="string" office:string-value="INSERT INTO currency (currency_id, name, alpha_code, num_code, minor_unit) VALUES (3,'Lek','ALL',008,2);" calcext:value-type="string">
            <text:p>INSERT INTO currency (currency_id, name, alpha_code, num_code, minor_unit) VALUES (3,'Lek','ALL',008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ALGERIA</text:p>
          </table:table-cell>
          <table:table-cell table:style-name="ce63" table:formula="of:=VLOOKUP([.A8];[.I7:.J252];2)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ce23" office:value-type="string" calcext:value-type="string">
            <text:p>Algerian Dinar</text:p>
          </table:table-cell>
          <table:table-cell table:style-name="ce30" office:value-type="string" calcext:value-type="string">
            <text:p>DZD</text:p>
          </table:table-cell>
          <table:table-cell table:style-name="ce30" office:value-type="string" calcext:value-type="string">
            <text:p>012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merican Samoa</text:p>
          </table:table-cell>
          <table:table-cell office:value-type="float" office:value="4" calcext:value-type="float">
            <text:p>4</text:p>
          </table:table-cell>
          <table:table-cell table:style-name="ce20" table:formula="of:=&quot;insert into country_currency (country_id, currency_id) values (&quot; &amp; [.B8] &amp; &quot;,&quot; &amp; [.C8] &amp; &quot;);&quot;" office:value-type="string" office:string-value="insert into country_currency (country_id, currency_id) values (3,4);" calcext:value-type="string">
            <text:p>insert into country_currency (country_id, currency_id) values (3,4);</text:p>
          </table:table-cell>
          <table:table-cell table:style-name="ce20" table:formula="of:=&quot;INSERT INTO currency (currency_id, name, alpha_code, num_code, minor_unit) VALUES (&quot; &amp;  [.C8] &amp; &quot;,'&quot; &amp; [.D8] &amp; &quot;','&quot; &amp; [.E8] &amp; &quot;',&quot; &amp; [.F8] &amp; &quot;,&quot; &amp; [.G8] &amp; &quot;);&quot;" office:value-type="string" office:string-value="INSERT INTO currency (currency_id, name, alpha_code, num_code, minor_unit) VALUES (4,'Algerian Dinar','DZD',012,2);" calcext:value-type="string">
            <text:p>INSERT INTO currency (currency_id, name, alpha_code, num_code, minor_unit) VALUES (4,'Algerian Dinar','DZD',01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MERICAN SAMOA</text:p>
          </table:table-cell>
          <table:table-cell table:style-name="ce63" table:formula="of:=VLOOKUP([.A9];[.I8:.J253];2)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ndorra</text:p>
          </table:table-cell>
          <table:table-cell office:value-type="float" office:value="5" calcext:value-type="float">
            <text:p>5</text:p>
          </table:table-cell>
          <table:table-cell table:style-name="ce20" table:formula="of:=&quot;insert into country_currency (country_id, currency_id) values (&quot; &amp; [.B9] &amp; &quot;,&quot; &amp; [.C9] &amp; &quot;);&quot;" office:value-type="string" office:string-value="insert into country_currency (country_id, currency_id) values (4,5);" calcext:value-type="string">
            <text:p>insert into country_currency (country_id, currency_id) values (4,5);</text:p>
          </table:table-cell>
          <table:table-cell table:style-name="ce20" table:formula="of:=&quot;INSERT INTO currency (currency_id, name, alpha_code, num_code, minor_unit) VALUES (&quot; &amp;  [.C9] &amp; &quot;,'&quot; &amp; [.D9] &amp; &quot;','&quot; &amp; [.E9] &amp; &quot;',&quot; &amp; [.F9] &amp; &quot;,&quot; &amp; [.G9] &amp; &quot;);&quot;" office:value-type="string" office:string-value="INSERT INTO currency (currency_id, name, alpha_code, num_code, minor_unit) VALUES (5,'US Dollar','USD',840,2);" calcext:value-type="string">
            <text:p>INSERT INTO currency (currency_id, name, alpha_code, num_code, minor_unit) VALUES (5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NDORRA</text:p>
          </table:table-cell>
          <table:table-cell table:style-name="ce63" table:formula="of:=VLOOKUP([.A10];[.I9:.J254];2)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ngola</text:p>
          </table:table-cell>
          <table:table-cell office:value-type="float" office:value="6" calcext:value-type="float">
            <text:p>6</text:p>
          </table:table-cell>
          <table:table-cell table:style-name="ce20" table:formula="of:=&quot;insert into country_currency (country_id, currency_id) values (&quot; &amp; [.B10] &amp; &quot;,&quot; &amp; [.C10] &amp; &quot;);&quot;" office:value-type="string" office:string-value="insert into country_currency (country_id, currency_id) values (5,6);" calcext:value-type="string">
            <text:p>insert into country_currency (country_id, currency_id) values (5,6);</text:p>
          </table:table-cell>
          <table:table-cell table:style-name="ce20" table:formula="of:=&quot;INSERT INTO currency (currency_id, name, alpha_code, num_code, minor_unit) VALUES (&quot; &amp;  [.C10] &amp; &quot;,'&quot; &amp; [.D10] &amp; &quot;','&quot; &amp; [.E10] &amp; &quot;',&quot; &amp; [.F10] &amp; &quot;,&quot; &amp; [.G10] &amp; &quot;);&quot;" office:value-type="string" office:string-value="INSERT INTO currency (currency_id, name, alpha_code, num_code, minor_unit) VALUES (6,'Euro','EUR',978,2);" calcext:value-type="string">
            <text:p>INSERT INTO currency (currency_id, name, alpha_code, num_code, minor_unit) VALUES (6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NGOLA</text:p>
          </table:table-cell>
          <table:table-cell table:style-name="ce63" table:formula="of:=VLOOKUP([.A11];[.I10:.J255];2)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3" office:value-type="string" calcext:value-type="string">
            <text:p>Kwanza</text:p>
          </table:table-cell>
          <table:table-cell table:style-name="ce30" office:value-type="string" calcext:value-type="string">
            <text:p>AOA</text:p>
          </table:table-cell>
          <table:table-cell table:style-name="ce30" office:value-type="string" calcext:value-type="string">
            <text:p>973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nguilla</text:p>
          </table:table-cell>
          <table:table-cell office:value-type="float" office:value="7" calcext:value-type="float">
            <text:p>7</text:p>
          </table:table-cell>
          <table:table-cell table:style-name="ce20" table:formula="of:=&quot;insert into country_currency (country_id, currency_id) values (&quot; &amp; [.B11] &amp; &quot;,&quot; &amp; [.C11] &amp; &quot;);&quot;" office:value-type="string" office:string-value="insert into country_currency (country_id, currency_id) values (6,7);" calcext:value-type="string">
            <text:p>insert into country_currency (country_id, currency_id) values (6,7);</text:p>
          </table:table-cell>
          <table:table-cell table:style-name="ce20" table:formula="of:=&quot;INSERT INTO currency (currency_id, name, alpha_code, num_code, minor_unit) VALUES (&quot; &amp;  [.C11] &amp; &quot;,'&quot; &amp; [.D11] &amp; &quot;','&quot; &amp; [.E11] &amp; &quot;',&quot; &amp; [.F11] &amp; &quot;,&quot; &amp; [.G11] &amp; &quot;);&quot;" office:value-type="string" office:string-value="INSERT INTO currency (currency_id, name, alpha_code, num_code, minor_unit) VALUES (7,'Kwanza','AOA',973,2);" calcext:value-type="string">
            <text:p>INSERT INTO currency (currency_id, name, alpha_code, num_code, minor_unit) VALUES (7,'Kwanza','AOA',973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NGUILLA</text:p>
          </table:table-cell>
          <table:table-cell table:style-name="ce63" table:formula="of:=VLOOKUP([.A12];[.I11:.J256];2)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ce23" office:value-type="string" calcext:value-type="string">
            <text:p>East Caribbean Dollar</text:p>
          </table:table-cell>
          <table:table-cell table:style-name="ce30" office:value-type="string" calcext:value-type="string">
            <text:p>XCD</text:p>
          </table:table-cell>
          <table:table-cell table:style-name="ce30" office:value-type="string" calcext:value-type="string">
            <text:p>951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ntarctica</text:p>
          </table:table-cell>
          <table:table-cell office:value-type="float" office:value="8" calcext:value-type="float">
            <text:p>8</text:p>
          </table:table-cell>
          <table:table-cell table:style-name="ce20" table:formula="of:=&quot;insert into country_currency (country_id, currency_id) values (&quot; &amp; [.B12] &amp; &quot;,&quot; &amp; [.C12] &amp; &quot;);&quot;" office:value-type="string" office:string-value="insert into country_currency (country_id, currency_id) values (7,8);" calcext:value-type="string">
            <text:p>insert into country_currency (country_id, currency_id) values (7,8);</text:p>
          </table:table-cell>
          <table:table-cell table:style-name="ce20" table:formula="of:=&quot;INSERT INTO currency (currency_id, name, alpha_code, num_code, minor_unit) VALUES (&quot; &amp;  [.C12] &amp; &quot;,'&quot; &amp; [.D12] &amp; &quot;','&quot; &amp; [.E12] &amp; &quot;',&quot; &amp; [.F12] &amp; &quot;,&quot; &amp; [.G12] &amp; &quot;);&quot;" office:value-type="string" office:string-value="INSERT INTO currency (currency_id, name, alpha_code, num_code, minor_unit) VALUES (8,'East Caribbean Dollar','XCD',951,2);" calcext:value-type="string">
            <text:p>INSERT INTO currency (currency_id, name, alpha_code, num_code, minor_unit) VALUES (8,'East Caribbean Dollar','XCD',951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ANTARCTICA</text:p>
          </table:table-cell>
          <table:table-cell table:style-name="ce63" table:formula="of:=VLOOKUP([.A13];[.I12:.J257];2)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ce23" office:value-type="string" calcext:value-type="string">
            <text:p>No universal currency</text:p>
          </table:table-cell>
          <table:table-cell table:style-name="ce30" table:number-columns-repeated="3"/>
          <table:table-cell table:style-name="ce23"/>
          <table:table-cell table:style-name="ce2" office:value-type="string" calcext:value-type="string">
            <text:p>Antigua and Barbuda</text:p>
          </table:table-cell>
          <table:table-cell office:value-type="float" office:value="9" calcext:value-type="float">
            <text:p>9</text:p>
          </table:table-cell>
          <table:table-cell table:style-name="ce20" table:formula="of:=&quot;insert into country_currency (country_id, currency_id) values (&quot; &amp; [.B13] &amp; &quot;,&quot; &amp; [.C13] &amp; &quot;);&quot;" office:value-type="string" office:string-value="insert into country_currency (country_id, currency_id) values (8,9);" calcext:value-type="string">
            <text:p>insert into country_currency (country_id, currency_id) values (8,9);</text:p>
          </table:table-cell>
          <table:table-cell table:style-name="ce20" table:formula="of:=&quot;INSERT INTO currency (currency_id, name, alpha_code, num_code, minor_unit) VALUES (&quot; &amp;  [.C13] &amp; &quot;,'&quot; &amp; [.D13] &amp; &quot;','&quot; &amp; [.E13] &amp; &quot;',&quot; &amp; [.F13] &amp; &quot;,&quot; &amp; [.G13] &amp; &quot;);&quot;" office:value-type="string" office:string-value="INSERT INTO currency (currency_id, name, alpha_code, num_code, minor_unit) VALUES (9,'No universal currency','',,);" calcext:value-type="string">
            <text:p>INSERT INTO currency (currency_id, name, alpha_code, num_code, minor_unit) VALUES (9,'No universal currency','',,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NTIGUA AND BARBUDA</text:p>
          </table:table-cell>
          <table:table-cell table:style-name="ce63" table:formula="of:=VLOOKUP([.A14];[.I13:.J258];2)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23" office:value-type="string" calcext:value-type="string">
            <text:p>East Caribbean Dollar</text:p>
          </table:table-cell>
          <table:table-cell table:style-name="ce30" office:value-type="string" calcext:value-type="string">
            <text:p>XCD</text:p>
          </table:table-cell>
          <table:table-cell table:style-name="ce30" office:value-type="string" calcext:value-type="string">
            <text:p>951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rgentina</text:p>
          </table:table-cell>
          <table:table-cell office:value-type="float" office:value="10" calcext:value-type="float">
            <text:p>10</text:p>
          </table:table-cell>
          <table:table-cell table:style-name="ce20" table:formula="of:=&quot;insert into country_currency (country_id, currency_id) values (&quot; &amp; [.B14] &amp; &quot;,&quot; &amp; [.C14] &amp; &quot;);&quot;" office:value-type="string" office:string-value="insert into country_currency (country_id, currency_id) values (9,10);" calcext:value-type="string">
            <text:p>insert into country_currency (country_id, currency_id) values (9,10);</text:p>
          </table:table-cell>
          <table:table-cell table:style-name="ce20" table:formula="of:=&quot;INSERT INTO currency (currency_id, name, alpha_code, num_code, minor_unit) VALUES (&quot; &amp;  [.C14] &amp; &quot;,'&quot; &amp; [.D14] &amp; &quot;','&quot; &amp; [.E14] &amp; &quot;',&quot; &amp; [.F14] &amp; &quot;,&quot; &amp; [.G14] &amp; &quot;);&quot;" office:value-type="string" office:string-value="INSERT INTO currency (currency_id, name, alpha_code, num_code, minor_unit) VALUES (10,'East Caribbean Dollar','XCD',951,2);" calcext:value-type="string">
            <text:p>INSERT INTO currency (currency_id, name, alpha_code, num_code, minor_unit) VALUES (10,'East Caribbean Dollar','XCD',951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RGENTINA</text:p>
          </table:table-cell>
          <table:table-cell table:style-name="ce63" table:formula="of:=VLOOKUP([.A15];[.I14:.J259];2)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ce23" office:value-type="string" calcext:value-type="string">
            <text:p>Argentine Peso</text:p>
          </table:table-cell>
          <table:table-cell table:style-name="ce30" office:value-type="string" calcext:value-type="string">
            <text:p>ARS</text:p>
          </table:table-cell>
          <table:table-cell table:style-name="ce30" office:value-type="string" calcext:value-type="string">
            <text:p>032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rmenia</text:p>
          </table:table-cell>
          <table:table-cell office:value-type="float" office:value="11" calcext:value-type="float">
            <text:p>11</text:p>
          </table:table-cell>
          <table:table-cell table:style-name="ce20" table:formula="of:=&quot;insert into country_currency (country_id, currency_id) values (&quot; &amp; [.B15] &amp; &quot;,&quot; &amp; [.C15] &amp; &quot;);&quot;" office:value-type="string" office:string-value="insert into country_currency (country_id, currency_id) values (10,11);" calcext:value-type="string">
            <text:p>insert into country_currency (country_id, currency_id) values (10,11);</text:p>
          </table:table-cell>
          <table:table-cell table:style-name="ce20" table:formula="of:=&quot;INSERT INTO currency (currency_id, name, alpha_code, num_code, minor_unit) VALUES (&quot; &amp;  [.C15] &amp; &quot;,'&quot; &amp; [.D15] &amp; &quot;','&quot; &amp; [.E15] &amp; &quot;',&quot; &amp; [.F15] &amp; &quot;,&quot; &amp; [.G15] &amp; &quot;);&quot;" office:value-type="string" office:string-value="INSERT INTO currency (currency_id, name, alpha_code, num_code, minor_unit) VALUES (11,'Argentine Peso','ARS',032,2);" calcext:value-type="string">
            <text:p>INSERT INTO currency (currency_id, name, alpha_code, num_code, minor_unit) VALUES (11,'Argentine Peso','ARS',03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RMENIA</text:p>
          </table:table-cell>
          <table:table-cell table:style-name="ce63" table:formula="of:=VLOOKUP([.A16];[.I15:.J260];2)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ce23" office:value-type="string" calcext:value-type="string">
            <text:p>Armenian Dram</text:p>
          </table:table-cell>
          <table:table-cell table:style-name="ce30" office:value-type="string" calcext:value-type="string">
            <text:p>AMD</text:p>
          </table:table-cell>
          <table:table-cell table:style-name="ce30" office:value-type="string" calcext:value-type="string">
            <text:p>051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ruba</text:p>
          </table:table-cell>
          <table:table-cell office:value-type="float" office:value="12" calcext:value-type="float">
            <text:p>12</text:p>
          </table:table-cell>
          <table:table-cell table:style-name="ce20" table:formula="of:=&quot;insert into country_currency (country_id, currency_id) values (&quot; &amp; [.B16] &amp; &quot;,&quot; &amp; [.C16] &amp; &quot;);&quot;" office:value-type="string" office:string-value="insert into country_currency (country_id, currency_id) values (11,12);" calcext:value-type="string">
            <text:p>insert into country_currency (country_id, currency_id) values (11,12);</text:p>
          </table:table-cell>
          <table:table-cell table:style-name="ce20" table:formula="of:=&quot;INSERT INTO currency (currency_id, name, alpha_code, num_code, minor_unit) VALUES (&quot; &amp;  [.C16] &amp; &quot;,'&quot; &amp; [.D16] &amp; &quot;','&quot; &amp; [.E16] &amp; &quot;',&quot; &amp; [.F16] &amp; &quot;,&quot; &amp; [.G16] &amp; &quot;);&quot;" office:value-type="string" office:string-value="INSERT INTO currency (currency_id, name, alpha_code, num_code, minor_unit) VALUES (12,'Armenian Dram','AMD',051,2);" calcext:value-type="string">
            <text:p>INSERT INTO currency (currency_id, name, alpha_code, num_code, minor_unit) VALUES (12,'Armenian Dram','AMD',051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RUBA</text:p>
          </table:table-cell>
          <table:table-cell table:style-name="ce63" table:formula="of:=VLOOKUP([.A17];[.I16:.J261];2)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ce23" office:value-type="string" calcext:value-type="string">
            <text:p>Aruban Florin</text:p>
          </table:table-cell>
          <table:table-cell table:style-name="ce30" office:value-type="string" calcext:value-type="string">
            <text:p>AWG</text:p>
          </table:table-cell>
          <table:table-cell table:style-name="ce30" office:value-type="string" calcext:value-type="string">
            <text:p>533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ustralia</text:p>
          </table:table-cell>
          <table:table-cell office:value-type="float" office:value="13" calcext:value-type="float">
            <text:p>13</text:p>
          </table:table-cell>
          <table:table-cell table:style-name="ce20" table:formula="of:=&quot;insert into country_currency (country_id, currency_id) values (&quot; &amp; [.B17] &amp; &quot;,&quot; &amp; [.C17] &amp; &quot;);&quot;" office:value-type="string" office:string-value="insert into country_currency (country_id, currency_id) values (12,13);" calcext:value-type="string">
            <text:p>insert into country_currency (country_id, currency_id) values (12,13);</text:p>
          </table:table-cell>
          <table:table-cell table:style-name="ce20" table:formula="of:=&quot;INSERT INTO currency (currency_id, name, alpha_code, num_code, minor_unit) VALUES (&quot; &amp;  [.C17] &amp; &quot;,'&quot; &amp; [.D17] &amp; &quot;','&quot; &amp; [.E17] &amp; &quot;',&quot; &amp; [.F17] &amp; &quot;,&quot; &amp; [.G17] &amp; &quot;);&quot;" office:value-type="string" office:string-value="INSERT INTO currency (currency_id, name, alpha_code, num_code, minor_unit) VALUES (13,'Aruban Florin','AWG',533,2);" calcext:value-type="string">
            <text:p>INSERT INTO currency (currency_id, name, alpha_code, num_code, minor_unit) VALUES (13,'Aruban Florin','AWG',533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USTRALIA</text:p>
          </table:table-cell>
          <table:table-cell table:style-name="ce63" table:formula="of:=VLOOKUP([.A18];[.I17:.J262];2)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ce23" office:value-type="string" calcext:value-type="string">
            <text:p>Australian Dollar</text:p>
          </table:table-cell>
          <table:table-cell table:style-name="ce30" office:value-type="string" calcext:value-type="string">
            <text:p>AUD</text:p>
          </table:table-cell>
          <table:table-cell table:style-name="ce30" office:value-type="string" calcext:value-type="string">
            <text:p>036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ustria</text:p>
          </table:table-cell>
          <table:table-cell office:value-type="float" office:value="14" calcext:value-type="float">
            <text:p>14</text:p>
          </table:table-cell>
          <table:table-cell table:style-name="ce20" table:formula="of:=&quot;insert into country_currency (country_id, currency_id) values (&quot; &amp; [.B18] &amp; &quot;,&quot; &amp; [.C18] &amp; &quot;);&quot;" office:value-type="string" office:string-value="insert into country_currency (country_id, currency_id) values (13,14);" calcext:value-type="string">
            <text:p>insert into country_currency (country_id, currency_id) values (13,14);</text:p>
          </table:table-cell>
          <table:table-cell table:style-name="ce20" table:formula="of:=&quot;INSERT INTO currency (currency_id, name, alpha_code, num_code, minor_unit) VALUES (&quot; &amp;  [.C18] &amp; &quot;,'&quot; &amp; [.D18] &amp; &quot;','&quot; &amp; [.E18] &amp; &quot;',&quot; &amp; [.F18] &amp; &quot;,&quot; &amp; [.G18] &amp; &quot;);&quot;" office:value-type="string" office:string-value="INSERT INTO currency (currency_id, name, alpha_code, num_code, minor_unit) VALUES (14,'Australian Dollar','AUD',036,2);" calcext:value-type="string">
            <text:p>INSERT INTO currency (currency_id, name, alpha_code, num_code, minor_unit) VALUES (14,'Australian Dollar','AUD',03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USTRIA</text:p>
          </table:table-cell>
          <table:table-cell table:style-name="ce63" table:formula="of:=VLOOKUP([.A19];[.I18:.J263];2)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Azerbaijan</text:p>
          </table:table-cell>
          <table:table-cell office:value-type="float" office:value="15" calcext:value-type="float">
            <text:p>15</text:p>
          </table:table-cell>
          <table:table-cell table:style-name="ce20" table:formula="of:=&quot;insert into country_currency (country_id, currency_id) values (&quot; &amp; [.B19] &amp; &quot;,&quot; &amp; [.C19] &amp; &quot;);&quot;" office:value-type="string" office:string-value="insert into country_currency (country_id, currency_id) values (14,15);" calcext:value-type="string">
            <text:p>insert into country_currency (country_id, currency_id) values (14,15);</text:p>
          </table:table-cell>
          <table:table-cell table:style-name="ce20" table:formula="of:=&quot;INSERT INTO currency (currency_id, name, alpha_code, num_code, minor_unit) VALUES (&quot; &amp;  [.C19] &amp; &quot;,'&quot; &amp; [.D19] &amp; &quot;','&quot; &amp; [.E19] &amp; &quot;',&quot; &amp; [.F19] &amp; &quot;,&quot; &amp; [.G19] &amp; &quot;);&quot;" office:value-type="string" office:string-value="INSERT INTO currency (currency_id, name, alpha_code, num_code, minor_unit) VALUES (15,'Euro','EUR',978,2);" calcext:value-type="string">
            <text:p>INSERT INTO currency (currency_id, name, alpha_code, num_code, minor_unit) VALUES (15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AZERBAIJAN</text:p>
          </table:table-cell>
          <table:table-cell table:style-name="ce63" table:formula="of:=VLOOKUP([.A20];[.I19:.J264];2)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ce23" office:value-type="string" calcext:value-type="string">
            <text:p>Azerbaijan Manat</text:p>
          </table:table-cell>
          <table:table-cell table:style-name="ce30" office:value-type="string" calcext:value-type="string">
            <text:p>AZN</text:p>
          </table:table-cell>
          <table:table-cell table:style-name="ce30" office:value-type="string" calcext:value-type="string">
            <text:p>944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ahamas (the)</text:p>
          </table:table-cell>
          <table:table-cell office:value-type="float" office:value="16" calcext:value-type="float">
            <text:p>16</text:p>
          </table:table-cell>
          <table:table-cell table:style-name="ce20" table:formula="of:=&quot;insert into country_currency (country_id, currency_id) values (&quot; &amp; [.B20] &amp; &quot;,&quot; &amp; [.C20] &amp; &quot;);&quot;" office:value-type="string" office:string-value="insert into country_currency (country_id, currency_id) values (15,16);" calcext:value-type="string">
            <text:p>insert into country_currency (country_id, currency_id) values (15,16);</text:p>
          </table:table-cell>
          <table:table-cell table:style-name="ce20" table:formula="of:=&quot;INSERT INTO currency (currency_id, name, alpha_code, num_code, minor_unit) VALUES (&quot; &amp;  [.C20] &amp; &quot;,'&quot; &amp; [.D20] &amp; &quot;','&quot; &amp; [.E20] &amp; &quot;',&quot; &amp; [.F20] &amp; &quot;,&quot; &amp; [.G20] &amp; &quot;);&quot;" office:value-type="string" office:string-value="INSERT INTO currency (currency_id, name, alpha_code, num_code, minor_unit) VALUES (16,'Azerbaijan Manat','AZN',944,2);" calcext:value-type="string">
            <text:p>INSERT INTO currency (currency_id, name, alpha_code, num_code, minor_unit) VALUES (16,'Azerbaijan Manat','AZN',944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BAHAMAS (THE)</text:p>
          </table:table-cell>
          <table:table-cell table:style-name="ce63" table:formula="of:=VLOOKUP([.A21];[.I20:.J265];2)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ce23" office:value-type="string" calcext:value-type="string">
            <text:p>Bahamian Dollar</text:p>
          </table:table-cell>
          <table:table-cell table:style-name="ce30" office:value-type="string" calcext:value-type="string">
            <text:p>BSD</text:p>
          </table:table-cell>
          <table:table-cell table:style-name="ce30" office:value-type="string" calcext:value-type="string">
            <text:p>044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ahrain</text:p>
          </table:table-cell>
          <table:table-cell office:value-type="float" office:value="17" calcext:value-type="float">
            <text:p>17</text:p>
          </table:table-cell>
          <table:table-cell table:style-name="ce20" table:formula="of:=&quot;insert into country_currency (country_id, currency_id) values (&quot; &amp; [.B21] &amp; &quot;,&quot; &amp; [.C21] &amp; &quot;);&quot;" office:value-type="string" office:string-value="insert into country_currency (country_id, currency_id) values (16,17);" calcext:value-type="string">
            <text:p>insert into country_currency (country_id, currency_id) values (16,17);</text:p>
          </table:table-cell>
          <table:table-cell table:style-name="ce20" table:formula="of:=&quot;INSERT INTO currency (currency_id, name, alpha_code, num_code, minor_unit) VALUES (&quot; &amp;  [.C21] &amp; &quot;,'&quot; &amp; [.D21] &amp; &quot;','&quot; &amp; [.E21] &amp; &quot;',&quot; &amp; [.F21] &amp; &quot;,&quot; &amp; [.G21] &amp; &quot;);&quot;" office:value-type="string" office:string-value="INSERT INTO currency (currency_id, name, alpha_code, num_code, minor_unit) VALUES (17,'Bahamian Dollar','BSD',044,2);" calcext:value-type="string">
            <text:p>INSERT INTO currency (currency_id, name, alpha_code, num_code, minor_unit) VALUES (17,'Bahamian Dollar','BSD',04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AHRAIN</text:p>
          </table:table-cell>
          <table:table-cell table:style-name="ce63" table:formula="of:=VLOOKUP([.A22];[.I21:.J266];2)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ce23" office:value-type="string" calcext:value-type="string">
            <text:p>Bahraini Dinar</text:p>
          </table:table-cell>
          <table:table-cell table:style-name="ce30" office:value-type="string" calcext:value-type="string">
            <text:p>BHD</text:p>
          </table:table-cell>
          <table:table-cell table:style-name="ce30" office:value-type="string" calcext:value-type="string">
            <text:p>048</text:p>
          </table:table-cell>
          <table:table-cell table:style-name="ce30" office:value-type="string" calcext:value-type="string">
            <text:p>3</text:p>
          </table:table-cell>
          <table:table-cell table:style-name="ce23"/>
          <table:table-cell table:style-name="ce2" office:value-type="string" calcext:value-type="string">
            <text:p>Bangladesh</text:p>
          </table:table-cell>
          <table:table-cell office:value-type="float" office:value="18" calcext:value-type="float">
            <text:p>18</text:p>
          </table:table-cell>
          <table:table-cell table:style-name="ce20" table:formula="of:=&quot;insert into country_currency (country_id, currency_id) values (&quot; &amp; [.B22] &amp; &quot;,&quot; &amp; [.C22] &amp; &quot;);&quot;" office:value-type="string" office:string-value="insert into country_currency (country_id, currency_id) values (17,18);" calcext:value-type="string">
            <text:p>insert into country_currency (country_id, currency_id) values (17,18);</text:p>
          </table:table-cell>
          <table:table-cell table:style-name="ce20" table:formula="of:=&quot;INSERT INTO currency (currency_id, name, alpha_code, num_code, minor_unit) VALUES (&quot; &amp;  [.C22] &amp; &quot;,'&quot; &amp; [.D22] &amp; &quot;','&quot; &amp; [.E22] &amp; &quot;',&quot; &amp; [.F22] &amp; &quot;,&quot; &amp; [.G22] &amp; &quot;);&quot;" office:value-type="string" office:string-value="INSERT INTO currency (currency_id, name, alpha_code, num_code, minor_unit) VALUES (18,'Bahraini Dinar','BHD',048,3);" calcext:value-type="string">
            <text:p>INSERT INTO currency (currency_id, name, alpha_code, num_code, minor_unit) VALUES (18,'Bahraini Dinar','BHD',048,3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ANGLADESH</text:p>
          </table:table-cell>
          <table:table-cell table:style-name="ce63" table:formula="of:=VLOOKUP([.A23];[.I22:.J267];2)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ce23" office:value-type="string" calcext:value-type="string">
            <text:p>Taka</text:p>
          </table:table-cell>
          <table:table-cell table:style-name="ce30" office:value-type="string" calcext:value-type="string">
            <text:p>BDT</text:p>
          </table:table-cell>
          <table:table-cell table:style-name="ce30" office:value-type="string" calcext:value-type="string">
            <text:p>050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arbados</text:p>
          </table:table-cell>
          <table:table-cell office:value-type="float" office:value="19" calcext:value-type="float">
            <text:p>19</text:p>
          </table:table-cell>
          <table:table-cell table:style-name="ce20" table:formula="of:=&quot;insert into country_currency (country_id, currency_id) values (&quot; &amp; [.B23] &amp; &quot;,&quot; &amp; [.C23] &amp; &quot;);&quot;" office:value-type="string" office:string-value="insert into country_currency (country_id, currency_id) values (18,19);" calcext:value-type="string">
            <text:p>insert into country_currency (country_id, currency_id) values (18,19);</text:p>
          </table:table-cell>
          <table:table-cell table:style-name="ce20" table:formula="of:=&quot;INSERT INTO currency (currency_id, name, alpha_code, num_code, minor_unit) VALUES (&quot; &amp;  [.C23] &amp; &quot;,'&quot; &amp; [.D23] &amp; &quot;','&quot; &amp; [.E23] &amp; &quot;',&quot; &amp; [.F23] &amp; &quot;,&quot; &amp; [.G23] &amp; &quot;);&quot;" office:value-type="string" office:string-value="INSERT INTO currency (currency_id, name, alpha_code, num_code, minor_unit) VALUES (19,'Taka','BDT',050,2);" calcext:value-type="string">
            <text:p>INSERT INTO currency (currency_id, name, alpha_code, num_code, minor_unit) VALUES (19,'Taka','BDT',05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ARBADOS</text:p>
          </table:table-cell>
          <table:table-cell table:style-name="ce63" table:formula="of:=VLOOKUP([.A24];[.I23:.J268];2)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ce23" office:value-type="string" calcext:value-type="string">
            <text:p>Barbados Dollar</text:p>
          </table:table-cell>
          <table:table-cell table:style-name="ce30" office:value-type="string" calcext:value-type="string">
            <text:p>BBD</text:p>
          </table:table-cell>
          <table:table-cell table:style-name="ce30" office:value-type="string" calcext:value-type="string">
            <text:p>052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elarus</text:p>
          </table:table-cell>
          <table:table-cell office:value-type="float" office:value="20" calcext:value-type="float">
            <text:p>20</text:p>
          </table:table-cell>
          <table:table-cell table:style-name="ce20" table:formula="of:=&quot;insert into country_currency (country_id, currency_id) values (&quot; &amp; [.B24] &amp; &quot;,&quot; &amp; [.C24] &amp; &quot;);&quot;" office:value-type="string" office:string-value="insert into country_currency (country_id, currency_id) values (19,20);" calcext:value-type="string">
            <text:p>insert into country_currency (country_id, currency_id) values (19,20);</text:p>
          </table:table-cell>
          <table:table-cell table:style-name="ce20" table:formula="of:=&quot;INSERT INTO currency (currency_id, name, alpha_code, num_code, minor_unit) VALUES (&quot; &amp;  [.C24] &amp; &quot;,'&quot; &amp; [.D24] &amp; &quot;','&quot; &amp; [.E24] &amp; &quot;',&quot; &amp; [.F24] &amp; &quot;,&quot; &amp; [.G24] &amp; &quot;);&quot;" office:value-type="string" office:string-value="INSERT INTO currency (currency_id, name, alpha_code, num_code, minor_unit) VALUES (20,'Barbados Dollar','BBD',052,2);" calcext:value-type="string">
            <text:p>INSERT INTO currency (currency_id, name, alpha_code, num_code, minor_unit) VALUES (20,'Barbados Dollar','BBD',05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ELARUS</text:p>
          </table:table-cell>
          <table:table-cell table:style-name="ce63" table:formula="of:=VLOOKUP([.A25];[.I24:.J269];2)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ce23" office:value-type="string" calcext:value-type="string">
            <text:p>Belarusian Ruble</text:p>
          </table:table-cell>
          <table:table-cell table:style-name="ce30" office:value-type="string" calcext:value-type="string">
            <text:p>BYN</text:p>
          </table:table-cell>
          <table:table-cell table:style-name="ce30" office:value-type="string" calcext:value-type="string">
            <text:p>933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elgium</text:p>
          </table:table-cell>
          <table:table-cell office:value-type="float" office:value="21" calcext:value-type="float">
            <text:p>21</text:p>
          </table:table-cell>
          <table:table-cell table:style-name="ce20" table:formula="of:=&quot;insert into country_currency (country_id, currency_id) values (&quot; &amp; [.B25] &amp; &quot;,&quot; &amp; [.C25] &amp; &quot;);&quot;" office:value-type="string" office:string-value="insert into country_currency (country_id, currency_id) values (20,21);" calcext:value-type="string">
            <text:p>insert into country_currency (country_id, currency_id) values (20,21);</text:p>
          </table:table-cell>
          <table:table-cell table:style-name="ce20" table:formula="of:=&quot;INSERT INTO currency (currency_id, name, alpha_code, num_code, minor_unit) VALUES (&quot; &amp;  [.C25] &amp; &quot;,'&quot; &amp; [.D25] &amp; &quot;','&quot; &amp; [.E25] &amp; &quot;',&quot; &amp; [.F25] &amp; &quot;,&quot; &amp; [.G25] &amp; &quot;);&quot;" office:value-type="string" office:string-value="INSERT INTO currency (currency_id, name, alpha_code, num_code, minor_unit) VALUES (21,'Belarusian Ruble','BYN',933,2);" calcext:value-type="string">
            <text:p>INSERT INTO currency (currency_id, name, alpha_code, num_code, minor_unit) VALUES (21,'Belarusian Ruble','BYN',933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ELGIUM</text:p>
          </table:table-cell>
          <table:table-cell table:style-name="ce63" table:formula="of:=VLOOKUP([.A26];[.I25:.J270];2)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elize</text:p>
          </table:table-cell>
          <table:table-cell office:value-type="float" office:value="22" calcext:value-type="float">
            <text:p>22</text:p>
          </table:table-cell>
          <table:table-cell table:style-name="ce20" table:formula="of:=&quot;insert into country_currency (country_id, currency_id) values (&quot; &amp; [.B26] &amp; &quot;,&quot; &amp; [.C26] &amp; &quot;);&quot;" office:value-type="string" office:string-value="insert into country_currency (country_id, currency_id) values (21,22);" calcext:value-type="string">
            <text:p>insert into country_currency (country_id, currency_id) values (21,22);</text:p>
          </table:table-cell>
          <table:table-cell table:style-name="ce20" table:formula="of:=&quot;INSERT INTO currency (currency_id, name, alpha_code, num_code, minor_unit) VALUES (&quot; &amp;  [.C26] &amp; &quot;,'&quot; &amp; [.D26] &amp; &quot;','&quot; &amp; [.E26] &amp; &quot;',&quot; &amp; [.F26] &amp; &quot;,&quot; &amp; [.G26] &amp; &quot;);&quot;" office:value-type="string" office:string-value="INSERT INTO currency (currency_id, name, alpha_code, num_code, minor_unit) VALUES (22,'Euro','EUR',978,2);" calcext:value-type="string">
            <text:p>INSERT INTO currency (currency_id, name, alpha_code, num_code, minor_unit) VALUES (22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ELIZE</text:p>
          </table:table-cell>
          <table:table-cell table:style-name="ce63" table:formula="of:=VLOOKUP([.A27];[.I26:.J271];2)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ce23" office:value-type="string" calcext:value-type="string">
            <text:p>Belize Dollar</text:p>
          </table:table-cell>
          <table:table-cell table:style-name="ce30" office:value-type="string" calcext:value-type="string">
            <text:p>BZD</text:p>
          </table:table-cell>
          <table:table-cell table:style-name="ce30" office:value-type="string" calcext:value-type="string">
            <text:p>084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enin</text:p>
          </table:table-cell>
          <table:table-cell office:value-type="float" office:value="23" calcext:value-type="float">
            <text:p>23</text:p>
          </table:table-cell>
          <table:table-cell table:style-name="ce20" table:formula="of:=&quot;insert into country_currency (country_id, currency_id) values (&quot; &amp; [.B27] &amp; &quot;,&quot; &amp; [.C27] &amp; &quot;);&quot;" office:value-type="string" office:string-value="insert into country_currency (country_id, currency_id) values (22,23);" calcext:value-type="string">
            <text:p>insert into country_currency (country_id, currency_id) values (22,23);</text:p>
          </table:table-cell>
          <table:table-cell table:style-name="ce20" table:formula="of:=&quot;INSERT INTO currency (currency_id, name, alpha_code, num_code, minor_unit) VALUES (&quot; &amp;  [.C27] &amp; &quot;,'&quot; &amp; [.D27] &amp; &quot;','&quot; &amp; [.E27] &amp; &quot;',&quot; &amp; [.F27] &amp; &quot;,&quot; &amp; [.G27] &amp; &quot;);&quot;" office:value-type="string" office:string-value="INSERT INTO currency (currency_id, name, alpha_code, num_code, minor_unit) VALUES (23,'Belize Dollar','BZD',084,2);" calcext:value-type="string">
            <text:p>INSERT INTO currency (currency_id, name, alpha_code, num_code, minor_unit) VALUES (23,'Belize Dollar','BZD',084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BENIN</text:p>
          </table:table-cell>
          <table:table-cell table:style-name="ce63" table:formula="of:=VLOOKUP([.A28];[.I27:.J272];2)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ce23" office:value-type="string" calcext:value-type="string">
            <text:p>CFA Franc BCEAO</text:p>
          </table:table-cell>
          <table:table-cell table:style-name="ce30" office:value-type="string" calcext:value-type="string">
            <text:p>XOF</text:p>
          </table:table-cell>
          <table:table-cell table:style-name="ce30" office:value-type="string" calcext:value-type="string">
            <text:p>952</text:p>
          </table:table-cell>
          <table:table-cell table:style-name="ce30" office:value-type="string" calcext:value-type="string">
            <text:p>0</text:p>
          </table:table-cell>
          <table:table-cell table:style-name="ce23"/>
          <table:table-cell table:style-name="ce2" office:value-type="string" calcext:value-type="string">
            <text:p>Bermuda</text:p>
          </table:table-cell>
          <table:table-cell office:value-type="float" office:value="24" calcext:value-type="float">
            <text:p>24</text:p>
          </table:table-cell>
          <table:table-cell table:style-name="ce20" table:formula="of:=&quot;insert into country_currency (country_id, currency_id) values (&quot; &amp; [.B28] &amp; &quot;,&quot; &amp; [.C28] &amp; &quot;);&quot;" office:value-type="string" office:string-value="insert into country_currency (country_id, currency_id) values (23,24);" calcext:value-type="string">
            <text:p>insert into country_currency (country_id, currency_id) values (23,24);</text:p>
          </table:table-cell>
          <table:table-cell table:style-name="ce20" table:formula="of:=&quot;INSERT INTO currency (currency_id, name, alpha_code, num_code, minor_unit) VALUES (&quot; &amp;  [.C28] &amp; &quot;,'&quot; &amp; [.D28] &amp; &quot;','&quot; &amp; [.E28] &amp; &quot;',&quot; &amp; [.F28] &amp; &quot;,&quot; &amp; [.G28] &amp; &quot;);&quot;" office:value-type="string" office:string-value="INSERT INTO currency (currency_id, name, alpha_code, num_code, minor_unit) VALUES (24,'CFA Franc BCEAO','XOF',952,0);" calcext:value-type="string">
            <text:p>INSERT INTO currency (currency_id, name, alpha_code, num_code, minor_unit) VALUES (24,'CFA Franc BCEAO','XOF',952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ERMUDA</text:p>
          </table:table-cell>
          <table:table-cell table:style-name="ce63" table:formula="of:=VLOOKUP([.A29];[.I28:.J273];2)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ce23" office:value-type="string" calcext:value-type="string">
            <text:p>Bermudian Dollar</text:p>
          </table:table-cell>
          <table:table-cell table:style-name="ce30" office:value-type="string" calcext:value-type="string">
            <text:p>BMD</text:p>
          </table:table-cell>
          <table:table-cell table:style-name="ce30" office:value-type="string" calcext:value-type="string">
            <text:p>060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hutan</text:p>
          </table:table-cell>
          <table:table-cell office:value-type="float" office:value="25" calcext:value-type="float">
            <text:p>25</text:p>
          </table:table-cell>
          <table:table-cell table:style-name="ce20" table:formula="of:=&quot;insert into country_currency (country_id, currency_id) values (&quot; &amp; [.B29] &amp; &quot;,&quot; &amp; [.C29] &amp; &quot;);&quot;" office:value-type="string" office:string-value="insert into country_currency (country_id, currency_id) values (24,25);" calcext:value-type="string">
            <text:p>insert into country_currency (country_id, currency_id) values (24,25);</text:p>
          </table:table-cell>
          <table:table-cell table:style-name="ce20" table:formula="of:=&quot;INSERT INTO currency (currency_id, name, alpha_code, num_code, minor_unit) VALUES (&quot; &amp;  [.C29] &amp; &quot;,'&quot; &amp; [.D29] &amp; &quot;','&quot; &amp; [.E29] &amp; &quot;',&quot; &amp; [.F29] &amp; &quot;,&quot; &amp; [.G29] &amp; &quot;);&quot;" office:value-type="string" office:string-value="INSERT INTO currency (currency_id, name, alpha_code, num_code, minor_unit) VALUES (25,'Bermudian Dollar','BMD',060,2);" calcext:value-type="string">
            <text:p>INSERT INTO currency (currency_id, name, alpha_code, num_code, minor_unit) VALUES (25,'Bermudian Dollar','BMD',060,2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BHUTAN</text:p>
          </table:table-cell>
          <table:table-cell table:style-name="ce63" table:formula="of:=VLOOKUP([.A30];[.I29:.J274];2)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ce23" office:value-type="string" calcext:value-type="string">
            <text:p>Indian Rupee</text:p>
          </table:table-cell>
          <table:table-cell table:style-name="ce30" office:value-type="string" calcext:value-type="string">
            <text:p>INR</text:p>
          </table:table-cell>
          <table:table-cell table:style-name="ce30" office:value-type="string" calcext:value-type="string">
            <text:p>356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olivia (Plurinational State of)</text:p>
          </table:table-cell>
          <table:table-cell office:value-type="float" office:value="26" calcext:value-type="float">
            <text:p>26</text:p>
          </table:table-cell>
          <table:table-cell table:style-name="ce20" table:formula="of:=&quot;insert into country_currency (country_id, currency_id) values (&quot; &amp; [.B30] &amp; &quot;,&quot; &amp; [.C30] &amp; &quot;);&quot;" office:value-type="string" office:string-value="insert into country_currency (country_id, currency_id) values (25,26);" calcext:value-type="string">
            <text:p>insert into country_currency (country_id, currency_id) values (25,26);</text:p>
          </table:table-cell>
          <table:table-cell table:style-name="ce20" table:formula="of:=&quot;INSERT INTO currency (currency_id, name, alpha_code, num_code, minor_unit) VALUES (&quot; &amp;  [.C30] &amp; &quot;,'&quot; &amp; [.D30] &amp; &quot;','&quot; &amp; [.E30] &amp; &quot;',&quot; &amp; [.F30] &amp; &quot;,&quot; &amp; [.G30] &amp; &quot;);&quot;" office:value-type="string" office:string-value="INSERT INTO currency (currency_id, name, alpha_code, num_code, minor_unit) VALUES (26,'Indian Rupee','INR',356,2);" calcext:value-type="string">
            <text:p>INSERT INTO currency (currency_id, name, alpha_code, num_code, minor_unit) VALUES (26,'Indian Rupee','INR',356,2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BHUTAN</text:p>
          </table:table-cell>
          <table:table-cell table:style-name="ce63" table:formula="of:=VLOOKUP([.A31];[.I5:.J250];2)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ce23" office:value-type="string" calcext:value-type="string">
            <text:p>Ngultrum</text:p>
          </table:table-cell>
          <table:table-cell table:style-name="ce30" office:value-type="string" calcext:value-type="string">
            <text:p>BTN</text:p>
          </table:table-cell>
          <table:table-cell table:style-name="ce30" office:value-type="string" calcext:value-type="string">
            <text:p>064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onaire, Sint Eustatius and Saba</text:p>
          </table:table-cell>
          <table:table-cell office:value-type="float" office:value="27" calcext:value-type="float">
            <text:p>27</text:p>
          </table:table-cell>
          <table:table-cell table:style-name="ce20" table:formula="of:=&quot;insert into country_currency (country_id, currency_id) values (&quot; &amp; [.B31] &amp; &quot;,&quot; &amp; [.C31] &amp; &quot;);&quot;" office:value-type="string" office:string-value="insert into country_currency (country_id, currency_id) values (25,27);" calcext:value-type="string">
            <text:p>insert into country_currency (country_id, currency_id) values (25,27);</text:p>
          </table:table-cell>
          <table:table-cell table:style-name="ce20" table:formula="of:=&quot;INSERT INTO currency (currency_id, name, alpha_code, num_code, minor_unit) VALUES (&quot; &amp;  [.C31] &amp; &quot;,'&quot; &amp; [.D31] &amp; &quot;','&quot; &amp; [.E31] &amp; &quot;',&quot; &amp; [.F31] &amp; &quot;,&quot; &amp; [.G31] &amp; &quot;);&quot;" office:value-type="string" office:string-value="INSERT INTO currency (currency_id, name, alpha_code, num_code, minor_unit) VALUES (27,'Ngultrum','BTN',064,2);" calcext:value-type="string">
            <text:p>INSERT INTO currency (currency_id, name, alpha_code, num_code, minor_unit) VALUES (27,'Ngultrum','BTN',064,2);</text:p>
          </table:table-cell>
          <table:table-cell table:style-name="ce20" table:number-columns-repeated="1012"/>
        </table:table-row>
        <table:table-row table:style-name="ro2">
          <table:table-cell table:style-name="ce12" office:value-type="string" calcext:value-type="string">
            <text:p>BOLIVIA (PLURINATIONAL STATE OF)</text:p>
          </table:table-cell>
          <table:table-cell table:style-name="ce63" table:formula="of:=VLOOKUP([.A32];[.I6:.J251];2)" office:value-type="float" office:value="26" calcext:value-type="float">
            <text:p>26</text:p>
          </table:table-cell>
          <table:table-cell table:style-name="Default" office:value-type="float" office:value="28" calcext:value-type="float">
            <text:p>28</text:p>
          </table:table-cell>
          <table:table-cell table:style-name="ce23" office:value-type="string" calcext:value-type="string">
            <text:p>Boliviano</text:p>
          </table:table-cell>
          <table:table-cell table:style-name="ce30" office:value-type="string" calcext:value-type="string">
            <text:p>BOB</text:p>
          </table:table-cell>
          <table:table-cell table:style-name="ce30" office:value-type="string" calcext:value-type="string">
            <text:p>068</text:p>
          </table:table-cell>
          <table:table-cell table:style-name="ce30" office:value-type="string" calcext:value-type="string">
            <text:p>2</text:p>
          </table:table-cell>
          <table:table-cell table:style-name="ce23"/>
          <table:table-cell table:style-name="ce2" office:value-type="string" calcext:value-type="string">
            <text:p>Bosnia and Herzegovina</text:p>
          </table:table-cell>
          <table:table-cell office:value-type="float" office:value="28" calcext:value-type="float">
            <text:p>28</text:p>
          </table:table-cell>
          <table:table-cell table:style-name="ce20" table:formula="of:=&quot;insert into country_currency (country_id, currency_id) values (&quot; &amp; [.B32] &amp; &quot;,&quot; &amp; [.C32] &amp; &quot;);&quot;" office:value-type="string" office:string-value="insert into country_currency (country_id, currency_id) values (26,28);" calcext:value-type="string">
            <text:p>insert into country_currency (country_id, currency_id) values (26,28);</text:p>
          </table:table-cell>
          <table:table-cell table:style-name="ce20" table:formula="of:=&quot;INSERT INTO currency (currency_id, name, alpha_code, num_code, minor_unit) VALUES (&quot; &amp;  [.C32] &amp; &quot;,'&quot; &amp; [.D32] &amp; &quot;','&quot; &amp; [.E32] &amp; &quot;',&quot; &amp; [.F32] &amp; &quot;,&quot; &amp; [.G32] &amp; &quot;);&quot;" office:value-type="string" office:string-value="INSERT INTO currency (currency_id, name, alpha_code, num_code, minor_unit) VALUES (28,'Boliviano','BOB',068,2);" calcext:value-type="string">
            <text:p>INSERT INTO currency (currency_id, name, alpha_code, num_code, minor_unit) VALUES (28,'Boliviano','BOB',068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BOLIVIA (PLURINATIONAL STATE OF)</text:p>
          </table:table-cell>
          <table:table-cell table:style-name="ce63" table:formula="of:=VLOOKUP([.A33];[.I7:.J252];2)" office:value-type="float" office:value="26" calcext:value-type="float">
            <text:p>26</text:p>
          </table:table-cell>
          <table:table-cell table:style-name="Default" office:value-type="float" office:value="29" calcext:value-type="float">
            <text:p>29</text:p>
          </table:table-cell>
          <table:table-cell table:style-name="ce23" office:value-type="string" calcext:value-type="string">
            <text:p>Mvdol</text:p>
          </table:table-cell>
          <table:table-cell table:style-name="ce30" office:value-type="string" calcext:value-type="string">
            <text:p>BOV</text:p>
          </table:table-cell>
          <table:table-cell table:style-name="ce30" office:value-type="string" calcext:value-type="string">
            <text:p>984</text:p>
          </table:table-cell>
          <table:table-cell table:style-name="ce30" office:value-type="string" calcext:value-type="string">
            <text:p>2</text:p>
          </table:table-cell>
          <table:table-cell table:style-name="ce4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otswana</text:p>
          </table:table-cell>
          <table:table-cell office:value-type="float" office:value="29" calcext:value-type="float">
            <text:p>29</text:p>
          </table:table-cell>
          <table:table-cell table:style-name="ce20" table:formula="of:=&quot;insert into country_currency (country_id, currency_id) values (&quot; &amp; [.B33] &amp; &quot;,&quot; &amp; [.C33] &amp; &quot;);&quot;" office:value-type="string" office:string-value="insert into country_currency (country_id, currency_id) values (26,29);" calcext:value-type="string">
            <text:p>insert into country_currency (country_id, currency_id) values (26,29);</text:p>
          </table:table-cell>
          <table:table-cell table:style-name="ce20" table:formula="of:=&quot;INSERT INTO currency (currency_id, name, alpha_code, num_code, minor_unit) VALUES (&quot; &amp;  [.C33] &amp; &quot;,'&quot; &amp; [.D33] &amp; &quot;','&quot; &amp; [.E33] &amp; &quot;',&quot; &amp; [.F33] &amp; &quot;,&quot; &amp; [.G33] &amp; &quot;);&quot;" office:value-type="string" office:string-value="INSERT INTO currency (currency_id, name, alpha_code, num_code, minor_unit) VALUES (29,'Mvdol','BOV',984,2);" calcext:value-type="string">
            <text:p>INSERT INTO currency (currency_id, name, alpha_code, num_code, minor_unit) VALUES (29,'Mvdol','BOV',98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ONAIRE, SINT EUSTATIUS AND SABA</text:p>
          </table:table-cell>
          <table:table-cell table:style-name="ce63" table:formula="of:=VLOOKUP([.A34];[.I8:.J253];2)" office:value-type="float" office:value="27" calcext:value-type="float">
            <text:p>27</text:p>
          </table:table-cell>
          <table:table-cell table:style-name="Default" office:value-type="float" office:value="30" calcext:value-type="float">
            <text:p>30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Bouvet Island</text:p>
          </table:table-cell>
          <table:table-cell office:value-type="float" office:value="30" calcext:value-type="float">
            <text:p>30</text:p>
          </table:table-cell>
          <table:table-cell table:style-name="ce20" table:formula="of:=&quot;insert into country_currency (country_id, currency_id) values (&quot; &amp; [.B34] &amp; &quot;,&quot; &amp; [.C34] &amp; &quot;);&quot;" office:value-type="string" office:string-value="insert into country_currency (country_id, currency_id) values (27,30);" calcext:value-type="string">
            <text:p>insert into country_currency (country_id, currency_id) values (27,30);</text:p>
          </table:table-cell>
          <table:table-cell table:style-name="ce20" table:formula="of:=&quot;INSERT INTO currency (currency_id, name, alpha_code, num_code, minor_unit) VALUES (&quot; &amp;  [.C34] &amp; &quot;,'&quot; &amp; [.D34] &amp; &quot;','&quot; &amp; [.E34] &amp; &quot;',&quot; &amp; [.F34] &amp; &quot;,&quot; &amp; [.G34] &amp; &quot;);&quot;" office:value-type="string" office:string-value="INSERT INTO currency (currency_id, name, alpha_code, num_code, minor_unit) VALUES (30,'US Dollar','USD',840,2);" calcext:value-type="string">
            <text:p>INSERT INTO currency (currency_id, name, alpha_code, num_code, minor_unit) VALUES (30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OSNIA AND HERZEGOVINA</text:p>
          </table:table-cell>
          <table:table-cell table:style-name="ce63" table:formula="of:=VLOOKUP([.A35];[.I9:.J254];2)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style-name="ce23" office:value-type="string" calcext:value-type="string">
            <text:p>Convertible Mark</text:p>
          </table:table-cell>
          <table:table-cell table:style-name="ce30" office:value-type="string" calcext:value-type="string">
            <text:p>BAM</text:p>
          </table:table-cell>
          <table:table-cell table:style-name="ce30" office:value-type="string" calcext:value-type="string">
            <text:p>977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Brazil</text:p>
          </table:table-cell>
          <table:table-cell office:value-type="float" office:value="31" calcext:value-type="float">
            <text:p>31</text:p>
          </table:table-cell>
          <table:table-cell table:style-name="ce20" table:formula="of:=&quot;insert into country_currency (country_id, currency_id) values (&quot; &amp; [.B35] &amp; &quot;,&quot; &amp; [.C35] &amp; &quot;);&quot;" office:value-type="string" office:string-value="insert into country_currency (country_id, currency_id) values (28,31);" calcext:value-type="string">
            <text:p>insert into country_currency (country_id, currency_id) values (28,31);</text:p>
          </table:table-cell>
          <table:table-cell table:style-name="ce20" table:formula="of:=&quot;INSERT INTO currency (currency_id, name, alpha_code, num_code, minor_unit) VALUES (&quot; &amp;  [.C35] &amp; &quot;,'&quot; &amp; [.D35] &amp; &quot;','&quot; &amp; [.E35] &amp; &quot;',&quot; &amp; [.F35] &amp; &quot;,&quot; &amp; [.G35] &amp; &quot;);&quot;" office:value-type="string" office:string-value="INSERT INTO currency (currency_id, name, alpha_code, num_code, minor_unit) VALUES (31,'Convertible Mark','BAM',977,2);" calcext:value-type="string">
            <text:p>INSERT INTO currency (currency_id, name, alpha_code, num_code, minor_unit) VALUES (31,'Convertible Mark','BAM',977,2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BOTSWANA</text:p>
          </table:table-cell>
          <table:table-cell table:style-name="ce63" table:formula="of:=VLOOKUP([.A36];[.I10:.J255];2)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ce23" office:value-type="string" calcext:value-type="string">
            <text:p>Pula</text:p>
          </table:table-cell>
          <table:table-cell table:style-name="ce30" office:value-type="string" calcext:value-type="string">
            <text:p>BWP</text:p>
          </table:table-cell>
          <table:table-cell table:style-name="ce30" office:value-type="string" calcext:value-type="string">
            <text:p>07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British Indian Ocean Territory (the)</text:p>
          </table:table-cell>
          <table:table-cell office:value-type="float" office:value="32" calcext:value-type="float">
            <text:p>32</text:p>
          </table:table-cell>
          <table:table-cell table:style-name="ce20" table:formula="of:=&quot;insert into country_currency (country_id, currency_id) values (&quot; &amp; [.B36] &amp; &quot;,&quot; &amp; [.C36] &amp; &quot;);&quot;" office:value-type="string" office:string-value="insert into country_currency (country_id, currency_id) values (29,32);" calcext:value-type="string">
            <text:p>insert into country_currency (country_id, currency_id) values (29,32);</text:p>
          </table:table-cell>
          <table:table-cell table:style-name="ce20" table:formula="of:=&quot;INSERT INTO currency (currency_id, name, alpha_code, num_code, minor_unit) VALUES (&quot; &amp;  [.C36] &amp; &quot;,'&quot; &amp; [.D36] &amp; &quot;','&quot; &amp; [.E36] &amp; &quot;',&quot; &amp; [.F36] &amp; &quot;,&quot; &amp; [.G36] &amp; &quot;);&quot;" office:value-type="string" office:string-value="INSERT INTO currency (currency_id, name, alpha_code, num_code, minor_unit) VALUES (32,'Pula','BWP',072,2);" calcext:value-type="string">
            <text:p>INSERT INTO currency (currency_id, name, alpha_code, num_code, minor_unit) VALUES (32,'Pula','BWP',072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BOUVET ISLAND</text:p>
          </table:table-cell>
          <table:table-cell table:style-name="ce63" table:formula="of:=VLOOKUP([.A37];[.I11:.J256];2)" office:value-type="float" office:value="30" calcext:value-type="float">
            <text:p>30</text:p>
          </table:table-cell>
          <table:table-cell table:style-name="Default" office:value-type="float" office:value="33" calcext:value-type="float">
            <text:p>33</text:p>
          </table:table-cell>
          <table:table-cell table:style-name="ce23" office:value-type="string" calcext:value-type="string">
            <text:p>Norwegian Krone</text:p>
          </table:table-cell>
          <table:table-cell table:style-name="ce30" office:value-type="string" calcext:value-type="string">
            <text:p>NOK</text:p>
          </table:table-cell>
          <table:table-cell table:style-name="ce30" office:value-type="string" calcext:value-type="string">
            <text:p>5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Brunei Darussalam</text:p>
          </table:table-cell>
          <table:table-cell office:value-type="float" office:value="33" calcext:value-type="float">
            <text:p>33</text:p>
          </table:table-cell>
          <table:table-cell table:style-name="ce20" table:formula="of:=&quot;insert into country_currency (country_id, currency_id) values (&quot; &amp; [.B37] &amp; &quot;,&quot; &amp; [.C37] &amp; &quot;);&quot;" office:value-type="string" office:string-value="insert into country_currency (country_id, currency_id) values (30,33);" calcext:value-type="string">
            <text:p>insert into country_currency (country_id, currency_id) values (30,33);</text:p>
          </table:table-cell>
          <table:table-cell table:style-name="ce20" table:formula="of:=&quot;INSERT INTO currency (currency_id, name, alpha_code, num_code, minor_unit) VALUES (&quot; &amp;  [.C37] &amp; &quot;,'&quot; &amp; [.D37] &amp; &quot;','&quot; &amp; [.E37] &amp; &quot;',&quot; &amp; [.F37] &amp; &quot;,&quot; &amp; [.G37] &amp; &quot;);&quot;" office:value-type="string" office:string-value="INSERT INTO currency (currency_id, name, alpha_code, num_code, minor_unit) VALUES (33,'Norwegian Krone','NOK',578,2);" calcext:value-type="string">
            <text:p>INSERT INTO currency (currency_id, name, alpha_code, num_code, minor_unit) VALUES (33,'Norwegian Krone','NOK',5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RAZIL</text:p>
          </table:table-cell>
          <table:table-cell table:style-name="ce63" table:formula="of:=VLOOKUP([.A38];[.I12:.J257];2)" office:value-type="float" office:value="31" calcext:value-type="float">
            <text:p>31</text:p>
          </table:table-cell>
          <table:table-cell table:style-name="Default" office:value-type="float" office:value="34" calcext:value-type="float">
            <text:p>34</text:p>
          </table:table-cell>
          <table:table-cell table:style-name="ce23" office:value-type="string" calcext:value-type="string">
            <text:p>Brazilian Real</text:p>
          </table:table-cell>
          <table:table-cell table:style-name="ce30" office:value-type="string" calcext:value-type="string">
            <text:p>BRL</text:p>
          </table:table-cell>
          <table:table-cell table:style-name="ce30" office:value-type="string" calcext:value-type="string">
            <text:p>98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Bulgaria</text:p>
          </table:table-cell>
          <table:table-cell office:value-type="float" office:value="34" calcext:value-type="float">
            <text:p>34</text:p>
          </table:table-cell>
          <table:table-cell table:style-name="ce20" table:formula="of:=&quot;insert into country_currency (country_id, currency_id) values (&quot; &amp; [.B38] &amp; &quot;,&quot; &amp; [.C38] &amp; &quot;);&quot;" office:value-type="string" office:string-value="insert into country_currency (country_id, currency_id) values (31,34);" calcext:value-type="string">
            <text:p>insert into country_currency (country_id, currency_id) values (31,34);</text:p>
          </table:table-cell>
          <table:table-cell table:style-name="ce20" table:formula="of:=&quot;INSERT INTO currency (currency_id, name, alpha_code, num_code, minor_unit) VALUES (&quot; &amp;  [.C38] &amp; &quot;,'&quot; &amp; [.D38] &amp; &quot;','&quot; &amp; [.E38] &amp; &quot;',&quot; &amp; [.F38] &amp; &quot;,&quot; &amp; [.G38] &amp; &quot;);&quot;" office:value-type="string" office:string-value="INSERT INTO currency (currency_id, name, alpha_code, num_code, minor_unit) VALUES (34,'Brazilian Real','BRL',986,2);" calcext:value-type="string">
            <text:p>INSERT INTO currency (currency_id, name, alpha_code, num_code, minor_unit) VALUES (34,'Brazilian Real','BRL',986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BRITISH INDIAN OCEAN TERRITORY (THE)</text:p>
          </table:table-cell>
          <table:table-cell table:style-name="ce63" table:formula="of:=VLOOKUP([.A39];[.I13:.J258];2)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Burkina Faso</text:p>
          </table:table-cell>
          <table:table-cell office:value-type="float" office:value="35" calcext:value-type="float">
            <text:p>35</text:p>
          </table:table-cell>
          <table:table-cell table:style-name="ce20" table:formula="of:=&quot;insert into country_currency (country_id, currency_id) values (&quot; &amp; [.B39] &amp; &quot;,&quot; &amp; [.C39] &amp; &quot;);&quot;" office:value-type="string" office:string-value="insert into country_currency (country_id, currency_id) values (32,35);" calcext:value-type="string">
            <text:p>insert into country_currency (country_id, currency_id) values (32,35);</text:p>
          </table:table-cell>
          <table:table-cell table:style-name="ce20" table:formula="of:=&quot;INSERT INTO currency (currency_id, name, alpha_code, num_code, minor_unit) VALUES (&quot; &amp;  [.C39] &amp; &quot;,'&quot; &amp; [.D39] &amp; &quot;','&quot; &amp; [.E39] &amp; &quot;',&quot; &amp; [.F39] &amp; &quot;,&quot; &amp; [.G39] &amp; &quot;);&quot;" office:value-type="string" office:string-value="INSERT INTO currency (currency_id, name, alpha_code, num_code, minor_unit) VALUES (35,'US Dollar','USD',840,2);" calcext:value-type="string">
            <text:p>INSERT INTO currency (currency_id, name, alpha_code, num_code, minor_unit) VALUES (35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RUNEI DARUSSALAM</text:p>
          </table:table-cell>
          <table:table-cell table:style-name="ce63" table:formula="of:=VLOOKUP([.A40];[.I14:.J259];2)" office:value-type="float" office:value="33" calcext:value-type="float">
            <text:p>33</text:p>
          </table:table-cell>
          <table:table-cell table:style-name="Default" office:value-type="float" office:value="36" calcext:value-type="float">
            <text:p>36</text:p>
          </table:table-cell>
          <table:table-cell table:style-name="ce23" office:value-type="string" calcext:value-type="string">
            <text:p>Brunei Dollar</text:p>
          </table:table-cell>
          <table:table-cell table:style-name="ce30" office:value-type="string" calcext:value-type="string">
            <text:p>BND</text:p>
          </table:table-cell>
          <table:table-cell table:style-name="ce30" office:value-type="string" calcext:value-type="string">
            <text:p>09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Burundi</text:p>
          </table:table-cell>
          <table:table-cell office:value-type="float" office:value="36" calcext:value-type="float">
            <text:p>36</text:p>
          </table:table-cell>
          <table:table-cell table:style-name="ce20" table:formula="of:=&quot;insert into country_currency (country_id, currency_id) values (&quot; &amp; [.B40] &amp; &quot;,&quot; &amp; [.C40] &amp; &quot;);&quot;" office:value-type="string" office:string-value="insert into country_currency (country_id, currency_id) values (33,36);" calcext:value-type="string">
            <text:p>insert into country_currency (country_id, currency_id) values (33,36);</text:p>
          </table:table-cell>
          <table:table-cell table:style-name="ce20" table:formula="of:=&quot;INSERT INTO currency (currency_id, name, alpha_code, num_code, minor_unit) VALUES (&quot; &amp;  [.C40] &amp; &quot;,'&quot; &amp; [.D40] &amp; &quot;','&quot; &amp; [.E40] &amp; &quot;',&quot; &amp; [.F40] &amp; &quot;,&quot; &amp; [.G40] &amp; &quot;);&quot;" office:value-type="string" office:string-value="INSERT INTO currency (currency_id, name, alpha_code, num_code, minor_unit) VALUES (36,'Brunei Dollar','BND',096,2);" calcext:value-type="string">
            <text:p>INSERT INTO currency (currency_id, name, alpha_code, num_code, minor_unit) VALUES (36,'Brunei Dollar','BND',09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ULGARIA</text:p>
          </table:table-cell>
          <table:table-cell table:style-name="ce63" table:formula="of:=VLOOKUP([.A41];[.I15:.J260];2)" office:value-type="float" office:value="34" calcext:value-type="float">
            <text:p>34</text:p>
          </table:table-cell>
          <table:table-cell table:style-name="Default" office:value-type="float" office:value="37" calcext:value-type="float">
            <text:p>37</text:p>
          </table:table-cell>
          <table:table-cell table:style-name="ce23" office:value-type="string" calcext:value-type="string">
            <text:p>Bulgarian Lev</text:p>
          </table:table-cell>
          <table:table-cell table:style-name="ce30" office:value-type="string" calcext:value-type="string">
            <text:p>BGN</text:p>
          </table:table-cell>
          <table:table-cell table:style-name="ce30" office:value-type="string" calcext:value-type="string">
            <text:p>975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abo Verde</text:p>
          </table:table-cell>
          <table:table-cell office:value-type="float" office:value="37" calcext:value-type="float">
            <text:p>37</text:p>
          </table:table-cell>
          <table:table-cell table:style-name="ce20" table:formula="of:=&quot;insert into country_currency (country_id, currency_id) values (&quot; &amp; [.B41] &amp; &quot;,&quot; &amp; [.C41] &amp; &quot;);&quot;" office:value-type="string" office:string-value="insert into country_currency (country_id, currency_id) values (34,37);" calcext:value-type="string">
            <text:p>insert into country_currency (country_id, currency_id) values (34,37);</text:p>
          </table:table-cell>
          <table:table-cell table:style-name="ce20" table:formula="of:=&quot;INSERT INTO currency (currency_id, name, alpha_code, num_code, minor_unit) VALUES (&quot; &amp;  [.C41] &amp; &quot;,'&quot; &amp; [.D41] &amp; &quot;','&quot; &amp; [.E41] &amp; &quot;',&quot; &amp; [.F41] &amp; &quot;,&quot; &amp; [.G41] &amp; &quot;);&quot;" office:value-type="string" office:string-value="INSERT INTO currency (currency_id, name, alpha_code, num_code, minor_unit) VALUES (37,'Bulgarian Lev','BGN',975,2);" calcext:value-type="string">
            <text:p>INSERT INTO currency (currency_id, name, alpha_code, num_code, minor_unit) VALUES (37,'Bulgarian Lev','BGN',975,2);</text:p>
          </table:table-cell>
          <table:table-cell table:style-name="ce20" table:number-columns-repeated="1012"/>
        </table:table-row>
        <table:table-row table:style-name="ro11">
          <table:table-cell table:style-name="ce11" office:value-type="string" calcext:value-type="string">
            <text:p>BURKINA FASO</text:p>
          </table:table-cell>
          <table:table-cell table:style-name="ce63" table:formula="of:=VLOOKUP([.A42];[.I16:.J261];2)" office:value-type="float" office:value="35" calcext:value-type="float">
            <text:p>35</text:p>
          </table:table-cell>
          <table:table-cell table:style-name="Default" office:value-type="float" office:value="38" calcext:value-type="float">
            <text:p>38</text:p>
          </table:table-cell>
          <table:table-cell table:style-name="ce23" office:value-type="string" calcext:value-type="string">
            <text:p>CFA Franc BCEAO</text:p>
          </table:table-cell>
          <table:table-cell table:style-name="ce30" office:value-type="string" calcext:value-type="string">
            <text:p>XOF</text:p>
          </table:table-cell>
          <table:table-cell table:style-name="ce30" office:value-type="string" calcext:value-type="string">
            <text:p>95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Cambodia</text:p>
          </table:table-cell>
          <table:table-cell office:value-type="float" office:value="38" calcext:value-type="float">
            <text:p>38</text:p>
          </table:table-cell>
          <table:table-cell table:style-name="ce20" table:formula="of:=&quot;insert into country_currency (country_id, currency_id) values (&quot; &amp; [.B42] &amp; &quot;,&quot; &amp; [.C42] &amp; &quot;);&quot;" office:value-type="string" office:string-value="insert into country_currency (country_id, currency_id) values (35,38);" calcext:value-type="string">
            <text:p>insert into country_currency (country_id, currency_id) values (35,38);</text:p>
          </table:table-cell>
          <table:table-cell table:style-name="ce20" table:formula="of:=&quot;INSERT INTO currency (currency_id, name, alpha_code, num_code, minor_unit) VALUES (&quot; &amp;  [.C42] &amp; &quot;,'&quot; &amp; [.D42] &amp; &quot;','&quot; &amp; [.E42] &amp; &quot;',&quot; &amp; [.F42] &amp; &quot;,&quot; &amp; [.G42] &amp; &quot;);&quot;" office:value-type="string" office:string-value="INSERT INTO currency (currency_id, name, alpha_code, num_code, minor_unit) VALUES (38,'CFA Franc BCEAO','XOF',952,0);" calcext:value-type="string">
            <text:p>INSERT INTO currency (currency_id, name, alpha_code, num_code, minor_unit) VALUES (38,'CFA Franc BCEAO','XOF',952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BURUNDI</text:p>
          </table:table-cell>
          <table:table-cell table:style-name="ce63" table:formula="of:=VLOOKUP([.A43];[.I17:.J262];2)" office:value-type="float" office:value="36" calcext:value-type="float">
            <text:p>36</text:p>
          </table:table-cell>
          <table:table-cell table:style-name="Default" office:value-type="float" office:value="39" calcext:value-type="float">
            <text:p>39</text:p>
          </table:table-cell>
          <table:table-cell table:style-name="ce23" office:value-type="string" calcext:value-type="string">
            <text:p>Burundi Franc</text:p>
          </table:table-cell>
          <table:table-cell table:style-name="ce30" office:value-type="string" calcext:value-type="string">
            <text:p>BIF</text:p>
          </table:table-cell>
          <table:table-cell table:style-name="ce30" office:value-type="string" calcext:value-type="string">
            <text:p>108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Cameroon</text:p>
          </table:table-cell>
          <table:table-cell office:value-type="float" office:value="39" calcext:value-type="float">
            <text:p>39</text:p>
          </table:table-cell>
          <table:table-cell table:style-name="ce20" table:formula="of:=&quot;insert into country_currency (country_id, currency_id) values (&quot; &amp; [.B43] &amp; &quot;,&quot; &amp; [.C43] &amp; &quot;);&quot;" office:value-type="string" office:string-value="insert into country_currency (country_id, currency_id) values (36,39);" calcext:value-type="string">
            <text:p>insert into country_currency (country_id, currency_id) values (36,39);</text:p>
          </table:table-cell>
          <table:table-cell table:style-name="ce20" table:formula="of:=&quot;INSERT INTO currency (currency_id, name, alpha_code, num_code, minor_unit) VALUES (&quot; &amp;  [.C43] &amp; &quot;,'&quot; &amp; [.D43] &amp; &quot;','&quot; &amp; [.E43] &amp; &quot;',&quot; &amp; [.F43] &amp; &quot;,&quot; &amp; [.G43] &amp; &quot;);&quot;" office:value-type="string" office:string-value="INSERT INTO currency (currency_id, name, alpha_code, num_code, minor_unit) VALUES (39,'Burundi Franc','BIF',108,0);" calcext:value-type="string">
            <text:p>INSERT INTO currency (currency_id, name, alpha_code, num_code, minor_unit) VALUES (39,'Burundi Franc','BIF',108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CABO VERDE</text:p>
          </table:table-cell>
          <table:table-cell table:style-name="ce63" table:formula="of:=VLOOKUP([.A44];[.I18:.J263];2)" office:value-type="float" office:value="37" calcext:value-type="float">
            <text:p>37</text:p>
          </table:table-cell>
          <table:table-cell table:style-name="Default" office:value-type="float" office:value="40" calcext:value-type="float">
            <text:p>40</text:p>
          </table:table-cell>
          <table:table-cell table:style-name="ce23" office:value-type="string" calcext:value-type="string">
            <text:p>Cabo Verde Escudo</text:p>
          </table:table-cell>
          <table:table-cell table:style-name="ce30" office:value-type="string" calcext:value-type="string">
            <text:p>CVE</text:p>
          </table:table-cell>
          <table:table-cell table:style-name="ce30" office:value-type="string" calcext:value-type="string">
            <text:p>13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anada</text:p>
          </table:table-cell>
          <table:table-cell office:value-type="float" office:value="40" calcext:value-type="float">
            <text:p>40</text:p>
          </table:table-cell>
          <table:table-cell table:style-name="ce20" table:formula="of:=&quot;insert into country_currency (country_id, currency_id) values (&quot; &amp; [.B44] &amp; &quot;,&quot; &amp; [.C44] &amp; &quot;);&quot;" office:value-type="string" office:string-value="insert into country_currency (country_id, currency_id) values (37,40);" calcext:value-type="string">
            <text:p>insert into country_currency (country_id, currency_id) values (37,40);</text:p>
          </table:table-cell>
          <table:table-cell table:style-name="ce20" table:formula="of:=&quot;INSERT INTO currency (currency_id, name, alpha_code, num_code, minor_unit) VALUES (&quot; &amp;  [.C44] &amp; &quot;,'&quot; &amp; [.D44] &amp; &quot;','&quot; &amp; [.E44] &amp; &quot;',&quot; &amp; [.F44] &amp; &quot;,&quot; &amp; [.G44] &amp; &quot;);&quot;" office:value-type="string" office:string-value="INSERT INTO currency (currency_id, name, alpha_code, num_code, minor_unit) VALUES (40,'Cabo Verde Escudo','CVE',132,2);" calcext:value-type="string">
            <text:p>INSERT INTO currency (currency_id, name, alpha_code, num_code, minor_unit) VALUES (40,'Cabo Verde Escudo','CVE',132,2);</text:p>
          </table:table-cell>
          <table:table-cell table:style-name="ce43" table:number-columns-repeated="1012"/>
        </table:table-row>
        <table:table-row table:style-name="ro2">
          <table:table-cell table:style-name="ce11" office:value-type="string" calcext:value-type="string">
            <text:p>CAMBODIA</text:p>
          </table:table-cell>
          <table:table-cell table:style-name="ce63" table:formula="of:=VLOOKUP([.A45];[.I19:.J264];2)" office:value-type="float" office:value="38" calcext:value-type="float">
            <text:p>38</text:p>
          </table:table-cell>
          <table:table-cell table:style-name="Default" office:value-type="float" office:value="41" calcext:value-type="float">
            <text:p>41</text:p>
          </table:table-cell>
          <table:table-cell table:style-name="ce23" office:value-type="string" calcext:value-type="string">
            <text:p>Riel</text:p>
          </table:table-cell>
          <table:table-cell table:style-name="ce30" office:value-type="string" calcext:value-type="string">
            <text:p>KHR</text:p>
          </table:table-cell>
          <table:table-cell table:style-name="ce30" office:value-type="string" calcext:value-type="string">
            <text:p>11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ayman Islands (the)</text:p>
          </table:table-cell>
          <table:table-cell office:value-type="float" office:value="41" calcext:value-type="float">
            <text:p>41</text:p>
          </table:table-cell>
          <table:table-cell table:style-name="ce20" table:formula="of:=&quot;insert into country_currency (country_id, currency_id) values (&quot; &amp; [.B45] &amp; &quot;,&quot; &amp; [.C45] &amp; &quot;);&quot;" office:value-type="string" office:string-value="insert into country_currency (country_id, currency_id) values (38,41);" calcext:value-type="string">
            <text:p>insert into country_currency (country_id, currency_id) values (38,41);</text:p>
          </table:table-cell>
          <table:table-cell table:style-name="ce20" table:formula="of:=&quot;INSERT INTO currency (currency_id, name, alpha_code, num_code, minor_unit) VALUES (&quot; &amp;  [.C45] &amp; &quot;,'&quot; &amp; [.D45] &amp; &quot;','&quot; &amp; [.E45] &amp; &quot;',&quot; &amp; [.F45] &amp; &quot;,&quot; &amp; [.G45] &amp; &quot;);&quot;" office:value-type="string" office:string-value="INSERT INTO currency (currency_id, name, alpha_code, num_code, minor_unit) VALUES (41,'Riel','KHR',116,2);" calcext:value-type="string">
            <text:p>INSERT INTO currency (currency_id, name, alpha_code, num_code, minor_unit) VALUES (41,'Riel','KHR',116,2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CAMEROON</text:p>
          </table:table-cell>
          <table:table-cell table:style-name="ce63" table:formula="of:=VLOOKUP([.A46];[.I20:.J265];2)" office:value-type="float" office:value="39" calcext:value-type="float">
            <text:p>39</text:p>
          </table:table-cell>
          <table:table-cell table:style-name="Default" office:value-type="float" office:value="42" calcext:value-type="float">
            <text:p>42</text:p>
          </table:table-cell>
          <table:table-cell table:style-name="ce23" office:value-type="string" calcext:value-type="string">
            <text:p>CFA Franc BEAC</text:p>
          </table:table-cell>
          <table:table-cell table:style-name="ce30" office:value-type="string" calcext:value-type="string">
            <text:p>XAF</text:p>
          </table:table-cell>
          <table:table-cell table:style-name="ce30" office:value-type="string" calcext:value-type="string">
            <text:p>950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Central African Republic (the)</text:p>
          </table:table-cell>
          <table:table-cell office:value-type="float" office:value="42" calcext:value-type="float">
            <text:p>42</text:p>
          </table:table-cell>
          <table:table-cell table:style-name="ce20" table:formula="of:=&quot;insert into country_currency (country_id, currency_id) values (&quot; &amp; [.B46] &amp; &quot;,&quot; &amp; [.C46] &amp; &quot;);&quot;" office:value-type="string" office:string-value="insert into country_currency (country_id, currency_id) values (39,42);" calcext:value-type="string">
            <text:p>insert into country_currency (country_id, currency_id) values (39,42);</text:p>
          </table:table-cell>
          <table:table-cell table:style-name="ce20" table:formula="of:=&quot;INSERT INTO currency (currency_id, name, alpha_code, num_code, minor_unit) VALUES (&quot; &amp;  [.C46] &amp; &quot;,'&quot; &amp; [.D46] &amp; &quot;','&quot; &amp; [.E46] &amp; &quot;',&quot; &amp; [.F46] &amp; &quot;,&quot; &amp; [.G46] &amp; &quot;);&quot;" office:value-type="string" office:string-value="INSERT INTO currency (currency_id, name, alpha_code, num_code, minor_unit) VALUES (42,'CFA Franc BEAC','XAF',950,0);" calcext:value-type="string">
            <text:p>INSERT INTO currency (currency_id, name, alpha_code, num_code, minor_unit) VALUES (42,'CFA Franc BEAC','XAF',950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CANADA</text:p>
          </table:table-cell>
          <table:table-cell table:style-name="ce63" table:formula="of:=VLOOKUP([.A47];[.I21:.J266];2)" office:value-type="float" office:value="40" calcext:value-type="float">
            <text:p>40</text:p>
          </table:table-cell>
          <table:table-cell table:style-name="Default" office:value-type="float" office:value="43" calcext:value-type="float">
            <text:p>43</text:p>
          </table:table-cell>
          <table:table-cell table:style-name="ce23" office:value-type="string" calcext:value-type="string">
            <text:p>Canadian Dollar</text:p>
          </table:table-cell>
          <table:table-cell table:style-name="ce30" office:value-type="string" calcext:value-type="string">
            <text:p>CAD</text:p>
          </table:table-cell>
          <table:table-cell table:style-name="ce30" office:value-type="string" calcext:value-type="string">
            <text:p>12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had</text:p>
          </table:table-cell>
          <table:table-cell office:value-type="float" office:value="43" calcext:value-type="float">
            <text:p>43</text:p>
          </table:table-cell>
          <table:table-cell table:style-name="ce20" table:formula="of:=&quot;insert into country_currency (country_id, currency_id) values (&quot; &amp; [.B47] &amp; &quot;,&quot; &amp; [.C47] &amp; &quot;);&quot;" office:value-type="string" office:string-value="insert into country_currency (country_id, currency_id) values (40,43);" calcext:value-type="string">
            <text:p>insert into country_currency (country_id, currency_id) values (40,43);</text:p>
          </table:table-cell>
          <table:table-cell table:style-name="ce20" table:formula="of:=&quot;INSERT INTO currency (currency_id, name, alpha_code, num_code, minor_unit) VALUES (&quot; &amp;  [.C47] &amp; &quot;,'&quot; &amp; [.D47] &amp; &quot;','&quot; &amp; [.E47] &amp; &quot;',&quot; &amp; [.F47] &amp; &quot;,&quot; &amp; [.G47] &amp; &quot;);&quot;" office:value-type="string" office:string-value="INSERT INTO currency (currency_id, name, alpha_code, num_code, minor_unit) VALUES (43,'Canadian Dollar','CAD',124,2);" calcext:value-type="string">
            <text:p>INSERT INTO currency (currency_id, name, alpha_code, num_code, minor_unit) VALUES (43,'Canadian Dollar','CAD',124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CAYMAN ISLANDS (THE)</text:p>
          </table:table-cell>
          <table:table-cell table:style-name="ce63" table:formula="of:=VLOOKUP([.A48];[.I22:.J267];2)" office:value-type="float" office:value="41" calcext:value-type="float">
            <text:p>41</text:p>
          </table:table-cell>
          <table:table-cell table:style-name="Default" office:value-type="float" office:value="44" calcext:value-type="float">
            <text:p>44</text:p>
          </table:table-cell>
          <table:table-cell table:style-name="ce23" office:value-type="string" calcext:value-type="string">
            <text:p>Cayman Islands Dollar</text:p>
          </table:table-cell>
          <table:table-cell table:style-name="ce30" office:value-type="string" calcext:value-type="string">
            <text:p>KYD</text:p>
          </table:table-cell>
          <table:table-cell table:style-name="ce30" office:value-type="string" calcext:value-type="string">
            <text:p>13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hile</text:p>
          </table:table-cell>
          <table:table-cell office:value-type="float" office:value="44" calcext:value-type="float">
            <text:p>44</text:p>
          </table:table-cell>
          <table:table-cell table:style-name="ce20" table:formula="of:=&quot;insert into country_currency (country_id, currency_id) values (&quot; &amp; [.B48] &amp; &quot;,&quot; &amp; [.C48] &amp; &quot;);&quot;" office:value-type="string" office:string-value="insert into country_currency (country_id, currency_id) values (41,44);" calcext:value-type="string">
            <text:p>insert into country_currency (country_id, currency_id) values (41,44);</text:p>
          </table:table-cell>
          <table:table-cell table:style-name="ce20" table:formula="of:=&quot;INSERT INTO currency (currency_id, name, alpha_code, num_code, minor_unit) VALUES (&quot; &amp;  [.C48] &amp; &quot;,'&quot; &amp; [.D48] &amp; &quot;','&quot; &amp; [.E48] &amp; &quot;',&quot; &amp; [.F48] &amp; &quot;,&quot; &amp; [.G48] &amp; &quot;);&quot;" office:value-type="string" office:string-value="INSERT INTO currency (currency_id, name, alpha_code, num_code, minor_unit) VALUES (44,'Cayman Islands Dollar','KYD',136,2);" calcext:value-type="string">
            <text:p>INSERT INTO currency (currency_id, name, alpha_code, num_code, minor_unit) VALUES (44,'Cayman Islands Dollar','KYD',136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CENTRAL AFRICAN REPUBLIC (THE)</text:p>
          </table:table-cell>
          <table:table-cell table:style-name="ce63" table:formula="of:=VLOOKUP([.A49];[.I23:.J268];2)" office:value-type="float" office:value="42" calcext:value-type="float">
            <text:p>42</text:p>
          </table:table-cell>
          <table:table-cell table:style-name="Default" office:value-type="float" office:value="45" calcext:value-type="float">
            <text:p>45</text:p>
          </table:table-cell>
          <table:table-cell table:style-name="ce23" office:value-type="string" calcext:value-type="string">
            <text:p>CFA Franc BEAC</text:p>
          </table:table-cell>
          <table:table-cell table:style-name="ce30" office:value-type="string" calcext:value-type="string">
            <text:p>XAF</text:p>
          </table:table-cell>
          <table:table-cell table:style-name="ce30" office:value-type="string" calcext:value-type="string">
            <text:p>950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China</text:p>
          </table:table-cell>
          <table:table-cell office:value-type="float" office:value="45" calcext:value-type="float">
            <text:p>45</text:p>
          </table:table-cell>
          <table:table-cell table:style-name="ce20" table:formula="of:=&quot;insert into country_currency (country_id, currency_id) values (&quot; &amp; [.B49] &amp; &quot;,&quot; &amp; [.C49] &amp; &quot;);&quot;" office:value-type="string" office:string-value="insert into country_currency (country_id, currency_id) values (42,45);" calcext:value-type="string">
            <text:p>insert into country_currency (country_id, currency_id) values (42,45);</text:p>
          </table:table-cell>
          <table:table-cell table:style-name="ce20" table:formula="of:=&quot;INSERT INTO currency (currency_id, name, alpha_code, num_code, minor_unit) VALUES (&quot; &amp;  [.C49] &amp; &quot;,'&quot; &amp; [.D49] &amp; &quot;','&quot; &amp; [.E49] &amp; &quot;',&quot; &amp; [.F49] &amp; &quot;,&quot; &amp; [.G49] &amp; &quot;);&quot;" office:value-type="string" office:string-value="INSERT INTO currency (currency_id, name, alpha_code, num_code, minor_unit) VALUES (45,'CFA Franc BEAC','XAF',950,0);" calcext:value-type="string">
            <text:p>INSERT INTO currency (currency_id, name, alpha_code, num_code, minor_unit) VALUES (45,'CFA Franc BEAC','XAF',950,0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CHAD</text:p>
          </table:table-cell>
          <table:table-cell table:style-name="ce63" table:formula="of:=VLOOKUP([.A50];[.I24:.J269];2)" office:value-type="float" office:value="43" calcext:value-type="float">
            <text:p>43</text:p>
          </table:table-cell>
          <table:table-cell table:style-name="Default" office:value-type="float" office:value="46" calcext:value-type="float">
            <text:p>46</text:p>
          </table:table-cell>
          <table:table-cell table:style-name="ce23" office:value-type="string" calcext:value-type="string">
            <text:p>CFA Franc BEAC</text:p>
          </table:table-cell>
          <table:table-cell table:style-name="ce30" office:value-type="string" calcext:value-type="string">
            <text:p>XAF</text:p>
          </table:table-cell>
          <table:table-cell table:style-name="ce30" office:value-type="string" calcext:value-type="string">
            <text:p>950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Christmas Island</text:p>
          </table:table-cell>
          <table:table-cell office:value-type="float" office:value="46" calcext:value-type="float">
            <text:p>46</text:p>
          </table:table-cell>
          <table:table-cell table:style-name="ce20" table:formula="of:=&quot;insert into country_currency (country_id, currency_id) values (&quot; &amp; [.B50] &amp; &quot;,&quot; &amp; [.C50] &amp; &quot;);&quot;" office:value-type="string" office:string-value="insert into country_currency (country_id, currency_id) values (43,46);" calcext:value-type="string">
            <text:p>insert into country_currency (country_id, currency_id) values (43,46);</text:p>
          </table:table-cell>
          <table:table-cell table:style-name="ce20" table:formula="of:=&quot;INSERT INTO currency (currency_id, name, alpha_code, num_code, minor_unit) VALUES (&quot; &amp;  [.C50] &amp; &quot;,'&quot; &amp; [.D50] &amp; &quot;','&quot; &amp; [.E50] &amp; &quot;',&quot; &amp; [.F50] &amp; &quot;,&quot; &amp; [.G50] &amp; &quot;);&quot;" office:value-type="string" office:string-value="INSERT INTO currency (currency_id, name, alpha_code, num_code, minor_unit) VALUES (46,'CFA Franc BEAC','XAF',950,0);" calcext:value-type="string">
            <text:p>INSERT INTO currency (currency_id, name, alpha_code, num_code, minor_unit) VALUES (46,'CFA Franc BEAC','XAF',950,0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CHILE</text:p>
          </table:table-cell>
          <table:table-cell table:style-name="ce63" table:formula="of:=VLOOKUP([.A51];[.I25:.J270];2)" office:value-type="float" office:value="44" calcext:value-type="float">
            <text:p>44</text:p>
          </table:table-cell>
          <table:table-cell table:style-name="Default" office:value-type="float" office:value="47" calcext:value-type="float">
            <text:p>47</text:p>
          </table:table-cell>
          <table:table-cell table:style-name="ce23" office:value-type="string" calcext:value-type="string">
            <text:p>Chilean Peso</text:p>
          </table:table-cell>
          <table:table-cell table:style-name="ce30" office:value-type="string" calcext:value-type="string">
            <text:p>CLP</text:p>
          </table:table-cell>
          <table:table-cell table:style-name="ce30" office:value-type="string" calcext:value-type="string">
            <text:p>15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Cocos (Keeling) Islands (the)</text:p>
          </table:table-cell>
          <table:table-cell office:value-type="float" office:value="47" calcext:value-type="float">
            <text:p>47</text:p>
          </table:table-cell>
          <table:table-cell table:style-name="ce20" table:formula="of:=&quot;insert into country_currency (country_id, currency_id) values (&quot; &amp; [.B51] &amp; &quot;,&quot; &amp; [.C51] &amp; &quot;);&quot;" office:value-type="string" office:string-value="insert into country_currency (country_id, currency_id) values (44,47);" calcext:value-type="string">
            <text:p>insert into country_currency (country_id, currency_id) values (44,47);</text:p>
          </table:table-cell>
          <table:table-cell table:style-name="ce20" table:formula="of:=&quot;INSERT INTO currency (currency_id, name, alpha_code, num_code, minor_unit) VALUES (&quot; &amp;  [.C51] &amp; &quot;,'&quot; &amp; [.D51] &amp; &quot;','&quot; &amp; [.E51] &amp; &quot;',&quot; &amp; [.F51] &amp; &quot;,&quot; &amp; [.G51] &amp; &quot;);&quot;" office:value-type="string" office:string-value="INSERT INTO currency (currency_id, name, alpha_code, num_code, minor_unit) VALUES (47,'Chilean Peso','CLP',152,0);" calcext:value-type="string">
            <text:p>INSERT INTO currency (currency_id, name, alpha_code, num_code, minor_unit) VALUES (47,'Chilean Peso','CLP',152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CHILE</text:p>
          </table:table-cell>
          <table:table-cell table:style-name="ce63" table:formula="of:=VLOOKUP([.A52];[.I26:.J271];2)" office:value-type="float" office:value="44" calcext:value-type="float">
            <text:p>44</text:p>
          </table:table-cell>
          <table:table-cell table:style-name="Default" office:value-type="float" office:value="48" calcext:value-type="float">
            <text:p>48</text:p>
          </table:table-cell>
          <table:table-cell table:style-name="ce23" office:value-type="string" calcext:value-type="string">
            <text:p>Unidad de Fomento</text:p>
          </table:table-cell>
          <table:table-cell table:style-name="ce30" office:value-type="string" calcext:value-type="string">
            <text:p>CLF</text:p>
          </table:table-cell>
          <table:table-cell table:style-name="ce30" office:value-type="string" calcext:value-type="string">
            <text:p>990</text:p>
          </table:table-cell>
          <table:table-cell table:style-name="ce30" office:value-type="string" calcext:value-type="string">
            <text:p>4</text:p>
          </table:table-cell>
          <table:table-cell table:style-name="ce4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olombia</text:p>
          </table:table-cell>
          <table:table-cell office:value-type="float" office:value="48" calcext:value-type="float">
            <text:p>48</text:p>
          </table:table-cell>
          <table:table-cell table:style-name="ce20" table:formula="of:=&quot;insert into country_currency (country_id, currency_id) values (&quot; &amp; [.B52] &amp; &quot;,&quot; &amp; [.C52] &amp; &quot;);&quot;" office:value-type="string" office:string-value="insert into country_currency (country_id, currency_id) values (44,48);" calcext:value-type="string">
            <text:p>insert into country_currency (country_id, currency_id) values (44,48);</text:p>
          </table:table-cell>
          <table:table-cell table:style-name="ce20" table:formula="of:=&quot;INSERT INTO currency (currency_id, name, alpha_code, num_code, minor_unit) VALUES (&quot; &amp;  [.C52] &amp; &quot;,'&quot; &amp; [.D52] &amp; &quot;','&quot; &amp; [.E52] &amp; &quot;',&quot; &amp; [.F52] &amp; &quot;,&quot; &amp; [.G52] &amp; &quot;);&quot;" office:value-type="string" office:string-value="INSERT INTO currency (currency_id, name, alpha_code, num_code, minor_unit) VALUES (48,'Unidad de Fomento','CLF',990,4);" calcext:value-type="string">
            <text:p>INSERT INTO currency (currency_id, name, alpha_code, num_code, minor_unit) VALUES (48,'Unidad de Fomento','CLF',990,4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CHINA</text:p>
          </table:table-cell>
          <table:table-cell table:style-name="ce63" table:formula="of:=VLOOKUP([.A53];[.I27:.J272];2)"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style-name="ce23" office:value-type="string" calcext:value-type="string">
            <text:p>Yuan Renminbi</text:p>
          </table:table-cell>
          <table:table-cell table:style-name="ce30" office:value-type="string" calcext:value-type="string">
            <text:p>CNY</text:p>
          </table:table-cell>
          <table:table-cell table:style-name="ce30" office:value-type="string" calcext:value-type="string">
            <text:p>15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omoros (the)</text:p>
          </table:table-cell>
          <table:table-cell office:value-type="float" office:value="49" calcext:value-type="float">
            <text:p>49</text:p>
          </table:table-cell>
          <table:table-cell table:style-name="ce20" table:formula="of:=&quot;insert into country_currency (country_id, currency_id) values (&quot; &amp; [.B53] &amp; &quot;,&quot; &amp; [.C53] &amp; &quot;);&quot;" office:value-type="string" office:string-value="insert into country_currency (country_id, currency_id) values (45,49);" calcext:value-type="string">
            <text:p>insert into country_currency (country_id, currency_id) values (45,49);</text:p>
          </table:table-cell>
          <table:table-cell table:style-name="ce20" table:formula="of:=&quot;INSERT INTO currency (currency_id, name, alpha_code, num_code, minor_unit) VALUES (&quot; &amp;  [.C53] &amp; &quot;,'&quot; &amp; [.D53] &amp; &quot;','&quot; &amp; [.E53] &amp; &quot;',&quot; &amp; [.F53] &amp; &quot;,&quot; &amp; [.G53] &amp; &quot;);&quot;" office:value-type="string" office:string-value="INSERT INTO currency (currency_id, name, alpha_code, num_code, minor_unit) VALUES (49,'Yuan Renminbi','CNY',156,2);" calcext:value-type="string">
            <text:p>INSERT INTO currency (currency_id, name, alpha_code, num_code, minor_unit) VALUES (49,'Yuan Renminbi','CNY',156,2);</text:p>
          </table:table-cell>
          <table:table-cell table:style-name="ce43" table:number-columns-repeated="1012"/>
        </table:table-row>
        <table:table-row table:style-name="ro4">
          <table:table-cell table:style-name="ce11" office:value-type="string" calcext:value-type="string">
            <text:p>CHRISTMAS ISLAND</text:p>
          </table:table-cell>
          <table:table-cell table:style-name="ce63" table:formula="of:=VLOOKUP([.A54];[.I28:.J273];2)" office:value-type="float" office:value="46" calcext:value-type="float">
            <text:p>46</text:p>
          </table:table-cell>
          <table:table-cell table:style-name="Default" office:value-type="float" office:value="50" calcext:value-type="float">
            <text:p>50</text:p>
          </table:table-cell>
          <table:table-cell table:style-name="ce23" office:value-type="string" calcext:value-type="string">
            <text:p>Australian Dollar</text:p>
          </table:table-cell>
          <table:table-cell table:style-name="ce30" office:value-type="string" calcext:value-type="string">
            <text:p>AUD</text:p>
          </table:table-cell>
          <table:table-cell table:style-name="ce30" office:value-type="string" calcext:value-type="string">
            <text:p>03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ongo (the Democratic Republic of the)</text:p>
          </table:table-cell>
          <table:table-cell office:value-type="float" office:value="50" calcext:value-type="float">
            <text:p>50</text:p>
          </table:table-cell>
          <table:table-cell table:style-name="ce20" table:formula="of:=&quot;insert into country_currency (country_id, currency_id) values (&quot; &amp; [.B54] &amp; &quot;,&quot; &amp; [.C54] &amp; &quot;);&quot;" office:value-type="string" office:string-value="insert into country_currency (country_id, currency_id) values (46,50);" calcext:value-type="string">
            <text:p>insert into country_currency (country_id, currency_id) values (46,50);</text:p>
          </table:table-cell>
          <table:table-cell table:style-name="ce20" table:formula="of:=&quot;INSERT INTO currency (currency_id, name, alpha_code, num_code, minor_unit) VALUES (&quot; &amp;  [.C54] &amp; &quot;,'&quot; &amp; [.D54] &amp; &quot;','&quot; &amp; [.E54] &amp; &quot;',&quot; &amp; [.F54] &amp; &quot;,&quot; &amp; [.G54] &amp; &quot;);&quot;" office:value-type="string" office:string-value="INSERT INTO currency (currency_id, name, alpha_code, num_code, minor_unit) VALUES (50,'Australian Dollar','AUD',036,2);" calcext:value-type="string">
            <text:p>INSERT INTO currency (currency_id, name, alpha_code, num_code, minor_unit) VALUES (50,'Australian Dollar','AUD',036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COCOS (KEELING) ISLANDS (THE)</text:p>
          </table:table-cell>
          <table:table-cell table:style-name="ce63" table:formula="of:=VLOOKUP([.A55];[.I29:.J274];2)" office:value-type="float" office:value="47" calcext:value-type="float">
            <text:p>47</text:p>
          </table:table-cell>
          <table:table-cell table:style-name="Default" office:value-type="float" office:value="51" calcext:value-type="float">
            <text:p>51</text:p>
          </table:table-cell>
          <table:table-cell table:style-name="ce23" office:value-type="string" calcext:value-type="string">
            <text:p>Australian Dollar</text:p>
          </table:table-cell>
          <table:table-cell table:style-name="ce30" office:value-type="string" calcext:value-type="string">
            <text:p>AUD</text:p>
          </table:table-cell>
          <table:table-cell table:style-name="ce30" office:value-type="string" calcext:value-type="string">
            <text:p>03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ongo (the)</text:p>
          </table:table-cell>
          <table:table-cell office:value-type="float" office:value="51" calcext:value-type="float">
            <text:p>51</text:p>
          </table:table-cell>
          <table:table-cell table:style-name="ce20" table:formula="of:=&quot;insert into country_currency (country_id, currency_id) values (&quot; &amp; [.B55] &amp; &quot;,&quot; &amp; [.C55] &amp; &quot;);&quot;" office:value-type="string" office:string-value="insert into country_currency (country_id, currency_id) values (47,51);" calcext:value-type="string">
            <text:p>insert into country_currency (country_id, currency_id) values (47,51);</text:p>
          </table:table-cell>
          <table:table-cell table:style-name="ce20" table:formula="of:=&quot;INSERT INTO currency (currency_id, name, alpha_code, num_code, minor_unit) VALUES (&quot; &amp;  [.C55] &amp; &quot;,'&quot; &amp; [.D55] &amp; &quot;','&quot; &amp; [.E55] &amp; &quot;',&quot; &amp; [.F55] &amp; &quot;,&quot; &amp; [.G55] &amp; &quot;);&quot;" office:value-type="string" office:string-value="INSERT INTO currency (currency_id, name, alpha_code, num_code, minor_unit) VALUES (51,'Australian Dollar','AUD',036,2);" calcext:value-type="string">
            <text:p>INSERT INTO currency (currency_id, name, alpha_code, num_code, minor_unit) VALUES (51,'Australian Dollar','AUD',036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COLOMBIA</text:p>
          </table:table-cell>
          <table:table-cell table:style-name="ce63" table:formula="of:=VLOOKUP([.A56];[.I30:.J275];2)"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table:style-name="ce23" office:value-type="string" calcext:value-type="string">
            <text:p>Colombian Peso</text:p>
          </table:table-cell>
          <table:table-cell table:style-name="ce30" office:value-type="string" calcext:value-type="string">
            <text:p>COP</text:p>
          </table:table-cell>
          <table:table-cell table:style-name="ce30" office:value-type="string" calcext:value-type="string">
            <text:p>17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ook Islands (the)</text:p>
          </table:table-cell>
          <table:table-cell office:value-type="float" office:value="52" calcext:value-type="float">
            <text:p>52</text:p>
          </table:table-cell>
          <table:table-cell table:style-name="ce20" table:formula="of:=&quot;insert into country_currency (country_id, currency_id) values (&quot; &amp; [.B56] &amp; &quot;,&quot; &amp; [.C56] &amp; &quot;);&quot;" office:value-type="string" office:string-value="insert into country_currency (country_id, currency_id) values (48,52);" calcext:value-type="string">
            <text:p>insert into country_currency (country_id, currency_id) values (48,52);</text:p>
          </table:table-cell>
          <table:table-cell table:style-name="ce20" table:formula="of:=&quot;INSERT INTO currency (currency_id, name, alpha_code, num_code, minor_unit) VALUES (&quot; &amp;  [.C56] &amp; &quot;,'&quot; &amp; [.D56] &amp; &quot;','&quot; &amp; [.E56] &amp; &quot;',&quot; &amp; [.F56] &amp; &quot;,&quot; &amp; [.G56] &amp; &quot;);&quot;" office:value-type="string" office:string-value="INSERT INTO currency (currency_id, name, alpha_code, num_code, minor_unit) VALUES (52,'Colombian Peso','COP',170,2);" calcext:value-type="string">
            <text:p>INSERT INTO currency (currency_id, name, alpha_code, num_code, minor_unit) VALUES (52,'Colombian Peso','COP',17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COLOMBIA</text:p>
          </table:table-cell>
          <table:table-cell table:style-name="ce63" table:formula="of:=VLOOKUP([.A57];[.I31:.J276];2)" office:value-type="float" office:value="48" calcext:value-type="float">
            <text:p>48</text:p>
          </table:table-cell>
          <table:table-cell table:style-name="Default" office:value-type="float" office:value="53" calcext:value-type="float">
            <text:p>53</text:p>
          </table:table-cell>
          <table:table-cell table:style-name="ce23" office:value-type="string" calcext:value-type="string">
            <text:p>Unidad de Valor Real</text:p>
          </table:table-cell>
          <table:table-cell table:style-name="ce30" office:value-type="string" calcext:value-type="string">
            <text:p>COU</text:p>
          </table:table-cell>
          <table:table-cell table:style-name="ce30" office:value-type="string" calcext:value-type="string">
            <text:p>970</text:p>
          </table:table-cell>
          <table:table-cell table:style-name="ce30" office:value-type="string" calcext:value-type="string">
            <text:p>2</text:p>
          </table:table-cell>
          <table:table-cell table:style-name="ce4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osta Rica</text:p>
          </table:table-cell>
          <table:table-cell office:value-type="float" office:value="53" calcext:value-type="float">
            <text:p>53</text:p>
          </table:table-cell>
          <table:table-cell table:style-name="ce20" table:formula="of:=&quot;insert into country_currency (country_id, currency_id) values (&quot; &amp; [.B57] &amp; &quot;,&quot; &amp; [.C57] &amp; &quot;);&quot;" office:value-type="string" office:string-value="insert into country_currency (country_id, currency_id) values (48,53);" calcext:value-type="string">
            <text:p>insert into country_currency (country_id, currency_id) values (48,53);</text:p>
          </table:table-cell>
          <table:table-cell table:style-name="ce20" table:formula="of:=&quot;INSERT INTO currency (currency_id, name, alpha_code, num_code, minor_unit) VALUES (&quot; &amp;  [.C57] &amp; &quot;,'&quot; &amp; [.D57] &amp; &quot;','&quot; &amp; [.E57] &amp; &quot;',&quot; &amp; [.F57] &amp; &quot;,&quot; &amp; [.G57] &amp; &quot;);&quot;" office:value-type="string" office:string-value="INSERT INTO currency (currency_id, name, alpha_code, num_code, minor_unit) VALUES (53,'Unidad de Valor Real','COU',970,2);" calcext:value-type="string">
            <text:p>INSERT INTO currency (currency_id, name, alpha_code, num_code, minor_unit) VALUES (53,'Unidad de Valor Real','COU',970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COMOROS (THE)</text:p>
          </table:table-cell>
          <table:table-cell table:style-name="ce63" table:formula="of:=VLOOKUP([.A58];[.I32:.J277];2)" office:value-type="float" office:value="49" calcext:value-type="float">
            <text:p>49</text:p>
          </table:table-cell>
          <table:table-cell table:style-name="Default" office:value-type="float" office:value="54" calcext:value-type="float">
            <text:p>54</text:p>
          </table:table-cell>
          <table:table-cell table:style-name="ce23" office:value-type="string" calcext:value-type="string">
            <text:p>Comorian Franc </text:p>
          </table:table-cell>
          <table:table-cell table:style-name="ce30" office:value-type="string" calcext:value-type="string">
            <text:p>KMF</text:p>
          </table:table-cell>
          <table:table-cell table:style-name="ce30" office:value-type="string" calcext:value-type="string">
            <text:p>174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Croatia</text:p>
          </table:table-cell>
          <table:table-cell office:value-type="float" office:value="54" calcext:value-type="float">
            <text:p>54</text:p>
          </table:table-cell>
          <table:table-cell table:style-name="ce20" table:formula="of:=&quot;insert into country_currency (country_id, currency_id) values (&quot; &amp; [.B58] &amp; &quot;,&quot; &amp; [.C58] &amp; &quot;);&quot;" office:value-type="string" office:string-value="insert into country_currency (country_id, currency_id) values (49,54);" calcext:value-type="string">
            <text:p>insert into country_currency (country_id, currency_id) values (49,54);</text:p>
          </table:table-cell>
          <table:table-cell table:style-name="ce20" table:formula="of:=&quot;INSERT INTO currency (currency_id, name, alpha_code, num_code, minor_unit) VALUES (&quot; &amp;  [.C58] &amp; &quot;,'&quot; &amp; [.D58] &amp; &quot;','&quot; &amp; [.E58] &amp; &quot;',&quot; &amp; [.F58] &amp; &quot;,&quot; &amp; [.G58] &amp; &quot;);&quot;" office:value-type="string" office:string-value="INSERT INTO currency (currency_id, name, alpha_code, num_code, minor_unit) VALUES (54,'Comorian Franc ','KMF',174,0);" calcext:value-type="string">
            <text:p>INSERT INTO currency (currency_id, name, alpha_code, num_code, minor_unit) VALUES (54,'Comorian Franc ','KMF',174,0);</text:p>
          </table:table-cell>
          <table:table-cell table:style-name="ce20" table:number-columns-repeated="1012"/>
        </table:table-row>
        <table:table-row table:style-name="ro2">
          <table:table-cell table:style-name="ce12" office:value-type="string" calcext:value-type="string">
            <text:p>CONGO (THE DEMOCRATIC REPUBLIC OF THE)</text:p>
          </table:table-cell>
          <table:table-cell table:style-name="ce63" table:formula="of:=VLOOKUP([.A59];[.I33:.J278];2)" office:value-type="float" office:value="50" calcext:value-type="float">
            <text:p>50</text:p>
          </table:table-cell>
          <table:table-cell table:style-name="Default" office:value-type="float" office:value="55" calcext:value-type="float">
            <text:p>55</text:p>
          </table:table-cell>
          <table:table-cell table:style-name="ce23" office:value-type="string" calcext:value-type="string">
            <text:p>Congolese Franc</text:p>
          </table:table-cell>
          <table:table-cell table:style-name="ce30" office:value-type="string" calcext:value-type="string">
            <text:p>CDF</text:p>
          </table:table-cell>
          <table:table-cell table:style-name="ce30" office:value-type="string" calcext:value-type="string">
            <text:p>97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uba</text:p>
          </table:table-cell>
          <table:table-cell office:value-type="float" office:value="55" calcext:value-type="float">
            <text:p>55</text:p>
          </table:table-cell>
          <table:table-cell table:style-name="ce20" table:formula="of:=&quot;insert into country_currency (country_id, currency_id) values (&quot; &amp; [.B59] &amp; &quot;,&quot; &amp; [.C59] &amp; &quot;);&quot;" office:value-type="string" office:string-value="insert into country_currency (country_id, currency_id) values (50,55);" calcext:value-type="string">
            <text:p>insert into country_currency (country_id, currency_id) values (50,55);</text:p>
          </table:table-cell>
          <table:table-cell table:style-name="ce20" table:formula="of:=&quot;INSERT INTO currency (currency_id, name, alpha_code, num_code, minor_unit) VALUES (&quot; &amp;  [.C59] &amp; &quot;,'&quot; &amp; [.D59] &amp; &quot;','&quot; &amp; [.E59] &amp; &quot;',&quot; &amp; [.F59] &amp; &quot;,&quot; &amp; [.G59] &amp; &quot;);&quot;" office:value-type="string" office:string-value="INSERT INTO currency (currency_id, name, alpha_code, num_code, minor_unit) VALUES (55,'Congolese Franc','CDF',976,2);" calcext:value-type="string">
            <text:p>INSERT INTO currency (currency_id, name, alpha_code, num_code, minor_unit) VALUES (55,'Congolese Franc','CDF',976,2);</text:p>
          </table:table-cell>
          <table:table-cell table:style-name="ce20" table:number-columns-repeated="1012"/>
        </table:table-row>
        <table:table-row table:style-name="ro12">
          <table:table-cell table:style-name="ce12" office:value-type="string" calcext:value-type="string">
            <text:p>CONGO (THE)</text:p>
          </table:table-cell>
          <table:table-cell table:style-name="ce63" table:formula="of:=VLOOKUP([.A60];[.I34:.J279];2)" office:value-type="float" office:value="51" calcext:value-type="float">
            <text:p>51</text:p>
          </table:table-cell>
          <table:table-cell table:style-name="Default" office:value-type="float" office:value="56" calcext:value-type="float">
            <text:p>56</text:p>
          </table:table-cell>
          <table:table-cell table:style-name="ce23" office:value-type="string" calcext:value-type="string">
            <text:p>CFA Franc BEAC</text:p>
          </table:table-cell>
          <table:table-cell table:style-name="ce30" office:value-type="string" calcext:value-type="string">
            <text:p>XAF</text:p>
          </table:table-cell>
          <table:table-cell table:style-name="ce30" office:value-type="string" calcext:value-type="string">
            <text:p>950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Curaçao</text:p>
          </table:table-cell>
          <table:table-cell office:value-type="float" office:value="56" calcext:value-type="float">
            <text:p>56</text:p>
          </table:table-cell>
          <table:table-cell table:style-name="ce20" table:formula="of:=&quot;insert into country_currency (country_id, currency_id) values (&quot; &amp; [.B60] &amp; &quot;,&quot; &amp; [.C60] &amp; &quot;);&quot;" office:value-type="string" office:string-value="insert into country_currency (country_id, currency_id) values (51,56);" calcext:value-type="string">
            <text:p>insert into country_currency (country_id, currency_id) values (51,56);</text:p>
          </table:table-cell>
          <table:table-cell table:style-name="ce20" table:formula="of:=&quot;INSERT INTO currency (currency_id, name, alpha_code, num_code, minor_unit) VALUES (&quot; &amp;  [.C60] &amp; &quot;,'&quot; &amp; [.D60] &amp; &quot;','&quot; &amp; [.E60] &amp; &quot;',&quot; &amp; [.F60] &amp; &quot;,&quot; &amp; [.G60] &amp; &quot;);&quot;" office:value-type="string" office:string-value="INSERT INTO currency (currency_id, name, alpha_code, num_code, minor_unit) VALUES (56,'CFA Franc BEAC','XAF',950,0);" calcext:value-type="string">
            <text:p>INSERT INTO currency (currency_id, name, alpha_code, num_code, minor_unit) VALUES (56,'CFA Franc BEAC','XAF',950,0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COOK ISLANDS (THE)</text:p>
          </table:table-cell>
          <table:table-cell table:style-name="ce63" table:formula="of:=VLOOKUP([.A61];[.I35:.J280];2)" office:value-type="float" office:value="52" calcext:value-type="float">
            <text:p>52</text:p>
          </table:table-cell>
          <table:table-cell table:style-name="Default" office:value-type="float" office:value="57" calcext:value-type="float">
            <text:p>57</text:p>
          </table:table-cell>
          <table:table-cell table:style-name="ce23" office:value-type="string" calcext:value-type="string">
            <text:p>New Zealand Dollar</text:p>
          </table:table-cell>
          <table:table-cell table:style-name="ce30" office:value-type="string" calcext:value-type="string">
            <text:p>NZD</text:p>
          </table:table-cell>
          <table:table-cell table:style-name="ce30" office:value-type="string" calcext:value-type="string">
            <text:p>55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yprus</text:p>
          </table:table-cell>
          <table:table-cell office:value-type="float" office:value="57" calcext:value-type="float">
            <text:p>57</text:p>
          </table:table-cell>
          <table:table-cell table:style-name="ce20" table:formula="of:=&quot;insert into country_currency (country_id, currency_id) values (&quot; &amp; [.B61] &amp; &quot;,&quot; &amp; [.C61] &amp; &quot;);&quot;" office:value-type="string" office:string-value="insert into country_currency (country_id, currency_id) values (52,57);" calcext:value-type="string">
            <text:p>insert into country_currency (country_id, currency_id) values (52,57);</text:p>
          </table:table-cell>
          <table:table-cell table:style-name="ce20" table:formula="of:=&quot;INSERT INTO currency (currency_id, name, alpha_code, num_code, minor_unit) VALUES (&quot; &amp;  [.C61] &amp; &quot;,'&quot; &amp; [.D61] &amp; &quot;','&quot; &amp; [.E61] &amp; &quot;',&quot; &amp; [.F61] &amp; &quot;,&quot; &amp; [.G61] &amp; &quot;);&quot;" office:value-type="string" office:string-value="INSERT INTO currency (currency_id, name, alpha_code, num_code, minor_unit) VALUES (57,'New Zealand Dollar','NZD',554,2);" calcext:value-type="string">
            <text:p>INSERT INTO currency (currency_id, name, alpha_code, num_code, minor_unit) VALUES (57,'New Zealand Dollar','NZD',55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COSTA RICA</text:p>
          </table:table-cell>
          <table:table-cell table:style-name="ce63" table:formula="of:=VLOOKUP([.A62];[.I36:.J281];2)" office:value-type="float" office:value="53" calcext:value-type="float">
            <text:p>53</text:p>
          </table:table-cell>
          <table:table-cell table:style-name="Default" office:value-type="float" office:value="58" calcext:value-type="float">
            <text:p>58</text:p>
          </table:table-cell>
          <table:table-cell table:style-name="ce23" office:value-type="string" calcext:value-type="string">
            <text:p>Costa Rican Colon</text:p>
          </table:table-cell>
          <table:table-cell table:style-name="ce30" office:value-type="string" calcext:value-type="string">
            <text:p>CRC</text:p>
          </table:table-cell>
          <table:table-cell table:style-name="ce30" office:value-type="string" calcext:value-type="string">
            <text:p>18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Czechia</text:p>
          </table:table-cell>
          <table:table-cell office:value-type="float" office:value="58" calcext:value-type="float">
            <text:p>58</text:p>
          </table:table-cell>
          <table:table-cell table:style-name="ce20" table:formula="of:=&quot;insert into country_currency (country_id, currency_id) values (&quot; &amp; [.B62] &amp; &quot;,&quot; &amp; [.C62] &amp; &quot;);&quot;" office:value-type="string" office:string-value="insert into country_currency (country_id, currency_id) values (53,58);" calcext:value-type="string">
            <text:p>insert into country_currency (country_id, currency_id) values (53,58);</text:p>
          </table:table-cell>
          <table:table-cell table:style-name="ce20" table:formula="of:=&quot;INSERT INTO currency (currency_id, name, alpha_code, num_code, minor_unit) VALUES (&quot; &amp;  [.C62] &amp; &quot;,'&quot; &amp; [.D62] &amp; &quot;','&quot; &amp; [.E62] &amp; &quot;',&quot; &amp; [.F62] &amp; &quot;,&quot; &amp; [.G62] &amp; &quot;);&quot;" office:value-type="string" office:string-value="INSERT INTO currency (currency_id, name, alpha_code, num_code, minor_unit) VALUES (58,'Costa Rican Colon','CRC',188,2);" calcext:value-type="string">
            <text:p>INSERT INTO currency (currency_id, name, alpha_code, num_code, minor_unit) VALUES (58,'Costa Rican Colon','CRC',18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CÔTE D'IVOIRE</text:p>
          </table:table-cell>
          <table:table-cell table:style-name="ce63" table:formula="of:=VLOOKUP([.A63];[.I37:.J282];2)" office:value-type="float" office:value="59" calcext:value-type="float">
            <text:p>59</text:p>
          </table:table-cell>
          <table:table-cell table:style-name="Default" office:value-type="float" office:value="59" calcext:value-type="float">
            <text:p>59</text:p>
          </table:table-cell>
          <table:table-cell table:style-name="ce23" office:value-type="string" calcext:value-type="string">
            <text:p>CFA Franc BCEAO</text:p>
          </table:table-cell>
          <table:table-cell table:style-name="ce30" office:value-type="string" calcext:value-type="string">
            <text:p>XOF</text:p>
          </table:table-cell>
          <table:table-cell table:style-name="ce30" office:value-type="string" calcext:value-type="string">
            <text:p>95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Côte d'Ivoire</text:p>
          </table:table-cell>
          <table:table-cell office:value-type="float" office:value="59" calcext:value-type="float">
            <text:p>59</text:p>
          </table:table-cell>
          <table:table-cell table:style-name="ce20" table:formula="of:=&quot;insert into country_currency (country_id, currency_id) values (&quot; &amp; [.B63] &amp; &quot;,&quot; &amp; [.C63] &amp; &quot;);&quot;" office:value-type="string" office:string-value="insert into country_currency (country_id, currency_id) values (59,59);" calcext:value-type="string">
            <text:p>insert into country_currency (country_id, currency_id) values (59,59);</text:p>
          </table:table-cell>
          <table:table-cell table:style-name="ce20" table:formula="of:=&quot;INSERT INTO currency (currency_id, name, alpha_code, num_code, minor_unit) VALUES (&quot; &amp;  [.C63] &amp; &quot;,'&quot; &amp; [.D63] &amp; &quot;','&quot; &amp; [.E63] &amp; &quot;',&quot; &amp; [.F63] &amp; &quot;,&quot; &amp; [.G63] &amp; &quot;);&quot;" office:value-type="string" office:string-value="INSERT INTO currency (currency_id, name, alpha_code, num_code, minor_unit) VALUES (59,'CFA Franc BCEAO','XOF',952,0);" calcext:value-type="string">
            <text:p>INSERT INTO currency (currency_id, name, alpha_code, num_code, minor_unit) VALUES (59,'CFA Franc BCEAO','XOF',952,0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CROATIA</text:p>
          </table:table-cell>
          <table:table-cell table:style-name="ce63" table:formula="of:=VLOOKUP([.A64];[.I38:.J283];2)" office:value-type="float" office:value="54" calcext:value-type="float">
            <text:p>54</text:p>
          </table:table-cell>
          <table:table-cell table:style-name="Default" office:value-type="float" office:value="60" calcext:value-type="float">
            <text:p>60</text:p>
          </table:table-cell>
          <table:table-cell table:style-name="ce23" office:value-type="string" calcext:value-type="string">
            <text:p>Kuna</text:p>
          </table:table-cell>
          <table:table-cell table:style-name="ce30" office:value-type="string" calcext:value-type="string">
            <text:p>HRK</text:p>
          </table:table-cell>
          <table:table-cell table:style-name="ce30" office:value-type="string" calcext:value-type="string">
            <text:p>19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Denmark</text:p>
          </table:table-cell>
          <table:table-cell office:value-type="float" office:value="60" calcext:value-type="float">
            <text:p>60</text:p>
          </table:table-cell>
          <table:table-cell table:style-name="ce20" table:formula="of:=&quot;insert into country_currency (country_id, currency_id) values (&quot; &amp; [.B64] &amp; &quot;,&quot; &amp; [.C64] &amp; &quot;);&quot;" office:value-type="string" office:string-value="insert into country_currency (country_id, currency_id) values (54,60);" calcext:value-type="string">
            <text:p>insert into country_currency (country_id, currency_id) values (54,60);</text:p>
          </table:table-cell>
          <table:table-cell table:style-name="ce20" table:formula="of:=&quot;INSERT INTO currency (currency_id, name, alpha_code, num_code, minor_unit) VALUES (&quot; &amp;  [.C64] &amp; &quot;,'&quot; &amp; [.D64] &amp; &quot;','&quot; &amp; [.E64] &amp; &quot;',&quot; &amp; [.F64] &amp; &quot;,&quot; &amp; [.G64] &amp; &quot;);&quot;" office:value-type="string" office:string-value="INSERT INTO currency (currency_id, name, alpha_code, num_code, minor_unit) VALUES (60,'Kuna','HRK',191,2);" calcext:value-type="string">
            <text:p>INSERT INTO currency (currency_id, name, alpha_code, num_code, minor_unit) VALUES (60,'Kuna','HRK',191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CUBA</text:p>
          </table:table-cell>
          <table:table-cell table:style-name="ce63" table:formula="of:=VLOOKUP([.A65];[.I39:.J284];2)" office:value-type="float" office:value="55" calcext:value-type="float">
            <text:p>55</text:p>
          </table:table-cell>
          <table:table-cell table:style-name="Default" office:value-type="float" office:value="61" calcext:value-type="float">
            <text:p>61</text:p>
          </table:table-cell>
          <table:table-cell table:style-name="ce23" office:value-type="string" calcext:value-type="string">
            <text:p>Cuban Peso</text:p>
          </table:table-cell>
          <table:table-cell table:style-name="ce30" office:value-type="string" calcext:value-type="string">
            <text:p>CUP</text:p>
          </table:table-cell>
          <table:table-cell table:style-name="ce30" office:value-type="string" calcext:value-type="string">
            <text:p>19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Djibouti</text:p>
          </table:table-cell>
          <table:table-cell office:value-type="float" office:value="61" calcext:value-type="float">
            <text:p>61</text:p>
          </table:table-cell>
          <table:table-cell table:style-name="ce20" table:formula="of:=&quot;insert into country_currency (country_id, currency_id) values (&quot; &amp; [.B65] &amp; &quot;,&quot; &amp; [.C65] &amp; &quot;);&quot;" office:value-type="string" office:string-value="insert into country_currency (country_id, currency_id) values (55,61);" calcext:value-type="string">
            <text:p>insert into country_currency (country_id, currency_id) values (55,61);</text:p>
          </table:table-cell>
          <table:table-cell table:style-name="ce20" table:formula="of:=&quot;INSERT INTO currency (currency_id, name, alpha_code, num_code, minor_unit) VALUES (&quot; &amp;  [.C65] &amp; &quot;,'&quot; &amp; [.D65] &amp; &quot;','&quot; &amp; [.E65] &amp; &quot;',&quot; &amp; [.F65] &amp; &quot;,&quot; &amp; [.G65] &amp; &quot;);&quot;" office:value-type="string" office:string-value="INSERT INTO currency (currency_id, name, alpha_code, num_code, minor_unit) VALUES (61,'Cuban Peso','CUP',192,2);" calcext:value-type="string">
            <text:p>INSERT INTO currency (currency_id, name, alpha_code, num_code, minor_unit) VALUES (61,'Cuban Peso','CUP',192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CUBA</text:p>
          </table:table-cell>
          <table:table-cell table:style-name="ce63" table:formula="of:=VLOOKUP([.A66];[.I40:.J285];2)" office:value-type="float" office:value="55" calcext:value-type="float">
            <text:p>55</text:p>
          </table:table-cell>
          <table:table-cell table:style-name="Default" office:value-type="float" office:value="62" calcext:value-type="float">
            <text:p>62</text:p>
          </table:table-cell>
          <table:table-cell table:style-name="ce23" office:value-type="string" calcext:value-type="string">
            <text:p>Peso Convertible</text:p>
          </table:table-cell>
          <table:table-cell table:style-name="ce30" office:value-type="string" calcext:value-type="string">
            <text:p>CUC</text:p>
          </table:table-cell>
          <table:table-cell table:style-name="ce30" office:value-type="string" calcext:value-type="string">
            <text:p>93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Dominica</text:p>
          </table:table-cell>
          <table:table-cell office:value-type="float" office:value="62" calcext:value-type="float">
            <text:p>62</text:p>
          </table:table-cell>
          <table:table-cell table:style-name="ce20" table:formula="of:=&quot;insert into country_currency (country_id, currency_id) values (&quot; &amp; [.B66] &amp; &quot;,&quot; &amp; [.C66] &amp; &quot;);&quot;" office:value-type="string" office:string-value="insert into country_currency (country_id, currency_id) values (55,62);" calcext:value-type="string">
            <text:p>insert into country_currency (country_id, currency_id) values (55,62);</text:p>
          </table:table-cell>
          <table:table-cell table:style-name="ce20" table:formula="of:=&quot;INSERT INTO currency (currency_id, name, alpha_code, num_code, minor_unit) VALUES (&quot; &amp;  [.C66] &amp; &quot;,'&quot; &amp; [.D66] &amp; &quot;','&quot; &amp; [.E66] &amp; &quot;',&quot; &amp; [.F66] &amp; &quot;,&quot; &amp; [.G66] &amp; &quot;);&quot;" office:value-type="string" office:string-value="INSERT INTO currency (currency_id, name, alpha_code, num_code, minor_unit) VALUES (62,'Peso Convertible','CUC',931,2);" calcext:value-type="string">
            <text:p>INSERT INTO currency (currency_id, name, alpha_code, num_code, minor_unit) VALUES (62,'Peso Convertible','CUC',931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CURAÇAO</text:p>
          </table:table-cell>
          <table:table-cell table:style-name="ce63" table:formula="of:=VLOOKUP([.A67];[.I41:.J286];2)" office:value-type="float" office:value="56" calcext:value-type="float">
            <text:p>56</text:p>
          </table:table-cell>
          <table:table-cell table:style-name="Default" office:value-type="float" office:value="63" calcext:value-type="float">
            <text:p>63</text:p>
          </table:table-cell>
          <table:table-cell table:style-name="ce23" office:value-type="string" calcext:value-type="string">
            <text:p>Netherlands Antillean Guilder</text:p>
          </table:table-cell>
          <table:table-cell table:style-name="ce30" office:value-type="string" calcext:value-type="string">
            <text:p>ANG</text:p>
          </table:table-cell>
          <table:table-cell table:style-name="ce30" office:value-type="string" calcext:value-type="string">
            <text:p>53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Dominican Republic (the)</text:p>
          </table:table-cell>
          <table:table-cell office:value-type="float" office:value="63" calcext:value-type="float">
            <text:p>63</text:p>
          </table:table-cell>
          <table:table-cell table:style-name="ce20" table:formula="of:=&quot;insert into country_currency (country_id, currency_id) values (&quot; &amp; [.B67] &amp; &quot;,&quot; &amp; [.C67] &amp; &quot;);&quot;" office:value-type="string" office:string-value="insert into country_currency (country_id, currency_id) values (56,63);" calcext:value-type="string">
            <text:p>insert into country_currency (country_id, currency_id) values (56,63);</text:p>
          </table:table-cell>
          <table:table-cell table:style-name="ce20" table:formula="of:=&quot;INSERT INTO currency (currency_id, name, alpha_code, num_code, minor_unit) VALUES (&quot; &amp;  [.C67] &amp; &quot;,'&quot; &amp; [.D67] &amp; &quot;','&quot; &amp; [.E67] &amp; &quot;',&quot; &amp; [.F67] &amp; &quot;,&quot; &amp; [.G67] &amp; &quot;);&quot;" office:value-type="string" office:string-value="INSERT INTO currency (currency_id, name, alpha_code, num_code, minor_unit) VALUES (63,'Netherlands Antillean Guilder','ANG',532,2);" calcext:value-type="string">
            <text:p>INSERT INTO currency (currency_id, name, alpha_code, num_code, minor_unit) VALUES (63,'Netherlands Antillean Guilder','ANG',53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CYPRUS</text:p>
          </table:table-cell>
          <table:table-cell table:style-name="ce63" table:formula="of:=VLOOKUP([.A68];[.I42:.J287];2)" office:value-type="float" office:value="57" calcext:value-type="float">
            <text:p>57</text:p>
          </table:table-cell>
          <table:table-cell table:style-name="Default" office:value-type="float" office:value="64" calcext:value-type="float">
            <text:p>64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Ecuador</text:p>
          </table:table-cell>
          <table:table-cell office:value-type="float" office:value="64" calcext:value-type="float">
            <text:p>64</text:p>
          </table:table-cell>
          <table:table-cell table:style-name="ce20" table:formula="of:=&quot;insert into country_currency (country_id, currency_id) values (&quot; &amp; [.B68] &amp; &quot;,&quot; &amp; [.C68] &amp; &quot;);&quot;" office:value-type="string" office:string-value="insert into country_currency (country_id, currency_id) values (57,64);" calcext:value-type="string">
            <text:p>insert into country_currency (country_id, currency_id) values (57,64);</text:p>
          </table:table-cell>
          <table:table-cell table:style-name="ce20" table:formula="of:=&quot;INSERT INTO currency (currency_id, name, alpha_code, num_code, minor_unit) VALUES (&quot; &amp;  [.C68] &amp; &quot;,'&quot; &amp; [.D68] &amp; &quot;','&quot; &amp; [.E68] &amp; &quot;',&quot; &amp; [.F68] &amp; &quot;,&quot; &amp; [.G68] &amp; &quot;);&quot;" office:value-type="string" office:string-value="INSERT INTO currency (currency_id, name, alpha_code, num_code, minor_unit) VALUES (64,'Euro','EUR',978,2);" calcext:value-type="string">
            <text:p>INSERT INTO currency (currency_id, name, alpha_code, num_code, minor_unit) VALUES (64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CZECHIA</text:p>
          </table:table-cell>
          <table:table-cell table:style-name="ce63" table:formula="of:=VLOOKUP([.A69];[.I43:.J288];2)" office:value-type="float" office:value="58" calcext:value-type="float">
            <text:p>58</text:p>
          </table:table-cell>
          <table:table-cell table:style-name="Default" office:value-type="float" office:value="65" calcext:value-type="float">
            <text:p>65</text:p>
          </table:table-cell>
          <table:table-cell table:style-name="ce23" office:value-type="string" calcext:value-type="string">
            <text:p>Czech Koruna</text:p>
          </table:table-cell>
          <table:table-cell table:style-name="ce30" office:value-type="string" calcext:value-type="string">
            <text:p>CZK</text:p>
          </table:table-cell>
          <table:table-cell table:style-name="ce30" office:value-type="string" calcext:value-type="string">
            <text:p>203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Egypt</text:p>
          </table:table-cell>
          <table:table-cell office:value-type="float" office:value="65" calcext:value-type="float">
            <text:p>65</text:p>
          </table:table-cell>
          <table:table-cell table:style-name="ce20" table:formula="of:=&quot;insert into country_currency (country_id, currency_id) values (&quot; &amp; [.B69] &amp; &quot;,&quot; &amp; [.C69] &amp; &quot;);&quot;" office:value-type="string" office:string-value="insert into country_currency (country_id, currency_id) values (58,65);" calcext:value-type="string">
            <text:p>insert into country_currency (country_id, currency_id) values (58,65);</text:p>
          </table:table-cell>
          <table:table-cell table:style-name="ce20" table:formula="of:=&quot;INSERT INTO currency (currency_id, name, alpha_code, num_code, minor_unit) VALUES (&quot; &amp;  [.C69] &amp; &quot;,'&quot; &amp; [.D69] &amp; &quot;','&quot; &amp; [.E69] &amp; &quot;',&quot; &amp; [.F69] &amp; &quot;,&quot; &amp; [.G69] &amp; &quot;);&quot;" office:value-type="string" office:string-value="INSERT INTO currency (currency_id, name, alpha_code, num_code, minor_unit) VALUES (65,'Czech Koruna','CZK',203,2);" calcext:value-type="string">
            <text:p>INSERT INTO currency (currency_id, name, alpha_code, num_code, minor_unit) VALUES (65,'Czech Koruna','CZK',203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DENMARK</text:p>
          </table:table-cell>
          <table:table-cell table:style-name="ce63" table:formula="of:=VLOOKUP([.A70];[.I44:.J289];2)" office:value-type="float" office:value="60" calcext:value-type="float">
            <text:p>60</text:p>
          </table:table-cell>
          <table:table-cell table:style-name="Default" office:value-type="float" office:value="66" calcext:value-type="float">
            <text:p>66</text:p>
          </table:table-cell>
          <table:table-cell table:style-name="ce23" office:value-type="string" calcext:value-type="string">
            <text:p>Danish Krone</text:p>
          </table:table-cell>
          <table:table-cell table:style-name="ce30" office:value-type="string" calcext:value-type="string">
            <text:p>DKK</text:p>
          </table:table-cell>
          <table:table-cell table:style-name="ce30" office:value-type="string" calcext:value-type="string">
            <text:p>20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El Salvador</text:p>
          </table:table-cell>
          <table:table-cell office:value-type="float" office:value="66" calcext:value-type="float">
            <text:p>66</text:p>
          </table:table-cell>
          <table:table-cell table:style-name="ce20" table:formula="of:=&quot;insert into country_currency (country_id, currency_id) values (&quot; &amp; [.B70] &amp; &quot;,&quot; &amp; [.C70] &amp; &quot;);&quot;" office:value-type="string" office:string-value="insert into country_currency (country_id, currency_id) values (60,66);" calcext:value-type="string">
            <text:p>insert into country_currency (country_id, currency_id) values (60,66);</text:p>
          </table:table-cell>
          <table:table-cell table:style-name="ce20" table:formula="of:=&quot;INSERT INTO currency (currency_id, name, alpha_code, num_code, minor_unit) VALUES (&quot; &amp;  [.C70] &amp; &quot;,'&quot; &amp; [.D70] &amp; &quot;','&quot; &amp; [.E70] &amp; &quot;',&quot; &amp; [.F70] &amp; &quot;,&quot; &amp; [.G70] &amp; &quot;);&quot;" office:value-type="string" office:string-value="INSERT INTO currency (currency_id, name, alpha_code, num_code, minor_unit) VALUES (66,'Danish Krone','DKK',208,2);" calcext:value-type="string">
            <text:p>INSERT INTO currency (currency_id, name, alpha_code, num_code, minor_unit) VALUES (66,'Danish Krone','DKK',208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DJIBOUTI</text:p>
          </table:table-cell>
          <table:table-cell table:style-name="ce63" table:formula="of:=VLOOKUP([.A71];[.I45:.J290];2)" office:value-type="float" office:value="61" calcext:value-type="float">
            <text:p>61</text:p>
          </table:table-cell>
          <table:table-cell table:style-name="Default" office:value-type="float" office:value="67" calcext:value-type="float">
            <text:p>67</text:p>
          </table:table-cell>
          <table:table-cell table:style-name="ce23" office:value-type="string" calcext:value-type="string">
            <text:p>Djibouti Franc</text:p>
          </table:table-cell>
          <table:table-cell table:style-name="ce30" office:value-type="string" calcext:value-type="string">
            <text:p>DJF</text:p>
          </table:table-cell>
          <table:table-cell table:style-name="ce30" office:value-type="string" calcext:value-type="string">
            <text:p>26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Equatorial Guinea</text:p>
          </table:table-cell>
          <table:table-cell office:value-type="float" office:value="67" calcext:value-type="float">
            <text:p>67</text:p>
          </table:table-cell>
          <table:table-cell table:style-name="ce20" table:formula="of:=&quot;insert into country_currency (country_id, currency_id) values (&quot; &amp; [.B71] &amp; &quot;,&quot; &amp; [.C71] &amp; &quot;);&quot;" office:value-type="string" office:string-value="insert into country_currency (country_id, currency_id) values (61,67);" calcext:value-type="string">
            <text:p>insert into country_currency (country_id, currency_id) values (61,67);</text:p>
          </table:table-cell>
          <table:table-cell table:style-name="ce20" table:formula="of:=&quot;INSERT INTO currency (currency_id, name, alpha_code, num_code, minor_unit) VALUES (&quot; &amp;  [.C71] &amp; &quot;,'&quot; &amp; [.D71] &amp; &quot;','&quot; &amp; [.E71] &amp; &quot;',&quot; &amp; [.F71] &amp; &quot;,&quot; &amp; [.G71] &amp; &quot;);&quot;" office:value-type="string" office:string-value="INSERT INTO currency (currency_id, name, alpha_code, num_code, minor_unit) VALUES (67,'Djibouti Franc','DJF',262,0);" calcext:value-type="string">
            <text:p>INSERT INTO currency (currency_id, name, alpha_code, num_code, minor_unit) VALUES (67,'Djibouti Franc','DJF',262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DOMINICA</text:p>
          </table:table-cell>
          <table:table-cell table:style-name="ce63" table:formula="of:=VLOOKUP([.A72];[.I46:.J291];2)" office:value-type="float" office:value="62" calcext:value-type="float">
            <text:p>62</text:p>
          </table:table-cell>
          <table:table-cell table:style-name="Default" office:value-type="float" office:value="68" calcext:value-type="float">
            <text:p>68</text:p>
          </table:table-cell>
          <table:table-cell table:style-name="ce23" office:value-type="string" calcext:value-type="string">
            <text:p>East Caribbean Dollar</text:p>
          </table:table-cell>
          <table:table-cell table:style-name="ce30" office:value-type="string" calcext:value-type="string">
            <text:p>XCD</text:p>
          </table:table-cell>
          <table:table-cell table:style-name="ce30" office:value-type="string" calcext:value-type="string">
            <text:p>95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Eritrea</text:p>
          </table:table-cell>
          <table:table-cell office:value-type="float" office:value="68" calcext:value-type="float">
            <text:p>68</text:p>
          </table:table-cell>
          <table:table-cell table:style-name="ce20" table:formula="of:=&quot;insert into country_currency (country_id, currency_id) values (&quot; &amp; [.B72] &amp; &quot;,&quot; &amp; [.C72] &amp; &quot;);&quot;" office:value-type="string" office:string-value="insert into country_currency (country_id, currency_id) values (62,68);" calcext:value-type="string">
            <text:p>insert into country_currency (country_id, currency_id) values (62,68);</text:p>
          </table:table-cell>
          <table:table-cell table:style-name="ce20" table:formula="of:=&quot;INSERT INTO currency (currency_id, name, alpha_code, num_code, minor_unit) VALUES (&quot; &amp;  [.C72] &amp; &quot;,'&quot; &amp; [.D72] &amp; &quot;','&quot; &amp; [.E72] &amp; &quot;',&quot; &amp; [.F72] &amp; &quot;,&quot; &amp; [.G72] &amp; &quot;);&quot;" office:value-type="string" office:string-value="INSERT INTO currency (currency_id, name, alpha_code, num_code, minor_unit) VALUES (68,'East Caribbean Dollar','XCD',951,2);" calcext:value-type="string">
            <text:p>INSERT INTO currency (currency_id, name, alpha_code, num_code, minor_unit) VALUES (68,'East Caribbean Dollar','XCD',951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DOMINICAN REPUBLIC (THE)</text:p>
          </table:table-cell>
          <table:table-cell table:style-name="ce63" table:formula="of:=VLOOKUP([.A73];[.I47:.J292];2)" office:value-type="float" office:value="63" calcext:value-type="float">
            <text:p>63</text:p>
          </table:table-cell>
          <table:table-cell table:style-name="Default" office:value-type="float" office:value="69" calcext:value-type="float">
            <text:p>69</text:p>
          </table:table-cell>
          <table:table-cell table:style-name="ce23" office:value-type="string" calcext:value-type="string">
            <text:p>Dominican Peso</text:p>
          </table:table-cell>
          <table:table-cell table:style-name="ce30" office:value-type="string" calcext:value-type="string">
            <text:p>DOP</text:p>
          </table:table-cell>
          <table:table-cell table:style-name="ce30" office:value-type="string" calcext:value-type="string">
            <text:p>21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Estonia</text:p>
          </table:table-cell>
          <table:table-cell office:value-type="float" office:value="69" calcext:value-type="float">
            <text:p>69</text:p>
          </table:table-cell>
          <table:table-cell table:style-name="ce20" table:formula="of:=&quot;insert into country_currency (country_id, currency_id) values (&quot; &amp; [.B73] &amp; &quot;,&quot; &amp; [.C73] &amp; &quot;);&quot;" office:value-type="string" office:string-value="insert into country_currency (country_id, currency_id) values (63,69);" calcext:value-type="string">
            <text:p>insert into country_currency (country_id, currency_id) values (63,69);</text:p>
          </table:table-cell>
          <table:table-cell table:style-name="ce20" table:formula="of:=&quot;INSERT INTO currency (currency_id, name, alpha_code, num_code, minor_unit) VALUES (&quot; &amp;  [.C73] &amp; &quot;,'&quot; &amp; [.D73] &amp; &quot;','&quot; &amp; [.E73] &amp; &quot;',&quot; &amp; [.F73] &amp; &quot;,&quot; &amp; [.G73] &amp; &quot;);&quot;" office:value-type="string" office:string-value="INSERT INTO currency (currency_id, name, alpha_code, num_code, minor_unit) VALUES (69,'Dominican Peso','DOP',214,2);" calcext:value-type="string">
            <text:p>INSERT INTO currency (currency_id, name, alpha_code, num_code, minor_unit) VALUES (69,'Dominican Peso','DOP',21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ECUADOR</text:p>
          </table:table-cell>
          <table:table-cell table:style-name="ce63" table:formula="of:=VLOOKUP([.A74];[.I48:.J293];2)" office:value-type="float" office:value="64" calcext:value-type="float">
            <text:p>64</text:p>
          </table:table-cell>
          <table:table-cell table:style-name="Default" office:value-type="float" office:value="70" calcext:value-type="float">
            <text:p>70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Eswatini</text:p>
          </table:table-cell>
          <table:table-cell office:value-type="float" office:value="70" calcext:value-type="float">
            <text:p>70</text:p>
          </table:table-cell>
          <table:table-cell table:style-name="ce20" table:formula="of:=&quot;insert into country_currency (country_id, currency_id) values (&quot; &amp; [.B74] &amp; &quot;,&quot; &amp; [.C74] &amp; &quot;);&quot;" office:value-type="string" office:string-value="insert into country_currency (country_id, currency_id) values (64,70);" calcext:value-type="string">
            <text:p>insert into country_currency (country_id, currency_id) values (64,70);</text:p>
          </table:table-cell>
          <table:table-cell table:style-name="ce20" table:formula="of:=&quot;INSERT INTO currency (currency_id, name, alpha_code, num_code, minor_unit) VALUES (&quot; &amp;  [.C74] &amp; &quot;,'&quot; &amp; [.D74] &amp; &quot;','&quot; &amp; [.E74] &amp; &quot;',&quot; &amp; [.F74] &amp; &quot;,&quot; &amp; [.G74] &amp; &quot;);&quot;" office:value-type="string" office:string-value="INSERT INTO currency (currency_id, name, alpha_code, num_code, minor_unit) VALUES (70,'US Dollar','USD',840,2);" calcext:value-type="string">
            <text:p>INSERT INTO currency (currency_id, name, alpha_code, num_code, minor_unit) VALUES (70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EGYPT</text:p>
          </table:table-cell>
          <table:table-cell table:style-name="ce63" table:formula="of:=VLOOKUP([.A75];[.I49:.J294];2)" office:value-type="float" office:value="65" calcext:value-type="float">
            <text:p>65</text:p>
          </table:table-cell>
          <table:table-cell table:style-name="Default" office:value-type="float" office:value="71" calcext:value-type="float">
            <text:p>71</text:p>
          </table:table-cell>
          <table:table-cell table:style-name="ce23" office:value-type="string" calcext:value-type="string">
            <text:p>Egyptian Pound</text:p>
          </table:table-cell>
          <table:table-cell table:style-name="ce30" office:value-type="string" calcext:value-type="string">
            <text:p>EGP</text:p>
          </table:table-cell>
          <table:table-cell table:style-name="ce30" office:value-type="string" calcext:value-type="string">
            <text:p>81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Ethiopia</text:p>
          </table:table-cell>
          <table:table-cell office:value-type="float" office:value="71" calcext:value-type="float">
            <text:p>71</text:p>
          </table:table-cell>
          <table:table-cell table:style-name="ce20" table:formula="of:=&quot;insert into country_currency (country_id, currency_id) values (&quot; &amp; [.B75] &amp; &quot;,&quot; &amp; [.C75] &amp; &quot;);&quot;" office:value-type="string" office:string-value="insert into country_currency (country_id, currency_id) values (65,71);" calcext:value-type="string">
            <text:p>insert into country_currency (country_id, currency_id) values (65,71);</text:p>
          </table:table-cell>
          <table:table-cell table:style-name="ce20" table:formula="of:=&quot;INSERT INTO currency (currency_id, name, alpha_code, num_code, minor_unit) VALUES (&quot; &amp;  [.C75] &amp; &quot;,'&quot; &amp; [.D75] &amp; &quot;','&quot; &amp; [.E75] &amp; &quot;',&quot; &amp; [.F75] &amp; &quot;,&quot; &amp; [.G75] &amp; &quot;);&quot;" office:value-type="string" office:string-value="INSERT INTO currency (currency_id, name, alpha_code, num_code, minor_unit) VALUES (71,'Egyptian Pound','EGP',818,2);" calcext:value-type="string">
            <text:p>INSERT INTO currency (currency_id, name, alpha_code, num_code, minor_unit) VALUES (71,'Egyptian Pound','EGP',818,2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EL SALVADOR</text:p>
          </table:table-cell>
          <table:table-cell table:style-name="ce63" table:formula="of:=VLOOKUP([.A76];[.I50:.J295];2)" office:value-type="float" office:value="66" calcext:value-type="float">
            <text:p>66</text:p>
          </table:table-cell>
          <table:table-cell table:style-name="Default" office:value-type="float" office:value="72" calcext:value-type="float">
            <text:p>72</text:p>
          </table:table-cell>
          <table:table-cell table:style-name="ce23" office:value-type="string" calcext:value-type="string">
            <text:p>El Salvador Colon</text:p>
          </table:table-cell>
          <table:table-cell table:style-name="ce30" office:value-type="string" calcext:value-type="string">
            <text:p>SVC</text:p>
          </table:table-cell>
          <table:table-cell table:style-name="ce30" office:value-type="string" calcext:value-type="string">
            <text:p>22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Falkland Islands (the) [Malvinas]</text:p>
          </table:table-cell>
          <table:table-cell office:value-type="float" office:value="72" calcext:value-type="float">
            <text:p>72</text:p>
          </table:table-cell>
          <table:table-cell table:style-name="ce20" table:formula="of:=&quot;insert into country_currency (country_id, currency_id) values (&quot; &amp; [.B76] &amp; &quot;,&quot; &amp; [.C76] &amp; &quot;);&quot;" office:value-type="string" office:string-value="insert into country_currency (country_id, currency_id) values (66,72);" calcext:value-type="string">
            <text:p>insert into country_currency (country_id, currency_id) values (66,72);</text:p>
          </table:table-cell>
          <table:table-cell table:style-name="ce20" table:formula="of:=&quot;INSERT INTO currency (currency_id, name, alpha_code, num_code, minor_unit) VALUES (&quot; &amp;  [.C76] &amp; &quot;,'&quot; &amp; [.D76] &amp; &quot;','&quot; &amp; [.E76] &amp; &quot;',&quot; &amp; [.F76] &amp; &quot;,&quot; &amp; [.G76] &amp; &quot;);&quot;" office:value-type="string" office:string-value="INSERT INTO currency (currency_id, name, alpha_code, num_code, minor_unit) VALUES (72,'El Salvador Colon','SVC',222,2);" calcext:value-type="string">
            <text:p>INSERT INTO currency (currency_id, name, alpha_code, num_code, minor_unit) VALUES (72,'El Salvador Colon','SVC',222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EL SALVADOR</text:p>
          </table:table-cell>
          <table:table-cell table:style-name="ce63" table:formula="of:=VLOOKUP([.A77];[.I51:.J296];2)" office:value-type="float" office:value="66" calcext:value-type="float">
            <text:p>66</text:p>
          </table:table-cell>
          <table:table-cell table:style-name="Default" office:value-type="float" office:value="73" calcext:value-type="float">
            <text:p>73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Faroe Islands (the)</text:p>
          </table:table-cell>
          <table:table-cell office:value-type="float" office:value="73" calcext:value-type="float">
            <text:p>73</text:p>
          </table:table-cell>
          <table:table-cell table:style-name="ce20" table:formula="of:=&quot;insert into country_currency (country_id, currency_id) values (&quot; &amp; [.B77] &amp; &quot;,&quot; &amp; [.C77] &amp; &quot;);&quot;" office:value-type="string" office:string-value="insert into country_currency (country_id, currency_id) values (66,73);" calcext:value-type="string">
            <text:p>insert into country_currency (country_id, currency_id) values (66,73);</text:p>
          </table:table-cell>
          <table:table-cell table:style-name="ce20" table:formula="of:=&quot;INSERT INTO currency (currency_id, name, alpha_code, num_code, minor_unit) VALUES (&quot; &amp;  [.C77] &amp; &quot;,'&quot; &amp; [.D77] &amp; &quot;','&quot; &amp; [.E77] &amp; &quot;',&quot; &amp; [.F77] &amp; &quot;,&quot; &amp; [.G77] &amp; &quot;);&quot;" office:value-type="string" office:string-value="INSERT INTO currency (currency_id, name, alpha_code, num_code, minor_unit) VALUES (73,'US Dollar','USD',840,2);" calcext:value-type="string">
            <text:p>INSERT INTO currency (currency_id, name, alpha_code, num_code, minor_unit) VALUES (73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3" office:value-type="string" calcext:value-type="string">
            <text:p>EQUATORIAL GUINEA</text:p>
          </table:table-cell>
          <table:table-cell table:style-name="ce63" table:formula="of:=VLOOKUP([.A78];[.I52:.J297];2)" office:value-type="float" office:value="67" calcext:value-type="float">
            <text:p>67</text:p>
          </table:table-cell>
          <table:table-cell table:style-name="Default" office:value-type="float" office:value="74" calcext:value-type="float">
            <text:p>74</text:p>
          </table:table-cell>
          <table:table-cell table:style-name="ce13" office:value-type="string" calcext:value-type="string">
            <text:p>CFA Franc BEAC</text:p>
          </table:table-cell>
          <table:table-cell table:style-name="ce31" office:value-type="string" calcext:value-type="string">
            <text:p>XAF</text:p>
          </table:table-cell>
          <table:table-cell table:style-name="ce31" office:value-type="string" calcext:value-type="string">
            <text:p>950</text:p>
          </table:table-cell>
          <table:table-cell table:style-name="ce31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Fiji</text:p>
          </table:table-cell>
          <table:table-cell office:value-type="float" office:value="74" calcext:value-type="float">
            <text:p>74</text:p>
          </table:table-cell>
          <table:table-cell table:style-name="ce20" table:formula="of:=&quot;insert into country_currency (country_id, currency_id) values (&quot; &amp; [.B78] &amp; &quot;,&quot; &amp; [.C78] &amp; &quot;);&quot;" office:value-type="string" office:string-value="insert into country_currency (country_id, currency_id) values (67,74);" calcext:value-type="string">
            <text:p>insert into country_currency (country_id, currency_id) values (67,74);</text:p>
          </table:table-cell>
          <table:table-cell table:style-name="ce20" table:formula="of:=&quot;INSERT INTO currency (currency_id, name, alpha_code, num_code, minor_unit) VALUES (&quot; &amp;  [.C78] &amp; &quot;,'&quot; &amp; [.D78] &amp; &quot;','&quot; &amp; [.E78] &amp; &quot;',&quot; &amp; [.F78] &amp; &quot;,&quot; &amp; [.G78] &amp; &quot;);&quot;" office:value-type="string" office:string-value="INSERT INTO currency (currency_id, name, alpha_code, num_code, minor_unit) VALUES (74,'CFA Franc BEAC','XAF',950,0);" calcext:value-type="string">
            <text:p>INSERT INTO currency (currency_id, name, alpha_code, num_code, minor_unit) VALUES (74,'CFA Franc BEAC','XAF',950,0);</text:p>
          </table:table-cell>
          <table:table-cell table:style-name="ce20" table:number-columns-repeated="1012"/>
        </table:table-row>
        <table:table-row table:style-name="ro13">
          <table:table-cell table:style-name="ce11" office:value-type="string" calcext:value-type="string">
            <text:p>ERITREA</text:p>
          </table:table-cell>
          <table:table-cell table:style-name="ce63" table:formula="of:=VLOOKUP([.A79];[.I53:.J298];2)" office:value-type="float" office:value="68" calcext:value-type="float">
            <text:p>68</text:p>
          </table:table-cell>
          <table:table-cell table:style-name="Default" office:value-type="float" office:value="75" calcext:value-type="float">
            <text:p>75</text:p>
          </table:table-cell>
          <table:table-cell table:style-name="ce23" office:value-type="string" calcext:value-type="string">
            <text:p>Nakfa</text:p>
          </table:table-cell>
          <table:table-cell table:style-name="ce30" office:value-type="string" calcext:value-type="string">
            <text:p>ERN</text:p>
          </table:table-cell>
          <table:table-cell table:style-name="ce30" office:value-type="string" calcext:value-type="string">
            <text:p>23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Finland</text:p>
          </table:table-cell>
          <table:table-cell office:value-type="float" office:value="75" calcext:value-type="float">
            <text:p>75</text:p>
          </table:table-cell>
          <table:table-cell table:style-name="ce20" table:formula="of:=&quot;insert into country_currency (country_id, currency_id) values (&quot; &amp; [.B79] &amp; &quot;,&quot; &amp; [.C79] &amp; &quot;);&quot;" office:value-type="string" office:string-value="insert into country_currency (country_id, currency_id) values (68,75);" calcext:value-type="string">
            <text:p>insert into country_currency (country_id, currency_id) values (68,75);</text:p>
          </table:table-cell>
          <table:table-cell table:style-name="ce20" table:formula="of:=&quot;INSERT INTO currency (currency_id, name, alpha_code, num_code, minor_unit) VALUES (&quot; &amp;  [.C79] &amp; &quot;,'&quot; &amp; [.D79] &amp; &quot;','&quot; &amp; [.E79] &amp; &quot;',&quot; &amp; [.F79] &amp; &quot;,&quot; &amp; [.G79] &amp; &quot;);&quot;" office:value-type="string" office:string-value="INSERT INTO currency (currency_id, name, alpha_code, num_code, minor_unit) VALUES (75,'Nakfa','ERN',232,2);" calcext:value-type="string">
            <text:p>INSERT INTO currency (currency_id, name, alpha_code, num_code, minor_unit) VALUES (75,'Nakfa','ERN',23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ESTONIA</text:p>
          </table:table-cell>
          <table:table-cell table:style-name="ce63" table:formula="of:=VLOOKUP([.A80];[.I54:.J299];2)" office:value-type="float" office:value="69" calcext:value-type="float">
            <text:p>69</text:p>
          </table:table-cell>
          <table:table-cell table:style-name="Default" office:value-type="float" office:value="76" calcext:value-type="float">
            <text:p>76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France</text:p>
          </table:table-cell>
          <table:table-cell office:value-type="float" office:value="76" calcext:value-type="float">
            <text:p>76</text:p>
          </table:table-cell>
          <table:table-cell table:style-name="ce20" table:formula="of:=&quot;insert into country_currency (country_id, currency_id) values (&quot; &amp; [.B80] &amp; &quot;,&quot; &amp; [.C80] &amp; &quot;);&quot;" office:value-type="string" office:string-value="insert into country_currency (country_id, currency_id) values (69,76);" calcext:value-type="string">
            <text:p>insert into country_currency (country_id, currency_id) values (69,76);</text:p>
          </table:table-cell>
          <table:table-cell table:style-name="ce20" table:formula="of:=&quot;INSERT INTO currency (currency_id, name, alpha_code, num_code, minor_unit) VALUES (&quot; &amp;  [.C80] &amp; &quot;,'&quot; &amp; [.D80] &amp; &quot;','&quot; &amp; [.E80] &amp; &quot;',&quot; &amp; [.F80] &amp; &quot;,&quot; &amp; [.G80] &amp; &quot;);&quot;" office:value-type="string" office:string-value="INSERT INTO currency (currency_id, name, alpha_code, num_code, minor_unit) VALUES (76,'Euro','EUR',978,2);" calcext:value-type="string">
            <text:p>INSERT INTO currency (currency_id, name, alpha_code, num_code, minor_unit) VALUES (76,'Euro','EUR',978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ETHIOPIA</text:p>
          </table:table-cell>
          <table:table-cell table:style-name="ce63" table:formula="of:=VLOOKUP([.A81];[.I55:.J300];2)" office:value-type="float" office:value="71" calcext:value-type="float">
            <text:p>71</text:p>
          </table:table-cell>
          <table:table-cell table:style-name="Default" office:value-type="float" office:value="77" calcext:value-type="float">
            <text:p>77</text:p>
          </table:table-cell>
          <table:table-cell table:style-name="ce23" office:value-type="string" calcext:value-type="string">
            <text:p>Ethiopian Birr</text:p>
          </table:table-cell>
          <table:table-cell table:style-name="ce30" office:value-type="string" calcext:value-type="string">
            <text:p>ETB</text:p>
          </table:table-cell>
          <table:table-cell table:style-name="ce30" office:value-type="string" calcext:value-type="string">
            <text:p>23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French Guiana</text:p>
          </table:table-cell>
          <table:table-cell office:value-type="float" office:value="77" calcext:value-type="float">
            <text:p>77</text:p>
          </table:table-cell>
          <table:table-cell table:style-name="ce20" table:formula="of:=&quot;insert into country_currency (country_id, currency_id) values (&quot; &amp; [.B81] &amp; &quot;,&quot; &amp; [.C81] &amp; &quot;);&quot;" office:value-type="string" office:string-value="insert into country_currency (country_id, currency_id) values (71,77);" calcext:value-type="string">
            <text:p>insert into country_currency (country_id, currency_id) values (71,77);</text:p>
          </table:table-cell>
          <table:table-cell table:style-name="ce20" table:formula="of:=&quot;INSERT INTO currency (currency_id, name, alpha_code, num_code, minor_unit) VALUES (&quot; &amp;  [.C81] &amp; &quot;,'&quot; &amp; [.D81] &amp; &quot;','&quot; &amp; [.E81] &amp; &quot;',&quot; &amp; [.F81] &amp; &quot;,&quot; &amp; [.G81] &amp; &quot;);&quot;" office:value-type="string" office:string-value="INSERT INTO currency (currency_id, name, alpha_code, num_code, minor_unit) VALUES (77,'Ethiopian Birr','ETB',230,2);" calcext:value-type="string">
            <text:p>INSERT INTO currency (currency_id, name, alpha_code, num_code, minor_unit) VALUES (77,'Ethiopian Birr','ETB',230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EUROPEAN UNION</text:p>
          </table:table-cell>
          <table:table-cell table:style-name="ce63" table:formula="of:=VLOOKUP([.A82];[.I56:.J301];2)" office:value-type="float" office:value="71" calcext:value-type="float">
            <text:p>71</text:p>
          </table:table-cell>
          <table:table-cell table:style-name="Default" office:value-type="float" office:value="78" calcext:value-type="float">
            <text:p>78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French Polynesia</text:p>
          </table:table-cell>
          <table:table-cell office:value-type="float" office:value="78" calcext:value-type="float">
            <text:p>78</text:p>
          </table:table-cell>
          <table:table-cell table:style-name="ce20" table:formula="of:=&quot;insert into country_currency (country_id, currency_id) values (&quot; &amp; [.B82] &amp; &quot;,&quot; &amp; [.C82] &amp; &quot;);&quot;" office:value-type="string" office:string-value="insert into country_currency (country_id, currency_id) values (71,78);" calcext:value-type="string">
            <text:p>insert into country_currency (country_id, currency_id) values (71,78);</text:p>
          </table:table-cell>
          <table:table-cell table:style-name="ce20" table:formula="of:=&quot;INSERT INTO currency (currency_id, name, alpha_code, num_code, minor_unit) VALUES (&quot; &amp;  [.C82] &amp; &quot;,'&quot; &amp; [.D82] &amp; &quot;','&quot; &amp; [.E82] &amp; &quot;',&quot; &amp; [.F82] &amp; &quot;,&quot; &amp; [.G82] &amp; &quot;);&quot;" office:value-type="string" office:string-value="INSERT INTO currency (currency_id, name, alpha_code, num_code, minor_unit) VALUES (78,'Euro','EUR',978,2);" calcext:value-type="string">
            <text:p>INSERT INTO currency (currency_id, name, alpha_code, num_code, minor_unit) VALUES (78,'Euro','EUR',978,2);</text:p>
          </table:table-cell>
          <table:table-cell table:style-name="ce20" table:number-columns-repeated="1012"/>
        </table:table-row>
        <table:table-row table:style-name="ro4">
          <table:table-cell table:style-name="ce12" office:value-type="string" calcext:value-type="string">
            <text:p>FALKLAND ISLANDS (THE) [MALVINAS]</text:p>
          </table:table-cell>
          <table:table-cell table:style-name="ce63" table:formula="of:=VLOOKUP([.A83];[.I57:.J302];2)" office:value-type="float" office:value="72" calcext:value-type="float">
            <text:p>72</text:p>
          </table:table-cell>
          <table:table-cell table:style-name="Default" office:value-type="float" office:value="79" calcext:value-type="float">
            <text:p>79</text:p>
          </table:table-cell>
          <table:table-cell table:style-name="ce23" office:value-type="string" calcext:value-type="string">
            <text:p>Falkland Islands Pound</text:p>
          </table:table-cell>
          <table:table-cell table:style-name="ce30" office:value-type="string" calcext:value-type="string">
            <text:p>FKP</text:p>
          </table:table-cell>
          <table:table-cell table:style-name="ce30" office:value-type="string" calcext:value-type="string">
            <text:p>23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French Southern Territories (the)</text:p>
          </table:table-cell>
          <table:table-cell office:value-type="float" office:value="79" calcext:value-type="float">
            <text:p>79</text:p>
          </table:table-cell>
          <table:table-cell table:style-name="ce20" table:formula="of:=&quot;insert into country_currency (country_id, currency_id) values (&quot; &amp; [.B83] &amp; &quot;,&quot; &amp; [.C83] &amp; &quot;);&quot;" office:value-type="string" office:string-value="insert into country_currency (country_id, currency_id) values (72,79);" calcext:value-type="string">
            <text:p>insert into country_currency (country_id, currency_id) values (72,79);</text:p>
          </table:table-cell>
          <table:table-cell table:style-name="ce20" table:formula="of:=&quot;INSERT INTO currency (currency_id, name, alpha_code, num_code, minor_unit) VALUES (&quot; &amp;  [.C83] &amp; &quot;,'&quot; &amp; [.D83] &amp; &quot;','&quot; &amp; [.E83] &amp; &quot;',&quot; &amp; [.F83] &amp; &quot;,&quot; &amp; [.G83] &amp; &quot;);&quot;" office:value-type="string" office:string-value="INSERT INTO currency (currency_id, name, alpha_code, num_code, minor_unit) VALUES (79,'Falkland Islands Pound','FKP',238,2);" calcext:value-type="string">
            <text:p>INSERT INTO currency (currency_id, name, alpha_code, num_code, minor_unit) VALUES (79,'Falkland Islands Pound','FKP',238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FAROE ISLANDS (THE)</text:p>
          </table:table-cell>
          <table:table-cell table:style-name="ce63" table:formula="of:=VLOOKUP([.A84];[.I58:.J303];2)" office:value-type="float" office:value="73" calcext:value-type="float">
            <text:p>73</text:p>
          </table:table-cell>
          <table:table-cell table:style-name="Default" office:value-type="float" office:value="80" calcext:value-type="float">
            <text:p>80</text:p>
          </table:table-cell>
          <table:table-cell table:style-name="ce23" office:value-type="string" calcext:value-type="string">
            <text:p>Danish Krone</text:p>
          </table:table-cell>
          <table:table-cell table:style-name="ce30" office:value-type="string" calcext:value-type="string">
            <text:p>DKK</text:p>
          </table:table-cell>
          <table:table-cell table:style-name="ce30" office:value-type="string" calcext:value-type="string">
            <text:p>20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abon</text:p>
          </table:table-cell>
          <table:table-cell office:value-type="float" office:value="80" calcext:value-type="float">
            <text:p>80</text:p>
          </table:table-cell>
          <table:table-cell table:style-name="ce20" table:formula="of:=&quot;insert into country_currency (country_id, currency_id) values (&quot; &amp; [.B84] &amp; &quot;,&quot; &amp; [.C84] &amp; &quot;);&quot;" office:value-type="string" office:string-value="insert into country_currency (country_id, currency_id) values (73,80);" calcext:value-type="string">
            <text:p>insert into country_currency (country_id, currency_id) values (73,80);</text:p>
          </table:table-cell>
          <table:table-cell table:style-name="ce20" table:formula="of:=&quot;INSERT INTO currency (currency_id, name, alpha_code, num_code, minor_unit) VALUES (&quot; &amp;  [.C84] &amp; &quot;,'&quot; &amp; [.D84] &amp; &quot;','&quot; &amp; [.E84] &amp; &quot;',&quot; &amp; [.F84] &amp; &quot;,&quot; &amp; [.G84] &amp; &quot;);&quot;" office:value-type="string" office:string-value="INSERT INTO currency (currency_id, name, alpha_code, num_code, minor_unit) VALUES (80,'Danish Krone','DKK',208,2);" calcext:value-type="string">
            <text:p>INSERT INTO currency (currency_id, name, alpha_code, num_code, minor_unit) VALUES (80,'Danish Krone','DKK',20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FIJI</text:p>
          </table:table-cell>
          <table:table-cell table:style-name="ce63" table:formula="of:=VLOOKUP([.A85];[.I59:.J304];2)" office:value-type="float" office:value="74" calcext:value-type="float">
            <text:p>74</text:p>
          </table:table-cell>
          <table:table-cell table:style-name="Default" office:value-type="float" office:value="81" calcext:value-type="float">
            <text:p>81</text:p>
          </table:table-cell>
          <table:table-cell table:style-name="ce23" office:value-type="string" calcext:value-type="string">
            <text:p>Fiji Dollar</text:p>
          </table:table-cell>
          <table:table-cell table:style-name="ce30" office:value-type="string" calcext:value-type="string">
            <text:p>FJD</text:p>
          </table:table-cell>
          <table:table-cell table:style-name="ce30" office:value-type="string" calcext:value-type="string">
            <text:p>24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ambia (the)</text:p>
          </table:table-cell>
          <table:table-cell office:value-type="float" office:value="81" calcext:value-type="float">
            <text:p>81</text:p>
          </table:table-cell>
          <table:table-cell table:style-name="ce20" table:formula="of:=&quot;insert into country_currency (country_id, currency_id) values (&quot; &amp; [.B85] &amp; &quot;,&quot; &amp; [.C85] &amp; &quot;);&quot;" office:value-type="string" office:string-value="insert into country_currency (country_id, currency_id) values (74,81);" calcext:value-type="string">
            <text:p>insert into country_currency (country_id, currency_id) values (74,81);</text:p>
          </table:table-cell>
          <table:table-cell table:style-name="ce20" table:formula="of:=&quot;INSERT INTO currency (currency_id, name, alpha_code, num_code, minor_unit) VALUES (&quot; &amp;  [.C85] &amp; &quot;,'&quot; &amp; [.D85] &amp; &quot;','&quot; &amp; [.E85] &amp; &quot;',&quot; &amp; [.F85] &amp; &quot;,&quot; &amp; [.G85] &amp; &quot;);&quot;" office:value-type="string" office:string-value="INSERT INTO currency (currency_id, name, alpha_code, num_code, minor_unit) VALUES (81,'Fiji Dollar','FJD',242,2);" calcext:value-type="string">
            <text:p>INSERT INTO currency (currency_id, name, alpha_code, num_code, minor_unit) VALUES (81,'Fiji Dollar','FJD',24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FINLAND</text:p>
          </table:table-cell>
          <table:table-cell table:style-name="ce63" table:formula="of:=VLOOKUP([.A86];[.I60:.J305];2)" office:value-type="float" office:value="75" calcext:value-type="float">
            <text:p>75</text:p>
          </table:table-cell>
          <table:table-cell table:style-name="Default" office:value-type="float" office:value="82" calcext:value-type="float">
            <text:p>82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eorgia</text:p>
          </table:table-cell>
          <table:table-cell office:value-type="float" office:value="82" calcext:value-type="float">
            <text:p>82</text:p>
          </table:table-cell>
          <table:table-cell table:style-name="ce20" table:formula="of:=&quot;insert into country_currency (country_id, currency_id) values (&quot; &amp; [.B86] &amp; &quot;,&quot; &amp; [.C86] &amp; &quot;);&quot;" office:value-type="string" office:string-value="insert into country_currency (country_id, currency_id) values (75,82);" calcext:value-type="string">
            <text:p>insert into country_currency (country_id, currency_id) values (75,82);</text:p>
          </table:table-cell>
          <table:table-cell table:style-name="ce20" table:formula="of:=&quot;INSERT INTO currency (currency_id, name, alpha_code, num_code, minor_unit) VALUES (&quot; &amp;  [.C86] &amp; &quot;,'&quot; &amp; [.D86] &amp; &quot;','&quot; &amp; [.E86] &amp; &quot;',&quot; &amp; [.F86] &amp; &quot;,&quot; &amp; [.G86] &amp; &quot;);&quot;" office:value-type="string" office:string-value="INSERT INTO currency (currency_id, name, alpha_code, num_code, minor_unit) VALUES (82,'Euro','EUR',978,2);" calcext:value-type="string">
            <text:p>INSERT INTO currency (currency_id, name, alpha_code, num_code, minor_unit) VALUES (82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FRANCE</text:p>
          </table:table-cell>
          <table:table-cell table:style-name="ce63" table:formula="of:=VLOOKUP([.A87];[.I61:.J306];2)" office:value-type="float" office:value="76" calcext:value-type="float">
            <text:p>76</text:p>
          </table:table-cell>
          <table:table-cell table:style-name="Default" office:value-type="float" office:value="83" calcext:value-type="float">
            <text:p>83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ermany</text:p>
          </table:table-cell>
          <table:table-cell office:value-type="float" office:value="83" calcext:value-type="float">
            <text:p>83</text:p>
          </table:table-cell>
          <table:table-cell table:style-name="ce20" table:formula="of:=&quot;insert into country_currency (country_id, currency_id) values (&quot; &amp; [.B87] &amp; &quot;,&quot; &amp; [.C87] &amp; &quot;);&quot;" office:value-type="string" office:string-value="insert into country_currency (country_id, currency_id) values (76,83);" calcext:value-type="string">
            <text:p>insert into country_currency (country_id, currency_id) values (76,83);</text:p>
          </table:table-cell>
          <table:table-cell table:style-name="ce20" table:formula="of:=&quot;INSERT INTO currency (currency_id, name, alpha_code, num_code, minor_unit) VALUES (&quot; &amp;  [.C87] &amp; &quot;,'&quot; &amp; [.D87] &amp; &quot;','&quot; &amp; [.E87] &amp; &quot;',&quot; &amp; [.F87] &amp; &quot;,&quot; &amp; [.G87] &amp; &quot;);&quot;" office:value-type="string" office:string-value="INSERT INTO currency (currency_id, name, alpha_code, num_code, minor_unit) VALUES (83,'Euro','EUR',978,2);" calcext:value-type="string">
            <text:p>INSERT INTO currency (currency_id, name, alpha_code, num_code, minor_unit) VALUES (83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FRENCH GUIANA</text:p>
          </table:table-cell>
          <table:table-cell table:style-name="ce63" table:formula="of:=VLOOKUP([.A88];[.I62:.J307];2)" office:value-type="float" office:value="77" calcext:value-type="float">
            <text:p>77</text:p>
          </table:table-cell>
          <table:table-cell table:style-name="Default" office:value-type="float" office:value="84" calcext:value-type="float">
            <text:p>84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hana</text:p>
          </table:table-cell>
          <table:table-cell office:value-type="float" office:value="84" calcext:value-type="float">
            <text:p>84</text:p>
          </table:table-cell>
          <table:table-cell table:style-name="ce20" table:formula="of:=&quot;insert into country_currency (country_id, currency_id) values (&quot; &amp; [.B88] &amp; &quot;,&quot; &amp; [.C88] &amp; &quot;);&quot;" office:value-type="string" office:string-value="insert into country_currency (country_id, currency_id) values (77,84);" calcext:value-type="string">
            <text:p>insert into country_currency (country_id, currency_id) values (77,84);</text:p>
          </table:table-cell>
          <table:table-cell table:style-name="ce20" table:formula="of:=&quot;INSERT INTO currency (currency_id, name, alpha_code, num_code, minor_unit) VALUES (&quot; &amp;  [.C88] &amp; &quot;,'&quot; &amp; [.D88] &amp; &quot;','&quot; &amp; [.E88] &amp; &quot;',&quot; &amp; [.F88] &amp; &quot;,&quot; &amp; [.G88] &amp; &quot;);&quot;" office:value-type="string" office:string-value="INSERT INTO currency (currency_id, name, alpha_code, num_code, minor_unit) VALUES (84,'Euro','EUR',978,2);" calcext:value-type="string">
            <text:p>INSERT INTO currency (currency_id, name, alpha_code, num_code, minor_unit) VALUES (84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FRENCH POLYNESIA</text:p>
          </table:table-cell>
          <table:table-cell table:style-name="ce63" table:formula="of:=VLOOKUP([.A89];[.I63:.J308];2)" office:value-type="float" office:value="78" calcext:value-type="float">
            <text:p>78</text:p>
          </table:table-cell>
          <table:table-cell table:style-name="Default" office:value-type="float" office:value="85" calcext:value-type="float">
            <text:p>85</text:p>
          </table:table-cell>
          <table:table-cell table:style-name="ce23" office:value-type="string" calcext:value-type="string">
            <text:p>CFP Franc</text:p>
          </table:table-cell>
          <table:table-cell table:style-name="ce30" office:value-type="string" calcext:value-type="string">
            <text:p>XPF</text:p>
          </table:table-cell>
          <table:table-cell table:style-name="ce30" office:value-type="string" calcext:value-type="string">
            <text:p>953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Gibraltar</text:p>
          </table:table-cell>
          <table:table-cell office:value-type="float" office:value="85" calcext:value-type="float">
            <text:p>85</text:p>
          </table:table-cell>
          <table:table-cell table:style-name="ce20" table:formula="of:=&quot;insert into country_currency (country_id, currency_id) values (&quot; &amp; [.B89] &amp; &quot;,&quot; &amp; [.C89] &amp; &quot;);&quot;" office:value-type="string" office:string-value="insert into country_currency (country_id, currency_id) values (78,85);" calcext:value-type="string">
            <text:p>insert into country_currency (country_id, currency_id) values (78,85);</text:p>
          </table:table-cell>
          <table:table-cell table:style-name="ce20" table:formula="of:=&quot;INSERT INTO currency (currency_id, name, alpha_code, num_code, minor_unit) VALUES (&quot; &amp;  [.C89] &amp; &quot;,'&quot; &amp; [.D89] &amp; &quot;','&quot; &amp; [.E89] &amp; &quot;',&quot; &amp; [.F89] &amp; &quot;,&quot; &amp; [.G89] &amp; &quot;);&quot;" office:value-type="string" office:string-value="INSERT INTO currency (currency_id, name, alpha_code, num_code, minor_unit) VALUES (85,'CFP Franc','XPF',953,0);" calcext:value-type="string">
            <text:p>INSERT INTO currency (currency_id, name, alpha_code, num_code, minor_unit) VALUES (85,'CFP Franc','XPF',953,0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FRENCH SOUTHERN TERRITORIES (THE)</text:p>
          </table:table-cell>
          <table:table-cell table:style-name="ce63" table:formula="of:=VLOOKUP([.A90];[.I64:.J309];2)" office:value-type="float" office:value="79" calcext:value-type="float">
            <text:p>79</text:p>
          </table:table-cell>
          <table:table-cell table:style-name="Default" office:value-type="float" office:value="86" calcext:value-type="float">
            <text:p>86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reece</text:p>
          </table:table-cell>
          <table:table-cell office:value-type="float" office:value="86" calcext:value-type="float">
            <text:p>86</text:p>
          </table:table-cell>
          <table:table-cell table:style-name="ce20" table:formula="of:=&quot;insert into country_currency (country_id, currency_id) values (&quot; &amp; [.B90] &amp; &quot;,&quot; &amp; [.C90] &amp; &quot;);&quot;" office:value-type="string" office:string-value="insert into country_currency (country_id, currency_id) values (79,86);" calcext:value-type="string">
            <text:p>insert into country_currency (country_id, currency_id) values (79,86);</text:p>
          </table:table-cell>
          <table:table-cell table:style-name="ce20" table:formula="of:=&quot;INSERT INTO currency (currency_id, name, alpha_code, num_code, minor_unit) VALUES (&quot; &amp;  [.C90] &amp; &quot;,'&quot; &amp; [.D90] &amp; &quot;','&quot; &amp; [.E90] &amp; &quot;',&quot; &amp; [.F90] &amp; &quot;,&quot; &amp; [.G90] &amp; &quot;);&quot;" office:value-type="string" office:string-value="INSERT INTO currency (currency_id, name, alpha_code, num_code, minor_unit) VALUES (86,'Euro','EUR',978,2);" calcext:value-type="string">
            <text:p>INSERT INTO currency (currency_id, name, alpha_code, num_code, minor_unit) VALUES (86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ABON</text:p>
          </table:table-cell>
          <table:table-cell table:style-name="ce63" table:formula="of:=VLOOKUP([.A91];[.I65:.J310];2)" office:value-type="float" office:value="80" calcext:value-type="float">
            <text:p>80</text:p>
          </table:table-cell>
          <table:table-cell table:style-name="Default" office:value-type="float" office:value="87" calcext:value-type="float">
            <text:p>87</text:p>
          </table:table-cell>
          <table:table-cell table:style-name="ce23" office:value-type="string" calcext:value-type="string">
            <text:p>CFA Franc BEAC</text:p>
          </table:table-cell>
          <table:table-cell table:style-name="ce30" office:value-type="string" calcext:value-type="string">
            <text:p>XAF</text:p>
          </table:table-cell>
          <table:table-cell table:style-name="ce30" office:value-type="string" calcext:value-type="string">
            <text:p>950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Greenland</text:p>
          </table:table-cell>
          <table:table-cell office:value-type="float" office:value="87" calcext:value-type="float">
            <text:p>87</text:p>
          </table:table-cell>
          <table:table-cell table:style-name="ce20" table:formula="of:=&quot;insert into country_currency (country_id, currency_id) values (&quot; &amp; [.B91] &amp; &quot;,&quot; &amp; [.C91] &amp; &quot;);&quot;" office:value-type="string" office:string-value="insert into country_currency (country_id, currency_id) values (80,87);" calcext:value-type="string">
            <text:p>insert into country_currency (country_id, currency_id) values (80,87);</text:p>
          </table:table-cell>
          <table:table-cell table:style-name="ce20" table:formula="of:=&quot;INSERT INTO currency (currency_id, name, alpha_code, num_code, minor_unit) VALUES (&quot; &amp;  [.C91] &amp; &quot;,'&quot; &amp; [.D91] &amp; &quot;','&quot; &amp; [.E91] &amp; &quot;',&quot; &amp; [.F91] &amp; &quot;,&quot; &amp; [.G91] &amp; &quot;);&quot;" office:value-type="string" office:string-value="INSERT INTO currency (currency_id, name, alpha_code, num_code, minor_unit) VALUES (87,'CFA Franc BEAC','XAF',950,0);" calcext:value-type="string">
            <text:p>INSERT INTO currency (currency_id, name, alpha_code, num_code, minor_unit) VALUES (87,'CFA Franc BEAC','XAF',950,0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GAMBIA (THE)</text:p>
          </table:table-cell>
          <table:table-cell table:style-name="ce63" table:formula="of:=VLOOKUP([.A92];[.I66:.J311];2)" office:value-type="float" office:value="81" calcext:value-type="float">
            <text:p>81</text:p>
          </table:table-cell>
          <table:table-cell table:style-name="Default" office:value-type="float" office:value="88" calcext:value-type="float">
            <text:p>88</text:p>
          </table:table-cell>
          <table:table-cell table:style-name="ce23" office:value-type="string" calcext:value-type="string">
            <text:p>Dalasi</text:p>
          </table:table-cell>
          <table:table-cell table:style-name="ce30" office:value-type="string" calcext:value-type="string">
            <text:p>GMD</text:p>
          </table:table-cell>
          <table:table-cell table:style-name="ce30" office:value-type="string" calcext:value-type="string">
            <text:p>27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renada</text:p>
          </table:table-cell>
          <table:table-cell office:value-type="float" office:value="88" calcext:value-type="float">
            <text:p>88</text:p>
          </table:table-cell>
          <table:table-cell table:style-name="ce20" table:formula="of:=&quot;insert into country_currency (country_id, currency_id) values (&quot; &amp; [.B92] &amp; &quot;,&quot; &amp; [.C92] &amp; &quot;);&quot;" office:value-type="string" office:string-value="insert into country_currency (country_id, currency_id) values (81,88);" calcext:value-type="string">
            <text:p>insert into country_currency (country_id, currency_id) values (81,88);</text:p>
          </table:table-cell>
          <table:table-cell table:style-name="ce20" table:formula="of:=&quot;INSERT INTO currency (currency_id, name, alpha_code, num_code, minor_unit) VALUES (&quot; &amp;  [.C92] &amp; &quot;,'&quot; &amp; [.D92] &amp; &quot;','&quot; &amp; [.E92] &amp; &quot;',&quot; &amp; [.F92] &amp; &quot;,&quot; &amp; [.G92] &amp; &quot;);&quot;" office:value-type="string" office:string-value="INSERT INTO currency (currency_id, name, alpha_code, num_code, minor_unit) VALUES (88,'Dalasi','GMD',270,2);" calcext:value-type="string">
            <text:p>INSERT INTO currency (currency_id, name, alpha_code, num_code, minor_unit) VALUES (88,'Dalasi','GMD',27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EORGIA</text:p>
          </table:table-cell>
          <table:table-cell table:style-name="ce63" table:formula="of:=VLOOKUP([.A93];[.I67:.J312];2)" office:value-type="float" office:value="82" calcext:value-type="float">
            <text:p>82</text:p>
          </table:table-cell>
          <table:table-cell table:style-name="Default" office:value-type="float" office:value="89" calcext:value-type="float">
            <text:p>89</text:p>
          </table:table-cell>
          <table:table-cell table:style-name="ce23" office:value-type="string" calcext:value-type="string">
            <text:p>Lari</text:p>
          </table:table-cell>
          <table:table-cell table:style-name="ce30" office:value-type="string" calcext:value-type="string">
            <text:p>GEL</text:p>
          </table:table-cell>
          <table:table-cell table:style-name="ce30" office:value-type="string" calcext:value-type="string">
            <text:p>98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uadeloupe</text:p>
          </table:table-cell>
          <table:table-cell office:value-type="float" office:value="89" calcext:value-type="float">
            <text:p>89</text:p>
          </table:table-cell>
          <table:table-cell table:style-name="ce20" table:formula="of:=&quot;insert into country_currency (country_id, currency_id) values (&quot; &amp; [.B93] &amp; &quot;,&quot; &amp; [.C93] &amp; &quot;);&quot;" office:value-type="string" office:string-value="insert into country_currency (country_id, currency_id) values (82,89);" calcext:value-type="string">
            <text:p>insert into country_currency (country_id, currency_id) values (82,89);</text:p>
          </table:table-cell>
          <table:table-cell table:style-name="ce20" table:formula="of:=&quot;INSERT INTO currency (currency_id, name, alpha_code, num_code, minor_unit) VALUES (&quot; &amp;  [.C93] &amp; &quot;,'&quot; &amp; [.D93] &amp; &quot;','&quot; &amp; [.E93] &amp; &quot;',&quot; &amp; [.F93] &amp; &quot;,&quot; &amp; [.G93] &amp; &quot;);&quot;" office:value-type="string" office:string-value="INSERT INTO currency (currency_id, name, alpha_code, num_code, minor_unit) VALUES (89,'Lari','GEL',981,2);" calcext:value-type="string">
            <text:p>INSERT INTO currency (currency_id, name, alpha_code, num_code, minor_unit) VALUES (89,'Lari','GEL',981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ERMANY</text:p>
          </table:table-cell>
          <table:table-cell table:style-name="ce63" table:formula="of:=VLOOKUP([.A94];[.I68:.J313];2)" office:value-type="float" office:value="83" calcext:value-type="float">
            <text:p>83</text:p>
          </table:table-cell>
          <table:table-cell table:style-name="Default" office:value-type="float" office:value="90" calcext:value-type="float">
            <text:p>90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uam</text:p>
          </table:table-cell>
          <table:table-cell office:value-type="float" office:value="90" calcext:value-type="float">
            <text:p>90</text:p>
          </table:table-cell>
          <table:table-cell table:style-name="ce20" table:formula="of:=&quot;insert into country_currency (country_id, currency_id) values (&quot; &amp; [.B94] &amp; &quot;,&quot; &amp; [.C94] &amp; &quot;);&quot;" office:value-type="string" office:string-value="insert into country_currency (country_id, currency_id) values (83,90);" calcext:value-type="string">
            <text:p>insert into country_currency (country_id, currency_id) values (83,90);</text:p>
          </table:table-cell>
          <table:table-cell table:style-name="ce20" table:formula="of:=&quot;INSERT INTO currency (currency_id, name, alpha_code, num_code, minor_unit) VALUES (&quot; &amp;  [.C94] &amp; &quot;,'&quot; &amp; [.D94] &amp; &quot;','&quot; &amp; [.E94] &amp; &quot;',&quot; &amp; [.F94] &amp; &quot;,&quot; &amp; [.G94] &amp; &quot;);&quot;" office:value-type="string" office:string-value="INSERT INTO currency (currency_id, name, alpha_code, num_code, minor_unit) VALUES (90,'Euro','EUR',978,2);" calcext:value-type="string">
            <text:p>INSERT INTO currency (currency_id, name, alpha_code, num_code, minor_unit) VALUES (90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HANA</text:p>
          </table:table-cell>
          <table:table-cell table:style-name="ce63" table:formula="of:=VLOOKUP([.A95];[.I69:.J314];2)" office:value-type="float" office:value="84" calcext:value-type="float">
            <text:p>84</text:p>
          </table:table-cell>
          <table:table-cell table:style-name="Default" office:value-type="float" office:value="91" calcext:value-type="float">
            <text:p>91</text:p>
          </table:table-cell>
          <table:table-cell table:style-name="ce23" office:value-type="string" calcext:value-type="string">
            <text:p>Ghana Cedi</text:p>
          </table:table-cell>
          <table:table-cell table:style-name="ce30" office:value-type="string" calcext:value-type="string">
            <text:p>GHS</text:p>
          </table:table-cell>
          <table:table-cell table:style-name="ce30" office:value-type="string" calcext:value-type="string">
            <text:p>93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uatemala</text:p>
          </table:table-cell>
          <table:table-cell office:value-type="float" office:value="91" calcext:value-type="float">
            <text:p>91</text:p>
          </table:table-cell>
          <table:table-cell table:style-name="ce20" table:formula="of:=&quot;insert into country_currency (country_id, currency_id) values (&quot; &amp; [.B95] &amp; &quot;,&quot; &amp; [.C95] &amp; &quot;);&quot;" office:value-type="string" office:string-value="insert into country_currency (country_id, currency_id) values (84,91);" calcext:value-type="string">
            <text:p>insert into country_currency (country_id, currency_id) values (84,91);</text:p>
          </table:table-cell>
          <table:table-cell table:style-name="ce20" table:formula="of:=&quot;INSERT INTO currency (currency_id, name, alpha_code, num_code, minor_unit) VALUES (&quot; &amp;  [.C95] &amp; &quot;,'&quot; &amp; [.D95] &amp; &quot;','&quot; &amp; [.E95] &amp; &quot;',&quot; &amp; [.F95] &amp; &quot;,&quot; &amp; [.G95] &amp; &quot;);&quot;" office:value-type="string" office:string-value="INSERT INTO currency (currency_id, name, alpha_code, num_code, minor_unit) VALUES (91,'Ghana Cedi','GHS',936,2);" calcext:value-type="string">
            <text:p>INSERT INTO currency (currency_id, name, alpha_code, num_code, minor_unit) VALUES (91,'Ghana Cedi','GHS',93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IBRALTAR</text:p>
          </table:table-cell>
          <table:table-cell table:style-name="ce63" table:formula="of:=VLOOKUP([.A96];[.I70:.J315];2)" office:value-type="float" office:value="85" calcext:value-type="float">
            <text:p>85</text:p>
          </table:table-cell>
          <table:table-cell table:style-name="Default" office:value-type="float" office:value="92" calcext:value-type="float">
            <text:p>92</text:p>
          </table:table-cell>
          <table:table-cell table:style-name="ce23" office:value-type="string" calcext:value-type="string">
            <text:p>Gibraltar Pound</text:p>
          </table:table-cell>
          <table:table-cell table:style-name="ce30" office:value-type="string" calcext:value-type="string">
            <text:p>GIP</text:p>
          </table:table-cell>
          <table:table-cell table:style-name="ce30" office:value-type="string" calcext:value-type="string">
            <text:p>29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uernsey</text:p>
          </table:table-cell>
          <table:table-cell office:value-type="float" office:value="92" calcext:value-type="float">
            <text:p>92</text:p>
          </table:table-cell>
          <table:table-cell table:style-name="ce20" table:formula="of:=&quot;insert into country_currency (country_id, currency_id) values (&quot; &amp; [.B96] &amp; &quot;,&quot; &amp; [.C96] &amp; &quot;);&quot;" office:value-type="string" office:string-value="insert into country_currency (country_id, currency_id) values (85,92);" calcext:value-type="string">
            <text:p>insert into country_currency (country_id, currency_id) values (85,92);</text:p>
          </table:table-cell>
          <table:table-cell table:style-name="ce20" table:formula="of:=&quot;INSERT INTO currency (currency_id, name, alpha_code, num_code, minor_unit) VALUES (&quot; &amp;  [.C96] &amp; &quot;,'&quot; &amp; [.D96] &amp; &quot;','&quot; &amp; [.E96] &amp; &quot;',&quot; &amp; [.F96] &amp; &quot;,&quot; &amp; [.G96] &amp; &quot;);&quot;" office:value-type="string" office:string-value="INSERT INTO currency (currency_id, name, alpha_code, num_code, minor_unit) VALUES (92,'Gibraltar Pound','GIP',292,2);" calcext:value-type="string">
            <text:p>INSERT INTO currency (currency_id, name, alpha_code, num_code, minor_unit) VALUES (92,'Gibraltar Pound','GIP',29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REECE</text:p>
          </table:table-cell>
          <table:table-cell table:style-name="ce63" table:formula="of:=VLOOKUP([.A97];[.I71:.J316];2)" office:value-type="float" office:value="86" calcext:value-type="float">
            <text:p>86</text:p>
          </table:table-cell>
          <table:table-cell table:style-name="Default" office:value-type="float" office:value="93" calcext:value-type="float">
            <text:p>93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uinea</text:p>
          </table:table-cell>
          <table:table-cell office:value-type="float" office:value="93" calcext:value-type="float">
            <text:p>93</text:p>
          </table:table-cell>
          <table:table-cell table:style-name="ce20" table:formula="of:=&quot;insert into country_currency (country_id, currency_id) values (&quot; &amp; [.B97] &amp; &quot;,&quot; &amp; [.C97] &amp; &quot;);&quot;" office:value-type="string" office:string-value="insert into country_currency (country_id, currency_id) values (86,93);" calcext:value-type="string">
            <text:p>insert into country_currency (country_id, currency_id) values (86,93);</text:p>
          </table:table-cell>
          <table:table-cell table:style-name="ce20" table:formula="of:=&quot;INSERT INTO currency (currency_id, name, alpha_code, num_code, minor_unit) VALUES (&quot; &amp;  [.C97] &amp; &quot;,'&quot; &amp; [.D97] &amp; &quot;','&quot; &amp; [.E97] &amp; &quot;',&quot; &amp; [.F97] &amp; &quot;,&quot; &amp; [.G97] &amp; &quot;);&quot;" office:value-type="string" office:string-value="INSERT INTO currency (currency_id, name, alpha_code, num_code, minor_unit) VALUES (93,'Euro','EUR',978,2);" calcext:value-type="string">
            <text:p>INSERT INTO currency (currency_id, name, alpha_code, num_code, minor_unit) VALUES (93,'Euro','EUR',978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GREENLAND</text:p>
          </table:table-cell>
          <table:table-cell table:style-name="ce63" table:formula="of:=VLOOKUP([.A98];[.I72:.J317];2)" office:value-type="float" office:value="87" calcext:value-type="float">
            <text:p>87</text:p>
          </table:table-cell>
          <table:table-cell table:style-name="Default" office:value-type="float" office:value="94" calcext:value-type="float">
            <text:p>94</text:p>
          </table:table-cell>
          <table:table-cell table:style-name="ce23" office:value-type="string" calcext:value-type="string">
            <text:p>Danish Krone</text:p>
          </table:table-cell>
          <table:table-cell table:style-name="ce30" office:value-type="string" calcext:value-type="string">
            <text:p>DKK</text:p>
          </table:table-cell>
          <table:table-cell table:style-name="ce30" office:value-type="string" calcext:value-type="string">
            <text:p>20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uinea-Bissau</text:p>
          </table:table-cell>
          <table:table-cell office:value-type="float" office:value="94" calcext:value-type="float">
            <text:p>94</text:p>
          </table:table-cell>
          <table:table-cell table:style-name="ce20" table:formula="of:=&quot;insert into country_currency (country_id, currency_id) values (&quot; &amp; [.B98] &amp; &quot;,&quot; &amp; [.C98] &amp; &quot;);&quot;" office:value-type="string" office:string-value="insert into country_currency (country_id, currency_id) values (87,94);" calcext:value-type="string">
            <text:p>insert into country_currency (country_id, currency_id) values (87,94);</text:p>
          </table:table-cell>
          <table:table-cell table:style-name="ce20" table:formula="of:=&quot;INSERT INTO currency (currency_id, name, alpha_code, num_code, minor_unit) VALUES (&quot; &amp;  [.C98] &amp; &quot;,'&quot; &amp; [.D98] &amp; &quot;','&quot; &amp; [.E98] &amp; &quot;',&quot; &amp; [.F98] &amp; &quot;,&quot; &amp; [.G98] &amp; &quot;);&quot;" office:value-type="string" office:string-value="INSERT INTO currency (currency_id, name, alpha_code, num_code, minor_unit) VALUES (94,'Danish Krone','DKK',208,2);" calcext:value-type="string">
            <text:p>INSERT INTO currency (currency_id, name, alpha_code, num_code, minor_unit) VALUES (94,'Danish Krone','DKK',20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RENADA</text:p>
          </table:table-cell>
          <table:table-cell table:style-name="ce63" table:formula="of:=VLOOKUP([.A99];[.I73:.J318];2)" office:value-type="float" office:value="88" calcext:value-type="float">
            <text:p>88</text:p>
          </table:table-cell>
          <table:table-cell table:style-name="Default" office:value-type="float" office:value="95" calcext:value-type="float">
            <text:p>95</text:p>
          </table:table-cell>
          <table:table-cell table:style-name="ce23" office:value-type="string" calcext:value-type="string">
            <text:p>East Caribbean Dollar</text:p>
          </table:table-cell>
          <table:table-cell table:style-name="ce30" office:value-type="string" calcext:value-type="string">
            <text:p>XCD</text:p>
          </table:table-cell>
          <table:table-cell table:style-name="ce30" office:value-type="string" calcext:value-type="string">
            <text:p>95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Guyana</text:p>
          </table:table-cell>
          <table:table-cell office:value-type="float" office:value="95" calcext:value-type="float">
            <text:p>95</text:p>
          </table:table-cell>
          <table:table-cell table:style-name="ce20" table:formula="of:=&quot;insert into country_currency (country_id, currency_id) values (&quot; &amp; [.B99] &amp; &quot;,&quot; &amp; [.C99] &amp; &quot;);&quot;" office:value-type="string" office:string-value="insert into country_currency (country_id, currency_id) values (88,95);" calcext:value-type="string">
            <text:p>insert into country_currency (country_id, currency_id) values (88,95);</text:p>
          </table:table-cell>
          <table:table-cell table:style-name="ce20" table:formula="of:=&quot;INSERT INTO currency (currency_id, name, alpha_code, num_code, minor_unit) VALUES (&quot; &amp;  [.C99] &amp; &quot;,'&quot; &amp; [.D99] &amp; &quot;','&quot; &amp; [.E99] &amp; &quot;',&quot; &amp; [.F99] &amp; &quot;,&quot; &amp; [.G99] &amp; &quot;);&quot;" office:value-type="string" office:string-value="INSERT INTO currency (currency_id, name, alpha_code, num_code, minor_unit) VALUES (95,'East Caribbean Dollar','XCD',951,2);" calcext:value-type="string">
            <text:p>INSERT INTO currency (currency_id, name, alpha_code, num_code, minor_unit) VALUES (95,'East Caribbean Dollar','XCD',951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UADELOUPE</text:p>
          </table:table-cell>
          <table:table-cell table:style-name="ce63" table:formula="of:=VLOOKUP([.A100];[.I74:.J319];2)" office:value-type="float" office:value="89" calcext:value-type="float">
            <text:p>89</text:p>
          </table:table-cell>
          <table:table-cell table:style-name="Default" office:value-type="float" office:value="96" calcext:value-type="float">
            <text:p>96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Haiti</text:p>
          </table:table-cell>
          <table:table-cell office:value-type="float" office:value="96" calcext:value-type="float">
            <text:p>96</text:p>
          </table:table-cell>
          <table:table-cell table:style-name="ce20" table:formula="of:=&quot;insert into country_currency (country_id, currency_id) values (&quot; &amp; [.B100] &amp; &quot;,&quot; &amp; [.C100] &amp; &quot;);&quot;" office:value-type="string" office:string-value="insert into country_currency (country_id, currency_id) values (89,96);" calcext:value-type="string">
            <text:p>insert into country_currency (country_id, currency_id) values (89,96);</text:p>
          </table:table-cell>
          <table:table-cell table:style-name="ce20" table:formula="of:=&quot;INSERT INTO currency (currency_id, name, alpha_code, num_code, minor_unit) VALUES (&quot; &amp;  [.C100] &amp; &quot;,'&quot; &amp; [.D100] &amp; &quot;','&quot; &amp; [.E100] &amp; &quot;',&quot; &amp; [.F100] &amp; &quot;,&quot; &amp; [.G100] &amp; &quot;);&quot;" office:value-type="string" office:string-value="INSERT INTO currency (currency_id, name, alpha_code, num_code, minor_unit) VALUES (96,'Euro','EUR',978,2);" calcext:value-type="string">
            <text:p>INSERT INTO currency (currency_id, name, alpha_code, num_code, minor_unit) VALUES (96,'Euro','EUR',978,2);</text:p>
          </table:table-cell>
          <table:table-cell table:style-name="ce20" table:number-columns-repeated="1012"/>
        </table:table-row>
        <table:table-row table:style-name="ro4">
          <table:table-cell table:style-name="ce11" office:value-type="string" calcext:value-type="string">
            <text:p>GUAM</text:p>
          </table:table-cell>
          <table:table-cell table:style-name="ce63" table:formula="of:=VLOOKUP([.A101];[.I75:.J320];2)" office:value-type="float" office:value="90" calcext:value-type="float">
            <text:p>90</text:p>
          </table:table-cell>
          <table:table-cell table:style-name="Default" office:value-type="float" office:value="97" calcext:value-type="float">
            <text:p>97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Heard Island and McDonald Islands</text:p>
          </table:table-cell>
          <table:table-cell office:value-type="float" office:value="97" calcext:value-type="float">
            <text:p>97</text:p>
          </table:table-cell>
          <table:table-cell table:style-name="ce20" table:formula="of:=&quot;insert into country_currency (country_id, currency_id) values (&quot; &amp; [.B101] &amp; &quot;,&quot; &amp; [.C101] &amp; &quot;);&quot;" office:value-type="string" office:string-value="insert into country_currency (country_id, currency_id) values (90,97);" calcext:value-type="string">
            <text:p>insert into country_currency (country_id, currency_id) values (90,97);</text:p>
          </table:table-cell>
          <table:table-cell table:style-name="ce20" table:formula="of:=&quot;INSERT INTO currency (currency_id, name, alpha_code, num_code, minor_unit) VALUES (&quot; &amp;  [.C101] &amp; &quot;,'&quot; &amp; [.D101] &amp; &quot;','&quot; &amp; [.E101] &amp; &quot;',&quot; &amp; [.F101] &amp; &quot;,&quot; &amp; [.G101] &amp; &quot;);&quot;" office:value-type="string" office:string-value="INSERT INTO currency (currency_id, name, alpha_code, num_code, minor_unit) VALUES (97,'US Dollar','USD',840,2);" calcext:value-type="string">
            <text:p>INSERT INTO currency (currency_id, name, alpha_code, num_code, minor_unit) VALUES (97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UATEMALA</text:p>
          </table:table-cell>
          <table:table-cell table:style-name="ce63" table:formula="of:=VLOOKUP([.A102];[.I76:.J321];2)" office:value-type="float" office:value="91" calcext:value-type="float">
            <text:p>91</text:p>
          </table:table-cell>
          <table:table-cell table:style-name="Default" office:value-type="float" office:value="98" calcext:value-type="float">
            <text:p>98</text:p>
          </table:table-cell>
          <table:table-cell table:style-name="ce23" office:value-type="string" calcext:value-type="string">
            <text:p>Quetzal</text:p>
          </table:table-cell>
          <table:table-cell table:style-name="ce30" office:value-type="string" calcext:value-type="string">
            <text:p>GTQ</text:p>
          </table:table-cell>
          <table:table-cell table:style-name="ce30" office:value-type="string" calcext:value-type="string">
            <text:p>32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Holy See (the)</text:p>
          </table:table-cell>
          <table:table-cell office:value-type="float" office:value="98" calcext:value-type="float">
            <text:p>98</text:p>
          </table:table-cell>
          <table:table-cell table:style-name="ce20" table:formula="of:=&quot;insert into country_currency (country_id, currency_id) values (&quot; &amp; [.B102] &amp; &quot;,&quot; &amp; [.C102] &amp; &quot;);&quot;" office:value-type="string" office:string-value="insert into country_currency (country_id, currency_id) values (91,98);" calcext:value-type="string">
            <text:p>insert into country_currency (country_id, currency_id) values (91,98);</text:p>
          </table:table-cell>
          <table:table-cell table:style-name="ce20" table:formula="of:=&quot;INSERT INTO currency (currency_id, name, alpha_code, num_code, minor_unit) VALUES (&quot; &amp;  [.C102] &amp; &quot;,'&quot; &amp; [.D102] &amp; &quot;','&quot; &amp; [.E102] &amp; &quot;',&quot; &amp; [.F102] &amp; &quot;,&quot; &amp; [.G102] &amp; &quot;);&quot;" office:value-type="string" office:string-value="INSERT INTO currency (currency_id, name, alpha_code, num_code, minor_unit) VALUES (98,'Quetzal','GTQ',320,2);" calcext:value-type="string">
            <text:p>INSERT INTO currency (currency_id, name, alpha_code, num_code, minor_unit) VALUES (98,'Quetzal','GTQ',32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UERNSEY</text:p>
          </table:table-cell>
          <table:table-cell table:style-name="ce63" table:formula="of:=VLOOKUP([.A103];[.I77:.J322];2)" office:value-type="float" office:value="92" calcext:value-type="float">
            <text:p>92</text:p>
          </table:table-cell>
          <table:table-cell table:style-name="Default" office:value-type="float" office:value="99" calcext:value-type="float">
            <text:p>99</text:p>
          </table:table-cell>
          <table:table-cell table:style-name="ce23" office:value-type="string" calcext:value-type="string">
            <text:p>Pound Sterling</text:p>
          </table:table-cell>
          <table:table-cell table:style-name="ce30" office:value-type="string" calcext:value-type="string">
            <text:p>GBP</text:p>
          </table:table-cell>
          <table:table-cell table:style-name="ce30" office:value-type="string" calcext:value-type="string">
            <text:p>82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Honduras</text:p>
          </table:table-cell>
          <table:table-cell office:value-type="float" office:value="99" calcext:value-type="float">
            <text:p>99</text:p>
          </table:table-cell>
          <table:table-cell table:style-name="ce20" table:formula="of:=&quot;insert into country_currency (country_id, currency_id) values (&quot; &amp; [.B103] &amp; &quot;,&quot; &amp; [.C103] &amp; &quot;);&quot;" office:value-type="string" office:string-value="insert into country_currency (country_id, currency_id) values (92,99);" calcext:value-type="string">
            <text:p>insert into country_currency (country_id, currency_id) values (92,99);</text:p>
          </table:table-cell>
          <table:table-cell table:style-name="ce20" table:formula="of:=&quot;INSERT INTO currency (currency_id, name, alpha_code, num_code, minor_unit) VALUES (&quot; &amp;  [.C103] &amp; &quot;,'&quot; &amp; [.D103] &amp; &quot;','&quot; &amp; [.E103] &amp; &quot;',&quot; &amp; [.F103] &amp; &quot;,&quot; &amp; [.G103] &amp; &quot;);&quot;" office:value-type="string" office:string-value="INSERT INTO currency (currency_id, name, alpha_code, num_code, minor_unit) VALUES (99,'Pound Sterling','GBP',826,2);" calcext:value-type="string">
            <text:p>INSERT INTO currency (currency_id, name, alpha_code, num_code, minor_unit) VALUES (99,'Pound Sterling','GBP',82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UINEA</text:p>
          </table:table-cell>
          <table:table-cell table:style-name="ce63" table:formula="of:=VLOOKUP([.A104];[.I78:.J323];2)" office:value-type="float" office:value="93" calcext:value-type="float">
            <text:p>93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3" office:value-type="string" calcext:value-type="string">
            <text:p>Guinean Franc</text:p>
          </table:table-cell>
          <table:table-cell table:style-name="ce30" office:value-type="string" calcext:value-type="string">
            <text:p>GNF</text:p>
          </table:table-cell>
          <table:table-cell table:style-name="ce30" office:value-type="string" calcext:value-type="string">
            <text:p>324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Hong Kong</text:p>
          </table:table-cell>
          <table:table-cell office:value-type="float" office:value="100" calcext:value-type="float">
            <text:p>100</text:p>
          </table:table-cell>
          <table:table-cell table:style-name="ce20" table:formula="of:=&quot;insert into country_currency (country_id, currency_id) values (&quot; &amp; [.B104] &amp; &quot;,&quot; &amp; [.C104] &amp; &quot;);&quot;" office:value-type="string" office:string-value="insert into country_currency (country_id, currency_id) values (93,100);" calcext:value-type="string">
            <text:p>insert into country_currency (country_id, currency_id) values (93,100);</text:p>
          </table:table-cell>
          <table:table-cell table:style-name="ce20" table:formula="of:=&quot;INSERT INTO currency (currency_id, name, alpha_code, num_code, minor_unit) VALUES (&quot; &amp;  [.C104] &amp; &quot;,'&quot; &amp; [.D104] &amp; &quot;','&quot; &amp; [.E104] &amp; &quot;',&quot; &amp; [.F104] &amp; &quot;,&quot; &amp; [.G104] &amp; &quot;);&quot;" office:value-type="string" office:string-value="INSERT INTO currency (currency_id, name, alpha_code, num_code, minor_unit) VALUES (100,'Guinean Franc','GNF',324,0);" calcext:value-type="string">
            <text:p>INSERT INTO currency (currency_id, name, alpha_code, num_code, minor_unit) VALUES (100,'Guinean Franc','GNF',324,0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GUINEA-BISSAU</text:p>
          </table:table-cell>
          <table:table-cell table:style-name="ce63" table:formula="of:=VLOOKUP([.A105];[.I79:.J324];2)" office:value-type="float" office:value="94" calcext:value-type="float">
            <text:p>94</text:p>
          </table:table-cell>
          <table:table-cell table:style-name="Default" office:value-type="float" office:value="101" calcext:value-type="float">
            <text:p>101</text:p>
          </table:table-cell>
          <table:table-cell table:style-name="ce23" office:value-type="string" calcext:value-type="string">
            <text:p>CFA Franc BCEAO</text:p>
          </table:table-cell>
          <table:table-cell table:style-name="ce30" office:value-type="string" calcext:value-type="string">
            <text:p>XOF</text:p>
          </table:table-cell>
          <table:table-cell table:style-name="ce30" office:value-type="string" calcext:value-type="string">
            <text:p>95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Hungary</text:p>
          </table:table-cell>
          <table:table-cell office:value-type="float" office:value="101" calcext:value-type="float">
            <text:p>101</text:p>
          </table:table-cell>
          <table:table-cell table:style-name="ce20" table:formula="of:=&quot;insert into country_currency (country_id, currency_id) values (&quot; &amp; [.B105] &amp; &quot;,&quot; &amp; [.C105] &amp; &quot;);&quot;" office:value-type="string" office:string-value="insert into country_currency (country_id, currency_id) values (94,101);" calcext:value-type="string">
            <text:p>insert into country_currency (country_id, currency_id) values (94,101);</text:p>
          </table:table-cell>
          <table:table-cell table:style-name="ce20" table:formula="of:=&quot;INSERT INTO currency (currency_id, name, alpha_code, num_code, minor_unit) VALUES (&quot; &amp;  [.C105] &amp; &quot;,'&quot; &amp; [.D105] &amp; &quot;','&quot; &amp; [.E105] &amp; &quot;',&quot; &amp; [.F105] &amp; &quot;,&quot; &amp; [.G105] &amp; &quot;);&quot;" office:value-type="string" office:string-value="INSERT INTO currency (currency_id, name, alpha_code, num_code, minor_unit) VALUES (101,'CFA Franc BCEAO','XOF',952,0);" calcext:value-type="string">
            <text:p>INSERT INTO currency (currency_id, name, alpha_code, num_code, minor_unit) VALUES (101,'CFA Franc BCEAO','XOF',952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GUYANA</text:p>
          </table:table-cell>
          <table:table-cell table:style-name="ce63" table:formula="of:=VLOOKUP([.A106];[.I80:.J325];2)" office:value-type="float" office:value="95" calcext:value-type="float">
            <text:p>95</text:p>
          </table:table-cell>
          <table:table-cell table:style-name="Default" office:value-type="float" office:value="102" calcext:value-type="float">
            <text:p>102</text:p>
          </table:table-cell>
          <table:table-cell table:style-name="ce23" office:value-type="string" calcext:value-type="string">
            <text:p>Guyana Dollar</text:p>
          </table:table-cell>
          <table:table-cell table:style-name="ce30" office:value-type="string" calcext:value-type="string">
            <text:p>GYD</text:p>
          </table:table-cell>
          <table:table-cell table:style-name="ce30" office:value-type="string" calcext:value-type="string">
            <text:p>32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Iceland</text:p>
          </table:table-cell>
          <table:table-cell office:value-type="float" office:value="102" calcext:value-type="float">
            <text:p>102</text:p>
          </table:table-cell>
          <table:table-cell table:style-name="ce20" table:formula="of:=&quot;insert into country_currency (country_id, currency_id) values (&quot; &amp; [.B106] &amp; &quot;,&quot; &amp; [.C106] &amp; &quot;);&quot;" office:value-type="string" office:string-value="insert into country_currency (country_id, currency_id) values (95,102);" calcext:value-type="string">
            <text:p>insert into country_currency (country_id, currency_id) values (95,102);</text:p>
          </table:table-cell>
          <table:table-cell table:style-name="ce20" table:formula="of:=&quot;INSERT INTO currency (currency_id, name, alpha_code, num_code, minor_unit) VALUES (&quot; &amp;  [.C106] &amp; &quot;,'&quot; &amp; [.D106] &amp; &quot;','&quot; &amp; [.E106] &amp; &quot;',&quot; &amp; [.F106] &amp; &quot;,&quot; &amp; [.G106] &amp; &quot;);&quot;" office:value-type="string" office:string-value="INSERT INTO currency (currency_id, name, alpha_code, num_code, minor_unit) VALUES (102,'Guyana Dollar','GYD',328,2);" calcext:value-type="string">
            <text:p>INSERT INTO currency (currency_id, name, alpha_code, num_code, minor_unit) VALUES (102,'Guyana Dollar','GYD',32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HAITI</text:p>
          </table:table-cell>
          <table:table-cell table:style-name="ce63" table:formula="of:=VLOOKUP([.A107];[.I81:.J326];2)" office:value-type="float" office:value="96" calcext:value-type="float">
            <text:p>96</text:p>
          </table:table-cell>
          <table:table-cell table:style-name="Default" office:value-type="float" office:value="103" calcext:value-type="float">
            <text:p>103</text:p>
          </table:table-cell>
          <table:table-cell table:style-name="ce23" office:value-type="string" calcext:value-type="string">
            <text:p>Gourde</text:p>
          </table:table-cell>
          <table:table-cell table:style-name="ce30" office:value-type="string" calcext:value-type="string">
            <text:p>HTG</text:p>
          </table:table-cell>
          <table:table-cell table:style-name="ce30" office:value-type="string" calcext:value-type="string">
            <text:p>33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India</text:p>
          </table:table-cell>
          <table:table-cell office:value-type="float" office:value="103" calcext:value-type="float">
            <text:p>103</text:p>
          </table:table-cell>
          <table:table-cell table:style-name="ce20" table:formula="of:=&quot;insert into country_currency (country_id, currency_id) values (&quot; &amp; [.B107] &amp; &quot;,&quot; &amp; [.C107] &amp; &quot;);&quot;" office:value-type="string" office:string-value="insert into country_currency (country_id, currency_id) values (96,103);" calcext:value-type="string">
            <text:p>insert into country_currency (country_id, currency_id) values (96,103);</text:p>
          </table:table-cell>
          <table:table-cell table:style-name="ce20" table:formula="of:=&quot;INSERT INTO currency (currency_id, name, alpha_code, num_code, minor_unit) VALUES (&quot; &amp;  [.C107] &amp; &quot;,'&quot; &amp; [.D107] &amp; &quot;','&quot; &amp; [.E107] &amp; &quot;',&quot; &amp; [.F107] &amp; &quot;,&quot; &amp; [.G107] &amp; &quot;);&quot;" office:value-type="string" office:string-value="INSERT INTO currency (currency_id, name, alpha_code, num_code, minor_unit) VALUES (103,'Gourde','HTG',332,2);" calcext:value-type="string">
            <text:p>INSERT INTO currency (currency_id, name, alpha_code, num_code, minor_unit) VALUES (103,'Gourde','HTG',33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HAITI</text:p>
          </table:table-cell>
          <table:table-cell table:style-name="ce63" table:formula="of:=VLOOKUP([.A108];[.I82:.J327];2)" office:value-type="float" office:value="96" calcext:value-type="float">
            <text:p>96</text:p>
          </table:table-cell>
          <table:table-cell table:style-name="Default" office:value-type="float" office:value="104" calcext:value-type="float">
            <text:p>104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Indonesia</text:p>
          </table:table-cell>
          <table:table-cell office:value-type="float" office:value="104" calcext:value-type="float">
            <text:p>104</text:p>
          </table:table-cell>
          <table:table-cell table:style-name="ce20" table:formula="of:=&quot;insert into country_currency (country_id, currency_id) values (&quot; &amp; [.B108] &amp; &quot;,&quot; &amp; [.C108] &amp; &quot;);&quot;" office:value-type="string" office:string-value="insert into country_currency (country_id, currency_id) values (96,104);" calcext:value-type="string">
            <text:p>insert into country_currency (country_id, currency_id) values (96,104);</text:p>
          </table:table-cell>
          <table:table-cell table:style-name="ce20" table:formula="of:=&quot;INSERT INTO currency (currency_id, name, alpha_code, num_code, minor_unit) VALUES (&quot; &amp;  [.C108] &amp; &quot;,'&quot; &amp; [.D108] &amp; &quot;','&quot; &amp; [.E108] &amp; &quot;',&quot; &amp; [.F108] &amp; &quot;,&quot; &amp; [.G108] &amp; &quot;);&quot;" office:value-type="string" office:string-value="INSERT INTO currency (currency_id, name, alpha_code, num_code, minor_unit) VALUES (104,'US Dollar','USD',840,2);" calcext:value-type="string">
            <text:p>INSERT INTO currency (currency_id, name, alpha_code, num_code, minor_unit) VALUES (104,'US Dollar','USD',840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HEARD ISLAND AND McDONALD ISLANDS</text:p>
          </table:table-cell>
          <table:table-cell table:style-name="ce63" table:formula="of:=VLOOKUP([.A109];[.I83:.J328];2)" office:value-type="float" office:value="97" calcext:value-type="float">
            <text:p>97</text:p>
          </table:table-cell>
          <table:table-cell table:style-name="Default" office:value-type="float" office:value="105" calcext:value-type="float">
            <text:p>105</text:p>
          </table:table-cell>
          <table:table-cell table:style-name="ce23" office:value-type="string" calcext:value-type="string">
            <text:p>Australian Dollar</text:p>
          </table:table-cell>
          <table:table-cell table:style-name="ce30" office:value-type="string" calcext:value-type="string">
            <text:p>AUD</text:p>
          </table:table-cell>
          <table:table-cell table:style-name="ce30" office:value-type="string" calcext:value-type="string">
            <text:p>03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Iran (Islamic Republic of)</text:p>
          </table:table-cell>
          <table:table-cell office:value-type="float" office:value="105" calcext:value-type="float">
            <text:p>105</text:p>
          </table:table-cell>
          <table:table-cell table:style-name="ce20" table:formula="of:=&quot;insert into country_currency (country_id, currency_id) values (&quot; &amp; [.B109] &amp; &quot;,&quot; &amp; [.C109] &amp; &quot;);&quot;" office:value-type="string" office:string-value="insert into country_currency (country_id, currency_id) values (97,105);" calcext:value-type="string">
            <text:p>insert into country_currency (country_id, currency_id) values (97,105);</text:p>
          </table:table-cell>
          <table:table-cell table:style-name="ce20" table:formula="of:=&quot;INSERT INTO currency (currency_id, name, alpha_code, num_code, minor_unit) VALUES (&quot; &amp;  [.C109] &amp; &quot;,'&quot; &amp; [.D109] &amp; &quot;','&quot; &amp; [.E109] &amp; &quot;',&quot; &amp; [.F109] &amp; &quot;,&quot; &amp; [.G109] &amp; &quot;);&quot;" office:value-type="string" office:string-value="INSERT INTO currency (currency_id, name, alpha_code, num_code, minor_unit) VALUES (105,'Australian Dollar','AUD',036,2);" calcext:value-type="string">
            <text:p>INSERT INTO currency (currency_id, name, alpha_code, num_code, minor_unit) VALUES (105,'Australian Dollar','AUD',036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HOLY SEE (THE)</text:p>
          </table:table-cell>
          <table:table-cell table:style-name="ce63" table:formula="of:=VLOOKUP([.A110];[.I84:.J329];2)" office:value-type="float" office:value="98" calcext:value-type="float">
            <text:p>98</text:p>
          </table:table-cell>
          <table:table-cell table:style-name="Default" office:value-type="float" office:value="106" calcext:value-type="float">
            <text:p>106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Iraq</text:p>
          </table:table-cell>
          <table:table-cell office:value-type="float" office:value="106" calcext:value-type="float">
            <text:p>106</text:p>
          </table:table-cell>
          <table:table-cell table:style-name="ce20" table:formula="of:=&quot;insert into country_currency (country_id, currency_id) values (&quot; &amp; [.B110] &amp; &quot;,&quot; &amp; [.C110] &amp; &quot;);&quot;" office:value-type="string" office:string-value="insert into country_currency (country_id, currency_id) values (98,106);" calcext:value-type="string">
            <text:p>insert into country_currency (country_id, currency_id) values (98,106);</text:p>
          </table:table-cell>
          <table:table-cell table:style-name="ce20" table:formula="of:=&quot;INSERT INTO currency (currency_id, name, alpha_code, num_code, minor_unit) VALUES (&quot; &amp;  [.C110] &amp; &quot;,'&quot; &amp; [.D110] &amp; &quot;','&quot; &amp; [.E110] &amp; &quot;',&quot; &amp; [.F110] &amp; &quot;,&quot; &amp; [.G110] &amp; &quot;);&quot;" office:value-type="string" office:string-value="INSERT INTO currency (currency_id, name, alpha_code, num_code, minor_unit) VALUES (106,'Euro','EUR',978,2);" calcext:value-type="string">
            <text:p>INSERT INTO currency (currency_id, name, alpha_code, num_code, minor_unit) VALUES (106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HONDURAS</text:p>
          </table:table-cell>
          <table:table-cell table:style-name="ce63" table:formula="of:=VLOOKUP([.A111];[.I85:.J330];2)" office:value-type="float" office:value="99" calcext:value-type="float">
            <text:p>99</text:p>
          </table:table-cell>
          <table:table-cell table:style-name="Default" office:value-type="float" office:value="107" calcext:value-type="float">
            <text:p>107</text:p>
          </table:table-cell>
          <table:table-cell table:style-name="ce23" office:value-type="string" calcext:value-type="string">
            <text:p>Lempira</text:p>
          </table:table-cell>
          <table:table-cell table:style-name="ce30" office:value-type="string" calcext:value-type="string">
            <text:p>HNL</text:p>
          </table:table-cell>
          <table:table-cell table:style-name="ce30" office:value-type="string" calcext:value-type="string">
            <text:p>3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Ireland</text:p>
          </table:table-cell>
          <table:table-cell office:value-type="float" office:value="107" calcext:value-type="float">
            <text:p>107</text:p>
          </table:table-cell>
          <table:table-cell table:style-name="ce20" table:formula="of:=&quot;insert into country_currency (country_id, currency_id) values (&quot; &amp; [.B111] &amp; &quot;,&quot; &amp; [.C111] &amp; &quot;);&quot;" office:value-type="string" office:string-value="insert into country_currency (country_id, currency_id) values (99,107);" calcext:value-type="string">
            <text:p>insert into country_currency (country_id, currency_id) values (99,107);</text:p>
          </table:table-cell>
          <table:table-cell table:style-name="ce20" table:formula="of:=&quot;INSERT INTO currency (currency_id, name, alpha_code, num_code, minor_unit) VALUES (&quot; &amp;  [.C111] &amp; &quot;,'&quot; &amp; [.D111] &amp; &quot;','&quot; &amp; [.E111] &amp; &quot;',&quot; &amp; [.F111] &amp; &quot;,&quot; &amp; [.G111] &amp; &quot;);&quot;" office:value-type="string" office:string-value="INSERT INTO currency (currency_id, name, alpha_code, num_code, minor_unit) VALUES (107,'Lempira','HNL',340,2);" calcext:value-type="string">
            <text:p>INSERT INTO currency (currency_id, name, alpha_code, num_code, minor_unit) VALUES (107,'Lempira','HNL',34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HONG KONG</text:p>
          </table:table-cell>
          <table:table-cell table:style-name="ce63" table:formula="of:=VLOOKUP([.A112];[.I86:.J331];2)" office:value-type="float" office:value="100" calcext:value-type="float">
            <text:p>100</text:p>
          </table:table-cell>
          <table:table-cell table:style-name="Default" office:value-type="float" office:value="108" calcext:value-type="float">
            <text:p>108</text:p>
          </table:table-cell>
          <table:table-cell table:style-name="ce23" office:value-type="string" calcext:value-type="string">
            <text:p>Hong Kong Dollar</text:p>
          </table:table-cell>
          <table:table-cell table:style-name="ce30" office:value-type="string" calcext:value-type="string">
            <text:p>HKD</text:p>
          </table:table-cell>
          <table:table-cell table:style-name="ce30" office:value-type="string" calcext:value-type="string">
            <text:p>34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Isle of Man</text:p>
          </table:table-cell>
          <table:table-cell office:value-type="float" office:value="108" calcext:value-type="float">
            <text:p>108</text:p>
          </table:table-cell>
          <table:table-cell table:style-name="ce20" table:formula="of:=&quot;insert into country_currency (country_id, currency_id) values (&quot; &amp; [.B112] &amp; &quot;,&quot; &amp; [.C112] &amp; &quot;);&quot;" office:value-type="string" office:string-value="insert into country_currency (country_id, currency_id) values (100,108);" calcext:value-type="string">
            <text:p>insert into country_currency (country_id, currency_id) values (100,108);</text:p>
          </table:table-cell>
          <table:table-cell table:style-name="ce20" table:formula="of:=&quot;INSERT INTO currency (currency_id, name, alpha_code, num_code, minor_unit) VALUES (&quot; &amp;  [.C112] &amp; &quot;,'&quot; &amp; [.D112] &amp; &quot;','&quot; &amp; [.E112] &amp; &quot;',&quot; &amp; [.F112] &amp; &quot;,&quot; &amp; [.G112] &amp; &quot;);&quot;" office:value-type="string" office:string-value="INSERT INTO currency (currency_id, name, alpha_code, num_code, minor_unit) VALUES (108,'Hong Kong Dollar','HKD',344,2);" calcext:value-type="string">
            <text:p>INSERT INTO currency (currency_id, name, alpha_code, num_code, minor_unit) VALUES (108,'Hong Kong Dollar','HKD',344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HUNGARY</text:p>
          </table:table-cell>
          <table:table-cell table:style-name="ce63" table:formula="of:=VLOOKUP([.A113];[.I87:.J332];2)" office:value-type="float" office:value="101" calcext:value-type="float">
            <text:p>101</text:p>
          </table:table-cell>
          <table:table-cell table:style-name="Default" office:value-type="float" office:value="109" calcext:value-type="float">
            <text:p>109</text:p>
          </table:table-cell>
          <table:table-cell table:style-name="ce23" office:value-type="string" calcext:value-type="string">
            <text:p>Forint</text:p>
          </table:table-cell>
          <table:table-cell table:style-name="ce30" office:value-type="string" calcext:value-type="string">
            <text:p>HUF</text:p>
          </table:table-cell>
          <table:table-cell table:style-name="ce30" office:value-type="string" calcext:value-type="string">
            <text:p>34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Israel</text:p>
          </table:table-cell>
          <table:table-cell office:value-type="float" office:value="109" calcext:value-type="float">
            <text:p>109</text:p>
          </table:table-cell>
          <table:table-cell table:style-name="ce20" table:formula="of:=&quot;insert into country_currency (country_id, currency_id) values (&quot; &amp; [.B113] &amp; &quot;,&quot; &amp; [.C113] &amp; &quot;);&quot;" office:value-type="string" office:string-value="insert into country_currency (country_id, currency_id) values (101,109);" calcext:value-type="string">
            <text:p>insert into country_currency (country_id, currency_id) values (101,109);</text:p>
          </table:table-cell>
          <table:table-cell table:style-name="ce20" table:formula="of:=&quot;INSERT INTO currency (currency_id, name, alpha_code, num_code, minor_unit) VALUES (&quot; &amp;  [.C113] &amp; &quot;,'&quot; &amp; [.D113] &amp; &quot;','&quot; &amp; [.E113] &amp; &quot;',&quot; &amp; [.F113] &amp; &quot;,&quot; &amp; [.G113] &amp; &quot;);&quot;" office:value-type="string" office:string-value="INSERT INTO currency (currency_id, name, alpha_code, num_code, minor_unit) VALUES (109,'Forint','HUF',348,2);" calcext:value-type="string">
            <text:p>INSERT INTO currency (currency_id, name, alpha_code, num_code, minor_unit) VALUES (109,'Forint','HUF',34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ICELAND</text:p>
          </table:table-cell>
          <table:table-cell table:style-name="ce63" table:formula="of:=VLOOKUP([.A114];[.I88:.J333];2)" office:value-type="float" office:value="102" calcext:value-type="float">
            <text:p>102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3" office:value-type="string" calcext:value-type="string">
            <text:p>Iceland Krona</text:p>
          </table:table-cell>
          <table:table-cell table:style-name="ce30" office:value-type="string" calcext:value-type="string">
            <text:p>ISK</text:p>
          </table:table-cell>
          <table:table-cell table:style-name="ce30" office:value-type="string" calcext:value-type="string">
            <text:p>35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Italy</text:p>
          </table:table-cell>
          <table:table-cell office:value-type="float" office:value="110" calcext:value-type="float">
            <text:p>110</text:p>
          </table:table-cell>
          <table:table-cell table:style-name="ce20" table:formula="of:=&quot;insert into country_currency (country_id, currency_id) values (&quot; &amp; [.B114] &amp; &quot;,&quot; &amp; [.C114] &amp; &quot;);&quot;" office:value-type="string" office:string-value="insert into country_currency (country_id, currency_id) values (102,110);" calcext:value-type="string">
            <text:p>insert into country_currency (country_id, currency_id) values (102,110);</text:p>
          </table:table-cell>
          <table:table-cell table:style-name="ce20" table:formula="of:=&quot;INSERT INTO currency (currency_id, name, alpha_code, num_code, minor_unit) VALUES (&quot; &amp;  [.C114] &amp; &quot;,'&quot; &amp; [.D114] &amp; &quot;','&quot; &amp; [.E114] &amp; &quot;',&quot; &amp; [.F114] &amp; &quot;,&quot; &amp; [.G114] &amp; &quot;);&quot;" office:value-type="string" office:string-value="INSERT INTO currency (currency_id, name, alpha_code, num_code, minor_unit) VALUES (110,'Iceland Krona','ISK',352,0);" calcext:value-type="string">
            <text:p>INSERT INTO currency (currency_id, name, alpha_code, num_code, minor_unit) VALUES (110,'Iceland Krona','ISK',352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INDIA</text:p>
          </table:table-cell>
          <table:table-cell table:style-name="ce63" table:formula="of:=VLOOKUP([.A115];[.I89:.J334];2)" office:value-type="float" office:value="103" calcext:value-type="float">
            <text:p>103</text:p>
          </table:table-cell>
          <table:table-cell table:style-name="Default" office:value-type="float" office:value="111" calcext:value-type="float">
            <text:p>111</text:p>
          </table:table-cell>
          <table:table-cell table:style-name="ce23" office:value-type="string" calcext:value-type="string">
            <text:p>Indian Rupee</text:p>
          </table:table-cell>
          <table:table-cell table:style-name="ce30" office:value-type="string" calcext:value-type="string">
            <text:p>INR</text:p>
          </table:table-cell>
          <table:table-cell table:style-name="ce30" office:value-type="string" calcext:value-type="string">
            <text:p>35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Jamaica</text:p>
          </table:table-cell>
          <table:table-cell office:value-type="float" office:value="111" calcext:value-type="float">
            <text:p>111</text:p>
          </table:table-cell>
          <table:table-cell table:style-name="ce20" table:formula="of:=&quot;insert into country_currency (country_id, currency_id) values (&quot; &amp; [.B115] &amp; &quot;,&quot; &amp; [.C115] &amp; &quot;);&quot;" office:value-type="string" office:string-value="insert into country_currency (country_id, currency_id) values (103,111);" calcext:value-type="string">
            <text:p>insert into country_currency (country_id, currency_id) values (103,111);</text:p>
          </table:table-cell>
          <table:table-cell table:style-name="ce20" table:formula="of:=&quot;INSERT INTO currency (currency_id, name, alpha_code, num_code, minor_unit) VALUES (&quot; &amp;  [.C115] &amp; &quot;,'&quot; &amp; [.D115] &amp; &quot;','&quot; &amp; [.E115] &amp; &quot;',&quot; &amp; [.F115] &amp; &quot;,&quot; &amp; [.G115] &amp; &quot;);&quot;" office:value-type="string" office:string-value="INSERT INTO currency (currency_id, name, alpha_code, num_code, minor_unit) VALUES (111,'Indian Rupee','INR',356,2);" calcext:value-type="string">
            <text:p>INSERT INTO currency (currency_id, name, alpha_code, num_code, minor_unit) VALUES (111,'Indian Rupee','INR',35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INDONESIA</text:p>
          </table:table-cell>
          <table:table-cell table:style-name="ce63" table:formula="of:=VLOOKUP([.A116];[.I90:.J335];2)" office:value-type="float" office:value="104" calcext:value-type="float">
            <text:p>104</text:p>
          </table:table-cell>
          <table:table-cell table:style-name="Default" office:value-type="float" office:value="112" calcext:value-type="float">
            <text:p>112</text:p>
          </table:table-cell>
          <table:table-cell table:style-name="ce23" office:value-type="string" calcext:value-type="string">
            <text:p>Rupiah</text:p>
          </table:table-cell>
          <table:table-cell table:style-name="ce30" office:value-type="string" calcext:value-type="string">
            <text:p>IDR</text:p>
          </table:table-cell>
          <table:table-cell table:style-name="ce30" office:value-type="string" calcext:value-type="string">
            <text:p>36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Japan</text:p>
          </table:table-cell>
          <table:table-cell office:value-type="float" office:value="112" calcext:value-type="float">
            <text:p>112</text:p>
          </table:table-cell>
          <table:table-cell table:style-name="ce20" table:formula="of:=&quot;insert into country_currency (country_id, currency_id) values (&quot; &amp; [.B116] &amp; &quot;,&quot; &amp; [.C116] &amp; &quot;);&quot;" office:value-type="string" office:string-value="insert into country_currency (country_id, currency_id) values (104,112);" calcext:value-type="string">
            <text:p>insert into country_currency (country_id, currency_id) values (104,112);</text:p>
          </table:table-cell>
          <table:table-cell table:style-name="ce20" table:formula="of:=&quot;INSERT INTO currency (currency_id, name, alpha_code, num_code, minor_unit) VALUES (&quot; &amp;  [.C116] &amp; &quot;,'&quot; &amp; [.D116] &amp; &quot;','&quot; &amp; [.E116] &amp; &quot;',&quot; &amp; [.F116] &amp; &quot;,&quot; &amp; [.G116] &amp; &quot;);&quot;" office:value-type="string" office:string-value="INSERT INTO currency (currency_id, name, alpha_code, num_code, minor_unit) VALUES (112,'Rupiah','IDR',360,2);" calcext:value-type="string">
            <text:p>INSERT INTO currency (currency_id, name, alpha_code, num_code, minor_unit) VALUES (112,'Rupiah','IDR',36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INTERNATIONAL MONETARY FUND (IMF) </text:p>
          </table:table-cell>
          <table:table-cell table:style-name="ce63" table:formula="of:=VLOOKUP([.A117];[.I91:.J336];2)" office:value-type="float" office:value="104" calcext:value-type="float">
            <text:p>104</text:p>
          </table:table-cell>
          <table:table-cell table:style-name="Default" office:value-type="float" office:value="113" calcext:value-type="float">
            <text:p>113</text:p>
          </table:table-cell>
          <table:table-cell table:style-name="ce23" office:value-type="string" calcext:value-type="string">
            <text:p>SDR (Special Drawing Right)</text:p>
          </table:table-cell>
          <table:table-cell table:style-name="ce30" office:value-type="string" calcext:value-type="string">
            <text:p>XDR</text:p>
          </table:table-cell>
          <table:table-cell table:style-name="ce30" office:value-type="string" calcext:value-type="string">
            <text:p>960</text:p>
          </table:table-cell>
          <table:table-cell table:style-name="ce30" office:value-type="string" calcext:value-type="string">
            <text:p>N.A.</text:p>
          </table:table-cell>
          <table:table-cell table:style-name="ce41"/>
          <table:table-cell table:style-name="ce2" office:value-type="string" calcext:value-type="string">
            <text:p>Jersey</text:p>
          </table:table-cell>
          <table:table-cell office:value-type="float" office:value="113" calcext:value-type="float">
            <text:p>113</text:p>
          </table:table-cell>
          <table:table-cell table:style-name="ce20" table:formula="of:=&quot;insert into country_currency (country_id, currency_id) values (&quot; &amp; [.B117] &amp; &quot;,&quot; &amp; [.C117] &amp; &quot;);&quot;" office:value-type="string" office:string-value="insert into country_currency (country_id, currency_id) values (104,113);" calcext:value-type="string">
            <text:p>insert into country_currency (country_id, currency_id) values (104,113);</text:p>
          </table:table-cell>
          <table:table-cell table:style-name="ce20" table:formula="of:=&quot;INSERT INTO currency (currency_id, name, alpha_code, num_code, minor_unit) VALUES (&quot; &amp;  [.C117] &amp; &quot;,'&quot; &amp; [.D117] &amp; &quot;','&quot; &amp; [.E117] &amp; &quot;',&quot; &amp; [.F117] &amp; &quot;,&quot; &amp; [.G117] &amp; &quot;);&quot;" office:value-type="string" office:string-value="INSERT INTO currency (currency_id, name, alpha_code, num_code, minor_unit) VALUES (113,'SDR (Special Drawing Right)','XDR',960,N.A.);" calcext:value-type="string">
            <text:p>INSERT INTO currency (currency_id, name, alpha_code, num_code, minor_unit) VALUES (113,'SDR (Special Drawing Right)','XDR',960,N.A.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IRAN (ISLAMIC REPUBLIC OF)</text:p>
          </table:table-cell>
          <table:table-cell table:style-name="ce63" table:formula="of:=VLOOKUP([.A118];[.I92:.J337];2)" office:value-type="float" office:value="105" calcext:value-type="float">
            <text:p>105</text:p>
          </table:table-cell>
          <table:table-cell table:style-name="Default" office:value-type="float" office:value="114" calcext:value-type="float">
            <text:p>114</text:p>
          </table:table-cell>
          <table:table-cell table:style-name="ce23" office:value-type="string" calcext:value-type="string">
            <text:p>Iranian Rial</text:p>
          </table:table-cell>
          <table:table-cell table:style-name="ce30" office:value-type="string" calcext:value-type="string">
            <text:p>IRR</text:p>
          </table:table-cell>
          <table:table-cell table:style-name="ce30" office:value-type="string" calcext:value-type="string">
            <text:p>36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Jordan</text:p>
          </table:table-cell>
          <table:table-cell office:value-type="float" office:value="114" calcext:value-type="float">
            <text:p>114</text:p>
          </table:table-cell>
          <table:table-cell table:style-name="ce20" table:formula="of:=&quot;insert into country_currency (country_id, currency_id) values (&quot; &amp; [.B118] &amp; &quot;,&quot; &amp; [.C118] &amp; &quot;);&quot;" office:value-type="string" office:string-value="insert into country_currency (country_id, currency_id) values (105,114);" calcext:value-type="string">
            <text:p>insert into country_currency (country_id, currency_id) values (105,114);</text:p>
          </table:table-cell>
          <table:table-cell table:style-name="ce20" table:formula="of:=&quot;INSERT INTO currency (currency_id, name, alpha_code, num_code, minor_unit) VALUES (&quot; &amp;  [.C118] &amp; &quot;,'&quot; &amp; [.D118] &amp; &quot;','&quot; &amp; [.E118] &amp; &quot;',&quot; &amp; [.F118] &amp; &quot;,&quot; &amp; [.G118] &amp; &quot;);&quot;" office:value-type="string" office:string-value="INSERT INTO currency (currency_id, name, alpha_code, num_code, minor_unit) VALUES (114,'Iranian Rial','IRR',364,2);" calcext:value-type="string">
            <text:p>INSERT INTO currency (currency_id, name, alpha_code, num_code, minor_unit) VALUES (114,'Iranian Rial','IRR',36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IRAQ</text:p>
          </table:table-cell>
          <table:table-cell table:style-name="ce63" table:formula="of:=VLOOKUP([.A119];[.I93:.J338];2)" office:value-type="float" office:value="106" calcext:value-type="float">
            <text:p>106</text:p>
          </table:table-cell>
          <table:table-cell table:style-name="Default" office:value-type="float" office:value="115" calcext:value-type="float">
            <text:p>115</text:p>
          </table:table-cell>
          <table:table-cell table:style-name="ce23" office:value-type="string" calcext:value-type="string">
            <text:p>Iraqi Dinar</text:p>
          </table:table-cell>
          <table:table-cell table:style-name="ce30" office:value-type="string" calcext:value-type="string">
            <text:p>IQD</text:p>
          </table:table-cell>
          <table:table-cell table:style-name="ce30" office:value-type="string" calcext:value-type="string">
            <text:p>368</text:p>
          </table:table-cell>
          <table:table-cell table:style-name="ce30" office:value-type="string" calcext:value-type="string">
            <text:p>3</text:p>
          </table:table-cell>
          <table:table-cell table:style-name="ce41"/>
          <table:table-cell table:style-name="ce2" office:value-type="string" calcext:value-type="string">
            <text:p>Kazakhstan</text:p>
          </table:table-cell>
          <table:table-cell office:value-type="float" office:value="115" calcext:value-type="float">
            <text:p>115</text:p>
          </table:table-cell>
          <table:table-cell table:style-name="ce20" table:formula="of:=&quot;insert into country_currency (country_id, currency_id) values (&quot; &amp; [.B119] &amp; &quot;,&quot; &amp; [.C119] &amp; &quot;);&quot;" office:value-type="string" office:string-value="insert into country_currency (country_id, currency_id) values (106,115);" calcext:value-type="string">
            <text:p>insert into country_currency (country_id, currency_id) values (106,115);</text:p>
          </table:table-cell>
          <table:table-cell table:style-name="ce20" table:formula="of:=&quot;INSERT INTO currency (currency_id, name, alpha_code, num_code, minor_unit) VALUES (&quot; &amp;  [.C119] &amp; &quot;,'&quot; &amp; [.D119] &amp; &quot;','&quot; &amp; [.E119] &amp; &quot;',&quot; &amp; [.F119] &amp; &quot;,&quot; &amp; [.G119] &amp; &quot;);&quot;" office:value-type="string" office:string-value="INSERT INTO currency (currency_id, name, alpha_code, num_code, minor_unit) VALUES (115,'Iraqi Dinar','IQD',368,3);" calcext:value-type="string">
            <text:p>INSERT INTO currency (currency_id, name, alpha_code, num_code, minor_unit) VALUES (115,'Iraqi Dinar','IQD',368,3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IRELAND</text:p>
          </table:table-cell>
          <table:table-cell table:style-name="ce63" table:formula="of:=VLOOKUP([.A120];[.I94:.J339];2)" office:value-type="float" office:value="107" calcext:value-type="float">
            <text:p>107</text:p>
          </table:table-cell>
          <table:table-cell table:style-name="Default" office:value-type="float" office:value="116" calcext:value-type="float">
            <text:p>116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Kenya</text:p>
          </table:table-cell>
          <table:table-cell office:value-type="float" office:value="116" calcext:value-type="float">
            <text:p>116</text:p>
          </table:table-cell>
          <table:table-cell table:style-name="ce20" table:formula="of:=&quot;insert into country_currency (country_id, currency_id) values (&quot; &amp; [.B120] &amp; &quot;,&quot; &amp; [.C120] &amp; &quot;);&quot;" office:value-type="string" office:string-value="insert into country_currency (country_id, currency_id) values (107,116);" calcext:value-type="string">
            <text:p>insert into country_currency (country_id, currency_id) values (107,116);</text:p>
          </table:table-cell>
          <table:table-cell table:style-name="ce20" table:formula="of:=&quot;INSERT INTO currency (currency_id, name, alpha_code, num_code, minor_unit) VALUES (&quot; &amp;  [.C120] &amp; &quot;,'&quot; &amp; [.D120] &amp; &quot;','&quot; &amp; [.E120] &amp; &quot;',&quot; &amp; [.F120] &amp; &quot;,&quot; &amp; [.G120] &amp; &quot;);&quot;" office:value-type="string" office:string-value="INSERT INTO currency (currency_id, name, alpha_code, num_code, minor_unit) VALUES (116,'Euro','EUR',978,2);" calcext:value-type="string">
            <text:p>INSERT INTO currency (currency_id, name, alpha_code, num_code, minor_unit) VALUES (116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ISLE OF MAN</text:p>
          </table:table-cell>
          <table:table-cell table:style-name="ce63" table:formula="of:=VLOOKUP([.A121];[.I95:.J340];2)" office:value-type="float" office:value="108" calcext:value-type="float">
            <text:p>108</text:p>
          </table:table-cell>
          <table:table-cell table:style-name="Default" office:value-type="float" office:value="117" calcext:value-type="float">
            <text:p>117</text:p>
          </table:table-cell>
          <table:table-cell table:style-name="ce23" office:value-type="string" calcext:value-type="string">
            <text:p>Pound Sterling</text:p>
          </table:table-cell>
          <table:table-cell table:style-name="ce30" office:value-type="string" calcext:value-type="string">
            <text:p>GBP</text:p>
          </table:table-cell>
          <table:table-cell table:style-name="ce30" office:value-type="string" calcext:value-type="string">
            <text:p>82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Kiribati</text:p>
          </table:table-cell>
          <table:table-cell office:value-type="float" office:value="117" calcext:value-type="float">
            <text:p>117</text:p>
          </table:table-cell>
          <table:table-cell table:style-name="ce20" table:formula="of:=&quot;insert into country_currency (country_id, currency_id) values (&quot; &amp; [.B121] &amp; &quot;,&quot; &amp; [.C121] &amp; &quot;);&quot;" office:value-type="string" office:string-value="insert into country_currency (country_id, currency_id) values (108,117);" calcext:value-type="string">
            <text:p>insert into country_currency (country_id, currency_id) values (108,117);</text:p>
          </table:table-cell>
          <table:table-cell table:style-name="ce20" table:formula="of:=&quot;INSERT INTO currency (currency_id, name, alpha_code, num_code, minor_unit) VALUES (&quot; &amp;  [.C121] &amp; &quot;,'&quot; &amp; [.D121] &amp; &quot;','&quot; &amp; [.E121] &amp; &quot;',&quot; &amp; [.F121] &amp; &quot;,&quot; &amp; [.G121] &amp; &quot;);&quot;" office:value-type="string" office:string-value="INSERT INTO currency (currency_id, name, alpha_code, num_code, minor_unit) VALUES (117,'Pound Sterling','GBP',826,2);" calcext:value-type="string">
            <text:p>INSERT INTO currency (currency_id, name, alpha_code, num_code, minor_unit) VALUES (117,'Pound Sterling','GBP',826,2);</text:p>
          </table:table-cell>
          <table:table-cell table:style-name="ce20" table:number-columns-repeated="1012"/>
        </table:table-row>
        <table:table-row table:style-name="ro4">
          <table:table-cell table:style-name="ce11" office:value-type="string" calcext:value-type="string">
            <text:p>ISRAEL</text:p>
          </table:table-cell>
          <table:table-cell table:style-name="ce63" table:formula="of:=VLOOKUP([.A122];[.I96:.J341];2)" office:value-type="float" office:value="109" calcext:value-type="float">
            <text:p>109</text:p>
          </table:table-cell>
          <table:table-cell table:style-name="Default" office:value-type="float" office:value="118" calcext:value-type="float">
            <text:p>118</text:p>
          </table:table-cell>
          <table:table-cell table:style-name="ce23" office:value-type="string" calcext:value-type="string">
            <text:p>New Israeli Sheqel</text:p>
          </table:table-cell>
          <table:table-cell table:style-name="ce30" office:value-type="string" calcext:value-type="string">
            <text:p>ILS</text:p>
          </table:table-cell>
          <table:table-cell table:style-name="ce30" office:value-type="string" calcext:value-type="string">
            <text:p>37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Korea (the Democratic People's Republic of)</text:p>
          </table:table-cell>
          <table:table-cell office:value-type="float" office:value="118" calcext:value-type="float">
            <text:p>118</text:p>
          </table:table-cell>
          <table:table-cell table:style-name="ce20" table:formula="of:=&quot;insert into country_currency (country_id, currency_id) values (&quot; &amp; [.B122] &amp; &quot;,&quot; &amp; [.C122] &amp; &quot;);&quot;" office:value-type="string" office:string-value="insert into country_currency (country_id, currency_id) values (109,118);" calcext:value-type="string">
            <text:p>insert into country_currency (country_id, currency_id) values (109,118);</text:p>
          </table:table-cell>
          <table:table-cell table:style-name="ce20" table:formula="of:=&quot;INSERT INTO currency (currency_id, name, alpha_code, num_code, minor_unit) VALUES (&quot; &amp;  [.C122] &amp; &quot;,'&quot; &amp; [.D122] &amp; &quot;','&quot; &amp; [.E122] &amp; &quot;',&quot; &amp; [.F122] &amp; &quot;,&quot; &amp; [.G122] &amp; &quot;);&quot;" office:value-type="string" office:string-value="INSERT INTO currency (currency_id, name, alpha_code, num_code, minor_unit) VALUES (118,'New Israeli Sheqel','ILS',376,2);" calcext:value-type="string">
            <text:p>INSERT INTO currency (currency_id, name, alpha_code, num_code, minor_unit) VALUES (118,'New Israeli Sheqel','ILS',376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ITALY</text:p>
          </table:table-cell>
          <table:table-cell table:style-name="ce63" table:formula="of:=VLOOKUP([.A123];[.I97:.J342];2)" office:value-type="float" office:value="110" calcext:value-type="float">
            <text:p>110</text:p>
          </table:table-cell>
          <table:table-cell table:style-name="Default" office:value-type="float" office:value="119" calcext:value-type="float">
            <text:p>119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Korea (the Republic of)</text:p>
          </table:table-cell>
          <table:table-cell office:value-type="float" office:value="119" calcext:value-type="float">
            <text:p>119</text:p>
          </table:table-cell>
          <table:table-cell table:style-name="ce20" table:formula="of:=&quot;insert into country_currency (country_id, currency_id) values (&quot; &amp; [.B123] &amp; &quot;,&quot; &amp; [.C123] &amp; &quot;);&quot;" office:value-type="string" office:string-value="insert into country_currency (country_id, currency_id) values (110,119);" calcext:value-type="string">
            <text:p>insert into country_currency (country_id, currency_id) values (110,119);</text:p>
          </table:table-cell>
          <table:table-cell table:style-name="ce20" table:formula="of:=&quot;INSERT INTO currency (currency_id, name, alpha_code, num_code, minor_unit) VALUES (&quot; &amp;  [.C123] &amp; &quot;,'&quot; &amp; [.D123] &amp; &quot;','&quot; &amp; [.E123] &amp; &quot;',&quot; &amp; [.F123] &amp; &quot;,&quot; &amp; [.G123] &amp; &quot;);&quot;" office:value-type="string" office:string-value="INSERT INTO currency (currency_id, name, alpha_code, num_code, minor_unit) VALUES (119,'Euro','EUR',978,2);" calcext:value-type="string">
            <text:p>INSERT INTO currency (currency_id, name, alpha_code, num_code, minor_unit) VALUES (119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JAMAICA</text:p>
          </table:table-cell>
          <table:table-cell table:style-name="ce63" table:formula="of:=VLOOKUP([.A124];[.I98:.J343];2)" office:value-type="float" office:value="111" calcext:value-type="float">
            <text:p>111</text:p>
          </table:table-cell>
          <table:table-cell table:style-name="Default" office:value-type="float" office:value="120" calcext:value-type="float">
            <text:p>120</text:p>
          </table:table-cell>
          <table:table-cell table:style-name="ce23" office:value-type="string" calcext:value-type="string">
            <text:p>Jamaican Dollar</text:p>
          </table:table-cell>
          <table:table-cell table:style-name="ce30" office:value-type="string" calcext:value-type="string">
            <text:p>JMD</text:p>
          </table:table-cell>
          <table:table-cell table:style-name="ce30" office:value-type="string" calcext:value-type="string">
            <text:p>38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Kuwait</text:p>
          </table:table-cell>
          <table:table-cell office:value-type="float" office:value="120" calcext:value-type="float">
            <text:p>120</text:p>
          </table:table-cell>
          <table:table-cell table:style-name="ce20" table:formula="of:=&quot;insert into country_currency (country_id, currency_id) values (&quot; &amp; [.B124] &amp; &quot;,&quot; &amp; [.C124] &amp; &quot;);&quot;" office:value-type="string" office:string-value="insert into country_currency (country_id, currency_id) values (111,120);" calcext:value-type="string">
            <text:p>insert into country_currency (country_id, currency_id) values (111,120);</text:p>
          </table:table-cell>
          <table:table-cell table:style-name="ce20" table:formula="of:=&quot;INSERT INTO currency (currency_id, name, alpha_code, num_code, minor_unit) VALUES (&quot; &amp;  [.C124] &amp; &quot;,'&quot; &amp; [.D124] &amp; &quot;','&quot; &amp; [.E124] &amp; &quot;',&quot; &amp; [.F124] &amp; &quot;,&quot; &amp; [.G124] &amp; &quot;);&quot;" office:value-type="string" office:string-value="INSERT INTO currency (currency_id, name, alpha_code, num_code, minor_unit) VALUES (120,'Jamaican Dollar','JMD',388,2);" calcext:value-type="string">
            <text:p>INSERT INTO currency (currency_id, name, alpha_code, num_code, minor_unit) VALUES (120,'Jamaican Dollar','JMD',38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JAPAN</text:p>
          </table:table-cell>
          <table:table-cell table:style-name="ce63" table:formula="of:=VLOOKUP([.A125];[.I99:.J344];2)" office:value-type="float" office:value="112" calcext:value-type="float">
            <text:p>112</text:p>
          </table:table-cell>
          <table:table-cell table:style-name="Default" office:value-type="float" office:value="121" calcext:value-type="float">
            <text:p>121</text:p>
          </table:table-cell>
          <table:table-cell table:style-name="ce23" office:value-type="string" calcext:value-type="string">
            <text:p>Yen</text:p>
          </table:table-cell>
          <table:table-cell table:style-name="ce30" office:value-type="string" calcext:value-type="string">
            <text:p>JPY</text:p>
          </table:table-cell>
          <table:table-cell table:style-name="ce30" office:value-type="string" calcext:value-type="string">
            <text:p>39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Kyrgyzstan</text:p>
          </table:table-cell>
          <table:table-cell office:value-type="float" office:value="121" calcext:value-type="float">
            <text:p>121</text:p>
          </table:table-cell>
          <table:table-cell table:style-name="ce20" table:formula="of:=&quot;insert into country_currency (country_id, currency_id) values (&quot; &amp; [.B125] &amp; &quot;,&quot; &amp; [.C125] &amp; &quot;);&quot;" office:value-type="string" office:string-value="insert into country_currency (country_id, currency_id) values (112,121);" calcext:value-type="string">
            <text:p>insert into country_currency (country_id, currency_id) values (112,121);</text:p>
          </table:table-cell>
          <table:table-cell table:style-name="ce20" table:formula="of:=&quot;INSERT INTO currency (currency_id, name, alpha_code, num_code, minor_unit) VALUES (&quot; &amp;  [.C125] &amp; &quot;,'&quot; &amp; [.D125] &amp; &quot;','&quot; &amp; [.E125] &amp; &quot;',&quot; &amp; [.F125] &amp; &quot;,&quot; &amp; [.G125] &amp; &quot;);&quot;" office:value-type="string" office:string-value="INSERT INTO currency (currency_id, name, alpha_code, num_code, minor_unit) VALUES (121,'Yen','JPY',392,0);" calcext:value-type="string">
            <text:p>INSERT INTO currency (currency_id, name, alpha_code, num_code, minor_unit) VALUES (121,'Yen','JPY',392,0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JERSEY</text:p>
          </table:table-cell>
          <table:table-cell table:style-name="ce63" table:formula="of:=VLOOKUP([.A126];[.I100:.J345];2)" office:value-type="float" office:value="113" calcext:value-type="float">
            <text:p>113</text:p>
          </table:table-cell>
          <table:table-cell table:style-name="Default" office:value-type="float" office:value="122" calcext:value-type="float">
            <text:p>122</text:p>
          </table:table-cell>
          <table:table-cell table:style-name="ce23" office:value-type="string" calcext:value-type="string">
            <text:p>Pound Sterling</text:p>
          </table:table-cell>
          <table:table-cell table:style-name="ce30" office:value-type="string" calcext:value-type="string">
            <text:p>GBP</text:p>
          </table:table-cell>
          <table:table-cell table:style-name="ce30" office:value-type="string" calcext:value-type="string">
            <text:p>82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Lao People's Democratic Republic (the)</text:p>
          </table:table-cell>
          <table:table-cell office:value-type="float" office:value="122" calcext:value-type="float">
            <text:p>122</text:p>
          </table:table-cell>
          <table:table-cell table:style-name="ce20" table:formula="of:=&quot;insert into country_currency (country_id, currency_id) values (&quot; &amp; [.B126] &amp; &quot;,&quot; &amp; [.C126] &amp; &quot;);&quot;" office:value-type="string" office:string-value="insert into country_currency (country_id, currency_id) values (113,122);" calcext:value-type="string">
            <text:p>insert into country_currency (country_id, currency_id) values (113,122);</text:p>
          </table:table-cell>
          <table:table-cell table:style-name="ce20" table:formula="of:=&quot;INSERT INTO currency (currency_id, name, alpha_code, num_code, minor_unit) VALUES (&quot; &amp;  [.C126] &amp; &quot;,'&quot; &amp; [.D126] &amp; &quot;','&quot; &amp; [.E126] &amp; &quot;',&quot; &amp; [.F126] &amp; &quot;,&quot; &amp; [.G126] &amp; &quot;);&quot;" office:value-type="string" office:string-value="INSERT INTO currency (currency_id, name, alpha_code, num_code, minor_unit) VALUES (122,'Pound Sterling','GBP',826,2);" calcext:value-type="string">
            <text:p>INSERT INTO currency (currency_id, name, alpha_code, num_code, minor_unit) VALUES (122,'Pound Sterling','GBP',82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JORDAN</text:p>
          </table:table-cell>
          <table:table-cell table:style-name="ce63" table:formula="of:=VLOOKUP([.A127];[.I101:.J346];2)" office:value-type="float" office:value="114" calcext:value-type="float">
            <text:p>114</text:p>
          </table:table-cell>
          <table:table-cell table:style-name="Default" office:value-type="float" office:value="123" calcext:value-type="float">
            <text:p>123</text:p>
          </table:table-cell>
          <table:table-cell table:style-name="ce23" office:value-type="string" calcext:value-type="string">
            <text:p>Jordanian Dinar</text:p>
          </table:table-cell>
          <table:table-cell table:style-name="ce30" office:value-type="string" calcext:value-type="string">
            <text:p>JOD</text:p>
          </table:table-cell>
          <table:table-cell table:style-name="ce30" office:value-type="string" calcext:value-type="string">
            <text:p>400</text:p>
          </table:table-cell>
          <table:table-cell table:style-name="ce30" office:value-type="string" calcext:value-type="string">
            <text:p>3</text:p>
          </table:table-cell>
          <table:table-cell table:style-name="ce41"/>
          <table:table-cell table:style-name="ce2" office:value-type="string" calcext:value-type="string">
            <text:p>Latvia</text:p>
          </table:table-cell>
          <table:table-cell office:value-type="float" office:value="123" calcext:value-type="float">
            <text:p>123</text:p>
          </table:table-cell>
          <table:table-cell table:style-name="ce20" table:formula="of:=&quot;insert into country_currency (country_id, currency_id) values (&quot; &amp; [.B127] &amp; &quot;,&quot; &amp; [.C127] &amp; &quot;);&quot;" office:value-type="string" office:string-value="insert into country_currency (country_id, currency_id) values (114,123);" calcext:value-type="string">
            <text:p>insert into country_currency (country_id, currency_id) values (114,123);</text:p>
          </table:table-cell>
          <table:table-cell table:style-name="ce20" table:formula="of:=&quot;INSERT INTO currency (currency_id, name, alpha_code, num_code, minor_unit) VALUES (&quot; &amp;  [.C127] &amp; &quot;,'&quot; &amp; [.D127] &amp; &quot;','&quot; &amp; [.E127] &amp; &quot;',&quot; &amp; [.F127] &amp; &quot;,&quot; &amp; [.G127] &amp; &quot;);&quot;" office:value-type="string" office:string-value="INSERT INTO currency (currency_id, name, alpha_code, num_code, minor_unit) VALUES (123,'Jordanian Dinar','JOD',400,3);" calcext:value-type="string">
            <text:p>INSERT INTO currency (currency_id, name, alpha_code, num_code, minor_unit) VALUES (123,'Jordanian Dinar','JOD',400,3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KAZAKHSTAN</text:p>
          </table:table-cell>
          <table:table-cell table:style-name="ce63" table:formula="of:=VLOOKUP([.A128];[.I102:.J347];2)" office:value-type="float" office:value="115" calcext:value-type="float">
            <text:p>115</text:p>
          </table:table-cell>
          <table:table-cell table:style-name="Default" office:value-type="float" office:value="124" calcext:value-type="float">
            <text:p>124</text:p>
          </table:table-cell>
          <table:table-cell table:style-name="ce23" office:value-type="string" calcext:value-type="string">
            <text:p>Tenge</text:p>
          </table:table-cell>
          <table:table-cell table:style-name="ce30" office:value-type="string" calcext:value-type="string">
            <text:p>KZT</text:p>
          </table:table-cell>
          <table:table-cell table:style-name="ce30" office:value-type="string" calcext:value-type="string">
            <text:p>39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Lebanon</text:p>
          </table:table-cell>
          <table:table-cell office:value-type="float" office:value="124" calcext:value-type="float">
            <text:p>124</text:p>
          </table:table-cell>
          <table:table-cell table:style-name="ce20" table:formula="of:=&quot;insert into country_currency (country_id, currency_id) values (&quot; &amp; [.B128] &amp; &quot;,&quot; &amp; [.C128] &amp; &quot;);&quot;" office:value-type="string" office:string-value="insert into country_currency (country_id, currency_id) values (115,124);" calcext:value-type="string">
            <text:p>insert into country_currency (country_id, currency_id) values (115,124);</text:p>
          </table:table-cell>
          <table:table-cell table:style-name="ce20" table:formula="of:=&quot;INSERT INTO currency (currency_id, name, alpha_code, num_code, minor_unit) VALUES (&quot; &amp;  [.C128] &amp; &quot;,'&quot; &amp; [.D128] &amp; &quot;','&quot; &amp; [.E128] &amp; &quot;',&quot; &amp; [.F128] &amp; &quot;,&quot; &amp; [.G128] &amp; &quot;);&quot;" office:value-type="string" office:string-value="INSERT INTO currency (currency_id, name, alpha_code, num_code, minor_unit) VALUES (124,'Tenge','KZT',398,2);" calcext:value-type="string">
            <text:p>INSERT INTO currency (currency_id, name, alpha_code, num_code, minor_unit) VALUES (124,'Tenge','KZT',39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KENYA</text:p>
          </table:table-cell>
          <table:table-cell table:style-name="ce63" table:formula="of:=VLOOKUP([.A129];[.I103:.J348];2)" office:value-type="float" office:value="116" calcext:value-type="float">
            <text:p>116</text:p>
          </table:table-cell>
          <table:table-cell table:style-name="Default" office:value-type="float" office:value="125" calcext:value-type="float">
            <text:p>125</text:p>
          </table:table-cell>
          <table:table-cell table:style-name="ce23" office:value-type="string" calcext:value-type="string">
            <text:p>Kenyan Shilling</text:p>
          </table:table-cell>
          <table:table-cell table:style-name="ce30" office:value-type="string" calcext:value-type="string">
            <text:p>KES</text:p>
          </table:table-cell>
          <table:table-cell table:style-name="ce30" office:value-type="string" calcext:value-type="string">
            <text:p>40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Lesotho</text:p>
          </table:table-cell>
          <table:table-cell office:value-type="float" office:value="125" calcext:value-type="float">
            <text:p>125</text:p>
          </table:table-cell>
          <table:table-cell table:style-name="ce20" table:formula="of:=&quot;insert into country_currency (country_id, currency_id) values (&quot; &amp; [.B129] &amp; &quot;,&quot; &amp; [.C129] &amp; &quot;);&quot;" office:value-type="string" office:string-value="insert into country_currency (country_id, currency_id) values (116,125);" calcext:value-type="string">
            <text:p>insert into country_currency (country_id, currency_id) values (116,125);</text:p>
          </table:table-cell>
          <table:table-cell table:style-name="ce20" table:formula="of:=&quot;INSERT INTO currency (currency_id, name, alpha_code, num_code, minor_unit) VALUES (&quot; &amp;  [.C129] &amp; &quot;,'&quot; &amp; [.D129] &amp; &quot;','&quot; &amp; [.E129] &amp; &quot;',&quot; &amp; [.F129] &amp; &quot;,&quot; &amp; [.G129] &amp; &quot;);&quot;" office:value-type="string" office:string-value="INSERT INTO currency (currency_id, name, alpha_code, num_code, minor_unit) VALUES (125,'Kenyan Shilling','KES',404,2);" calcext:value-type="string">
            <text:p>INSERT INTO currency (currency_id, name, alpha_code, num_code, minor_unit) VALUES (125,'Kenyan Shilling','KES',40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KIRIBATI</text:p>
          </table:table-cell>
          <table:table-cell table:style-name="ce63" table:formula="of:=VLOOKUP([.A130];[.I104:.J349];2)" office:value-type="float" office:value="117" calcext:value-type="float">
            <text:p>117</text:p>
          </table:table-cell>
          <table:table-cell table:style-name="Default" office:value-type="float" office:value="126" calcext:value-type="float">
            <text:p>126</text:p>
          </table:table-cell>
          <table:table-cell table:style-name="ce23" office:value-type="string" calcext:value-type="string">
            <text:p>Australian Dollar</text:p>
          </table:table-cell>
          <table:table-cell table:style-name="ce30" office:value-type="string" calcext:value-type="string">
            <text:p>AUD</text:p>
          </table:table-cell>
          <table:table-cell table:style-name="ce30" office:value-type="string" calcext:value-type="string">
            <text:p>03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Liberia</text:p>
          </table:table-cell>
          <table:table-cell office:value-type="float" office:value="126" calcext:value-type="float">
            <text:p>126</text:p>
          </table:table-cell>
          <table:table-cell table:style-name="ce20" table:formula="of:=&quot;insert into country_currency (country_id, currency_id) values (&quot; &amp; [.B130] &amp; &quot;,&quot; &amp; [.C130] &amp; &quot;);&quot;" office:value-type="string" office:string-value="insert into country_currency (country_id, currency_id) values (117,126);" calcext:value-type="string">
            <text:p>insert into country_currency (country_id, currency_id) values (117,126);</text:p>
          </table:table-cell>
          <table:table-cell table:style-name="ce20" table:formula="of:=&quot;INSERT INTO currency (currency_id, name, alpha_code, num_code, minor_unit) VALUES (&quot; &amp;  [.C130] &amp; &quot;,'&quot; &amp; [.D130] &amp; &quot;','&quot; &amp; [.E130] &amp; &quot;',&quot; &amp; [.F130] &amp; &quot;,&quot; &amp; [.G130] &amp; &quot;);&quot;" office:value-type="string" office:string-value="INSERT INTO currency (currency_id, name, alpha_code, num_code, minor_unit) VALUES (126,'Australian Dollar','AUD',036,2);" calcext:value-type="string">
            <text:p>INSERT INTO currency (currency_id, name, alpha_code, num_code, minor_unit) VALUES (126,'Australian Dollar','AUD',036,2);</text:p>
          </table:table-cell>
          <table:table-cell table:style-name="ce20" table:number-columns-repeated="1012"/>
        </table:table-row>
        <table:table-row table:style-name="ro2">
          <table:table-cell table:style-name="ce12" office:value-type="string" calcext:value-type="string">
            <text:p>KOREA (THE DEMOCRATIC PEOPLE’S REPUBLIC OF)</text:p>
          </table:table-cell>
          <table:table-cell table:style-name="ce63" table:formula="of:=VLOOKUP([.A131];[.I105:.J350];2)" office:value-type="float" office:value="118" calcext:value-type="float">
            <text:p>118</text:p>
          </table:table-cell>
          <table:table-cell table:style-name="Default" office:value-type="float" office:value="127" calcext:value-type="float">
            <text:p>127</text:p>
          </table:table-cell>
          <table:table-cell table:style-name="ce23" office:value-type="string" calcext:value-type="string">
            <text:p>North Korean Won</text:p>
          </table:table-cell>
          <table:table-cell table:style-name="ce30" office:value-type="string" calcext:value-type="string">
            <text:p>KPW</text:p>
          </table:table-cell>
          <table:table-cell table:style-name="ce30" office:value-type="string" calcext:value-type="string">
            <text:p>40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Libya</text:p>
          </table:table-cell>
          <table:table-cell office:value-type="float" office:value="127" calcext:value-type="float">
            <text:p>127</text:p>
          </table:table-cell>
          <table:table-cell table:style-name="ce20" table:formula="of:=&quot;insert into country_currency (country_id, currency_id) values (&quot; &amp; [.B131] &amp; &quot;,&quot; &amp; [.C131] &amp; &quot;);&quot;" office:value-type="string" office:string-value="insert into country_currency (country_id, currency_id) values (118,127);" calcext:value-type="string">
            <text:p>insert into country_currency (country_id, currency_id) values (118,127);</text:p>
          </table:table-cell>
          <table:table-cell table:style-name="ce20" table:formula="of:=&quot;INSERT INTO currency (currency_id, name, alpha_code, num_code, minor_unit) VALUES (&quot; &amp;  [.C131] &amp; &quot;,'&quot; &amp; [.D131] &amp; &quot;','&quot; &amp; [.E131] &amp; &quot;',&quot; &amp; [.F131] &amp; &quot;,&quot; &amp; [.G131] &amp; &quot;);&quot;" office:value-type="string" office:string-value="INSERT INTO currency (currency_id, name, alpha_code, num_code, minor_unit) VALUES (127,'North Korean Won','KPW',408,2);" calcext:value-type="string">
            <text:p>INSERT INTO currency (currency_id, name, alpha_code, num_code, minor_unit) VALUES (127,'North Korean Won','KPW',408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KOREA (THE REPUBLIC OF)</text:p>
          </table:table-cell>
          <table:table-cell table:style-name="ce63" table:formula="of:=VLOOKUP([.A132];[.I106:.J351];2)" office:value-type="float" office:value="119" calcext:value-type="float">
            <text:p>119</text:p>
          </table:table-cell>
          <table:table-cell table:style-name="Default" office:value-type="float" office:value="128" calcext:value-type="float">
            <text:p>128</text:p>
          </table:table-cell>
          <table:table-cell table:style-name="ce23" office:value-type="string" calcext:value-type="string">
            <text:p>Won</text:p>
          </table:table-cell>
          <table:table-cell table:style-name="ce30" office:value-type="string" calcext:value-type="string">
            <text:p>KRW</text:p>
          </table:table-cell>
          <table:table-cell table:style-name="ce30" office:value-type="string" calcext:value-type="string">
            <text:p>410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Liechtenstein</text:p>
          </table:table-cell>
          <table:table-cell office:value-type="float" office:value="128" calcext:value-type="float">
            <text:p>128</text:p>
          </table:table-cell>
          <table:table-cell table:style-name="ce20" table:formula="of:=&quot;insert into country_currency (country_id, currency_id) values (&quot; &amp; [.B132] &amp; &quot;,&quot; &amp; [.C132] &amp; &quot;);&quot;" office:value-type="string" office:string-value="insert into country_currency (country_id, currency_id) values (119,128);" calcext:value-type="string">
            <text:p>insert into country_currency (country_id, currency_id) values (119,128);</text:p>
          </table:table-cell>
          <table:table-cell table:style-name="ce20" table:formula="of:=&quot;INSERT INTO currency (currency_id, name, alpha_code, num_code, minor_unit) VALUES (&quot; &amp;  [.C132] &amp; &quot;,'&quot; &amp; [.D132] &amp; &quot;','&quot; &amp; [.E132] &amp; &quot;',&quot; &amp; [.F132] &amp; &quot;,&quot; &amp; [.G132] &amp; &quot;);&quot;" office:value-type="string" office:string-value="INSERT INTO currency (currency_id, name, alpha_code, num_code, minor_unit) VALUES (128,'Won','KRW',410,0);" calcext:value-type="string">
            <text:p>INSERT INTO currency (currency_id, name, alpha_code, num_code, minor_unit) VALUES (128,'Won','KRW',410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KUWAIT</text:p>
          </table:table-cell>
          <table:table-cell table:style-name="ce63" table:formula="of:=VLOOKUP([.A133];[.I107:.J352];2)" office:value-type="float" office:value="120" calcext:value-type="float">
            <text:p>120</text:p>
          </table:table-cell>
          <table:table-cell table:style-name="Default" office:value-type="float" office:value="129" calcext:value-type="float">
            <text:p>129</text:p>
          </table:table-cell>
          <table:table-cell table:style-name="ce23" office:value-type="string" calcext:value-type="string">
            <text:p>Kuwaiti Dinar</text:p>
          </table:table-cell>
          <table:table-cell table:style-name="ce30" office:value-type="string" calcext:value-type="string">
            <text:p>KWD</text:p>
          </table:table-cell>
          <table:table-cell table:style-name="ce30" office:value-type="string" calcext:value-type="string">
            <text:p>414</text:p>
          </table:table-cell>
          <table:table-cell table:style-name="ce30" office:value-type="string" calcext:value-type="string">
            <text:p>3</text:p>
          </table:table-cell>
          <table:table-cell table:style-name="ce41"/>
          <table:table-cell table:style-name="ce2" office:value-type="string" calcext:value-type="string">
            <text:p>Lithuania</text:p>
          </table:table-cell>
          <table:table-cell office:value-type="float" office:value="129" calcext:value-type="float">
            <text:p>129</text:p>
          </table:table-cell>
          <table:table-cell table:style-name="ce20" table:formula="of:=&quot;insert into country_currency (country_id, currency_id) values (&quot; &amp; [.B133] &amp; &quot;,&quot; &amp; [.C133] &amp; &quot;);&quot;" office:value-type="string" office:string-value="insert into country_currency (country_id, currency_id) values (120,129);" calcext:value-type="string">
            <text:p>insert into country_currency (country_id, currency_id) values (120,129);</text:p>
          </table:table-cell>
          <table:table-cell table:style-name="ce20" table:formula="of:=&quot;INSERT INTO currency (currency_id, name, alpha_code, num_code, minor_unit) VALUES (&quot; &amp;  [.C133] &amp; &quot;,'&quot; &amp; [.D133] &amp; &quot;','&quot; &amp; [.E133] &amp; &quot;',&quot; &amp; [.F133] &amp; &quot;,&quot; &amp; [.G133] &amp; &quot;);&quot;" office:value-type="string" office:string-value="INSERT INTO currency (currency_id, name, alpha_code, num_code, minor_unit) VALUES (129,'Kuwaiti Dinar','KWD',414,3);" calcext:value-type="string">
            <text:p>INSERT INTO currency (currency_id, name, alpha_code, num_code, minor_unit) VALUES (129,'Kuwaiti Dinar','KWD',414,3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KYRGYZSTAN</text:p>
          </table:table-cell>
          <table:table-cell table:style-name="ce63" table:formula="of:=VLOOKUP([.A134];[.I108:.J353];2)" office:value-type="float" office:value="121" calcext:value-type="float">
            <text:p>121</text:p>
          </table:table-cell>
          <table:table-cell table:style-name="Default" office:value-type="float" office:value="130" calcext:value-type="float">
            <text:p>130</text:p>
          </table:table-cell>
          <table:table-cell table:style-name="ce23" office:value-type="string" calcext:value-type="string">
            <text:p>Som</text:p>
          </table:table-cell>
          <table:table-cell table:style-name="ce30" office:value-type="string" calcext:value-type="string">
            <text:p>KGS</text:p>
          </table:table-cell>
          <table:table-cell table:style-name="ce30" office:value-type="string" calcext:value-type="string">
            <text:p>417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Luxembourg</text:p>
          </table:table-cell>
          <table:table-cell office:value-type="float" office:value="130" calcext:value-type="float">
            <text:p>130</text:p>
          </table:table-cell>
          <table:table-cell table:style-name="ce20" table:formula="of:=&quot;insert into country_currency (country_id, currency_id) values (&quot; &amp; [.B134] &amp; &quot;,&quot; &amp; [.C134] &amp; &quot;);&quot;" office:value-type="string" office:string-value="insert into country_currency (country_id, currency_id) values (121,130);" calcext:value-type="string">
            <text:p>insert into country_currency (country_id, currency_id) values (121,130);</text:p>
          </table:table-cell>
          <table:table-cell table:style-name="ce20" table:formula="of:=&quot;INSERT INTO currency (currency_id, name, alpha_code, num_code, minor_unit) VALUES (&quot; &amp;  [.C134] &amp; &quot;,'&quot; &amp; [.D134] &amp; &quot;','&quot; &amp; [.E134] &amp; &quot;',&quot; &amp; [.F134] &amp; &quot;,&quot; &amp; [.G134] &amp; &quot;);&quot;" office:value-type="string" office:string-value="INSERT INTO currency (currency_id, name, alpha_code, num_code, minor_unit) VALUES (130,'Som','KGS',417,2);" calcext:value-type="string">
            <text:p>INSERT INTO currency (currency_id, name, alpha_code, num_code, minor_unit) VALUES (130,'Som','KGS',417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LAO PEOPLE’S DEMOCRATIC REPUBLIC (THE)</text:p>
          </table:table-cell>
          <table:table-cell table:style-name="ce63" table:formula="of:=VLOOKUP([.A135];[.I109:.J354];2)" office:value-type="float" office:value="122" calcext:value-type="float">
            <text:p>122</text:p>
          </table:table-cell>
          <table:table-cell table:style-name="Default" office:value-type="float" office:value="131" calcext:value-type="float">
            <text:p>131</text:p>
          </table:table-cell>
          <table:table-cell table:style-name="ce23" office:value-type="string" calcext:value-type="string">
            <text:p>Lao Kip</text:p>
          </table:table-cell>
          <table:table-cell table:style-name="ce30" office:value-type="string" calcext:value-type="string">
            <text:p>LAK</text:p>
          </table:table-cell>
          <table:table-cell table:style-name="ce30" office:value-type="string" calcext:value-type="string">
            <text:p>41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cao</text:p>
          </table:table-cell>
          <table:table-cell office:value-type="float" office:value="131" calcext:value-type="float">
            <text:p>131</text:p>
          </table:table-cell>
          <table:table-cell table:style-name="ce20" table:formula="of:=&quot;insert into country_currency (country_id, currency_id) values (&quot; &amp; [.B135] &amp; &quot;,&quot; &amp; [.C135] &amp; &quot;);&quot;" office:value-type="string" office:string-value="insert into country_currency (country_id, currency_id) values (122,131);" calcext:value-type="string">
            <text:p>insert into country_currency (country_id, currency_id) values (122,131);</text:p>
          </table:table-cell>
          <table:table-cell table:style-name="ce20" table:formula="of:=&quot;INSERT INTO currency (currency_id, name, alpha_code, num_code, minor_unit) VALUES (&quot; &amp;  [.C135] &amp; &quot;,'&quot; &amp; [.D135] &amp; &quot;','&quot; &amp; [.E135] &amp; &quot;',&quot; &amp; [.F135] &amp; &quot;,&quot; &amp; [.G135] &amp; &quot;);&quot;" office:value-type="string" office:string-value="INSERT INTO currency (currency_id, name, alpha_code, num_code, minor_unit) VALUES (131,'Lao Kip','LAK',418,2);" calcext:value-type="string">
            <text:p>INSERT INTO currency (currency_id, name, alpha_code, num_code, minor_unit) VALUES (131,'Lao Kip','LAK',41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LATVIA</text:p>
          </table:table-cell>
          <table:table-cell table:style-name="ce63" table:formula="of:=VLOOKUP([.A136];[.I110:.J355];2)" office:value-type="float" office:value="123" calcext:value-type="float">
            <text:p>123</text:p>
          </table:table-cell>
          <table:table-cell table:style-name="Default" office:value-type="float" office:value="132" calcext:value-type="float">
            <text:p>132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dagascar</text:p>
          </table:table-cell>
          <table:table-cell office:value-type="float" office:value="132" calcext:value-type="float">
            <text:p>132</text:p>
          </table:table-cell>
          <table:table-cell table:style-name="ce20" table:formula="of:=&quot;insert into country_currency (country_id, currency_id) values (&quot; &amp; [.B136] &amp; &quot;,&quot; &amp; [.C136] &amp; &quot;);&quot;" office:value-type="string" office:string-value="insert into country_currency (country_id, currency_id) values (123,132);" calcext:value-type="string">
            <text:p>insert into country_currency (country_id, currency_id) values (123,132);</text:p>
          </table:table-cell>
          <table:table-cell table:style-name="ce20" table:formula="of:=&quot;INSERT INTO currency (currency_id, name, alpha_code, num_code, minor_unit) VALUES (&quot; &amp;  [.C136] &amp; &quot;,'&quot; &amp; [.D136] &amp; &quot;','&quot; &amp; [.E136] &amp; &quot;',&quot; &amp; [.F136] &amp; &quot;,&quot; &amp; [.G136] &amp; &quot;);&quot;" office:value-type="string" office:string-value="INSERT INTO currency (currency_id, name, alpha_code, num_code, minor_unit) VALUES (132,'Euro','EUR',978,2);" calcext:value-type="string">
            <text:p>INSERT INTO currency (currency_id, name, alpha_code, num_code, minor_unit) VALUES (132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LEBANON</text:p>
          </table:table-cell>
          <table:table-cell table:style-name="ce63" table:formula="of:=VLOOKUP([.A137];[.I111:.J356];2)" office:value-type="float" office:value="124" calcext:value-type="float">
            <text:p>124</text:p>
          </table:table-cell>
          <table:table-cell table:style-name="Default" office:value-type="float" office:value="133" calcext:value-type="float">
            <text:p>133</text:p>
          </table:table-cell>
          <table:table-cell table:style-name="ce23" office:value-type="string" calcext:value-type="string">
            <text:p>Lebanese Pound</text:p>
          </table:table-cell>
          <table:table-cell table:style-name="ce30" office:value-type="string" calcext:value-type="string">
            <text:p>LBP</text:p>
          </table:table-cell>
          <table:table-cell table:style-name="ce30" office:value-type="string" calcext:value-type="string">
            <text:p>42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lawi</text:p>
          </table:table-cell>
          <table:table-cell office:value-type="float" office:value="133" calcext:value-type="float">
            <text:p>133</text:p>
          </table:table-cell>
          <table:table-cell table:style-name="ce20" table:formula="of:=&quot;insert into country_currency (country_id, currency_id) values (&quot; &amp; [.B137] &amp; &quot;,&quot; &amp; [.C137] &amp; &quot;);&quot;" office:value-type="string" office:string-value="insert into country_currency (country_id, currency_id) values (124,133);" calcext:value-type="string">
            <text:p>insert into country_currency (country_id, currency_id) values (124,133);</text:p>
          </table:table-cell>
          <table:table-cell table:style-name="ce20" table:formula="of:=&quot;INSERT INTO currency (currency_id, name, alpha_code, num_code, minor_unit) VALUES (&quot; &amp;  [.C137] &amp; &quot;,'&quot; &amp; [.D137] &amp; &quot;','&quot; &amp; [.E137] &amp; &quot;',&quot; &amp; [.F137] &amp; &quot;,&quot; &amp; [.G137] &amp; &quot;);&quot;" office:value-type="string" office:string-value="INSERT INTO currency (currency_id, name, alpha_code, num_code, minor_unit) VALUES (133,'Lebanese Pound','LBP',422,2);" calcext:value-type="string">
            <text:p>INSERT INTO currency (currency_id, name, alpha_code, num_code, minor_unit) VALUES (133,'Lebanese Pound','LBP',42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LESOTHO</text:p>
          </table:table-cell>
          <table:table-cell table:style-name="ce63" table:formula="of:=VLOOKUP([.A138];[.I112:.J357];2)" office:value-type="float" office:value="125" calcext:value-type="float">
            <text:p>125</text:p>
          </table:table-cell>
          <table:table-cell table:style-name="Default" office:value-type="float" office:value="134" calcext:value-type="float">
            <text:p>134</text:p>
          </table:table-cell>
          <table:table-cell table:style-name="ce23" office:value-type="string" calcext:value-type="string">
            <text:p>Loti</text:p>
          </table:table-cell>
          <table:table-cell table:style-name="ce30" office:value-type="string" calcext:value-type="string">
            <text:p>LSL</text:p>
          </table:table-cell>
          <table:table-cell table:style-name="ce30" office:value-type="string" calcext:value-type="string">
            <text:p>42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laysia</text:p>
          </table:table-cell>
          <table:table-cell office:value-type="float" office:value="134" calcext:value-type="float">
            <text:p>134</text:p>
          </table:table-cell>
          <table:table-cell table:style-name="ce20" table:formula="of:=&quot;insert into country_currency (country_id, currency_id) values (&quot; &amp; [.B138] &amp; &quot;,&quot; &amp; [.C138] &amp; &quot;);&quot;" office:value-type="string" office:string-value="insert into country_currency (country_id, currency_id) values (125,134);" calcext:value-type="string">
            <text:p>insert into country_currency (country_id, currency_id) values (125,134);</text:p>
          </table:table-cell>
          <table:table-cell table:style-name="ce20" table:formula="of:=&quot;INSERT INTO currency (currency_id, name, alpha_code, num_code, minor_unit) VALUES (&quot; &amp;  [.C138] &amp; &quot;,'&quot; &amp; [.D138] &amp; &quot;','&quot; &amp; [.E138] &amp; &quot;',&quot; &amp; [.F138] &amp; &quot;,&quot; &amp; [.G138] &amp; &quot;);&quot;" office:value-type="string" office:string-value="INSERT INTO currency (currency_id, name, alpha_code, num_code, minor_unit) VALUES (134,'Loti','LSL',426,2);" calcext:value-type="string">
            <text:p>INSERT INTO currency (currency_id, name, alpha_code, num_code, minor_unit) VALUES (134,'Loti','LSL',42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LESOTHO</text:p>
          </table:table-cell>
          <table:table-cell table:style-name="ce63" table:formula="of:=VLOOKUP([.A139];[.I113:.J358];2)" office:value-type="float" office:value="125" calcext:value-type="float">
            <text:p>125</text:p>
          </table:table-cell>
          <table:table-cell table:style-name="Default" office:value-type="float" office:value="135" calcext:value-type="float">
            <text:p>135</text:p>
          </table:table-cell>
          <table:table-cell table:style-name="ce23" office:value-type="string" calcext:value-type="string">
            <text:p>Rand</text:p>
          </table:table-cell>
          <table:table-cell table:style-name="ce30" office:value-type="string" calcext:value-type="string">
            <text:p>ZAR</text:p>
          </table:table-cell>
          <table:table-cell table:style-name="ce30" office:value-type="string" calcext:value-type="string">
            <text:p>71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ldives</text:p>
          </table:table-cell>
          <table:table-cell office:value-type="float" office:value="135" calcext:value-type="float">
            <text:p>135</text:p>
          </table:table-cell>
          <table:table-cell table:style-name="ce20" table:formula="of:=&quot;insert into country_currency (country_id, currency_id) values (&quot; &amp; [.B139] &amp; &quot;,&quot; &amp; [.C139] &amp; &quot;);&quot;" office:value-type="string" office:string-value="insert into country_currency (country_id, currency_id) values (125,135);" calcext:value-type="string">
            <text:p>insert into country_currency (country_id, currency_id) values (125,135);</text:p>
          </table:table-cell>
          <table:table-cell table:style-name="ce20" table:formula="of:=&quot;INSERT INTO currency (currency_id, name, alpha_code, num_code, minor_unit) VALUES (&quot; &amp;  [.C139] &amp; &quot;,'&quot; &amp; [.D139] &amp; &quot;','&quot; &amp; [.E139] &amp; &quot;',&quot; &amp; [.F139] &amp; &quot;,&quot; &amp; [.G139] &amp; &quot;);&quot;" office:value-type="string" office:string-value="INSERT INTO currency (currency_id, name, alpha_code, num_code, minor_unit) VALUES (135,'Rand','ZAR',710,2);" calcext:value-type="string">
            <text:p>INSERT INTO currency (currency_id, name, alpha_code, num_code, minor_unit) VALUES (135,'Rand','ZAR',710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LIBERIA</text:p>
          </table:table-cell>
          <table:table-cell table:style-name="ce63" table:formula="of:=VLOOKUP([.A140];[.I114:.J359];2)" office:value-type="float" office:value="126" calcext:value-type="float">
            <text:p>126</text:p>
          </table:table-cell>
          <table:table-cell table:style-name="Default" office:value-type="float" office:value="136" calcext:value-type="float">
            <text:p>136</text:p>
          </table:table-cell>
          <table:table-cell table:style-name="ce23" office:value-type="string" calcext:value-type="string">
            <text:p>Liberian Dollar</text:p>
          </table:table-cell>
          <table:table-cell table:style-name="ce30" office:value-type="string" calcext:value-type="string">
            <text:p>LRD</text:p>
          </table:table-cell>
          <table:table-cell table:style-name="ce30" office:value-type="string" calcext:value-type="string">
            <text:p>43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li</text:p>
          </table:table-cell>
          <table:table-cell office:value-type="float" office:value="136" calcext:value-type="float">
            <text:p>136</text:p>
          </table:table-cell>
          <table:table-cell table:style-name="ce20" table:formula="of:=&quot;insert into country_currency (country_id, currency_id) values (&quot; &amp; [.B140] &amp; &quot;,&quot; &amp; [.C140] &amp; &quot;);&quot;" office:value-type="string" office:string-value="insert into country_currency (country_id, currency_id) values (126,136);" calcext:value-type="string">
            <text:p>insert into country_currency (country_id, currency_id) values (126,136);</text:p>
          </table:table-cell>
          <table:table-cell table:style-name="ce20" table:formula="of:=&quot;INSERT INTO currency (currency_id, name, alpha_code, num_code, minor_unit) VALUES (&quot; &amp;  [.C140] &amp; &quot;,'&quot; &amp; [.D140] &amp; &quot;','&quot; &amp; [.E140] &amp; &quot;',&quot; &amp; [.F140] &amp; &quot;,&quot; &amp; [.G140] &amp; &quot;);&quot;" office:value-type="string" office:string-value="INSERT INTO currency (currency_id, name, alpha_code, num_code, minor_unit) VALUES (136,'Liberian Dollar','LRD',430,2);" calcext:value-type="string">
            <text:p>INSERT INTO currency (currency_id, name, alpha_code, num_code, minor_unit) VALUES (136,'Liberian Dollar','LRD',43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LIBYA</text:p>
          </table:table-cell>
          <table:table-cell table:style-name="ce63" table:formula="of:=VLOOKUP([.A141];[.I115:.J360];2)" office:value-type="float" office:value="127" calcext:value-type="float">
            <text:p>127</text:p>
          </table:table-cell>
          <table:table-cell table:style-name="Default" office:value-type="float" office:value="137" calcext:value-type="float">
            <text:p>137</text:p>
          </table:table-cell>
          <table:table-cell table:style-name="ce23" office:value-type="string" calcext:value-type="string">
            <text:p>Libyan Dinar</text:p>
          </table:table-cell>
          <table:table-cell table:style-name="ce30" office:value-type="string" calcext:value-type="string">
            <text:p>LYD</text:p>
          </table:table-cell>
          <table:table-cell table:style-name="ce30" office:value-type="string" calcext:value-type="string">
            <text:p>434</text:p>
          </table:table-cell>
          <table:table-cell table:style-name="ce30" office:value-type="string" calcext:value-type="string">
            <text:p>3</text:p>
          </table:table-cell>
          <table:table-cell table:style-name="ce41"/>
          <table:table-cell table:style-name="ce2" office:value-type="string" calcext:value-type="string">
            <text:p>Malta</text:p>
          </table:table-cell>
          <table:table-cell office:value-type="float" office:value="137" calcext:value-type="float">
            <text:p>137</text:p>
          </table:table-cell>
          <table:table-cell table:style-name="ce20" table:formula="of:=&quot;insert into country_currency (country_id, currency_id) values (&quot; &amp; [.B141] &amp; &quot;,&quot; &amp; [.C141] &amp; &quot;);&quot;" office:value-type="string" office:string-value="insert into country_currency (country_id, currency_id) values (127,137);" calcext:value-type="string">
            <text:p>insert into country_currency (country_id, currency_id) values (127,137);</text:p>
          </table:table-cell>
          <table:table-cell table:style-name="ce20" table:formula="of:=&quot;INSERT INTO currency (currency_id, name, alpha_code, num_code, minor_unit) VALUES (&quot; &amp;  [.C141] &amp; &quot;,'&quot; &amp; [.D141] &amp; &quot;','&quot; &amp; [.E141] &amp; &quot;',&quot; &amp; [.F141] &amp; &quot;,&quot; &amp; [.G141] &amp; &quot;);&quot;" office:value-type="string" office:string-value="INSERT INTO currency (currency_id, name, alpha_code, num_code, minor_unit) VALUES (137,'Libyan Dinar','LYD',434,3);" calcext:value-type="string">
            <text:p>INSERT INTO currency (currency_id, name, alpha_code, num_code, minor_unit) VALUES (137,'Libyan Dinar','LYD',434,3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LIECHTENSTEIN</text:p>
          </table:table-cell>
          <table:table-cell table:style-name="ce63" table:formula="of:=VLOOKUP([.A142];[.I116:.J361];2)" office:value-type="float" office:value="128" calcext:value-type="float">
            <text:p>128</text:p>
          </table:table-cell>
          <table:table-cell table:style-name="Default" office:value-type="float" office:value="138" calcext:value-type="float">
            <text:p>138</text:p>
          </table:table-cell>
          <table:table-cell table:style-name="ce23" office:value-type="string" calcext:value-type="string">
            <text:p>Swiss Franc</text:p>
          </table:table-cell>
          <table:table-cell table:style-name="ce30" office:value-type="string" calcext:value-type="string">
            <text:p>CHF</text:p>
          </table:table-cell>
          <table:table-cell table:style-name="ce30" office:value-type="string" calcext:value-type="string">
            <text:p>75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rshall Islands (the)</text:p>
          </table:table-cell>
          <table:table-cell office:value-type="float" office:value="138" calcext:value-type="float">
            <text:p>138</text:p>
          </table:table-cell>
          <table:table-cell table:style-name="ce20" table:formula="of:=&quot;insert into country_currency (country_id, currency_id) values (&quot; &amp; [.B142] &amp; &quot;,&quot; &amp; [.C142] &amp; &quot;);&quot;" office:value-type="string" office:string-value="insert into country_currency (country_id, currency_id) values (128,138);" calcext:value-type="string">
            <text:p>insert into country_currency (country_id, currency_id) values (128,138);</text:p>
          </table:table-cell>
          <table:table-cell table:style-name="ce20" table:formula="of:=&quot;INSERT INTO currency (currency_id, name, alpha_code, num_code, minor_unit) VALUES (&quot; &amp;  [.C142] &amp; &quot;,'&quot; &amp; [.D142] &amp; &quot;','&quot; &amp; [.E142] &amp; &quot;',&quot; &amp; [.F142] &amp; &quot;,&quot; &amp; [.G142] &amp; &quot;);&quot;" office:value-type="string" office:string-value="INSERT INTO currency (currency_id, name, alpha_code, num_code, minor_unit) VALUES (138,'Swiss Franc','CHF',756,2);" calcext:value-type="string">
            <text:p>INSERT INTO currency (currency_id, name, alpha_code, num_code, minor_unit) VALUES (138,'Swiss Franc','CHF',75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LITHUANIA</text:p>
          </table:table-cell>
          <table:table-cell table:style-name="ce63" table:formula="of:=VLOOKUP([.A143];[.I117:.J362];2)" office:value-type="float" office:value="129" calcext:value-type="float">
            <text:p>129</text:p>
          </table:table-cell>
          <table:table-cell table:style-name="Default" office:value-type="float" office:value="139" calcext:value-type="float">
            <text:p>139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rtinique</text:p>
          </table:table-cell>
          <table:table-cell office:value-type="float" office:value="139" calcext:value-type="float">
            <text:p>139</text:p>
          </table:table-cell>
          <table:table-cell table:style-name="ce20" table:formula="of:=&quot;insert into country_currency (country_id, currency_id) values (&quot; &amp; [.B143] &amp; &quot;,&quot; &amp; [.C143] &amp; &quot;);&quot;" office:value-type="string" office:string-value="insert into country_currency (country_id, currency_id) values (129,139);" calcext:value-type="string">
            <text:p>insert into country_currency (country_id, currency_id) values (129,139);</text:p>
          </table:table-cell>
          <table:table-cell table:style-name="ce20" table:formula="of:=&quot;INSERT INTO currency (currency_id, name, alpha_code, num_code, minor_unit) VALUES (&quot; &amp;  [.C143] &amp; &quot;,'&quot; &amp; [.D143] &amp; &quot;','&quot; &amp; [.E143] &amp; &quot;',&quot; &amp; [.F143] &amp; &quot;,&quot; &amp; [.G143] &amp; &quot;);&quot;" office:value-type="string" office:string-value="INSERT INTO currency (currency_id, name, alpha_code, num_code, minor_unit) VALUES (139,'Euro','EUR',978,2);" calcext:value-type="string">
            <text:p>INSERT INTO currency (currency_id, name, alpha_code, num_code, minor_unit) VALUES (139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LUXEMBOURG</text:p>
          </table:table-cell>
          <table:table-cell table:style-name="ce63" table:formula="of:=VLOOKUP([.A144];[.I118:.J363];2)" office:value-type="float" office:value="130" calcext:value-type="float">
            <text:p>130</text:p>
          </table:table-cell>
          <table:table-cell table:style-name="Default" office:value-type="float" office:value="140" calcext:value-type="float">
            <text:p>140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uritania</text:p>
          </table:table-cell>
          <table:table-cell office:value-type="float" office:value="140" calcext:value-type="float">
            <text:p>140</text:p>
          </table:table-cell>
          <table:table-cell table:style-name="ce20" table:formula="of:=&quot;insert into country_currency (country_id, currency_id) values (&quot; &amp; [.B144] &amp; &quot;,&quot; &amp; [.C144] &amp; &quot;);&quot;" office:value-type="string" office:string-value="insert into country_currency (country_id, currency_id) values (130,140);" calcext:value-type="string">
            <text:p>insert into country_currency (country_id, currency_id) values (130,140);</text:p>
          </table:table-cell>
          <table:table-cell table:style-name="ce20" table:formula="of:=&quot;INSERT INTO currency (currency_id, name, alpha_code, num_code, minor_unit) VALUES (&quot; &amp;  [.C144] &amp; &quot;,'&quot; &amp; [.D144] &amp; &quot;','&quot; &amp; [.E144] &amp; &quot;',&quot; &amp; [.F144] &amp; &quot;,&quot; &amp; [.G144] &amp; &quot;);&quot;" office:value-type="string" office:string-value="INSERT INTO currency (currency_id, name, alpha_code, num_code, minor_unit) VALUES (140,'Euro','EUR',978,2);" calcext:value-type="string">
            <text:p>INSERT INTO currency (currency_id, name, alpha_code, num_code, minor_unit) VALUES (140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ACAO</text:p>
          </table:table-cell>
          <table:table-cell table:style-name="ce63" table:formula="of:=VLOOKUP([.A145];[.I119:.J364];2)" office:value-type="float" office:value="131" calcext:value-type="float">
            <text:p>131</text:p>
          </table:table-cell>
          <table:table-cell table:style-name="Default" office:value-type="float" office:value="141" calcext:value-type="float">
            <text:p>141</text:p>
          </table:table-cell>
          <table:table-cell table:style-name="ce23" office:value-type="string" calcext:value-type="string">
            <text:p>Pataca</text:p>
          </table:table-cell>
          <table:table-cell table:style-name="ce30" office:value-type="string" calcext:value-type="string">
            <text:p>MOP</text:p>
          </table:table-cell>
          <table:table-cell table:style-name="ce30" office:value-type="string" calcext:value-type="string">
            <text:p>44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uritius</text:p>
          </table:table-cell>
          <table:table-cell office:value-type="float" office:value="141" calcext:value-type="float">
            <text:p>141</text:p>
          </table:table-cell>
          <table:table-cell table:style-name="ce20" table:formula="of:=&quot;insert into country_currency (country_id, currency_id) values (&quot; &amp; [.B145] &amp; &quot;,&quot; &amp; [.C145] &amp; &quot;);&quot;" office:value-type="string" office:string-value="insert into country_currency (country_id, currency_id) values (131,141);" calcext:value-type="string">
            <text:p>insert into country_currency (country_id, currency_id) values (131,141);</text:p>
          </table:table-cell>
          <table:table-cell table:style-name="ce20" table:formula="of:=&quot;INSERT INTO currency (currency_id, name, alpha_code, num_code, minor_unit) VALUES (&quot; &amp;  [.C145] &amp; &quot;,'&quot; &amp; [.D145] &amp; &quot;','&quot; &amp; [.E145] &amp; &quot;',&quot; &amp; [.F145] &amp; &quot;,&quot; &amp; [.G145] &amp; &quot;);&quot;" office:value-type="string" office:string-value="INSERT INTO currency (currency_id, name, alpha_code, num_code, minor_unit) VALUES (141,'Pataca','MOP',446,2);" calcext:value-type="string">
            <text:p>INSERT INTO currency (currency_id, name, alpha_code, num_code, minor_unit) VALUES (141,'Pataca','MOP',446,2);</text:p>
          </table:table-cell>
          <table:table-cell table:style-name="ce20" table:number-columns-repeated="1012"/>
        </table:table-row>
        <table:table-row table:style-name="ro8">
          <table:table-cell table:style-name="ce14" office:value-type="string" calcext:value-type="string">
            <text:p>MACEDONIA (THE FORMER YUGOSLAV REPUBLIC OF)</text:p>
          </table:table-cell>
          <table:table-cell table:style-name="ce63" table:formula="of:=VLOOKUP([.A146];[.I120:.J365];2)" office:value-type="float" office:value="131" calcext:value-type="float">
            <text:p>131</text:p>
          </table:table-cell>
          <table:table-cell table:style-name="Default" office:value-type="float" office:value="142" calcext:value-type="float">
            <text:p>142</text:p>
          </table:table-cell>
          <table:table-cell table:style-name="ce23" office:value-type="string" calcext:value-type="string">
            <text:p>Denar</text:p>
          </table:table-cell>
          <table:table-cell table:style-name="ce30" office:value-type="string" calcext:value-type="string">
            <text:p>MKD</text:p>
          </table:table-cell>
          <table:table-cell table:style-name="ce30" office:value-type="string" calcext:value-type="string">
            <text:p>807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ayotte</text:p>
          </table:table-cell>
          <table:table-cell office:value-type="float" office:value="142" calcext:value-type="float">
            <text:p>142</text:p>
          </table:table-cell>
          <table:table-cell table:style-name="ce20" table:formula="of:=&quot;insert into country_currency (country_id, currency_id) values (&quot; &amp; [.B146] &amp; &quot;,&quot; &amp; [.C146] &amp; &quot;);&quot;" office:value-type="string" office:string-value="insert into country_currency (country_id, currency_id) values (131,142);" calcext:value-type="string">
            <text:p>insert into country_currency (country_id, currency_id) values (131,142);</text:p>
          </table:table-cell>
          <table:table-cell table:style-name="ce20" table:formula="of:=&quot;INSERT INTO currency (currency_id, name, alpha_code, num_code, minor_unit) VALUES (&quot; &amp;  [.C146] &amp; &quot;,'&quot; &amp; [.D146] &amp; &quot;','&quot; &amp; [.E146] &amp; &quot;',&quot; &amp; [.F146] &amp; &quot;,&quot; &amp; [.G146] &amp; &quot;);&quot;" office:value-type="string" office:string-value="INSERT INTO currency (currency_id, name, alpha_code, num_code, minor_unit) VALUES (142,'Denar','MKD',807,2);" calcext:value-type="string">
            <text:p>INSERT INTO currency (currency_id, name, alpha_code, num_code, minor_unit) VALUES (142,'Denar','MKD',807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ADAGASCAR</text:p>
          </table:table-cell>
          <table:table-cell table:style-name="ce63" table:formula="of:=VLOOKUP([.A147];[.I121:.J366];2)" office:value-type="float" office:value="132" calcext:value-type="float">
            <text:p>132</text:p>
          </table:table-cell>
          <table:table-cell table:style-name="Default" office:value-type="float" office:value="143" calcext:value-type="float">
            <text:p>143</text:p>
          </table:table-cell>
          <table:table-cell table:style-name="ce23" office:value-type="string" calcext:value-type="string">
            <text:p>Malagasy Ariary</text:p>
          </table:table-cell>
          <table:table-cell table:style-name="ce30" office:value-type="string" calcext:value-type="string">
            <text:p>MGA</text:p>
          </table:table-cell>
          <table:table-cell table:style-name="ce30" office:value-type="string" calcext:value-type="string">
            <text:p>969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exico</text:p>
          </table:table-cell>
          <table:table-cell office:value-type="float" office:value="143" calcext:value-type="float">
            <text:p>143</text:p>
          </table:table-cell>
          <table:table-cell table:style-name="ce20" table:formula="of:=&quot;insert into country_currency (country_id, currency_id) values (&quot; &amp; [.B147] &amp; &quot;,&quot; &amp; [.C147] &amp; &quot;);&quot;" office:value-type="string" office:string-value="insert into country_currency (country_id, currency_id) values (132,143);" calcext:value-type="string">
            <text:p>insert into country_currency (country_id, currency_id) values (132,143);</text:p>
          </table:table-cell>
          <table:table-cell table:style-name="ce20" table:formula="of:=&quot;INSERT INTO currency (currency_id, name, alpha_code, num_code, minor_unit) VALUES (&quot; &amp;  [.C147] &amp; &quot;,'&quot; &amp; [.D147] &amp; &quot;','&quot; &amp; [.E147] &amp; &quot;',&quot; &amp; [.F147] &amp; &quot;,&quot; &amp; [.G147] &amp; &quot;);&quot;" office:value-type="string" office:string-value="INSERT INTO currency (currency_id, name, alpha_code, num_code, minor_unit) VALUES (143,'Malagasy Ariary','MGA',969,2);" calcext:value-type="string">
            <text:p>INSERT INTO currency (currency_id, name, alpha_code, num_code, minor_unit) VALUES (143,'Malagasy Ariary','MGA',969,2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MALAWI</text:p>
          </table:table-cell>
          <table:table-cell table:style-name="ce63" table:formula="of:=VLOOKUP([.A148];[.I122:.J367];2)" office:value-type="float" office:value="133" calcext:value-type="float">
            <text:p>133</text:p>
          </table:table-cell>
          <table:table-cell table:style-name="Default" office:value-type="float" office:value="144" calcext:value-type="float">
            <text:p>144</text:p>
          </table:table-cell>
          <table:table-cell table:style-name="ce23" office:value-type="string" calcext:value-type="string">
            <text:p>Malawi Kwacha</text:p>
          </table:table-cell>
          <table:table-cell table:style-name="ce30" office:value-type="string" calcext:value-type="string">
            <text:p>MWK</text:p>
          </table:table-cell>
          <table:table-cell table:style-name="ce30" office:value-type="string" calcext:value-type="string">
            <text:p>45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icronesia (Federated States of)</text:p>
          </table:table-cell>
          <table:table-cell office:value-type="float" office:value="144" calcext:value-type="float">
            <text:p>144</text:p>
          </table:table-cell>
          <table:table-cell table:style-name="ce20" table:formula="of:=&quot;insert into country_currency (country_id, currency_id) values (&quot; &amp; [.B148] &amp; &quot;,&quot; &amp; [.C148] &amp; &quot;);&quot;" office:value-type="string" office:string-value="insert into country_currency (country_id, currency_id) values (133,144);" calcext:value-type="string">
            <text:p>insert into country_currency (country_id, currency_id) values (133,144);</text:p>
          </table:table-cell>
          <table:table-cell table:style-name="ce20" table:formula="of:=&quot;INSERT INTO currency (currency_id, name, alpha_code, num_code, minor_unit) VALUES (&quot; &amp;  [.C148] &amp; &quot;,'&quot; &amp; [.D148] &amp; &quot;','&quot; &amp; [.E148] &amp; &quot;',&quot; &amp; [.F148] &amp; &quot;,&quot; &amp; [.G148] &amp; &quot;);&quot;" office:value-type="string" office:string-value="INSERT INTO currency (currency_id, name, alpha_code, num_code, minor_unit) VALUES (144,'Malawi Kwacha','MWK',454,2);" calcext:value-type="string">
            <text:p>INSERT INTO currency (currency_id, name, alpha_code, num_code, minor_unit) VALUES (144,'Malawi Kwacha','MWK',454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MALAYSIA</text:p>
          </table:table-cell>
          <table:table-cell table:style-name="ce63" table:formula="of:=VLOOKUP([.A149];[.I123:.J368];2)" office:value-type="float" office:value="134" calcext:value-type="float">
            <text:p>134</text:p>
          </table:table-cell>
          <table:table-cell table:style-name="Default" office:value-type="float" office:value="145" calcext:value-type="float">
            <text:p>145</text:p>
          </table:table-cell>
          <table:table-cell table:style-name="ce23" office:value-type="string" calcext:value-type="string">
            <text:p>Malaysian Ringgit</text:p>
          </table:table-cell>
          <table:table-cell table:style-name="ce30" office:value-type="string" calcext:value-type="string">
            <text:p>MYR</text:p>
          </table:table-cell>
          <table:table-cell table:style-name="ce30" office:value-type="string" calcext:value-type="string">
            <text:p>45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oldova (the Republic of)</text:p>
          </table:table-cell>
          <table:table-cell office:value-type="float" office:value="145" calcext:value-type="float">
            <text:p>145</text:p>
          </table:table-cell>
          <table:table-cell table:style-name="ce20" table:formula="of:=&quot;insert into country_currency (country_id, currency_id) values (&quot; &amp; [.B149] &amp; &quot;,&quot; &amp; [.C149] &amp; &quot;);&quot;" office:value-type="string" office:string-value="insert into country_currency (country_id, currency_id) values (134,145);" calcext:value-type="string">
            <text:p>insert into country_currency (country_id, currency_id) values (134,145);</text:p>
          </table:table-cell>
          <table:table-cell table:style-name="ce20" table:formula="of:=&quot;INSERT INTO currency (currency_id, name, alpha_code, num_code, minor_unit) VALUES (&quot; &amp;  [.C149] &amp; &quot;,'&quot; &amp; [.D149] &amp; &quot;','&quot; &amp; [.E149] &amp; &quot;',&quot; &amp; [.F149] &amp; &quot;,&quot; &amp; [.G149] &amp; &quot;);&quot;" office:value-type="string" office:string-value="INSERT INTO currency (currency_id, name, alpha_code, num_code, minor_unit) VALUES (145,'Malaysian Ringgit','MYR',458,2);" calcext:value-type="string">
            <text:p>INSERT INTO currency (currency_id, name, alpha_code, num_code, minor_unit) VALUES (145,'Malaysian Ringgit','MYR',45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ALDIVES</text:p>
          </table:table-cell>
          <table:table-cell table:style-name="ce63" table:formula="of:=VLOOKUP([.A150];[.I124:.J369];2)" office:value-type="float" office:value="135" calcext:value-type="float">
            <text:p>135</text:p>
          </table:table-cell>
          <table:table-cell table:style-name="Default" office:value-type="float" office:value="146" calcext:value-type="float">
            <text:p>146</text:p>
          </table:table-cell>
          <table:table-cell table:style-name="ce23" office:value-type="string" calcext:value-type="string">
            <text:p>Rufiyaa</text:p>
          </table:table-cell>
          <table:table-cell table:style-name="ce30" office:value-type="string" calcext:value-type="string">
            <text:p>MVR</text:p>
          </table:table-cell>
          <table:table-cell table:style-name="ce30" office:value-type="string" calcext:value-type="string">
            <text:p>46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onaco</text:p>
          </table:table-cell>
          <table:table-cell office:value-type="float" office:value="146" calcext:value-type="float">
            <text:p>146</text:p>
          </table:table-cell>
          <table:table-cell table:style-name="ce20" table:formula="of:=&quot;insert into country_currency (country_id, currency_id) values (&quot; &amp; [.B150] &amp; &quot;,&quot; &amp; [.C150] &amp; &quot;);&quot;" office:value-type="string" office:string-value="insert into country_currency (country_id, currency_id) values (135,146);" calcext:value-type="string">
            <text:p>insert into country_currency (country_id, currency_id) values (135,146);</text:p>
          </table:table-cell>
          <table:table-cell table:style-name="ce20" table:formula="of:=&quot;INSERT INTO currency (currency_id, name, alpha_code, num_code, minor_unit) VALUES (&quot; &amp;  [.C150] &amp; &quot;,'&quot; &amp; [.D150] &amp; &quot;','&quot; &amp; [.E150] &amp; &quot;',&quot; &amp; [.F150] &amp; &quot;,&quot; &amp; [.G150] &amp; &quot;);&quot;" office:value-type="string" office:string-value="INSERT INTO currency (currency_id, name, alpha_code, num_code, minor_unit) VALUES (146,'Rufiyaa','MVR',462,2);" calcext:value-type="string">
            <text:p>INSERT INTO currency (currency_id, name, alpha_code, num_code, minor_unit) VALUES (146,'Rufiyaa','MVR',462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MALI</text:p>
          </table:table-cell>
          <table:table-cell table:style-name="ce63" table:formula="of:=VLOOKUP([.A151];[.I125:.J370];2)" office:value-type="float" office:value="136" calcext:value-type="float">
            <text:p>136</text:p>
          </table:table-cell>
          <table:table-cell table:style-name="Default" office:value-type="float" office:value="147" calcext:value-type="float">
            <text:p>147</text:p>
          </table:table-cell>
          <table:table-cell table:style-name="ce23" office:value-type="string" calcext:value-type="string">
            <text:p>CFA Franc BCEAO</text:p>
          </table:table-cell>
          <table:table-cell table:style-name="ce30" office:value-type="string" calcext:value-type="string">
            <text:p>XOF</text:p>
          </table:table-cell>
          <table:table-cell table:style-name="ce30" office:value-type="string" calcext:value-type="string">
            <text:p>95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Mongolia</text:p>
          </table:table-cell>
          <table:table-cell office:value-type="float" office:value="147" calcext:value-type="float">
            <text:p>147</text:p>
          </table:table-cell>
          <table:table-cell table:style-name="ce20" table:formula="of:=&quot;insert into country_currency (country_id, currency_id) values (&quot; &amp; [.B151] &amp; &quot;,&quot; &amp; [.C151] &amp; &quot;);&quot;" office:value-type="string" office:string-value="insert into country_currency (country_id, currency_id) values (136,147);" calcext:value-type="string">
            <text:p>insert into country_currency (country_id, currency_id) values (136,147);</text:p>
          </table:table-cell>
          <table:table-cell table:style-name="ce20" table:formula="of:=&quot;INSERT INTO currency (currency_id, name, alpha_code, num_code, minor_unit) VALUES (&quot; &amp;  [.C151] &amp; &quot;,'&quot; &amp; [.D151] &amp; &quot;','&quot; &amp; [.E151] &amp; &quot;',&quot; &amp; [.F151] &amp; &quot;,&quot; &amp; [.G151] &amp; &quot;);&quot;" office:value-type="string" office:string-value="INSERT INTO currency (currency_id, name, alpha_code, num_code, minor_unit) VALUES (147,'CFA Franc BCEAO','XOF',952,0);" calcext:value-type="string">
            <text:p>INSERT INTO currency (currency_id, name, alpha_code, num_code, minor_unit) VALUES (147,'CFA Franc BCEAO','XOF',952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ALTA</text:p>
          </table:table-cell>
          <table:table-cell table:style-name="ce63" table:formula="of:=VLOOKUP([.A152];[.I126:.J371];2)" office:value-type="float" office:value="137" calcext:value-type="float">
            <text:p>137</text:p>
          </table:table-cell>
          <table:table-cell table:style-name="Default" office:value-type="float" office:value="148" calcext:value-type="float">
            <text:p>148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ontenegro</text:p>
          </table:table-cell>
          <table:table-cell office:value-type="float" office:value="148" calcext:value-type="float">
            <text:p>148</text:p>
          </table:table-cell>
          <table:table-cell table:style-name="ce20" table:formula="of:=&quot;insert into country_currency (country_id, currency_id) values (&quot; &amp; [.B152] &amp; &quot;,&quot; &amp; [.C152] &amp; &quot;);&quot;" office:value-type="string" office:string-value="insert into country_currency (country_id, currency_id) values (137,148);" calcext:value-type="string">
            <text:p>insert into country_currency (country_id, currency_id) values (137,148);</text:p>
          </table:table-cell>
          <table:table-cell table:style-name="ce20" table:formula="of:=&quot;INSERT INTO currency (currency_id, name, alpha_code, num_code, minor_unit) VALUES (&quot; &amp;  [.C152] &amp; &quot;,'&quot; &amp; [.D152] &amp; &quot;','&quot; &amp; [.E152] &amp; &quot;',&quot; &amp; [.F152] &amp; &quot;,&quot; &amp; [.G152] &amp; &quot;);&quot;" office:value-type="string" office:string-value="INSERT INTO currency (currency_id, name, alpha_code, num_code, minor_unit) VALUES (148,'Euro','EUR',978,2);" calcext:value-type="string">
            <text:p>INSERT INTO currency (currency_id, name, alpha_code, num_code, minor_unit) VALUES (148,'Euro','EUR',978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MARSHALL ISLANDS (THE)</text:p>
          </table:table-cell>
          <table:table-cell table:style-name="ce63" table:formula="of:=VLOOKUP([.A153];[.I127:.J372];2)" office:value-type="float" office:value="138" calcext:value-type="float">
            <text:p>138</text:p>
          </table:table-cell>
          <table:table-cell table:style-name="Default" office:value-type="float" office:value="149" calcext:value-type="float">
            <text:p>149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ontserrat</text:p>
          </table:table-cell>
          <table:table-cell office:value-type="float" office:value="149" calcext:value-type="float">
            <text:p>149</text:p>
          </table:table-cell>
          <table:table-cell table:style-name="ce20" table:formula="of:=&quot;insert into country_currency (country_id, currency_id) values (&quot; &amp; [.B153] &amp; &quot;,&quot; &amp; [.C153] &amp; &quot;);&quot;" office:value-type="string" office:string-value="insert into country_currency (country_id, currency_id) values (138,149);" calcext:value-type="string">
            <text:p>insert into country_currency (country_id, currency_id) values (138,149);</text:p>
          </table:table-cell>
          <table:table-cell table:style-name="ce20" table:formula="of:=&quot;INSERT INTO currency (currency_id, name, alpha_code, num_code, minor_unit) VALUES (&quot; &amp;  [.C153] &amp; &quot;,'&quot; &amp; [.D153] &amp; &quot;','&quot; &amp; [.E153] &amp; &quot;',&quot; &amp; [.F153] &amp; &quot;,&quot; &amp; [.G153] &amp; &quot;);&quot;" office:value-type="string" office:string-value="INSERT INTO currency (currency_id, name, alpha_code, num_code, minor_unit) VALUES (149,'US Dollar','USD',840,2);" calcext:value-type="string">
            <text:p>INSERT INTO currency (currency_id, name, alpha_code, num_code, minor_unit) VALUES (149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ARTINIQUE</text:p>
          </table:table-cell>
          <table:table-cell table:style-name="ce63" table:formula="of:=VLOOKUP([.A154];[.I128:.J373];2)" office:value-type="float" office:value="139" calcext:value-type="float">
            <text:p>139</text:p>
          </table:table-cell>
          <table:table-cell table:style-name="Default" office:value-type="float" office:value="150" calcext:value-type="float">
            <text:p>150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orocco</text:p>
          </table:table-cell>
          <table:table-cell office:value-type="float" office:value="150" calcext:value-type="float">
            <text:p>150</text:p>
          </table:table-cell>
          <table:table-cell table:style-name="ce20" table:formula="of:=&quot;insert into country_currency (country_id, currency_id) values (&quot; &amp; [.B154] &amp; &quot;,&quot; &amp; [.C154] &amp; &quot;);&quot;" office:value-type="string" office:string-value="insert into country_currency (country_id, currency_id) values (139,150);" calcext:value-type="string">
            <text:p>insert into country_currency (country_id, currency_id) values (139,150);</text:p>
          </table:table-cell>
          <table:table-cell table:style-name="ce20" table:formula="of:=&quot;INSERT INTO currency (currency_id, name, alpha_code, num_code, minor_unit) VALUES (&quot; &amp;  [.C154] &amp; &quot;,'&quot; &amp; [.D154] &amp; &quot;','&quot; &amp; [.E154] &amp; &quot;',&quot; &amp; [.F154] &amp; &quot;,&quot; &amp; [.G154] &amp; &quot;);&quot;" office:value-type="string" office:string-value="INSERT INTO currency (currency_id, name, alpha_code, num_code, minor_unit) VALUES (150,'Euro','EUR',978,2);" calcext:value-type="string">
            <text:p>INSERT INTO currency (currency_id, name, alpha_code, num_code, minor_unit) VALUES (150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AURITANIA</text:p>
          </table:table-cell>
          <table:table-cell table:style-name="ce63" table:formula="of:=VLOOKUP([.A155];[.I129:.J374];2)" office:value-type="float" office:value="140" calcext:value-type="float">
            <text:p>140</text:p>
          </table:table-cell>
          <table:table-cell table:style-name="Default" office:value-type="float" office:value="151" calcext:value-type="float">
            <text:p>151</text:p>
          </table:table-cell>
          <table:table-cell table:style-name="ce23" office:value-type="string" calcext:value-type="string">
            <text:p>Ouguiya</text:p>
          </table:table-cell>
          <table:table-cell table:style-name="ce30" office:value-type="string" calcext:value-type="string">
            <text:p>MRU</text:p>
          </table:table-cell>
          <table:table-cell table:style-name="ce30" office:value-type="string" calcext:value-type="string">
            <text:p>929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ozambique</text:p>
          </table:table-cell>
          <table:table-cell office:value-type="float" office:value="151" calcext:value-type="float">
            <text:p>151</text:p>
          </table:table-cell>
          <table:table-cell table:style-name="ce20" table:formula="of:=&quot;insert into country_currency (country_id, currency_id) values (&quot; &amp; [.B155] &amp; &quot;,&quot; &amp; [.C155] &amp; &quot;);&quot;" office:value-type="string" office:string-value="insert into country_currency (country_id, currency_id) values (140,151);" calcext:value-type="string">
            <text:p>insert into country_currency (country_id, currency_id) values (140,151);</text:p>
          </table:table-cell>
          <table:table-cell table:style-name="ce20" table:formula="of:=&quot;INSERT INTO currency (currency_id, name, alpha_code, num_code, minor_unit) VALUES (&quot; &amp;  [.C155] &amp; &quot;,'&quot; &amp; [.D155] &amp; &quot;','&quot; &amp; [.E155] &amp; &quot;',&quot; &amp; [.F155] &amp; &quot;,&quot; &amp; [.G155] &amp; &quot;);&quot;" office:value-type="string" office:string-value="INSERT INTO currency (currency_id, name, alpha_code, num_code, minor_unit) VALUES (151,'Ouguiya','MRU',929,2);" calcext:value-type="string">
            <text:p>INSERT INTO currency (currency_id, name, alpha_code, num_code, minor_unit) VALUES (151,'Ouguiya','MRU',929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AURITIUS</text:p>
          </table:table-cell>
          <table:table-cell table:style-name="ce63" table:formula="of:=VLOOKUP([.A156];[.I130:.J375];2)" office:value-type="float" office:value="141" calcext:value-type="float">
            <text:p>141</text:p>
          </table:table-cell>
          <table:table-cell table:style-name="Default" office:value-type="float" office:value="152" calcext:value-type="float">
            <text:p>152</text:p>
          </table:table-cell>
          <table:table-cell table:style-name="ce23" office:value-type="string" calcext:value-type="string">
            <text:p>Mauritius Rupee</text:p>
          </table:table-cell>
          <table:table-cell table:style-name="ce30" office:value-type="string" calcext:value-type="string">
            <text:p>MUR</text:p>
          </table:table-cell>
          <table:table-cell table:style-name="ce30" office:value-type="string" calcext:value-type="string">
            <text:p>48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Myanmar</text:p>
          </table:table-cell>
          <table:table-cell office:value-type="float" office:value="152" calcext:value-type="float">
            <text:p>152</text:p>
          </table:table-cell>
          <table:table-cell table:style-name="ce20" table:formula="of:=&quot;insert into country_currency (country_id, currency_id) values (&quot; &amp; [.B156] &amp; &quot;,&quot; &amp; [.C156] &amp; &quot;);&quot;" office:value-type="string" office:string-value="insert into country_currency (country_id, currency_id) values (141,152);" calcext:value-type="string">
            <text:p>insert into country_currency (country_id, currency_id) values (141,152);</text:p>
          </table:table-cell>
          <table:table-cell table:style-name="ce20" table:formula="of:=&quot;INSERT INTO currency (currency_id, name, alpha_code, num_code, minor_unit) VALUES (&quot; &amp;  [.C156] &amp; &quot;,'&quot; &amp; [.D156] &amp; &quot;','&quot; &amp; [.E156] &amp; &quot;',&quot; &amp; [.F156] &amp; &quot;,&quot; &amp; [.G156] &amp; &quot;);&quot;" office:value-type="string" office:string-value="INSERT INTO currency (currency_id, name, alpha_code, num_code, minor_unit) VALUES (152,'Mauritius Rupee','MUR',480,2);" calcext:value-type="string">
            <text:p>INSERT INTO currency (currency_id, name, alpha_code, num_code, minor_unit) VALUES (152,'Mauritius Rupee','MUR',48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AYOTTE</text:p>
          </table:table-cell>
          <table:table-cell table:style-name="ce63" table:formula="of:=VLOOKUP([.A157];[.I131:.J376];2)" office:value-type="float" office:value="142" calcext:value-type="float">
            <text:p>142</text:p>
          </table:table-cell>
          <table:table-cell table:style-name="Default" office:value-type="float" office:value="153" calcext:value-type="float">
            <text:p>153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amibia</text:p>
          </table:table-cell>
          <table:table-cell office:value-type="float" office:value="153" calcext:value-type="float">
            <text:p>153</text:p>
          </table:table-cell>
          <table:table-cell table:style-name="ce20" table:formula="of:=&quot;insert into country_currency (country_id, currency_id) values (&quot; &amp; [.B157] &amp; &quot;,&quot; &amp; [.C157] &amp; &quot;);&quot;" office:value-type="string" office:string-value="insert into country_currency (country_id, currency_id) values (142,153);" calcext:value-type="string">
            <text:p>insert into country_currency (country_id, currency_id) values (142,153);</text:p>
          </table:table-cell>
          <table:table-cell table:style-name="ce20" table:formula="of:=&quot;INSERT INTO currency (currency_id, name, alpha_code, num_code, minor_unit) VALUES (&quot; &amp;  [.C157] &amp; &quot;,'&quot; &amp; [.D157] &amp; &quot;','&quot; &amp; [.E157] &amp; &quot;',&quot; &amp; [.F157] &amp; &quot;,&quot; &amp; [.G157] &amp; &quot;);&quot;" office:value-type="string" office:string-value="INSERT INTO currency (currency_id, name, alpha_code, num_code, minor_unit) VALUES (153,'Euro','EUR',978,2);" calcext:value-type="string">
            <text:p>INSERT INTO currency (currency_id, name, alpha_code, num_code, minor_unit) VALUES (153,'Euro','EUR',978,2);</text:p>
          </table:table-cell>
          <table:table-cell table:style-name="ce20" table:number-columns-repeated="1012"/>
        </table:table-row>
        <table:table-row table:style-name="ro14">
          <table:table-cell table:style-name="ce11" office:value-type="string" calcext:value-type="string">
            <text:p>MEMBER COUNTRIES OF THE AFRICAN DEVELOPMENT BANK GROUP</text:p>
          </table:table-cell>
          <table:table-cell table:style-name="ce63" table:formula="of:=VLOOKUP([.A158];[.I132:.J377];2)" office:value-type="float" office:value="142" calcext:value-type="float">
            <text:p>142</text:p>
          </table:table-cell>
          <table:table-cell table:style-name="Default" office:value-type="float" office:value="154" calcext:value-type="float">
            <text:p>154</text:p>
          </table:table-cell>
          <table:table-cell table:style-name="ce23" office:value-type="string" calcext:value-type="string">
            <text:p>ADB Unit of Account</text:p>
          </table:table-cell>
          <table:table-cell table:style-name="ce30" office:value-type="string" calcext:value-type="string">
            <text:p>XUA</text:p>
          </table:table-cell>
          <table:table-cell table:style-name="ce30" office:value-type="string" calcext:value-type="string">
            <text:p>965</text:p>
          </table:table-cell>
          <table:table-cell table:style-name="ce30" office:value-type="string" calcext:value-type="string">
            <text:p>N.A.</text:p>
          </table:table-cell>
          <table:table-cell table:style-name="ce41"/>
          <table:table-cell table:style-name="ce2" office:value-type="string" calcext:value-type="string">
            <text:p>Nauru</text:p>
          </table:table-cell>
          <table:table-cell office:value-type="float" office:value="154" calcext:value-type="float">
            <text:p>154</text:p>
          </table:table-cell>
          <table:table-cell table:style-name="ce20" table:formula="of:=&quot;insert into country_currency (country_id, currency_id) values (&quot; &amp; [.B158] &amp; &quot;,&quot; &amp; [.C158] &amp; &quot;);&quot;" office:value-type="string" office:string-value="insert into country_currency (country_id, currency_id) values (142,154);" calcext:value-type="string">
            <text:p>insert into country_currency (country_id, currency_id) values (142,154);</text:p>
          </table:table-cell>
          <table:table-cell table:style-name="ce20" table:formula="of:=&quot;INSERT INTO currency (currency_id, name, alpha_code, num_code, minor_unit) VALUES (&quot; &amp;  [.C158] &amp; &quot;,'&quot; &amp; [.D158] &amp; &quot;','&quot; &amp; [.E158] &amp; &quot;',&quot; &amp; [.F158] &amp; &quot;,&quot; &amp; [.G158] &amp; &quot;);&quot;" office:value-type="string" office:string-value="INSERT INTO currency (currency_id, name, alpha_code, num_code, minor_unit) VALUES (154,'ADB Unit of Account','XUA',965,N.A.);" calcext:value-type="string">
            <text:p>INSERT INTO currency (currency_id, name, alpha_code, num_code, minor_unit) VALUES (154,'ADB Unit of Account','XUA',965,N.A.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EXICO</text:p>
          </table:table-cell>
          <table:table-cell table:style-name="ce63" table:formula="of:=VLOOKUP([.A159];[.I133:.J378];2)" office:value-type="float" office:value="143" calcext:value-type="float">
            <text:p>143</text:p>
          </table:table-cell>
          <table:table-cell table:style-name="Default" office:value-type="float" office:value="155" calcext:value-type="float">
            <text:p>155</text:p>
          </table:table-cell>
          <table:table-cell table:style-name="ce23" office:value-type="string" calcext:value-type="string">
            <text:p>Mexican Peso</text:p>
          </table:table-cell>
          <table:table-cell table:style-name="ce30" office:value-type="string" calcext:value-type="string">
            <text:p>MXN</text:p>
          </table:table-cell>
          <table:table-cell table:style-name="ce30" office:value-type="string" calcext:value-type="string">
            <text:p>48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epal</text:p>
          </table:table-cell>
          <table:table-cell office:value-type="float" office:value="155" calcext:value-type="float">
            <text:p>155</text:p>
          </table:table-cell>
          <table:table-cell table:style-name="ce20" table:formula="of:=&quot;insert into country_currency (country_id, currency_id) values (&quot; &amp; [.B159] &amp; &quot;,&quot; &amp; [.C159] &amp; &quot;);&quot;" office:value-type="string" office:string-value="insert into country_currency (country_id, currency_id) values (143,155);" calcext:value-type="string">
            <text:p>insert into country_currency (country_id, currency_id) values (143,155);</text:p>
          </table:table-cell>
          <table:table-cell table:style-name="ce20" table:formula="of:=&quot;INSERT INTO currency (currency_id, name, alpha_code, num_code, minor_unit) VALUES (&quot; &amp;  [.C159] &amp; &quot;,'&quot; &amp; [.D159] &amp; &quot;','&quot; &amp; [.E159] &amp; &quot;',&quot; &amp; [.F159] &amp; &quot;,&quot; &amp; [.G159] &amp; &quot;);&quot;" office:value-type="string" office:string-value="INSERT INTO currency (currency_id, name, alpha_code, num_code, minor_unit) VALUES (155,'Mexican Peso','MXN',484,2);" calcext:value-type="string">
            <text:p>INSERT INTO currency (currency_id, name, alpha_code, num_code, minor_unit) VALUES (155,'Mexican Peso','MXN',484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MEXICO</text:p>
          </table:table-cell>
          <table:table-cell table:style-name="ce63" table:formula="of:=VLOOKUP([.A160];[.I134:.J379];2)" office:value-type="float" office:value="143" calcext:value-type="float">
            <text:p>143</text:p>
          </table:table-cell>
          <table:table-cell table:style-name="Default" office:value-type="float" office:value="156" calcext:value-type="float">
            <text:p>156</text:p>
          </table:table-cell>
          <table:table-cell table:style-name="ce23" office:value-type="string" calcext:value-type="string">
            <text:p>Mexican Unidad de Inversion (UDI)</text:p>
          </table:table-cell>
          <table:table-cell table:style-name="ce30" office:value-type="string" calcext:value-type="string">
            <text:p>MXV</text:p>
          </table:table-cell>
          <table:table-cell table:style-name="ce30" office:value-type="string" calcext:value-type="string">
            <text:p>979</text:p>
          </table:table-cell>
          <table:table-cell table:style-name="ce30" office:value-type="string" calcext:value-type="string">
            <text:p>2</text:p>
          </table:table-cell>
          <table:table-cell table:style-name="ce4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Netherlands (the)</text:p>
          </table:table-cell>
          <table:table-cell office:value-type="float" office:value="156" calcext:value-type="float">
            <text:p>156</text:p>
          </table:table-cell>
          <table:table-cell table:style-name="ce20" table:formula="of:=&quot;insert into country_currency (country_id, currency_id) values (&quot; &amp; [.B160] &amp; &quot;,&quot; &amp; [.C160] &amp; &quot;);&quot;" office:value-type="string" office:string-value="insert into country_currency (country_id, currency_id) values (143,156);" calcext:value-type="string">
            <text:p>insert into country_currency (country_id, currency_id) values (143,156);</text:p>
          </table:table-cell>
          <table:table-cell table:style-name="ce20" table:formula="of:=&quot;INSERT INTO currency (currency_id, name, alpha_code, num_code, minor_unit) VALUES (&quot; &amp;  [.C160] &amp; &quot;,'&quot; &amp; [.D160] &amp; &quot;','&quot; &amp; [.E160] &amp; &quot;',&quot; &amp; [.F160] &amp; &quot;,&quot; &amp; [.G160] &amp; &quot;);&quot;" office:value-type="string" office:string-value="INSERT INTO currency (currency_id, name, alpha_code, num_code, minor_unit) VALUES (156,'Mexican Unidad de Inversion (UDI)','MXV',979,2);" calcext:value-type="string">
            <text:p>INSERT INTO currency (currency_id, name, alpha_code, num_code, minor_unit) VALUES (156,'Mexican Unidad de Inversion (UDI)','MXV',979,2);</text:p>
          </table:table-cell>
          <table:table-cell table:style-name="ce20" table:number-columns-repeated="1012"/>
        </table:table-row>
        <table:table-row table:style-name="ro2">
          <table:table-cell table:style-name="ce12" office:value-type="string" calcext:value-type="string">
            <text:p>MICRONESIA (FEDERATED STATES OF)</text:p>
          </table:table-cell>
          <table:table-cell table:style-name="ce63" table:formula="of:=VLOOKUP([.A161];[.I135:.J380];2)" office:value-type="float" office:value="144" calcext:value-type="float">
            <text:p>144</text:p>
          </table:table-cell>
          <table:table-cell table:style-name="Default" office:value-type="float" office:value="157" calcext:value-type="float">
            <text:p>157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ew Caledonia</text:p>
          </table:table-cell>
          <table:table-cell office:value-type="float" office:value="157" calcext:value-type="float">
            <text:p>157</text:p>
          </table:table-cell>
          <table:table-cell table:style-name="ce20" table:formula="of:=&quot;insert into country_currency (country_id, currency_id) values (&quot; &amp; [.B161] &amp; &quot;,&quot; &amp; [.C161] &amp; &quot;);&quot;" office:value-type="string" office:string-value="insert into country_currency (country_id, currency_id) values (144,157);" calcext:value-type="string">
            <text:p>insert into country_currency (country_id, currency_id) values (144,157);</text:p>
          </table:table-cell>
          <table:table-cell table:style-name="ce20" table:formula="of:=&quot;INSERT INTO currency (currency_id, name, alpha_code, num_code, minor_unit) VALUES (&quot; &amp;  [.C161] &amp; &quot;,'&quot; &amp; [.D161] &amp; &quot;','&quot; &amp; [.E161] &amp; &quot;',&quot; &amp; [.F161] &amp; &quot;,&quot; &amp; [.G161] &amp; &quot;);&quot;" office:value-type="string" office:string-value="INSERT INTO currency (currency_id, name, alpha_code, num_code, minor_unit) VALUES (157,'US Dollar','USD',840,2);" calcext:value-type="string">
            <text:p>INSERT INTO currency (currency_id, name, alpha_code, num_code, minor_unit) VALUES (157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MOLDOVA (THE REPUBLIC OF)</text:p>
          </table:table-cell>
          <table:table-cell table:style-name="ce63" table:formula="of:=VLOOKUP([.A162];[.I136:.J381];2)" office:value-type="float" office:value="145" calcext:value-type="float">
            <text:p>145</text:p>
          </table:table-cell>
          <table:table-cell table:style-name="Default" office:value-type="float" office:value="158" calcext:value-type="float">
            <text:p>158</text:p>
          </table:table-cell>
          <table:table-cell table:style-name="ce23" office:value-type="string" calcext:value-type="string">
            <text:p>Moldovan Leu</text:p>
          </table:table-cell>
          <table:table-cell table:style-name="ce30" office:value-type="string" calcext:value-type="string">
            <text:p>MDL</text:p>
          </table:table-cell>
          <table:table-cell table:style-name="ce30" office:value-type="string" calcext:value-type="string">
            <text:p>49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ew Zealand</text:p>
          </table:table-cell>
          <table:table-cell office:value-type="float" office:value="158" calcext:value-type="float">
            <text:p>158</text:p>
          </table:table-cell>
          <table:table-cell table:style-name="ce20" table:formula="of:=&quot;insert into country_currency (country_id, currency_id) values (&quot; &amp; [.B162] &amp; &quot;,&quot; &amp; [.C162] &amp; &quot;);&quot;" office:value-type="string" office:string-value="insert into country_currency (country_id, currency_id) values (145,158);" calcext:value-type="string">
            <text:p>insert into country_currency (country_id, currency_id) values (145,158);</text:p>
          </table:table-cell>
          <table:table-cell table:style-name="ce20" table:formula="of:=&quot;INSERT INTO currency (currency_id, name, alpha_code, num_code, minor_unit) VALUES (&quot; &amp;  [.C162] &amp; &quot;,'&quot; &amp; [.D162] &amp; &quot;','&quot; &amp; [.E162] &amp; &quot;',&quot; &amp; [.F162] &amp; &quot;,&quot; &amp; [.G162] &amp; &quot;);&quot;" office:value-type="string" office:string-value="INSERT INTO currency (currency_id, name, alpha_code, num_code, minor_unit) VALUES (158,'Moldovan Leu','MDL',498,2);" calcext:value-type="string">
            <text:p>INSERT INTO currency (currency_id, name, alpha_code, num_code, minor_unit) VALUES (158,'Moldovan Leu','MDL',49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ONACO</text:p>
          </table:table-cell>
          <table:table-cell table:style-name="ce63" table:formula="of:=VLOOKUP([.A163];[.I137:.J382];2)" office:value-type="float" office:value="146" calcext:value-type="float">
            <text:p>146</text:p>
          </table:table-cell>
          <table:table-cell table:style-name="Default" office:value-type="float" office:value="159" calcext:value-type="float">
            <text:p>159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icaragua</text:p>
          </table:table-cell>
          <table:table-cell office:value-type="float" office:value="159" calcext:value-type="float">
            <text:p>159</text:p>
          </table:table-cell>
          <table:table-cell table:style-name="ce20" table:formula="of:=&quot;insert into country_currency (country_id, currency_id) values (&quot; &amp; [.B163] &amp; &quot;,&quot; &amp; [.C163] &amp; &quot;);&quot;" office:value-type="string" office:string-value="insert into country_currency (country_id, currency_id) values (146,159);" calcext:value-type="string">
            <text:p>insert into country_currency (country_id, currency_id) values (146,159);</text:p>
          </table:table-cell>
          <table:table-cell table:style-name="ce20" table:formula="of:=&quot;INSERT INTO currency (currency_id, name, alpha_code, num_code, minor_unit) VALUES (&quot; &amp;  [.C163] &amp; &quot;,'&quot; &amp; [.D163] &amp; &quot;','&quot; &amp; [.E163] &amp; &quot;',&quot; &amp; [.F163] &amp; &quot;,&quot; &amp; [.G163] &amp; &quot;);&quot;" office:value-type="string" office:string-value="INSERT INTO currency (currency_id, name, alpha_code, num_code, minor_unit) VALUES (159,'Euro','EUR',978,2);" calcext:value-type="string">
            <text:p>INSERT INTO currency (currency_id, name, alpha_code, num_code, minor_unit) VALUES (159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ONGOLIA</text:p>
          </table:table-cell>
          <table:table-cell table:style-name="ce63" table:formula="of:=VLOOKUP([.A164];[.I138:.J383];2)" office:value-type="float" office:value="147" calcext:value-type="float">
            <text:p>147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3" office:value-type="string" calcext:value-type="string">
            <text:p>Tugrik</text:p>
          </table:table-cell>
          <table:table-cell table:style-name="ce30" office:value-type="string" calcext:value-type="string">
            <text:p>MNT</text:p>
          </table:table-cell>
          <table:table-cell table:style-name="ce30" office:value-type="string" calcext:value-type="string">
            <text:p>49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iger (the)</text:p>
          </table:table-cell>
          <table:table-cell office:value-type="float" office:value="160" calcext:value-type="float">
            <text:p>160</text:p>
          </table:table-cell>
          <table:table-cell table:style-name="ce20" table:formula="of:=&quot;insert into country_currency (country_id, currency_id) values (&quot; &amp; [.B164] &amp; &quot;,&quot; &amp; [.C164] &amp; &quot;);&quot;" office:value-type="string" office:string-value="insert into country_currency (country_id, currency_id) values (147,160);" calcext:value-type="string">
            <text:p>insert into country_currency (country_id, currency_id) values (147,160);</text:p>
          </table:table-cell>
          <table:table-cell table:style-name="ce20" table:formula="of:=&quot;INSERT INTO currency (currency_id, name, alpha_code, num_code, minor_unit) VALUES (&quot; &amp;  [.C164] &amp; &quot;,'&quot; &amp; [.D164] &amp; &quot;','&quot; &amp; [.E164] &amp; &quot;',&quot; &amp; [.F164] &amp; &quot;,&quot; &amp; [.G164] &amp; &quot;);&quot;" office:value-type="string" office:string-value="INSERT INTO currency (currency_id, name, alpha_code, num_code, minor_unit) VALUES (160,'Tugrik','MNT',496,2);" calcext:value-type="string">
            <text:p>INSERT INTO currency (currency_id, name, alpha_code, num_code, minor_unit) VALUES (160,'Tugrik','MNT',49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ONTENEGRO</text:p>
          </table:table-cell>
          <table:table-cell table:style-name="ce63" table:formula="of:=VLOOKUP([.A165];[.I139:.J384];2)" office:value-type="float" office:value="148" calcext:value-type="float">
            <text:p>148</text:p>
          </table:table-cell>
          <table:table-cell table:style-name="Default" office:value-type="float" office:value="161" calcext:value-type="float">
            <text:p>161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igeria</text:p>
          </table:table-cell>
          <table:table-cell office:value-type="float" office:value="161" calcext:value-type="float">
            <text:p>161</text:p>
          </table:table-cell>
          <table:table-cell table:style-name="ce20" table:formula="of:=&quot;insert into country_currency (country_id, currency_id) values (&quot; &amp; [.B165] &amp; &quot;,&quot; &amp; [.C165] &amp; &quot;);&quot;" office:value-type="string" office:string-value="insert into country_currency (country_id, currency_id) values (148,161);" calcext:value-type="string">
            <text:p>insert into country_currency (country_id, currency_id) values (148,161);</text:p>
          </table:table-cell>
          <table:table-cell table:style-name="ce20" table:formula="of:=&quot;INSERT INTO currency (currency_id, name, alpha_code, num_code, minor_unit) VALUES (&quot; &amp;  [.C165] &amp; &quot;,'&quot; &amp; [.D165] &amp; &quot;','&quot; &amp; [.E165] &amp; &quot;',&quot; &amp; [.F165] &amp; &quot;,&quot; &amp; [.G165] &amp; &quot;);&quot;" office:value-type="string" office:string-value="INSERT INTO currency (currency_id, name, alpha_code, num_code, minor_unit) VALUES (161,'Euro','EUR',978,2);" calcext:value-type="string">
            <text:p>INSERT INTO currency (currency_id, name, alpha_code, num_code, minor_unit) VALUES (161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ONTSERRAT</text:p>
          </table:table-cell>
          <table:table-cell table:style-name="ce63" table:formula="of:=VLOOKUP([.A166];[.I140:.J385];2)" office:value-type="float" office:value="149" calcext:value-type="float">
            <text:p>149</text:p>
          </table:table-cell>
          <table:table-cell table:style-name="Default" office:value-type="float" office:value="162" calcext:value-type="float">
            <text:p>162</text:p>
          </table:table-cell>
          <table:table-cell table:style-name="ce23" office:value-type="string" calcext:value-type="string">
            <text:p>East Caribbean Dollar</text:p>
          </table:table-cell>
          <table:table-cell table:style-name="ce30" office:value-type="string" calcext:value-type="string">
            <text:p>XCD</text:p>
          </table:table-cell>
          <table:table-cell table:style-name="ce30" office:value-type="string" calcext:value-type="string">
            <text:p>95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iue</text:p>
          </table:table-cell>
          <table:table-cell office:value-type="float" office:value="162" calcext:value-type="float">
            <text:p>162</text:p>
          </table:table-cell>
          <table:table-cell table:style-name="ce20" table:formula="of:=&quot;insert into country_currency (country_id, currency_id) values (&quot; &amp; [.B166] &amp; &quot;,&quot; &amp; [.C166] &amp; &quot;);&quot;" office:value-type="string" office:string-value="insert into country_currency (country_id, currency_id) values (149,162);" calcext:value-type="string">
            <text:p>insert into country_currency (country_id, currency_id) values (149,162);</text:p>
          </table:table-cell>
          <table:table-cell table:style-name="ce20" table:formula="of:=&quot;INSERT INTO currency (currency_id, name, alpha_code, num_code, minor_unit) VALUES (&quot; &amp;  [.C166] &amp; &quot;,'&quot; &amp; [.D166] &amp; &quot;','&quot; &amp; [.E166] &amp; &quot;',&quot; &amp; [.F166] &amp; &quot;,&quot; &amp; [.G166] &amp; &quot;);&quot;" office:value-type="string" office:string-value="INSERT INTO currency (currency_id, name, alpha_code, num_code, minor_unit) VALUES (162,'East Caribbean Dollar','XCD',951,2);" calcext:value-type="string">
            <text:p>INSERT INTO currency (currency_id, name, alpha_code, num_code, minor_unit) VALUES (162,'East Caribbean Dollar','XCD',951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OROCCO</text:p>
          </table:table-cell>
          <table:table-cell table:style-name="ce63" table:formula="of:=VLOOKUP([.A167];[.I141:.J386];2)" office:value-type="float" office:value="150" calcext:value-type="float">
            <text:p>150</text:p>
          </table:table-cell>
          <table:table-cell table:style-name="Default" office:value-type="float" office:value="163" calcext:value-type="float">
            <text:p>163</text:p>
          </table:table-cell>
          <table:table-cell table:style-name="ce23" office:value-type="string" calcext:value-type="string">
            <text:p>Moroccan Dirham</text:p>
          </table:table-cell>
          <table:table-cell table:style-name="ce30" office:value-type="string" calcext:value-type="string">
            <text:p>MAD</text:p>
          </table:table-cell>
          <table:table-cell table:style-name="ce30" office:value-type="string" calcext:value-type="string">
            <text:p>50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orfolk Island</text:p>
          </table:table-cell>
          <table:table-cell office:value-type="float" office:value="163" calcext:value-type="float">
            <text:p>163</text:p>
          </table:table-cell>
          <table:table-cell table:style-name="ce20" table:formula="of:=&quot;insert into country_currency (country_id, currency_id) values (&quot; &amp; [.B167] &amp; &quot;,&quot; &amp; [.C167] &amp; &quot;);&quot;" office:value-type="string" office:string-value="insert into country_currency (country_id, currency_id) values (150,163);" calcext:value-type="string">
            <text:p>insert into country_currency (country_id, currency_id) values (150,163);</text:p>
          </table:table-cell>
          <table:table-cell table:style-name="ce20" table:formula="of:=&quot;INSERT INTO currency (currency_id, name, alpha_code, num_code, minor_unit) VALUES (&quot; &amp;  [.C167] &amp; &quot;,'&quot; &amp; [.D167] &amp; &quot;','&quot; &amp; [.E167] &amp; &quot;',&quot; &amp; [.F167] &amp; &quot;,&quot; &amp; [.G167] &amp; &quot;);&quot;" office:value-type="string" office:string-value="INSERT INTO currency (currency_id, name, alpha_code, num_code, minor_unit) VALUES (163,'Moroccan Dirham','MAD',504,2);" calcext:value-type="string">
            <text:p>INSERT INTO currency (currency_id, name, alpha_code, num_code, minor_unit) VALUES (163,'Moroccan Dirham','MAD',504,2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MOZAMBIQUE</text:p>
          </table:table-cell>
          <table:table-cell table:style-name="ce63" table:formula="of:=VLOOKUP([.A168];[.I142:.J387];2)" office:value-type="float" office:value="151" calcext:value-type="float">
            <text:p>151</text:p>
          </table:table-cell>
          <table:table-cell table:style-name="Default" office:value-type="float" office:value="164" calcext:value-type="float">
            <text:p>164</text:p>
          </table:table-cell>
          <table:table-cell table:style-name="ce23" office:value-type="string" calcext:value-type="string">
            <text:p>Mozambique Metical</text:p>
          </table:table-cell>
          <table:table-cell table:style-name="ce30" office:value-type="string" calcext:value-type="string">
            <text:p>MZN</text:p>
          </table:table-cell>
          <table:table-cell table:style-name="ce30" office:value-type="string" calcext:value-type="string">
            <text:p>943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orthern Mariana Islands (the)</text:p>
          </table:table-cell>
          <table:table-cell office:value-type="float" office:value="164" calcext:value-type="float">
            <text:p>164</text:p>
          </table:table-cell>
          <table:table-cell table:style-name="ce20" table:formula="of:=&quot;insert into country_currency (country_id, currency_id) values (&quot; &amp; [.B168] &amp; &quot;,&quot; &amp; [.C168] &amp; &quot;);&quot;" office:value-type="string" office:string-value="insert into country_currency (country_id, currency_id) values (151,164);" calcext:value-type="string">
            <text:p>insert into country_currency (country_id, currency_id) values (151,164);</text:p>
          </table:table-cell>
          <table:table-cell table:style-name="ce20" table:formula="of:=&quot;INSERT INTO currency (currency_id, name, alpha_code, num_code, minor_unit) VALUES (&quot; &amp;  [.C168] &amp; &quot;,'&quot; &amp; [.D168] &amp; &quot;','&quot; &amp; [.E168] &amp; &quot;',&quot; &amp; [.F168] &amp; &quot;,&quot; &amp; [.G168] &amp; &quot;);&quot;" office:value-type="string" office:string-value="INSERT INTO currency (currency_id, name, alpha_code, num_code, minor_unit) VALUES (164,'Mozambique Metical','MZN',943,2);" calcext:value-type="string">
            <text:p>INSERT INTO currency (currency_id, name, alpha_code, num_code, minor_unit) VALUES (164,'Mozambique Metical','MZN',943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MYANMAR</text:p>
          </table:table-cell>
          <table:table-cell table:style-name="ce63" table:formula="of:=VLOOKUP([.A169];[.I143:.J388];2)" office:value-type="float" office:value="152" calcext:value-type="float">
            <text:p>152</text:p>
          </table:table-cell>
          <table:table-cell table:style-name="Default" office:value-type="float" office:value="165" calcext:value-type="float">
            <text:p>165</text:p>
          </table:table-cell>
          <table:table-cell table:style-name="ce23" office:value-type="string" calcext:value-type="string">
            <text:p>Kyat</text:p>
          </table:table-cell>
          <table:table-cell table:style-name="ce30" office:value-type="string" calcext:value-type="string">
            <text:p>MMK</text:p>
          </table:table-cell>
          <table:table-cell table:style-name="ce30" office:value-type="string" calcext:value-type="string">
            <text:p>10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Norway</text:p>
          </table:table-cell>
          <table:table-cell office:value-type="float" office:value="165" calcext:value-type="float">
            <text:p>165</text:p>
          </table:table-cell>
          <table:table-cell table:style-name="ce20" table:formula="of:=&quot;insert into country_currency (country_id, currency_id) values (&quot; &amp; [.B169] &amp; &quot;,&quot; &amp; [.C169] &amp; &quot;);&quot;" office:value-type="string" office:string-value="insert into country_currency (country_id, currency_id) values (152,165);" calcext:value-type="string">
            <text:p>insert into country_currency (country_id, currency_id) values (152,165);</text:p>
          </table:table-cell>
          <table:table-cell table:style-name="ce20" table:formula="of:=&quot;INSERT INTO currency (currency_id, name, alpha_code, num_code, minor_unit) VALUES (&quot; &amp;  [.C169] &amp; &quot;,'&quot; &amp; [.D169] &amp; &quot;','&quot; &amp; [.E169] &amp; &quot;',&quot; &amp; [.F169] &amp; &quot;,&quot; &amp; [.G169] &amp; &quot;);&quot;" office:value-type="string" office:string-value="INSERT INTO currency (currency_id, name, alpha_code, num_code, minor_unit) VALUES (165,'Kyat','MMK',104,2);" calcext:value-type="string">
            <text:p>INSERT INTO currency (currency_id, name, alpha_code, num_code, minor_unit) VALUES (165,'Kyat','MMK',10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NAMIBIA</text:p>
          </table:table-cell>
          <table:table-cell table:style-name="ce63" table:formula="of:=VLOOKUP([.A170];[.I144:.J389];2)" office:value-type="float" office:value="153" calcext:value-type="float">
            <text:p>153</text:p>
          </table:table-cell>
          <table:table-cell table:style-name="Default" office:value-type="float" office:value="166" calcext:value-type="float">
            <text:p>166</text:p>
          </table:table-cell>
          <table:table-cell table:style-name="ce23" office:value-type="string" calcext:value-type="string">
            <text:p>Namibia Dollar</text:p>
          </table:table-cell>
          <table:table-cell table:style-name="ce30" office:value-type="string" calcext:value-type="string">
            <text:p>NAD</text:p>
          </table:table-cell>
          <table:table-cell table:style-name="ce30" office:value-type="string" calcext:value-type="string">
            <text:p>51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Oman</text:p>
          </table:table-cell>
          <table:table-cell office:value-type="float" office:value="166" calcext:value-type="float">
            <text:p>166</text:p>
          </table:table-cell>
          <table:table-cell table:style-name="ce20" table:formula="of:=&quot;insert into country_currency (country_id, currency_id) values (&quot; &amp; [.B170] &amp; &quot;,&quot; &amp; [.C170] &amp; &quot;);&quot;" office:value-type="string" office:string-value="insert into country_currency (country_id, currency_id) values (153,166);" calcext:value-type="string">
            <text:p>insert into country_currency (country_id, currency_id) values (153,166);</text:p>
          </table:table-cell>
          <table:table-cell table:style-name="ce20" table:formula="of:=&quot;INSERT INTO currency (currency_id, name, alpha_code, num_code, minor_unit) VALUES (&quot; &amp;  [.C170] &amp; &quot;,'&quot; &amp; [.D170] &amp; &quot;','&quot; &amp; [.E170] &amp; &quot;',&quot; &amp; [.F170] &amp; &quot;,&quot; &amp; [.G170] &amp; &quot;);&quot;" office:value-type="string" office:string-value="INSERT INTO currency (currency_id, name, alpha_code, num_code, minor_unit) VALUES (166,'Namibia Dollar','NAD',516,2);" calcext:value-type="string">
            <text:p>INSERT INTO currency (currency_id, name, alpha_code, num_code, minor_unit) VALUES (166,'Namibia Dollar','NAD',51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NAMIBIA</text:p>
          </table:table-cell>
          <table:table-cell table:style-name="ce63" table:formula="of:=VLOOKUP([.A171];[.I145:.J390];2)" office:value-type="float" office:value="153" calcext:value-type="float">
            <text:p>153</text:p>
          </table:table-cell>
          <table:table-cell table:style-name="Default" office:value-type="float" office:value="167" calcext:value-type="float">
            <text:p>167</text:p>
          </table:table-cell>
          <table:table-cell table:style-name="ce23" office:value-type="string" calcext:value-type="string">
            <text:p>Rand</text:p>
          </table:table-cell>
          <table:table-cell table:style-name="ce30" office:value-type="string" calcext:value-type="string">
            <text:p>ZAR</text:p>
          </table:table-cell>
          <table:table-cell table:style-name="ce30" office:value-type="string" calcext:value-type="string">
            <text:p>71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akistan</text:p>
          </table:table-cell>
          <table:table-cell office:value-type="float" office:value="167" calcext:value-type="float">
            <text:p>167</text:p>
          </table:table-cell>
          <table:table-cell table:style-name="ce20" table:formula="of:=&quot;insert into country_currency (country_id, currency_id) values (&quot; &amp; [.B171] &amp; &quot;,&quot; &amp; [.C171] &amp; &quot;);&quot;" office:value-type="string" office:string-value="insert into country_currency (country_id, currency_id) values (153,167);" calcext:value-type="string">
            <text:p>insert into country_currency (country_id, currency_id) values (153,167);</text:p>
          </table:table-cell>
          <table:table-cell table:style-name="ce20" table:formula="of:=&quot;INSERT INTO currency (currency_id, name, alpha_code, num_code, minor_unit) VALUES (&quot; &amp;  [.C171] &amp; &quot;,'&quot; &amp; [.D171] &amp; &quot;','&quot; &amp; [.E171] &amp; &quot;',&quot; &amp; [.F171] &amp; &quot;,&quot; &amp; [.G171] &amp; &quot;);&quot;" office:value-type="string" office:string-value="INSERT INTO currency (currency_id, name, alpha_code, num_code, minor_unit) VALUES (167,'Rand','ZAR',710,2);" calcext:value-type="string">
            <text:p>INSERT INTO currency (currency_id, name, alpha_code, num_code, minor_unit) VALUES (167,'Rand','ZAR',71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NAURU</text:p>
          </table:table-cell>
          <table:table-cell table:style-name="ce63" table:formula="of:=VLOOKUP([.A172];[.I146:.J391];2)" office:value-type="float" office:value="154" calcext:value-type="float">
            <text:p>154</text:p>
          </table:table-cell>
          <table:table-cell table:style-name="Default" office:value-type="float" office:value="168" calcext:value-type="float">
            <text:p>168</text:p>
          </table:table-cell>
          <table:table-cell table:style-name="ce23" office:value-type="string" calcext:value-type="string">
            <text:p>Australian Dollar</text:p>
          </table:table-cell>
          <table:table-cell table:style-name="ce30" office:value-type="string" calcext:value-type="string">
            <text:p>AUD</text:p>
          </table:table-cell>
          <table:table-cell table:style-name="ce30" office:value-type="string" calcext:value-type="string">
            <text:p>03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alau</text:p>
          </table:table-cell>
          <table:table-cell office:value-type="float" office:value="168" calcext:value-type="float">
            <text:p>168</text:p>
          </table:table-cell>
          <table:table-cell table:style-name="ce20" table:formula="of:=&quot;insert into country_currency (country_id, currency_id) values (&quot; &amp; [.B172] &amp; &quot;,&quot; &amp; [.C172] &amp; &quot;);&quot;" office:value-type="string" office:string-value="insert into country_currency (country_id, currency_id) values (154,168);" calcext:value-type="string">
            <text:p>insert into country_currency (country_id, currency_id) values (154,168);</text:p>
          </table:table-cell>
          <table:table-cell table:style-name="ce20" table:formula="of:=&quot;INSERT INTO currency (currency_id, name, alpha_code, num_code, minor_unit) VALUES (&quot; &amp;  [.C172] &amp; &quot;,'&quot; &amp; [.D172] &amp; &quot;','&quot; &amp; [.E172] &amp; &quot;',&quot; &amp; [.F172] &amp; &quot;,&quot; &amp; [.G172] &amp; &quot;);&quot;" office:value-type="string" office:string-value="INSERT INTO currency (currency_id, name, alpha_code, num_code, minor_unit) VALUES (168,'Australian Dollar','AUD',036,2);" calcext:value-type="string">
            <text:p>INSERT INTO currency (currency_id, name, alpha_code, num_code, minor_unit) VALUES (168,'Australian Dollar','AUD',036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NEPAL</text:p>
          </table:table-cell>
          <table:table-cell table:style-name="ce63" table:formula="of:=VLOOKUP([.A173];[.I147:.J392];2)" office:value-type="float" office:value="155" calcext:value-type="float">
            <text:p>155</text:p>
          </table:table-cell>
          <table:table-cell table:style-name="Default" office:value-type="float" office:value="169" calcext:value-type="float">
            <text:p>169</text:p>
          </table:table-cell>
          <table:table-cell table:style-name="ce23" office:value-type="string" calcext:value-type="string">
            <text:p>Nepalese Rupee</text:p>
          </table:table-cell>
          <table:table-cell table:style-name="ce30" office:value-type="string" calcext:value-type="string">
            <text:p>NPR</text:p>
          </table:table-cell>
          <table:table-cell table:style-name="ce30" office:value-type="string" calcext:value-type="string">
            <text:p>52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alestine, State of</text:p>
          </table:table-cell>
          <table:table-cell office:value-type="float" office:value="169" calcext:value-type="float">
            <text:p>169</text:p>
          </table:table-cell>
          <table:table-cell table:style-name="ce20" table:formula="of:=&quot;insert into country_currency (country_id, currency_id) values (&quot; &amp; [.B173] &amp; &quot;,&quot; &amp; [.C173] &amp; &quot;);&quot;" office:value-type="string" office:string-value="insert into country_currency (country_id, currency_id) values (155,169);" calcext:value-type="string">
            <text:p>insert into country_currency (country_id, currency_id) values (155,169);</text:p>
          </table:table-cell>
          <table:table-cell table:style-name="ce20" table:formula="of:=&quot;INSERT INTO currency (currency_id, name, alpha_code, num_code, minor_unit) VALUES (&quot; &amp;  [.C173] &amp; &quot;,'&quot; &amp; [.D173] &amp; &quot;','&quot; &amp; [.E173] &amp; &quot;',&quot; &amp; [.F173] &amp; &quot;,&quot; &amp; [.G173] &amp; &quot;);&quot;" office:value-type="string" office:string-value="INSERT INTO currency (currency_id, name, alpha_code, num_code, minor_unit) VALUES (169,'Nepalese Rupee','NPR',524,2);" calcext:value-type="string">
            <text:p>INSERT INTO currency (currency_id, name, alpha_code, num_code, minor_unit) VALUES (169,'Nepalese Rupee','NPR',524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NETHERLANDS (THE)</text:p>
          </table:table-cell>
          <table:table-cell table:style-name="ce63" table:formula="of:=VLOOKUP([.A174];[.I148:.J393];2)" office:value-type="float" office:value="156" calcext:value-type="float">
            <text:p>156</text:p>
          </table:table-cell>
          <table:table-cell table:style-name="Default" office:value-type="float" office:value="170" calcext:value-type="float">
            <text:p>170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anama</text:p>
          </table:table-cell>
          <table:table-cell office:value-type="float" office:value="170" calcext:value-type="float">
            <text:p>170</text:p>
          </table:table-cell>
          <table:table-cell table:style-name="ce20" table:formula="of:=&quot;insert into country_currency (country_id, currency_id) values (&quot; &amp; [.B174] &amp; &quot;,&quot; &amp; [.C174] &amp; &quot;);&quot;" office:value-type="string" office:string-value="insert into country_currency (country_id, currency_id) values (156,170);" calcext:value-type="string">
            <text:p>insert into country_currency (country_id, currency_id) values (156,170);</text:p>
          </table:table-cell>
          <table:table-cell table:style-name="ce20" table:formula="of:=&quot;INSERT INTO currency (currency_id, name, alpha_code, num_code, minor_unit) VALUES (&quot; &amp;  [.C174] &amp; &quot;,'&quot; &amp; [.D174] &amp; &quot;','&quot; &amp; [.E174] &amp; &quot;',&quot; &amp; [.F174] &amp; &quot;,&quot; &amp; [.G174] &amp; &quot;);&quot;" office:value-type="string" office:string-value="INSERT INTO currency (currency_id, name, alpha_code, num_code, minor_unit) VALUES (170,'Euro','EUR',978,2);" calcext:value-type="string">
            <text:p>INSERT INTO currency (currency_id, name, alpha_code, num_code, minor_unit) VALUES (170,'Euro','EUR',978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NEW CALEDONIA</text:p>
          </table:table-cell>
          <table:table-cell table:style-name="ce63" table:formula="of:=VLOOKUP([.A175];[.I149:.J394];2)" office:value-type="float" office:value="157" calcext:value-type="float">
            <text:p>157</text:p>
          </table:table-cell>
          <table:table-cell table:style-name="Default" office:value-type="float" office:value="171" calcext:value-type="float">
            <text:p>171</text:p>
          </table:table-cell>
          <table:table-cell table:style-name="ce23" office:value-type="string" calcext:value-type="string">
            <text:p>CFP Franc</text:p>
          </table:table-cell>
          <table:table-cell table:style-name="ce30" office:value-type="string" calcext:value-type="string">
            <text:p>XPF</text:p>
          </table:table-cell>
          <table:table-cell table:style-name="ce30" office:value-type="string" calcext:value-type="string">
            <text:p>953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Papua New Guinea</text:p>
          </table:table-cell>
          <table:table-cell office:value-type="float" office:value="171" calcext:value-type="float">
            <text:p>171</text:p>
          </table:table-cell>
          <table:table-cell table:style-name="ce20" table:formula="of:=&quot;insert into country_currency (country_id, currency_id) values (&quot; &amp; [.B175] &amp; &quot;,&quot; &amp; [.C175] &amp; &quot;);&quot;" office:value-type="string" office:string-value="insert into country_currency (country_id, currency_id) values (157,171);" calcext:value-type="string">
            <text:p>insert into country_currency (country_id, currency_id) values (157,171);</text:p>
          </table:table-cell>
          <table:table-cell table:style-name="ce20" table:formula="of:=&quot;INSERT INTO currency (currency_id, name, alpha_code, num_code, minor_unit) VALUES (&quot; &amp;  [.C175] &amp; &quot;,'&quot; &amp; [.D175] &amp; &quot;','&quot; &amp; [.E175] &amp; &quot;',&quot; &amp; [.F175] &amp; &quot;,&quot; &amp; [.G175] &amp; &quot;);&quot;" office:value-type="string" office:string-value="INSERT INTO currency (currency_id, name, alpha_code, num_code, minor_unit) VALUES (171,'CFP Franc','XPF',953,0);" calcext:value-type="string">
            <text:p>INSERT INTO currency (currency_id, name, alpha_code, num_code, minor_unit) VALUES (171,'CFP Franc','XPF',953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NEW ZEALAND</text:p>
          </table:table-cell>
          <table:table-cell table:style-name="ce63" table:formula="of:=VLOOKUP([.A176];[.I150:.J395];2)" office:value-type="float" office:value="158" calcext:value-type="float">
            <text:p>158</text:p>
          </table:table-cell>
          <table:table-cell table:style-name="Default" office:value-type="float" office:value="172" calcext:value-type="float">
            <text:p>172</text:p>
          </table:table-cell>
          <table:table-cell table:style-name="ce23" office:value-type="string" calcext:value-type="string">
            <text:p>New Zealand Dollar</text:p>
          </table:table-cell>
          <table:table-cell table:style-name="ce30" office:value-type="string" calcext:value-type="string">
            <text:p>NZD</text:p>
          </table:table-cell>
          <table:table-cell table:style-name="ce30" office:value-type="string" calcext:value-type="string">
            <text:p>55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araguay</text:p>
          </table:table-cell>
          <table:table-cell office:value-type="float" office:value="172" calcext:value-type="float">
            <text:p>172</text:p>
          </table:table-cell>
          <table:table-cell table:style-name="ce20" table:formula="of:=&quot;insert into country_currency (country_id, currency_id) values (&quot; &amp; [.B176] &amp; &quot;,&quot; &amp; [.C176] &amp; &quot;);&quot;" office:value-type="string" office:string-value="insert into country_currency (country_id, currency_id) values (158,172);" calcext:value-type="string">
            <text:p>insert into country_currency (country_id, currency_id) values (158,172);</text:p>
          </table:table-cell>
          <table:table-cell table:style-name="ce20" table:formula="of:=&quot;INSERT INTO currency (currency_id, name, alpha_code, num_code, minor_unit) VALUES (&quot; &amp;  [.C176] &amp; &quot;,'&quot; &amp; [.D176] &amp; &quot;','&quot; &amp; [.E176] &amp; &quot;',&quot; &amp; [.F176] &amp; &quot;,&quot; &amp; [.G176] &amp; &quot;);&quot;" office:value-type="string" office:string-value="INSERT INTO currency (currency_id, name, alpha_code, num_code, minor_unit) VALUES (172,'New Zealand Dollar','NZD',554,2);" calcext:value-type="string">
            <text:p>INSERT INTO currency (currency_id, name, alpha_code, num_code, minor_unit) VALUES (172,'New Zealand Dollar','NZD',55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NICARAGUA</text:p>
          </table:table-cell>
          <table:table-cell table:style-name="ce63" table:formula="of:=VLOOKUP([.A177];[.I151:.J396];2)" office:value-type="float" office:value="159" calcext:value-type="float">
            <text:p>159</text:p>
          </table:table-cell>
          <table:table-cell table:style-name="Default" office:value-type="float" office:value="173" calcext:value-type="float">
            <text:p>173</text:p>
          </table:table-cell>
          <table:table-cell table:style-name="ce23" office:value-type="string" calcext:value-type="string">
            <text:p>Cordoba Oro</text:p>
          </table:table-cell>
          <table:table-cell table:style-name="ce30" office:value-type="string" calcext:value-type="string">
            <text:p>NIO</text:p>
          </table:table-cell>
          <table:table-cell table:style-name="ce30" office:value-type="string" calcext:value-type="string">
            <text:p>55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eru</text:p>
          </table:table-cell>
          <table:table-cell office:value-type="float" office:value="173" calcext:value-type="float">
            <text:p>173</text:p>
          </table:table-cell>
          <table:table-cell table:style-name="ce20" table:formula="of:=&quot;insert into country_currency (country_id, currency_id) values (&quot; &amp; [.B177] &amp; &quot;,&quot; &amp; [.C177] &amp; &quot;);&quot;" office:value-type="string" office:string-value="insert into country_currency (country_id, currency_id) values (159,173);" calcext:value-type="string">
            <text:p>insert into country_currency (country_id, currency_id) values (159,173);</text:p>
          </table:table-cell>
          <table:table-cell table:style-name="ce20" table:formula="of:=&quot;INSERT INTO currency (currency_id, name, alpha_code, num_code, minor_unit) VALUES (&quot; &amp;  [.C177] &amp; &quot;,'&quot; &amp; [.D177] &amp; &quot;','&quot; &amp; [.E177] &amp; &quot;',&quot; &amp; [.F177] &amp; &quot;,&quot; &amp; [.G177] &amp; &quot;);&quot;" office:value-type="string" office:string-value="INSERT INTO currency (currency_id, name, alpha_code, num_code, minor_unit) VALUES (173,'Cordoba Oro','NIO',558,2);" calcext:value-type="string">
            <text:p>INSERT INTO currency (currency_id, name, alpha_code, num_code, minor_unit) VALUES (173,'Cordoba Oro','NIO',558,2);</text:p>
          </table:table-cell>
          <table:table-cell table:style-name="ce20" table:number-columns-repeated="1012"/>
        </table:table-row>
        <table:table-row table:style-name="ro10">
          <table:table-cell table:style-name="ce12" office:value-type="string" calcext:value-type="string">
            <text:p>NIGER (THE)</text:p>
          </table:table-cell>
          <table:table-cell table:style-name="ce63" table:formula="of:=VLOOKUP([.A178];[.I152:.J397];2)" office:value-type="float" office:value="160" calcext:value-type="float">
            <text:p>160</text:p>
          </table:table-cell>
          <table:table-cell table:style-name="Default" office:value-type="float" office:value="174" calcext:value-type="float">
            <text:p>174</text:p>
          </table:table-cell>
          <table:table-cell table:style-name="ce23" office:value-type="string" calcext:value-type="string">
            <text:p>CFA Franc BCEAO</text:p>
          </table:table-cell>
          <table:table-cell table:style-name="ce30" office:value-type="string" calcext:value-type="string">
            <text:p>XOF</text:p>
          </table:table-cell>
          <table:table-cell table:style-name="ce30" office:value-type="string" calcext:value-type="string">
            <text:p>95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Philippines (the)</text:p>
          </table:table-cell>
          <table:table-cell office:value-type="float" office:value="174" calcext:value-type="float">
            <text:p>174</text:p>
          </table:table-cell>
          <table:table-cell table:style-name="ce20" table:formula="of:=&quot;insert into country_currency (country_id, currency_id) values (&quot; &amp; [.B178] &amp; &quot;,&quot; &amp; [.C178] &amp; &quot;);&quot;" office:value-type="string" office:string-value="insert into country_currency (country_id, currency_id) values (160,174);" calcext:value-type="string">
            <text:p>insert into country_currency (country_id, currency_id) values (160,174);</text:p>
          </table:table-cell>
          <table:table-cell table:style-name="ce20" table:formula="of:=&quot;INSERT INTO currency (currency_id, name, alpha_code, num_code, minor_unit) VALUES (&quot; &amp;  [.C178] &amp; &quot;,'&quot; &amp; [.D178] &amp; &quot;','&quot; &amp; [.E178] &amp; &quot;',&quot; &amp; [.F178] &amp; &quot;,&quot; &amp; [.G178] &amp; &quot;);&quot;" office:value-type="string" office:string-value="INSERT INTO currency (currency_id, name, alpha_code, num_code, minor_unit) VALUES (174,'CFA Franc BCEAO','XOF',952,0);" calcext:value-type="string">
            <text:p>INSERT INTO currency (currency_id, name, alpha_code, num_code, minor_unit) VALUES (174,'CFA Franc BCEAO','XOF',952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NIGERIA</text:p>
          </table:table-cell>
          <table:table-cell table:style-name="ce63" table:formula="of:=VLOOKUP([.A179];[.I153:.J398];2)" office:value-type="float" office:value="161" calcext:value-type="float">
            <text:p>161</text:p>
          </table:table-cell>
          <table:table-cell table:style-name="Default" office:value-type="float" office:value="175" calcext:value-type="float">
            <text:p>175</text:p>
          </table:table-cell>
          <table:table-cell table:style-name="ce23" office:value-type="string" calcext:value-type="string">
            <text:p>Naira</text:p>
          </table:table-cell>
          <table:table-cell table:style-name="ce30" office:value-type="string" calcext:value-type="string">
            <text:p>NGN</text:p>
          </table:table-cell>
          <table:table-cell table:style-name="ce30" office:value-type="string" calcext:value-type="string">
            <text:p>56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itcairn</text:p>
          </table:table-cell>
          <table:table-cell office:value-type="float" office:value="175" calcext:value-type="float">
            <text:p>175</text:p>
          </table:table-cell>
          <table:table-cell table:style-name="ce20" table:formula="of:=&quot;insert into country_currency (country_id, currency_id) values (&quot; &amp; [.B179] &amp; &quot;,&quot; &amp; [.C179] &amp; &quot;);&quot;" office:value-type="string" office:string-value="insert into country_currency (country_id, currency_id) values (161,175);" calcext:value-type="string">
            <text:p>insert into country_currency (country_id, currency_id) values (161,175);</text:p>
          </table:table-cell>
          <table:table-cell table:style-name="ce20" table:formula="of:=&quot;INSERT INTO currency (currency_id, name, alpha_code, num_code, minor_unit) VALUES (&quot; &amp;  [.C179] &amp; &quot;,'&quot; &amp; [.D179] &amp; &quot;','&quot; &amp; [.E179] &amp; &quot;',&quot; &amp; [.F179] &amp; &quot;,&quot; &amp; [.G179] &amp; &quot;);&quot;" office:value-type="string" office:string-value="INSERT INTO currency (currency_id, name, alpha_code, num_code, minor_unit) VALUES (175,'Naira','NGN',566,2);" calcext:value-type="string">
            <text:p>INSERT INTO currency (currency_id, name, alpha_code, num_code, minor_unit) VALUES (175,'Naira','NGN',566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NIUE</text:p>
          </table:table-cell>
          <table:table-cell table:style-name="ce63" table:formula="of:=VLOOKUP([.A180];[.I154:.J399];2)" office:value-type="float" office:value="162" calcext:value-type="float">
            <text:p>162</text:p>
          </table:table-cell>
          <table:table-cell table:style-name="Default" office:value-type="float" office:value="176" calcext:value-type="float">
            <text:p>176</text:p>
          </table:table-cell>
          <table:table-cell table:style-name="ce23" office:value-type="string" calcext:value-type="string">
            <text:p>New Zealand Dollar</text:p>
          </table:table-cell>
          <table:table-cell table:style-name="ce30" office:value-type="string" calcext:value-type="string">
            <text:p>NZD</text:p>
          </table:table-cell>
          <table:table-cell table:style-name="ce30" office:value-type="string" calcext:value-type="string">
            <text:p>55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oland</text:p>
          </table:table-cell>
          <table:table-cell office:value-type="float" office:value="176" calcext:value-type="float">
            <text:p>176</text:p>
          </table:table-cell>
          <table:table-cell table:style-name="ce20" table:formula="of:=&quot;insert into country_currency (country_id, currency_id) values (&quot; &amp; [.B180] &amp; &quot;,&quot; &amp; [.C180] &amp; &quot;);&quot;" office:value-type="string" office:string-value="insert into country_currency (country_id, currency_id) values (162,176);" calcext:value-type="string">
            <text:p>insert into country_currency (country_id, currency_id) values (162,176);</text:p>
          </table:table-cell>
          <table:table-cell table:style-name="ce20" table:formula="of:=&quot;INSERT INTO currency (currency_id, name, alpha_code, num_code, minor_unit) VALUES (&quot; &amp;  [.C180] &amp; &quot;,'&quot; &amp; [.D180] &amp; &quot;','&quot; &amp; [.E180] &amp; &quot;',&quot; &amp; [.F180] &amp; &quot;,&quot; &amp; [.G180] &amp; &quot;);&quot;" office:value-type="string" office:string-value="INSERT INTO currency (currency_id, name, alpha_code, num_code, minor_unit) VALUES (176,'New Zealand Dollar','NZD',554,2);" calcext:value-type="string">
            <text:p>INSERT INTO currency (currency_id, name, alpha_code, num_code, minor_unit) VALUES (176,'New Zealand Dollar','NZD',55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NORFOLK ISLAND</text:p>
          </table:table-cell>
          <table:table-cell table:style-name="ce63" table:formula="of:=VLOOKUP([.A181];[.I155:.J400];2)" office:value-type="float" office:value="163" calcext:value-type="float">
            <text:p>163</text:p>
          </table:table-cell>
          <table:table-cell table:style-name="Default" office:value-type="float" office:value="177" calcext:value-type="float">
            <text:p>177</text:p>
          </table:table-cell>
          <table:table-cell table:style-name="ce23" office:value-type="string" calcext:value-type="string">
            <text:p>Australian Dollar</text:p>
          </table:table-cell>
          <table:table-cell table:style-name="ce30" office:value-type="string" calcext:value-type="string">
            <text:p>AUD</text:p>
          </table:table-cell>
          <table:table-cell table:style-name="ce30" office:value-type="string" calcext:value-type="string">
            <text:p>03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ortugal</text:p>
          </table:table-cell>
          <table:table-cell office:value-type="float" office:value="177" calcext:value-type="float">
            <text:p>177</text:p>
          </table:table-cell>
          <table:table-cell table:style-name="ce20" table:formula="of:=&quot;insert into country_currency (country_id, currency_id) values (&quot; &amp; [.B181] &amp; &quot;,&quot; &amp; [.C181] &amp; &quot;);&quot;" office:value-type="string" office:string-value="insert into country_currency (country_id, currency_id) values (163,177);" calcext:value-type="string">
            <text:p>insert into country_currency (country_id, currency_id) values (163,177);</text:p>
          </table:table-cell>
          <table:table-cell table:style-name="ce20" table:formula="of:=&quot;INSERT INTO currency (currency_id, name, alpha_code, num_code, minor_unit) VALUES (&quot; &amp;  [.C181] &amp; &quot;,'&quot; &amp; [.D181] &amp; &quot;','&quot; &amp; [.E181] &amp; &quot;',&quot; &amp; [.F181] &amp; &quot;,&quot; &amp; [.G181] &amp; &quot;);&quot;" office:value-type="string" office:string-value="INSERT INTO currency (currency_id, name, alpha_code, num_code, minor_unit) VALUES (177,'Australian Dollar','AUD',036,2);" calcext:value-type="string">
            <text:p>INSERT INTO currency (currency_id, name, alpha_code, num_code, minor_unit) VALUES (177,'Australian Dollar','AUD',036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NORTHERN MARIANA ISLANDS (THE)</text:p>
          </table:table-cell>
          <table:table-cell table:style-name="ce63" table:formula="of:=VLOOKUP([.A182];[.I156:.J401];2)" office:value-type="float" office:value="164" calcext:value-type="float">
            <text:p>164</text:p>
          </table:table-cell>
          <table:table-cell table:style-name="Default" office:value-type="float" office:value="178" calcext:value-type="float">
            <text:p>178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Puerto Rico</text:p>
          </table:table-cell>
          <table:table-cell office:value-type="float" office:value="178" calcext:value-type="float">
            <text:p>178</text:p>
          </table:table-cell>
          <table:table-cell table:style-name="ce20" table:formula="of:=&quot;insert into country_currency (country_id, currency_id) values (&quot; &amp; [.B182] &amp; &quot;,&quot; &amp; [.C182] &amp; &quot;);&quot;" office:value-type="string" office:string-value="insert into country_currency (country_id, currency_id) values (164,178);" calcext:value-type="string">
            <text:p>insert into country_currency (country_id, currency_id) values (164,178);</text:p>
          </table:table-cell>
          <table:table-cell table:style-name="ce20" table:formula="of:=&quot;INSERT INTO currency (currency_id, name, alpha_code, num_code, minor_unit) VALUES (&quot; &amp;  [.C182] &amp; &quot;,'&quot; &amp; [.D182] &amp; &quot;','&quot; &amp; [.E182] &amp; &quot;',&quot; &amp; [.F182] &amp; &quot;,&quot; &amp; [.G182] &amp; &quot;);&quot;" office:value-type="string" office:string-value="INSERT INTO currency (currency_id, name, alpha_code, num_code, minor_unit) VALUES (178,'US Dollar','USD',840,2);" calcext:value-type="string">
            <text:p>INSERT INTO currency (currency_id, name, alpha_code, num_code, minor_unit) VALUES (178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NORWAY</text:p>
          </table:table-cell>
          <table:table-cell table:style-name="ce63" table:formula="of:=VLOOKUP([.A183];[.I157:.J402];2)" office:value-type="float" office:value="165" calcext:value-type="float">
            <text:p>165</text:p>
          </table:table-cell>
          <table:table-cell table:style-name="Default" office:value-type="float" office:value="179" calcext:value-type="float">
            <text:p>179</text:p>
          </table:table-cell>
          <table:table-cell table:style-name="ce23" office:value-type="string" calcext:value-type="string">
            <text:p>Norwegian Krone</text:p>
          </table:table-cell>
          <table:table-cell table:style-name="ce30" office:value-type="string" calcext:value-type="string">
            <text:p>NOK</text:p>
          </table:table-cell>
          <table:table-cell table:style-name="ce30" office:value-type="string" calcext:value-type="string">
            <text:p>5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Qatar</text:p>
          </table:table-cell>
          <table:table-cell office:value-type="float" office:value="179" calcext:value-type="float">
            <text:p>179</text:p>
          </table:table-cell>
          <table:table-cell table:style-name="ce20" table:formula="of:=&quot;insert into country_currency (country_id, currency_id) values (&quot; &amp; [.B183] &amp; &quot;,&quot; &amp; [.C183] &amp; &quot;);&quot;" office:value-type="string" office:string-value="insert into country_currency (country_id, currency_id) values (165,179);" calcext:value-type="string">
            <text:p>insert into country_currency (country_id, currency_id) values (165,179);</text:p>
          </table:table-cell>
          <table:table-cell table:style-name="ce20" table:formula="of:=&quot;INSERT INTO currency (currency_id, name, alpha_code, num_code, minor_unit) VALUES (&quot; &amp;  [.C183] &amp; &quot;,'&quot; &amp; [.D183] &amp; &quot;','&quot; &amp; [.E183] &amp; &quot;',&quot; &amp; [.F183] &amp; &quot;,&quot; &amp; [.G183] &amp; &quot;);&quot;" office:value-type="string" office:string-value="INSERT INTO currency (currency_id, name, alpha_code, num_code, minor_unit) VALUES (179,'Norwegian Krone','NOK',578,2);" calcext:value-type="string">
            <text:p>INSERT INTO currency (currency_id, name, alpha_code, num_code, minor_unit) VALUES (179,'Norwegian Krone','NOK',578,2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OMAN</text:p>
          </table:table-cell>
          <table:table-cell table:style-name="ce63" table:formula="of:=VLOOKUP([.A184];[.I158:.J403];2)" office:value-type="float" office:value="166" calcext:value-type="float">
            <text:p>166</text:p>
          </table:table-cell>
          <table:table-cell table:style-name="Default" office:value-type="float" office:value="180" calcext:value-type="float">
            <text:p>180</text:p>
          </table:table-cell>
          <table:table-cell table:style-name="ce23" office:value-type="string" calcext:value-type="string">
            <text:p>Rial Omani</text:p>
          </table:table-cell>
          <table:table-cell table:style-name="ce30" office:value-type="string" calcext:value-type="string">
            <text:p>OMR</text:p>
          </table:table-cell>
          <table:table-cell table:style-name="ce30" office:value-type="string" calcext:value-type="string">
            <text:p>512</text:p>
          </table:table-cell>
          <table:table-cell table:style-name="ce30" office:value-type="string" calcext:value-type="string">
            <text:p>3</text:p>
          </table:table-cell>
          <table:table-cell table:style-name="ce41"/>
          <table:table-cell table:style-name="ce2" office:value-type="string" calcext:value-type="string">
            <text:p>Republic of North Macedonia</text:p>
          </table:table-cell>
          <table:table-cell office:value-type="float" office:value="180" calcext:value-type="float">
            <text:p>180</text:p>
          </table:table-cell>
          <table:table-cell table:style-name="ce20" table:formula="of:=&quot;insert into country_currency (country_id, currency_id) values (&quot; &amp; [.B184] &amp; &quot;,&quot; &amp; [.C184] &amp; &quot;);&quot;" office:value-type="string" office:string-value="insert into country_currency (country_id, currency_id) values (166,180);" calcext:value-type="string">
            <text:p>insert into country_currency (country_id, currency_id) values (166,180);</text:p>
          </table:table-cell>
          <table:table-cell table:style-name="ce20" table:formula="of:=&quot;INSERT INTO currency (currency_id, name, alpha_code, num_code, minor_unit) VALUES (&quot; &amp;  [.C184] &amp; &quot;,'&quot; &amp; [.D184] &amp; &quot;','&quot; &amp; [.E184] &amp; &quot;',&quot; &amp; [.F184] &amp; &quot;,&quot; &amp; [.G184] &amp; &quot;);&quot;" office:value-type="string" office:string-value="INSERT INTO currency (currency_id, name, alpha_code, num_code, minor_unit) VALUES (180,'Rial Omani','OMR',512,3);" calcext:value-type="string">
            <text:p>INSERT INTO currency (currency_id, name, alpha_code, num_code, minor_unit) VALUES (180,'Rial Omani','OMR',512,3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PAKISTAN</text:p>
          </table:table-cell>
          <table:table-cell table:style-name="ce63" table:formula="of:=VLOOKUP([.A185];[.I159:.J404];2)" office:value-type="float" office:value="167" calcext:value-type="float">
            <text:p>167</text:p>
          </table:table-cell>
          <table:table-cell table:style-name="Default" office:value-type="float" office:value="181" calcext:value-type="float">
            <text:p>181</text:p>
          </table:table-cell>
          <table:table-cell table:style-name="ce23" office:value-type="string" calcext:value-type="string">
            <text:p>Pakistan Rupee</text:p>
          </table:table-cell>
          <table:table-cell table:style-name="ce30" office:value-type="string" calcext:value-type="string">
            <text:p>PKR</text:p>
          </table:table-cell>
          <table:table-cell table:style-name="ce30" office:value-type="string" calcext:value-type="string">
            <text:p>58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Romania</text:p>
          </table:table-cell>
          <table:table-cell office:value-type="float" office:value="181" calcext:value-type="float">
            <text:p>181</text:p>
          </table:table-cell>
          <table:table-cell table:style-name="ce20" table:formula="of:=&quot;insert into country_currency (country_id, currency_id) values (&quot; &amp; [.B185] &amp; &quot;,&quot; &amp; [.C185] &amp; &quot;);&quot;" office:value-type="string" office:string-value="insert into country_currency (country_id, currency_id) values (167,181);" calcext:value-type="string">
            <text:p>insert into country_currency (country_id, currency_id) values (167,181);</text:p>
          </table:table-cell>
          <table:table-cell table:style-name="ce20" table:formula="of:=&quot;INSERT INTO currency (currency_id, name, alpha_code, num_code, minor_unit) VALUES (&quot; &amp;  [.C185] &amp; &quot;,'&quot; &amp; [.D185] &amp; &quot;','&quot; &amp; [.E185] &amp; &quot;',&quot; &amp; [.F185] &amp; &quot;,&quot; &amp; [.G185] &amp; &quot;);&quot;" office:value-type="string" office:string-value="INSERT INTO currency (currency_id, name, alpha_code, num_code, minor_unit) VALUES (181,'Pakistan Rupee','PKR',586,2);" calcext:value-type="string">
            <text:p>INSERT INTO currency (currency_id, name, alpha_code, num_code, minor_unit) VALUES (181,'Pakistan Rupee','PKR',586,2);</text:p>
          </table:table-cell>
          <table:table-cell table:style-name="ce20" table:number-columns-repeated="1012"/>
        </table:table-row>
        <table:table-row table:style-name="ro3">
          <table:table-cell table:style-name="ce11" office:value-type="string" calcext:value-type="string">
            <text:p>PALAU</text:p>
          </table:table-cell>
          <table:table-cell table:style-name="ce63" table:formula="of:=VLOOKUP([.A186];[.I160:.J405];2)" office:value-type="float" office:value="168" calcext:value-type="float">
            <text:p>168</text:p>
          </table:table-cell>
          <table:table-cell table:style-name="Default" office:value-type="float" office:value="182" calcext:value-type="float">
            <text:p>182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Russian Federation (the)</text:p>
          </table:table-cell>
          <table:table-cell office:value-type="float" office:value="182" calcext:value-type="float">
            <text:p>182</text:p>
          </table:table-cell>
          <table:table-cell table:style-name="ce20" table:formula="of:=&quot;insert into country_currency (country_id, currency_id) values (&quot; &amp; [.B186] &amp; &quot;,&quot; &amp; [.C186] &amp; &quot;);&quot;" office:value-type="string" office:string-value="insert into country_currency (country_id, currency_id) values (168,182);" calcext:value-type="string">
            <text:p>insert into country_currency (country_id, currency_id) values (168,182);</text:p>
          </table:table-cell>
          <table:table-cell table:style-name="ce20" table:formula="of:=&quot;INSERT INTO currency (currency_id, name, alpha_code, num_code, minor_unit) VALUES (&quot; &amp;  [.C186] &amp; &quot;,'&quot; &amp; [.D186] &amp; &quot;','&quot; &amp; [.E186] &amp; &quot;',&quot; &amp; [.F186] &amp; &quot;,&quot; &amp; [.G186] &amp; &quot;);&quot;" office:value-type="string" office:string-value="INSERT INTO currency (currency_id, name, alpha_code, num_code, minor_unit) VALUES (182,'US Dollar','USD',840,2);" calcext:value-type="string">
            <text:p>INSERT INTO currency (currency_id, name, alpha_code, num_code, minor_unit) VALUES (182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PALESTINE, STATE OF</text:p>
          </table:table-cell>
          <table:table-cell table:style-name="ce63" table:formula="of:=VLOOKUP([.A187];[.I161:.J406];2)" office:value-type="float" office:value="169" calcext:value-type="float">
            <text:p>169</text:p>
          </table:table-cell>
          <table:table-cell table:style-name="Default" office:value-type="float" office:value="183" calcext:value-type="float">
            <text:p>183</text:p>
          </table:table-cell>
          <table:table-cell table:style-name="ce23" office:value-type="string" calcext:value-type="string">
            <text:p>No universal currency</text:p>
          </table:table-cell>
          <table:table-cell table:style-name="ce30" table:number-columns-repeated="3"/>
          <table:table-cell table:style-name="ce41"/>
          <table:table-cell table:style-name="ce2" office:value-type="string" calcext:value-type="string">
            <text:p>Rwanda</text:p>
          </table:table-cell>
          <table:table-cell office:value-type="float" office:value="183" calcext:value-type="float">
            <text:p>183</text:p>
          </table:table-cell>
          <table:table-cell table:style-name="ce20" table:formula="of:=&quot;insert into country_currency (country_id, currency_id) values (&quot; &amp; [.B187] &amp; &quot;,&quot; &amp; [.C187] &amp; &quot;);&quot;" office:value-type="string" office:string-value="insert into country_currency (country_id, currency_id) values (169,183);" calcext:value-type="string">
            <text:p>insert into country_currency (country_id, currency_id) values (169,183);</text:p>
          </table:table-cell>
          <table:table-cell table:style-name="ce20" table:formula="of:=&quot;INSERT INTO currency (currency_id, name, alpha_code, num_code, minor_unit) VALUES (&quot; &amp;  [.C187] &amp; &quot;,'&quot; &amp; [.D187] &amp; &quot;','&quot; &amp; [.E187] &amp; &quot;',&quot; &amp; [.F187] &amp; &quot;,&quot; &amp; [.G187] &amp; &quot;);&quot;" office:value-type="string" office:string-value="INSERT INTO currency (currency_id, name, alpha_code, num_code, minor_unit) VALUES (183,'No universal currency','',,);" calcext:value-type="string">
            <text:p>INSERT INTO currency (currency_id, name, alpha_code, num_code, minor_unit) VALUES (183,'No universal currency','',,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PANAMA</text:p>
          </table:table-cell>
          <table:table-cell table:style-name="ce63" table:formula="of:=VLOOKUP([.A188];[.I162:.J407];2)" office:value-type="float" office:value="170" calcext:value-type="float">
            <text:p>170</text:p>
          </table:table-cell>
          <table:table-cell table:style-name="Default" office:value-type="float" office:value="184" calcext:value-type="float">
            <text:p>184</text:p>
          </table:table-cell>
          <table:table-cell table:style-name="ce23" office:value-type="string" calcext:value-type="string">
            <text:p>Balboa</text:p>
          </table:table-cell>
          <table:table-cell table:style-name="ce30" office:value-type="string" calcext:value-type="string">
            <text:p>PAB</text:p>
          </table:table-cell>
          <table:table-cell table:style-name="ce30" office:value-type="string" calcext:value-type="string">
            <text:p>59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Réunion</text:p>
          </table:table-cell>
          <table:table-cell office:value-type="float" office:value="184" calcext:value-type="float">
            <text:p>184</text:p>
          </table:table-cell>
          <table:table-cell table:style-name="ce20" table:formula="of:=&quot;insert into country_currency (country_id, currency_id) values (&quot; &amp; [.B188] &amp; &quot;,&quot; &amp; [.C188] &amp; &quot;);&quot;" office:value-type="string" office:string-value="insert into country_currency (country_id, currency_id) values (170,184);" calcext:value-type="string">
            <text:p>insert into country_currency (country_id, currency_id) values (170,184);</text:p>
          </table:table-cell>
          <table:table-cell table:style-name="ce20" table:formula="of:=&quot;INSERT INTO currency (currency_id, name, alpha_code, num_code, minor_unit) VALUES (&quot; &amp;  [.C188] &amp; &quot;,'&quot; &amp; [.D188] &amp; &quot;','&quot; &amp; [.E188] &amp; &quot;',&quot; &amp; [.F188] &amp; &quot;,&quot; &amp; [.G188] &amp; &quot;);&quot;" office:value-type="string" office:string-value="INSERT INTO currency (currency_id, name, alpha_code, num_code, minor_unit) VALUES (184,'Balboa','PAB',590,2);" calcext:value-type="string">
            <text:p>INSERT INTO currency (currency_id, name, alpha_code, num_code, minor_unit) VALUES (184,'Balboa','PAB',590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PANAMA</text:p>
          </table:table-cell>
          <table:table-cell table:style-name="ce63" table:formula="of:=VLOOKUP([.A189];[.I163:.J408];2)" office:value-type="float" office:value="170" calcext:value-type="float">
            <text:p>170</text:p>
          </table:table-cell>
          <table:table-cell table:style-name="Default" office:value-type="float" office:value="185" calcext:value-type="float">
            <text:p>185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int Barthélemy</text:p>
          </table:table-cell>
          <table:table-cell office:value-type="float" office:value="185" calcext:value-type="float">
            <text:p>185</text:p>
          </table:table-cell>
          <table:table-cell table:style-name="ce20" table:formula="of:=&quot;insert into country_currency (country_id, currency_id) values (&quot; &amp; [.B189] &amp; &quot;,&quot; &amp; [.C189] &amp; &quot;);&quot;" office:value-type="string" office:string-value="insert into country_currency (country_id, currency_id) values (170,185);" calcext:value-type="string">
            <text:p>insert into country_currency (country_id, currency_id) values (170,185);</text:p>
          </table:table-cell>
          <table:table-cell table:style-name="ce20" table:formula="of:=&quot;INSERT INTO currency (currency_id, name, alpha_code, num_code, minor_unit) VALUES (&quot; &amp;  [.C189] &amp; &quot;,'&quot; &amp; [.D189] &amp; &quot;','&quot; &amp; [.E189] &amp; &quot;',&quot; &amp; [.F189] &amp; &quot;,&quot; &amp; [.G189] &amp; &quot;);&quot;" office:value-type="string" office:string-value="INSERT INTO currency (currency_id, name, alpha_code, num_code, minor_unit) VALUES (185,'US Dollar','USD',840,2);" calcext:value-type="string">
            <text:p>INSERT INTO currency (currency_id, name, alpha_code, num_code, minor_unit) VALUES (185,'US Dollar','USD',840,2);</text:p>
          </table:table-cell>
          <table:table-cell table:style-name="ce20" table:number-columns-repeated="1012"/>
        </table:table-row>
        <table:table-row table:style-name="ro4">
          <table:table-cell table:style-name="ce11" office:value-type="string" calcext:value-type="string">
            <text:p>PAPUA NEW GUINEA</text:p>
          </table:table-cell>
          <table:table-cell table:style-name="ce63" table:formula="of:=VLOOKUP([.A190];[.I164:.J409];2)" office:value-type="float" office:value="171" calcext:value-type="float">
            <text:p>171</text:p>
          </table:table-cell>
          <table:table-cell table:style-name="Default" office:value-type="float" office:value="186" calcext:value-type="float">
            <text:p>186</text:p>
          </table:table-cell>
          <table:table-cell table:style-name="ce23" office:value-type="string" calcext:value-type="string">
            <text:p>Kina</text:p>
          </table:table-cell>
          <table:table-cell table:style-name="ce30" office:value-type="string" calcext:value-type="string">
            <text:p>PGK</text:p>
          </table:table-cell>
          <table:table-cell table:style-name="ce30" office:value-type="string" calcext:value-type="string">
            <text:p>59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int Helena, Ascension and Tristan da Cunha</text:p>
          </table:table-cell>
          <table:table-cell office:value-type="float" office:value="186" calcext:value-type="float">
            <text:p>186</text:p>
          </table:table-cell>
          <table:table-cell table:style-name="ce20" table:formula="of:=&quot;insert into country_currency (country_id, currency_id) values (&quot; &amp; [.B190] &amp; &quot;,&quot; &amp; [.C190] &amp; &quot;);&quot;" office:value-type="string" office:string-value="insert into country_currency (country_id, currency_id) values (171,186);" calcext:value-type="string">
            <text:p>insert into country_currency (country_id, currency_id) values (171,186);</text:p>
          </table:table-cell>
          <table:table-cell table:style-name="ce20" table:formula="of:=&quot;INSERT INTO currency (currency_id, name, alpha_code, num_code, minor_unit) VALUES (&quot; &amp;  [.C190] &amp; &quot;,'&quot; &amp; [.D190] &amp; &quot;','&quot; &amp; [.E190] &amp; &quot;',&quot; &amp; [.F190] &amp; &quot;,&quot; &amp; [.G190] &amp; &quot;);&quot;" office:value-type="string" office:string-value="INSERT INTO currency (currency_id, name, alpha_code, num_code, minor_unit) VALUES (186,'Kina','PGK',598,2);" calcext:value-type="string">
            <text:p>INSERT INTO currency (currency_id, name, alpha_code, num_code, minor_unit) VALUES (186,'Kina','PGK',598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PARAGUAY</text:p>
          </table:table-cell>
          <table:table-cell table:style-name="ce63" table:formula="of:=VLOOKUP([.A191];[.I165:.J410];2)" office:value-type="float" office:value="172" calcext:value-type="float">
            <text:p>172</text:p>
          </table:table-cell>
          <table:table-cell table:style-name="Default" office:value-type="float" office:value="187" calcext:value-type="float">
            <text:p>187</text:p>
          </table:table-cell>
          <table:table-cell table:style-name="ce23" office:value-type="string" calcext:value-type="string">
            <text:p>Guarani</text:p>
          </table:table-cell>
          <table:table-cell table:style-name="ce30" office:value-type="string" calcext:value-type="string">
            <text:p>PYG</text:p>
          </table:table-cell>
          <table:table-cell table:style-name="ce30" office:value-type="string" calcext:value-type="string">
            <text:p>600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Saint Kitts and Nevis</text:p>
          </table:table-cell>
          <table:table-cell office:value-type="float" office:value="187" calcext:value-type="float">
            <text:p>187</text:p>
          </table:table-cell>
          <table:table-cell table:style-name="ce20" table:formula="of:=&quot;insert into country_currency (country_id, currency_id) values (&quot; &amp; [.B191] &amp; &quot;,&quot; &amp; [.C191] &amp; &quot;);&quot;" office:value-type="string" office:string-value="insert into country_currency (country_id, currency_id) values (172,187);" calcext:value-type="string">
            <text:p>insert into country_currency (country_id, currency_id) values (172,187);</text:p>
          </table:table-cell>
          <table:table-cell table:style-name="ce20" table:formula="of:=&quot;INSERT INTO currency (currency_id, name, alpha_code, num_code, minor_unit) VALUES (&quot; &amp;  [.C191] &amp; &quot;,'&quot; &amp; [.D191] &amp; &quot;','&quot; &amp; [.E191] &amp; &quot;',&quot; &amp; [.F191] &amp; &quot;,&quot; &amp; [.G191] &amp; &quot;);&quot;" office:value-type="string" office:string-value="INSERT INTO currency (currency_id, name, alpha_code, num_code, minor_unit) VALUES (187,'Guarani','PYG',600,0);" calcext:value-type="string">
            <text:p>INSERT INTO currency (currency_id, name, alpha_code, num_code, minor_unit) VALUES (187,'Guarani','PYG',600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PERU</text:p>
          </table:table-cell>
          <table:table-cell table:style-name="ce63" table:formula="of:=VLOOKUP([.A192];[.I166:.J411];2)" office:value-type="float" office:value="173" calcext:value-type="float">
            <text:p>173</text:p>
          </table:table-cell>
          <table:table-cell table:style-name="Default" office:value-type="float" office:value="188" calcext:value-type="float">
            <text:p>188</text:p>
          </table:table-cell>
          <table:table-cell table:style-name="ce23" office:value-type="string" calcext:value-type="string">
            <text:p>Sol</text:p>
          </table:table-cell>
          <table:table-cell table:style-name="ce30" office:value-type="string" calcext:value-type="string">
            <text:p>PEN</text:p>
          </table:table-cell>
          <table:table-cell table:style-name="ce30" office:value-type="string" calcext:value-type="string">
            <text:p>60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int Lucia</text:p>
          </table:table-cell>
          <table:table-cell office:value-type="float" office:value="188" calcext:value-type="float">
            <text:p>188</text:p>
          </table:table-cell>
          <table:table-cell table:style-name="ce20" table:formula="of:=&quot;insert into country_currency (country_id, currency_id) values (&quot; &amp; [.B192] &amp; &quot;,&quot; &amp; [.C192] &amp; &quot;);&quot;" office:value-type="string" office:string-value="insert into country_currency (country_id, currency_id) values (173,188);" calcext:value-type="string">
            <text:p>insert into country_currency (country_id, currency_id) values (173,188);</text:p>
          </table:table-cell>
          <table:table-cell table:style-name="ce20" table:formula="of:=&quot;INSERT INTO currency (currency_id, name, alpha_code, num_code, minor_unit) VALUES (&quot; &amp;  [.C192] &amp; &quot;,'&quot; &amp; [.D192] &amp; &quot;','&quot; &amp; [.E192] &amp; &quot;',&quot; &amp; [.F192] &amp; &quot;,&quot; &amp; [.G192] &amp; &quot;);&quot;" office:value-type="string" office:string-value="INSERT INTO currency (currency_id, name, alpha_code, num_code, minor_unit) VALUES (188,'Sol','PEN',604,2);" calcext:value-type="string">
            <text:p>INSERT INTO currency (currency_id, name, alpha_code, num_code, minor_unit) VALUES (188,'Sol','PEN',604,2);</text:p>
          </table:table-cell>
          <table:table-cell table:style-name="ce20" table:number-columns-repeated="1012"/>
        </table:table-row>
        <table:table-row table:style-name="ro2">
          <table:table-cell table:style-name="ce12" office:value-type="string" calcext:value-type="string">
            <text:p>PHILIPPINES (THE)</text:p>
          </table:table-cell>
          <table:table-cell table:style-name="ce63" table:formula="of:=VLOOKUP([.A193];[.I167:.J412];2)" office:value-type="float" office:value="174" calcext:value-type="float">
            <text:p>174</text:p>
          </table:table-cell>
          <table:table-cell table:style-name="Default" office:value-type="float" office:value="189" calcext:value-type="float">
            <text:p>189</text:p>
          </table:table-cell>
          <table:table-cell table:style-name="ce23" office:value-type="string" calcext:value-type="string">
            <text:p>Philippine Peso</text:p>
          </table:table-cell>
          <table:table-cell table:style-name="ce30" office:value-type="string" calcext:value-type="string">
            <text:p>PHP</text:p>
          </table:table-cell>
          <table:table-cell table:style-name="ce30" office:value-type="string" calcext:value-type="string">
            <text:p>60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int Martin (French part)</text:p>
          </table:table-cell>
          <table:table-cell office:value-type="float" office:value="189" calcext:value-type="float">
            <text:p>189</text:p>
          </table:table-cell>
          <table:table-cell table:style-name="ce20" table:formula="of:=&quot;insert into country_currency (country_id, currency_id) values (&quot; &amp; [.B193] &amp; &quot;,&quot; &amp; [.C193] &amp; &quot;);&quot;" office:value-type="string" office:string-value="insert into country_currency (country_id, currency_id) values (174,189);" calcext:value-type="string">
            <text:p>insert into country_currency (country_id, currency_id) values (174,189);</text:p>
          </table:table-cell>
          <table:table-cell table:style-name="ce20" table:formula="of:=&quot;INSERT INTO currency (currency_id, name, alpha_code, num_code, minor_unit) VALUES (&quot; &amp;  [.C193] &amp; &quot;,'&quot; &amp; [.D193] &amp; &quot;','&quot; &amp; [.E193] &amp; &quot;',&quot; &amp; [.F193] &amp; &quot;,&quot; &amp; [.G193] &amp; &quot;);&quot;" office:value-type="string" office:string-value="INSERT INTO currency (currency_id, name, alpha_code, num_code, minor_unit) VALUES (189,'Philippine Peso','PHP',608,2);" calcext:value-type="string">
            <text:p>INSERT INTO currency (currency_id, name, alpha_code, num_code, minor_unit) VALUES (189,'Philippine Peso','PHP',608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PITCAIRN</text:p>
          </table:table-cell>
          <table:table-cell table:style-name="ce63" table:formula="of:=VLOOKUP([.A194];[.I168:.J413];2)" office:value-type="float" office:value="175" calcext:value-type="float">
            <text:p>175</text:p>
          </table:table-cell>
          <table:table-cell table:style-name="Default" office:value-type="float" office:value="190" calcext:value-type="float">
            <text:p>190</text:p>
          </table:table-cell>
          <table:table-cell table:style-name="ce23" office:value-type="string" calcext:value-type="string">
            <text:p>New Zealand Dollar</text:p>
          </table:table-cell>
          <table:table-cell table:style-name="ce30" office:value-type="string" calcext:value-type="string">
            <text:p>NZD</text:p>
          </table:table-cell>
          <table:table-cell table:style-name="ce30" office:value-type="string" calcext:value-type="string">
            <text:p>55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int Pierre and Miquelon</text:p>
          </table:table-cell>
          <table:table-cell office:value-type="float" office:value="190" calcext:value-type="float">
            <text:p>190</text:p>
          </table:table-cell>
          <table:table-cell table:style-name="ce20" table:formula="of:=&quot;insert into country_currency (country_id, currency_id) values (&quot; &amp; [.B194] &amp; &quot;,&quot; &amp; [.C194] &amp; &quot;);&quot;" office:value-type="string" office:string-value="insert into country_currency (country_id, currency_id) values (175,190);" calcext:value-type="string">
            <text:p>insert into country_currency (country_id, currency_id) values (175,190);</text:p>
          </table:table-cell>
          <table:table-cell table:style-name="ce20" table:formula="of:=&quot;INSERT INTO currency (currency_id, name, alpha_code, num_code, minor_unit) VALUES (&quot; &amp;  [.C194] &amp; &quot;,'&quot; &amp; [.D194] &amp; &quot;','&quot; &amp; [.E194] &amp; &quot;',&quot; &amp; [.F194] &amp; &quot;,&quot; &amp; [.G194] &amp; &quot;);&quot;" office:value-type="string" office:string-value="INSERT INTO currency (currency_id, name, alpha_code, num_code, minor_unit) VALUES (190,'New Zealand Dollar','NZD',554,2);" calcext:value-type="string">
            <text:p>INSERT INTO currency (currency_id, name, alpha_code, num_code, minor_unit) VALUES (190,'New Zealand Dollar','NZD',554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POLAND</text:p>
          </table:table-cell>
          <table:table-cell table:style-name="ce63" table:formula="of:=VLOOKUP([.A195];[.I169:.J414];2)" office:value-type="float" office:value="176" calcext:value-type="float">
            <text:p>176</text:p>
          </table:table-cell>
          <table:table-cell table:style-name="Default" office:value-type="float" office:value="191" calcext:value-type="float">
            <text:p>191</text:p>
          </table:table-cell>
          <table:table-cell table:style-name="ce23" office:value-type="string" calcext:value-type="string">
            <text:p>Zloty</text:p>
          </table:table-cell>
          <table:table-cell table:style-name="ce30" office:value-type="string" calcext:value-type="string">
            <text:p>PLN</text:p>
          </table:table-cell>
          <table:table-cell table:style-name="ce30" office:value-type="string" calcext:value-type="string">
            <text:p>985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int Vincent and the Grenadines</text:p>
          </table:table-cell>
          <table:table-cell office:value-type="float" office:value="191" calcext:value-type="float">
            <text:p>191</text:p>
          </table:table-cell>
          <table:table-cell table:style-name="ce20" table:formula="of:=&quot;insert into country_currency (country_id, currency_id) values (&quot; &amp; [.B195] &amp; &quot;,&quot; &amp; [.C195] &amp; &quot;);&quot;" office:value-type="string" office:string-value="insert into country_currency (country_id, currency_id) values (176,191);" calcext:value-type="string">
            <text:p>insert into country_currency (country_id, currency_id) values (176,191);</text:p>
          </table:table-cell>
          <table:table-cell table:style-name="ce20" table:formula="of:=&quot;INSERT INTO currency (currency_id, name, alpha_code, num_code, minor_unit) VALUES (&quot; &amp;  [.C195] &amp; &quot;,'&quot; &amp; [.D195] &amp; &quot;','&quot; &amp; [.E195] &amp; &quot;',&quot; &amp; [.F195] &amp; &quot;,&quot; &amp; [.G195] &amp; &quot;);&quot;" office:value-type="string" office:string-value="INSERT INTO currency (currency_id, name, alpha_code, num_code, minor_unit) VALUES (191,'Zloty','PLN',985,2);" calcext:value-type="string">
            <text:p>INSERT INTO currency (currency_id, name, alpha_code, num_code, minor_unit) VALUES (191,'Zloty','PLN',985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PORTUGAL</text:p>
          </table:table-cell>
          <table:table-cell table:style-name="ce63" table:formula="of:=VLOOKUP([.A196];[.I170:.J415];2)" office:value-type="float" office:value="177" calcext:value-type="float">
            <text:p>177</text:p>
          </table:table-cell>
          <table:table-cell table:style-name="Default" office:value-type="float" office:value="192" calcext:value-type="float">
            <text:p>192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moa</text:p>
          </table:table-cell>
          <table:table-cell office:value-type="float" office:value="192" calcext:value-type="float">
            <text:p>192</text:p>
          </table:table-cell>
          <table:table-cell table:style-name="ce20" table:formula="of:=&quot;insert into country_currency (country_id, currency_id) values (&quot; &amp; [.B196] &amp; &quot;,&quot; &amp; [.C196] &amp; &quot;);&quot;" office:value-type="string" office:string-value="insert into country_currency (country_id, currency_id) values (177,192);" calcext:value-type="string">
            <text:p>insert into country_currency (country_id, currency_id) values (177,192);</text:p>
          </table:table-cell>
          <table:table-cell table:style-name="ce20" table:formula="of:=&quot;INSERT INTO currency (currency_id, name, alpha_code, num_code, minor_unit) VALUES (&quot; &amp;  [.C196] &amp; &quot;,'&quot; &amp; [.D196] &amp; &quot;','&quot; &amp; [.E196] &amp; &quot;',&quot; &amp; [.F196] &amp; &quot;,&quot; &amp; [.G196] &amp; &quot;);&quot;" office:value-type="string" office:string-value="INSERT INTO currency (currency_id, name, alpha_code, num_code, minor_unit) VALUES (192,'Euro','EUR',978,2);" calcext:value-type="string">
            <text:p>INSERT INTO currency (currency_id, name, alpha_code, num_code, minor_unit) VALUES (192,'Euro','EUR',97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PUERTO RICO</text:p>
          </table:table-cell>
          <table:table-cell table:style-name="ce63" table:formula="of:=VLOOKUP([.A197];[.I171:.J416];2)" office:value-type="float" office:value="178" calcext:value-type="float">
            <text:p>178</text:p>
          </table:table-cell>
          <table:table-cell table:style-name="Default" office:value-type="float" office:value="193" calcext:value-type="float">
            <text:p>193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n Marino</text:p>
          </table:table-cell>
          <table:table-cell office:value-type="float" office:value="193" calcext:value-type="float">
            <text:p>193</text:p>
          </table:table-cell>
          <table:table-cell table:style-name="ce20" table:formula="of:=&quot;insert into country_currency (country_id, currency_id) values (&quot; &amp; [.B197] &amp; &quot;,&quot; &amp; [.C197] &amp; &quot;);&quot;" office:value-type="string" office:string-value="insert into country_currency (country_id, currency_id) values (178,193);" calcext:value-type="string">
            <text:p>insert into country_currency (country_id, currency_id) values (178,193);</text:p>
          </table:table-cell>
          <table:table-cell table:style-name="ce20" table:formula="of:=&quot;INSERT INTO currency (currency_id, name, alpha_code, num_code, minor_unit) VALUES (&quot; &amp;  [.C197] &amp; &quot;,'&quot; &amp; [.D197] &amp; &quot;','&quot; &amp; [.E197] &amp; &quot;',&quot; &amp; [.F197] &amp; &quot;,&quot; &amp; [.G197] &amp; &quot;);&quot;" office:value-type="string" office:string-value="INSERT INTO currency (currency_id, name, alpha_code, num_code, minor_unit) VALUES (193,'US Dollar','USD',840,2);" calcext:value-type="string">
            <text:p>INSERT INTO currency (currency_id, name, alpha_code, num_code, minor_unit) VALUES (193,'US Dollar','USD',840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QATAR</text:p>
          </table:table-cell>
          <table:table-cell table:style-name="ce63" table:formula="of:=VLOOKUP([.A198];[.I172:.J417];2)" office:value-type="float" office:value="179" calcext:value-type="float">
            <text:p>179</text:p>
          </table:table-cell>
          <table:table-cell table:style-name="Default" office:value-type="float" office:value="194" calcext:value-type="float">
            <text:p>194</text:p>
          </table:table-cell>
          <table:table-cell table:style-name="ce23" office:value-type="string" calcext:value-type="string">
            <text:p>Qatari Rial</text:p>
          </table:table-cell>
          <table:table-cell table:style-name="ce30" office:value-type="string" calcext:value-type="string">
            <text:p>QAR</text:p>
          </table:table-cell>
          <table:table-cell table:style-name="ce30" office:value-type="string" calcext:value-type="string">
            <text:p>63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o Tome and Principe</text:p>
          </table:table-cell>
          <table:table-cell office:value-type="float" office:value="194" calcext:value-type="float">
            <text:p>194</text:p>
          </table:table-cell>
          <table:table-cell table:style-name="ce20" table:formula="of:=&quot;insert into country_currency (country_id, currency_id) values (&quot; &amp; [.B198] &amp; &quot;,&quot; &amp; [.C198] &amp; &quot;);&quot;" office:value-type="string" office:string-value="insert into country_currency (country_id, currency_id) values (179,194);" calcext:value-type="string">
            <text:p>insert into country_currency (country_id, currency_id) values (179,194);</text:p>
          </table:table-cell>
          <table:table-cell table:style-name="ce20" table:formula="of:=&quot;INSERT INTO currency (currency_id, name, alpha_code, num_code, minor_unit) VALUES (&quot; &amp;  [.C198] &amp; &quot;,'&quot; &amp; [.D198] &amp; &quot;','&quot; &amp; [.E198] &amp; &quot;',&quot; &amp; [.F198] &amp; &quot;,&quot; &amp; [.G198] &amp; &quot;);&quot;" office:value-type="string" office:string-value="INSERT INTO currency (currency_id, name, alpha_code, num_code, minor_unit) VALUES (194,'Qatari Rial','QAR',634,2);" calcext:value-type="string">
            <text:p>INSERT INTO currency (currency_id, name, alpha_code, num_code, minor_unit) VALUES (194,'Qatari Rial','QAR',634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RÉUNION</text:p>
          </table:table-cell>
          <table:table-cell table:style-name="ce63" table:formula="of:=VLOOKUP([.A199];[.I173:.J418];2)" office:value-type="float" office:value="180" calcext:value-type="float">
            <text:p>180</text:p>
          </table:table-cell>
          <table:table-cell table:style-name="Default" office:value-type="float" office:value="195" calcext:value-type="float">
            <text:p>195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audi Arabia</text:p>
          </table:table-cell>
          <table:table-cell office:value-type="float" office:value="195" calcext:value-type="float">
            <text:p>195</text:p>
          </table:table-cell>
          <table:table-cell table:style-name="ce20" table:formula="of:=&quot;insert into country_currency (country_id, currency_id) values (&quot; &amp; [.B199] &amp; &quot;,&quot; &amp; [.C199] &amp; &quot;);&quot;" office:value-type="string" office:string-value="insert into country_currency (country_id, currency_id) values (180,195);" calcext:value-type="string">
            <text:p>insert into country_currency (country_id, currency_id) values (180,195);</text:p>
          </table:table-cell>
          <table:table-cell table:style-name="ce20" table:formula="of:=&quot;INSERT INTO currency (currency_id, name, alpha_code, num_code, minor_unit) VALUES (&quot; &amp;  [.C199] &amp; &quot;,'&quot; &amp; [.D199] &amp; &quot;','&quot; &amp; [.E199] &amp; &quot;',&quot; &amp; [.F199] &amp; &quot;,&quot; &amp; [.G199] &amp; &quot;);&quot;" office:value-type="string" office:string-value="INSERT INTO currency (currency_id, name, alpha_code, num_code, minor_unit) VALUES (195,'Euro','EUR',978,2);" calcext:value-type="string">
            <text:p>INSERT INTO currency (currency_id, name, alpha_code, num_code, minor_unit) VALUES (195,'Euro','EUR',978,2);</text:p>
          </table:table-cell>
          <table:table-cell table:style-name="ce44" table:number-columns-repeated="1012"/>
        </table:table-row>
        <table:table-row table:style-name="ro10">
          <table:table-cell table:style-name="ce11" office:value-type="string" calcext:value-type="string">
            <text:p>ROMANIA</text:p>
          </table:table-cell>
          <table:table-cell table:style-name="ce63" table:formula="of:=VLOOKUP([.A200];[.I174:.J419];2)" office:value-type="float" office:value="184" calcext:value-type="float">
            <text:p>184</text:p>
          </table:table-cell>
          <table:table-cell table:style-name="Default" office:value-type="float" office:value="196" calcext:value-type="float">
            <text:p>196</text:p>
          </table:table-cell>
          <table:table-cell table:style-name="ce23" office:value-type="string" calcext:value-type="string">
            <text:p>Romanian Leu</text:p>
          </table:table-cell>
          <table:table-cell table:style-name="ce30" office:value-type="string" calcext:value-type="string">
            <text:p>RON</text:p>
          </table:table-cell>
          <table:table-cell table:style-name="ce30" office:value-type="string" calcext:value-type="string">
            <text:p>94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enegal</text:p>
          </table:table-cell>
          <table:table-cell office:value-type="float" office:value="196" calcext:value-type="float">
            <text:p>196</text:p>
          </table:table-cell>
          <table:table-cell table:style-name="ce20" table:formula="of:=&quot;insert into country_currency (country_id, currency_id) values (&quot; &amp; [.B200] &amp; &quot;,&quot; &amp; [.C200] &amp; &quot;);&quot;" office:value-type="string" office:string-value="insert into country_currency (country_id, currency_id) values (184,196);" calcext:value-type="string">
            <text:p>insert into country_currency (country_id, currency_id) values (184,196);</text:p>
          </table:table-cell>
          <table:table-cell table:style-name="ce20" table:formula="of:=&quot;INSERT INTO currency (currency_id, name, alpha_code, num_code, minor_unit) VALUES (&quot; &amp;  [.C200] &amp; &quot;,'&quot; &amp; [.D200] &amp; &quot;','&quot; &amp; [.E200] &amp; &quot;',&quot; &amp; [.F200] &amp; &quot;,&quot; &amp; [.G200] &amp; &quot;);&quot;" office:value-type="string" office:string-value="INSERT INTO currency (currency_id, name, alpha_code, num_code, minor_unit) VALUES (196,'Romanian Leu','RON',946,2);" calcext:value-type="string">
            <text:p>INSERT INTO currency (currency_id, name, alpha_code, num_code, minor_unit) VALUES (196,'Romanian Leu','RON',946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RUSSIAN FEDERATION (THE)</text:p>
          </table:table-cell>
          <table:table-cell table:style-name="ce63" table:formula="of:=VLOOKUP([.A201];[.I175:.J420];2)" office:value-type="float" office:value="182" calcext:value-type="float">
            <text:p>182</text:p>
          </table:table-cell>
          <table:table-cell table:style-name="Default" office:value-type="float" office:value="197" calcext:value-type="float">
            <text:p>197</text:p>
          </table:table-cell>
          <table:table-cell table:style-name="ce23" office:value-type="string" calcext:value-type="string">
            <text:p>Russian Ruble</text:p>
          </table:table-cell>
          <table:table-cell table:style-name="ce30" office:value-type="string" calcext:value-type="string">
            <text:p>RUB</text:p>
          </table:table-cell>
          <table:table-cell table:style-name="ce30" office:value-type="string" calcext:value-type="string">
            <text:p>643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erbia</text:p>
          </table:table-cell>
          <table:table-cell office:value-type="float" office:value="197" calcext:value-type="float">
            <text:p>197</text:p>
          </table:table-cell>
          <table:table-cell table:style-name="ce20" table:formula="of:=&quot;insert into country_currency (country_id, currency_id) values (&quot; &amp; [.B201] &amp; &quot;,&quot; &amp; [.C201] &amp; &quot;);&quot;" office:value-type="string" office:string-value="insert into country_currency (country_id, currency_id) values (182,197);" calcext:value-type="string">
            <text:p>insert into country_currency (country_id, currency_id) values (182,197);</text:p>
          </table:table-cell>
          <table:table-cell table:style-name="ce20" table:formula="of:=&quot;INSERT INTO currency (currency_id, name, alpha_code, num_code, minor_unit) VALUES (&quot; &amp;  [.C201] &amp; &quot;,'&quot; &amp; [.D201] &amp; &quot;','&quot; &amp; [.E201] &amp; &quot;',&quot; &amp; [.F201] &amp; &quot;,&quot; &amp; [.G201] &amp; &quot;);&quot;" office:value-type="string" office:string-value="INSERT INTO currency (currency_id, name, alpha_code, num_code, minor_unit) VALUES (197,'Russian Ruble','RUB',643,2);" calcext:value-type="string">
            <text:p>INSERT INTO currency (currency_id, name, alpha_code, num_code, minor_unit) VALUES (197,'Russian Ruble','RUB',643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RWANDA</text:p>
          </table:table-cell>
          <table:table-cell table:style-name="ce63" table:formula="of:=VLOOKUP([.A202];[.I176:.J421];2)" office:value-type="float" office:value="183" calcext:value-type="float">
            <text:p>183</text:p>
          </table:table-cell>
          <table:table-cell table:style-name="Default" office:value-type="float" office:value="198" calcext:value-type="float">
            <text:p>198</text:p>
          </table:table-cell>
          <table:table-cell table:style-name="ce23" office:value-type="string" calcext:value-type="string">
            <text:p>Rwanda Franc</text:p>
          </table:table-cell>
          <table:table-cell table:style-name="ce30" office:value-type="string" calcext:value-type="string">
            <text:p>RWF</text:p>
          </table:table-cell>
          <table:table-cell table:style-name="ce30" office:value-type="string" calcext:value-type="string">
            <text:p>646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Seychelles</text:p>
          </table:table-cell>
          <table:table-cell office:value-type="float" office:value="198" calcext:value-type="float">
            <text:p>198</text:p>
          </table:table-cell>
          <table:table-cell table:style-name="ce20" table:formula="of:=&quot;insert into country_currency (country_id, currency_id) values (&quot; &amp; [.B202] &amp; &quot;,&quot; &amp; [.C202] &amp; &quot;);&quot;" office:value-type="string" office:string-value="insert into country_currency (country_id, currency_id) values (183,198);" calcext:value-type="string">
            <text:p>insert into country_currency (country_id, currency_id) values (183,198);</text:p>
          </table:table-cell>
          <table:table-cell table:style-name="ce20" table:formula="of:=&quot;INSERT INTO currency (currency_id, name, alpha_code, num_code, minor_unit) VALUES (&quot; &amp;  [.C202] &amp; &quot;,'&quot; &amp; [.D202] &amp; &quot;','&quot; &amp; [.E202] &amp; &quot;',&quot; &amp; [.F202] &amp; &quot;,&quot; &amp; [.G202] &amp; &quot;);&quot;" office:value-type="string" office:string-value="INSERT INTO currency (currency_id, name, alpha_code, num_code, minor_unit) VALUES (198,'Rwanda Franc','RWF',646,0);" calcext:value-type="string">
            <text:p>INSERT INTO currency (currency_id, name, alpha_code, num_code, minor_unit) VALUES (198,'Rwanda Franc','RWF',646,0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SAINT BARTHÉLEMY</text:p>
          </table:table-cell>
          <table:table-cell table:style-name="ce63" table:formula="of:=VLOOKUP([.A203];[.I177:.J422];2)" office:value-type="float" office:value="185" calcext:value-type="float">
            <text:p>185</text:p>
          </table:table-cell>
          <table:table-cell table:style-name="Default" office:value-type="float" office:value="199" calcext:value-type="float">
            <text:p>199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ierra Leone</text:p>
          </table:table-cell>
          <table:table-cell office:value-type="float" office:value="199" calcext:value-type="float">
            <text:p>199</text:p>
          </table:table-cell>
          <table:table-cell table:style-name="ce20" table:formula="of:=&quot;insert into country_currency (country_id, currency_id) values (&quot; &amp; [.B203] &amp; &quot;,&quot; &amp; [.C203] &amp; &quot;);&quot;" office:value-type="string" office:string-value="insert into country_currency (country_id, currency_id) values (185,199);" calcext:value-type="string">
            <text:p>insert into country_currency (country_id, currency_id) values (185,199);</text:p>
          </table:table-cell>
          <table:table-cell table:style-name="ce20" table:formula="of:=&quot;INSERT INTO currency (currency_id, name, alpha_code, num_code, minor_unit) VALUES (&quot; &amp;  [.C203] &amp; &quot;,'&quot; &amp; [.D203] &amp; &quot;','&quot; &amp; [.E203] &amp; &quot;',&quot; &amp; [.F203] &amp; &quot;,&quot; &amp; [.G203] &amp; &quot;);&quot;" office:value-type="string" office:string-value="INSERT INTO currency (currency_id, name, alpha_code, num_code, minor_unit) VALUES (199,'Euro','EUR',978,2);" calcext:value-type="string">
            <text:p>INSERT INTO currency (currency_id, name, alpha_code, num_code, minor_unit) VALUES (199,'Euro','EUR',978,2);</text:p>
          </table:table-cell>
          <table:table-cell table:style-name="ce20" table:number-columns-repeated="1012"/>
        </table:table-row>
        <table:table-row table:style-name="ro15">
          <table:table-cell table:style-name="ce15" office:value-type="string" calcext:value-type="string">
            <text:p>SAINT HELENA, ASCENSION AND TRISTAN DA CUNHA</text:p>
          </table:table-cell>
          <table:table-cell table:style-name="ce63" table:formula="of:=VLOOKUP([.A204];[.I178:.J423];2)" office:value-type="float" office:value="186" calcext:value-type="float">
            <text:p>186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4" office:value-type="string" calcext:value-type="string">
            <text:p>Saint Helena Pound</text:p>
          </table:table-cell>
          <table:table-cell table:style-name="ce32" office:value-type="string" calcext:value-type="string">
            <text:p>SHP</text:p>
          </table:table-cell>
          <table:table-cell table:style-name="ce32" office:value-type="string" calcext:value-type="string">
            <text:p>654</text:p>
          </table:table-cell>
          <table:table-cell table:style-name="ce32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ingapore</text:p>
          </table:table-cell>
          <table:table-cell office:value-type="float" office:value="200" calcext:value-type="float">
            <text:p>200</text:p>
          </table:table-cell>
          <table:table-cell table:style-name="ce20" table:formula="of:=&quot;insert into country_currency (country_id, currency_id) values (&quot; &amp; [.B204] &amp; &quot;,&quot; &amp; [.C204] &amp; &quot;);&quot;" office:value-type="string" office:string-value="insert into country_currency (country_id, currency_id) values (186,200);" calcext:value-type="string">
            <text:p>insert into country_currency (country_id, currency_id) values (186,200);</text:p>
          </table:table-cell>
          <table:table-cell table:style-name="ce20" table:formula="of:=&quot;INSERT INTO currency (currency_id, name, alpha_code, num_code, minor_unit) VALUES (&quot; &amp;  [.C204] &amp; &quot;,'&quot; &amp; [.D204] &amp; &quot;','&quot; &amp; [.E204] &amp; &quot;',&quot; &amp; [.F204] &amp; &quot;,&quot; &amp; [.G204] &amp; &quot;);&quot;" office:value-type="string" office:string-value="INSERT INTO currency (currency_id, name, alpha_code, num_code, minor_unit) VALUES (200,'Saint Helena Pound','SHP',654,2);" calcext:value-type="string">
            <text:p>INSERT INTO currency (currency_id, name, alpha_code, num_code, minor_unit) VALUES (200,'Saint Helena Pound','SHP',654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SAINT KITTS AND NEVIS</text:p>
          </table:table-cell>
          <table:table-cell table:style-name="ce63" table:formula="of:=VLOOKUP([.A205];[.I179:.J424];2)" office:value-type="float" office:value="187" calcext:value-type="float">
            <text:p>187</text:p>
          </table:table-cell>
          <table:table-cell table:style-name="Default" office:value-type="float" office:value="201" calcext:value-type="float">
            <text:p>201</text:p>
          </table:table-cell>
          <table:table-cell table:style-name="ce23" office:value-type="string" calcext:value-type="string">
            <text:p>East Caribbean Dollar</text:p>
          </table:table-cell>
          <table:table-cell table:style-name="ce30" office:value-type="string" calcext:value-type="string">
            <text:p>XCD</text:p>
          </table:table-cell>
          <table:table-cell table:style-name="ce30" office:value-type="string" calcext:value-type="string">
            <text:p>95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int Maarten (Dutch part)</text:p>
          </table:table-cell>
          <table:table-cell office:value-type="float" office:value="201" calcext:value-type="float">
            <text:p>201</text:p>
          </table:table-cell>
          <table:table-cell table:style-name="ce20" table:formula="of:=&quot;insert into country_currency (country_id, currency_id) values (&quot; &amp; [.B205] &amp; &quot;,&quot; &amp; [.C205] &amp; &quot;);&quot;" office:value-type="string" office:string-value="insert into country_currency (country_id, currency_id) values (187,201);" calcext:value-type="string">
            <text:p>insert into country_currency (country_id, currency_id) values (187,201);</text:p>
          </table:table-cell>
          <table:table-cell table:style-name="ce20" table:formula="of:=&quot;INSERT INTO currency (currency_id, name, alpha_code, num_code, minor_unit) VALUES (&quot; &amp;  [.C205] &amp; &quot;,'&quot; &amp; [.D205] &amp; &quot;','&quot; &amp; [.E205] &amp; &quot;',&quot; &amp; [.F205] &amp; &quot;,&quot; &amp; [.G205] &amp; &quot;);&quot;" office:value-type="string" office:string-value="INSERT INTO currency (currency_id, name, alpha_code, num_code, minor_unit) VALUES (201,'East Caribbean Dollar','XCD',951,2);" calcext:value-type="string">
            <text:p>INSERT INTO currency (currency_id, name, alpha_code, num_code, minor_unit) VALUES (201,'East Caribbean Dollar','XCD',951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SAINT LUCIA</text:p>
          </table:table-cell>
          <table:table-cell table:style-name="ce63" table:formula="of:=VLOOKUP([.A206];[.I180:.J425];2)" office:value-type="float" office:value="188" calcext:value-type="float">
            <text:p>188</text:p>
          </table:table-cell>
          <table:table-cell table:style-name="Default" office:value-type="float" office:value="202" calcext:value-type="float">
            <text:p>202</text:p>
          </table:table-cell>
          <table:table-cell table:style-name="ce23" office:value-type="string" calcext:value-type="string">
            <text:p>East Caribbean Dollar</text:p>
          </table:table-cell>
          <table:table-cell table:style-name="ce30" office:value-type="string" calcext:value-type="string">
            <text:p>XCD</text:p>
          </table:table-cell>
          <table:table-cell table:style-name="ce30" office:value-type="string" calcext:value-type="string">
            <text:p>95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lovakia</text:p>
          </table:table-cell>
          <table:table-cell office:value-type="float" office:value="202" calcext:value-type="float">
            <text:p>202</text:p>
          </table:table-cell>
          <table:table-cell table:style-name="ce20" table:formula="of:=&quot;insert into country_currency (country_id, currency_id) values (&quot; &amp; [.B206] &amp; &quot;,&quot; &amp; [.C206] &amp; &quot;);&quot;" office:value-type="string" office:string-value="insert into country_currency (country_id, currency_id) values (188,202);" calcext:value-type="string">
            <text:p>insert into country_currency (country_id, currency_id) values (188,202);</text:p>
          </table:table-cell>
          <table:table-cell table:style-name="ce20" table:formula="of:=&quot;INSERT INTO currency (currency_id, name, alpha_code, num_code, minor_unit) VALUES (&quot; &amp;  [.C206] &amp; &quot;,'&quot; &amp; [.D206] &amp; &quot;','&quot; &amp; [.E206] &amp; &quot;',&quot; &amp; [.F206] &amp; &quot;,&quot; &amp; [.G206] &amp; &quot;);&quot;" office:value-type="string" office:string-value="INSERT INTO currency (currency_id, name, alpha_code, num_code, minor_unit) VALUES (202,'East Caribbean Dollar','XCD',951,2);" calcext:value-type="string">
            <text:p>INSERT INTO currency (currency_id, name, alpha_code, num_code, minor_unit) VALUES (202,'East Caribbean Dollar','XCD',951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AINT MARTIN (FRENCH PART)</text:p>
          </table:table-cell>
          <table:table-cell table:style-name="ce63" table:formula="of:=VLOOKUP([.A207];[.I181:.J426];2)" office:value-type="float" office:value="189" calcext:value-type="float">
            <text:p>189</text:p>
          </table:table-cell>
          <table:table-cell table:style-name="Default" office:value-type="float" office:value="203" calcext:value-type="float">
            <text:p>203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lovenia</text:p>
          </table:table-cell>
          <table:table-cell office:value-type="float" office:value="203" calcext:value-type="float">
            <text:p>203</text:p>
          </table:table-cell>
          <table:table-cell table:style-name="ce20" table:formula="of:=&quot;insert into country_currency (country_id, currency_id) values (&quot; &amp; [.B207] &amp; &quot;,&quot; &amp; [.C207] &amp; &quot;);&quot;" office:value-type="string" office:string-value="insert into country_currency (country_id, currency_id) values (189,203);" calcext:value-type="string">
            <text:p>insert into country_currency (country_id, currency_id) values (189,203);</text:p>
          </table:table-cell>
          <table:table-cell table:style-name="ce20" table:formula="of:=&quot;INSERT INTO currency (currency_id, name, alpha_code, num_code, minor_unit) VALUES (&quot; &amp;  [.C207] &amp; &quot;,'&quot; &amp; [.D207] &amp; &quot;','&quot; &amp; [.E207] &amp; &quot;',&quot; &amp; [.F207] &amp; &quot;,&quot; &amp; [.G207] &amp; &quot;);&quot;" office:value-type="string" office:string-value="INSERT INTO currency (currency_id, name, alpha_code, num_code, minor_unit) VALUES (203,'Euro','EUR',978,2);" calcext:value-type="string">
            <text:p>INSERT INTO currency (currency_id, name, alpha_code, num_code, minor_unit) VALUES (203,'Euro','EUR',978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SAINT PIERRE AND MIQUELON</text:p>
          </table:table-cell>
          <table:table-cell table:style-name="ce63" table:formula="of:=VLOOKUP([.A208];[.I182:.J427];2)" office:value-type="float" office:value="190" calcext:value-type="float">
            <text:p>190</text:p>
          </table:table-cell>
          <table:table-cell table:style-name="Default" office:value-type="float" office:value="204" calcext:value-type="float">
            <text:p>204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olomon Islands</text:p>
          </table:table-cell>
          <table:table-cell office:value-type="float" office:value="204" calcext:value-type="float">
            <text:p>204</text:p>
          </table:table-cell>
          <table:table-cell table:style-name="ce20" table:formula="of:=&quot;insert into country_currency (country_id, currency_id) values (&quot; &amp; [.B208] &amp; &quot;,&quot; &amp; [.C208] &amp; &quot;);&quot;" office:value-type="string" office:string-value="insert into country_currency (country_id, currency_id) values (190,204);" calcext:value-type="string">
            <text:p>insert into country_currency (country_id, currency_id) values (190,204);</text:p>
          </table:table-cell>
          <table:table-cell table:style-name="ce20" table:formula="of:=&quot;INSERT INTO currency (currency_id, name, alpha_code, num_code, minor_unit) VALUES (&quot; &amp;  [.C208] &amp; &quot;,'&quot; &amp; [.D208] &amp; &quot;','&quot; &amp; [.E208] &amp; &quot;',&quot; &amp; [.F208] &amp; &quot;,&quot; &amp; [.G208] &amp; &quot;);&quot;" office:value-type="string" office:string-value="INSERT INTO currency (currency_id, name, alpha_code, num_code, minor_unit) VALUES (204,'Euro','EUR',978,2);" calcext:value-type="string">
            <text:p>INSERT INTO currency (currency_id, name, alpha_code, num_code, minor_unit) VALUES (204,'Euro','EUR',97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AINT VINCENT AND THE GRENADINES</text:p>
          </table:table-cell>
          <table:table-cell table:style-name="ce63" table:formula="of:=VLOOKUP([.A209];[.I183:.J428];2)" office:value-type="float" office:value="191" calcext:value-type="float">
            <text:p>191</text:p>
          </table:table-cell>
          <table:table-cell table:style-name="Default" office:value-type="float" office:value="205" calcext:value-type="float">
            <text:p>205</text:p>
          </table:table-cell>
          <table:table-cell table:style-name="ce23" office:value-type="string" calcext:value-type="string">
            <text:p>East Caribbean Dollar</text:p>
          </table:table-cell>
          <table:table-cell table:style-name="ce30" office:value-type="string" calcext:value-type="string">
            <text:p>XCD</text:p>
          </table:table-cell>
          <table:table-cell table:style-name="ce30" office:value-type="string" calcext:value-type="string">
            <text:p>95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omalia</text:p>
          </table:table-cell>
          <table:table-cell office:value-type="float" office:value="205" calcext:value-type="float">
            <text:p>205</text:p>
          </table:table-cell>
          <table:table-cell table:style-name="ce20" table:formula="of:=&quot;insert into country_currency (country_id, currency_id) values (&quot; &amp; [.B209] &amp; &quot;,&quot; &amp; [.C209] &amp; &quot;);&quot;" office:value-type="string" office:string-value="insert into country_currency (country_id, currency_id) values (191,205);" calcext:value-type="string">
            <text:p>insert into country_currency (country_id, currency_id) values (191,205);</text:p>
          </table:table-cell>
          <table:table-cell table:style-name="ce20" table:formula="of:=&quot;INSERT INTO currency (currency_id, name, alpha_code, num_code, minor_unit) VALUES (&quot; &amp;  [.C209] &amp; &quot;,'&quot; &amp; [.D209] &amp; &quot;','&quot; &amp; [.E209] &amp; &quot;',&quot; &amp; [.F209] &amp; &quot;,&quot; &amp; [.G209] &amp; &quot;);&quot;" office:value-type="string" office:string-value="INSERT INTO currency (currency_id, name, alpha_code, num_code, minor_unit) VALUES (205,'East Caribbean Dollar','XCD',951,2);" calcext:value-type="string">
            <text:p>INSERT INTO currency (currency_id, name, alpha_code, num_code, minor_unit) VALUES (205,'East Caribbean Dollar','XCD',951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SAMOA</text:p>
          </table:table-cell>
          <table:table-cell table:style-name="ce63" table:formula="of:=VLOOKUP([.A210];[.I184:.J429];2)" office:value-type="float" office:value="192" calcext:value-type="float">
            <text:p>192</text:p>
          </table:table-cell>
          <table:table-cell table:style-name="Default" office:value-type="float" office:value="206" calcext:value-type="float">
            <text:p>206</text:p>
          </table:table-cell>
          <table:table-cell table:style-name="ce23" office:value-type="string" calcext:value-type="string">
            <text:p>Tala</text:p>
          </table:table-cell>
          <table:table-cell table:style-name="ce30" office:value-type="string" calcext:value-type="string">
            <text:p>WST</text:p>
          </table:table-cell>
          <table:table-cell table:style-name="ce30" office:value-type="string" calcext:value-type="string">
            <text:p>88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outh Africa</text:p>
          </table:table-cell>
          <table:table-cell office:value-type="float" office:value="206" calcext:value-type="float">
            <text:p>206</text:p>
          </table:table-cell>
          <table:table-cell table:style-name="ce20" table:formula="of:=&quot;insert into country_currency (country_id, currency_id) values (&quot; &amp; [.B210] &amp; &quot;,&quot; &amp; [.C210] &amp; &quot;);&quot;" office:value-type="string" office:string-value="insert into country_currency (country_id, currency_id) values (192,206);" calcext:value-type="string">
            <text:p>insert into country_currency (country_id, currency_id) values (192,206);</text:p>
          </table:table-cell>
          <table:table-cell table:style-name="ce20" table:formula="of:=&quot;INSERT INTO currency (currency_id, name, alpha_code, num_code, minor_unit) VALUES (&quot; &amp;  [.C210] &amp; &quot;,'&quot; &amp; [.D210] &amp; &quot;','&quot; &amp; [.E210] &amp; &quot;',&quot; &amp; [.F210] &amp; &quot;,&quot; &amp; [.G210] &amp; &quot;);&quot;" office:value-type="string" office:string-value="INSERT INTO currency (currency_id, name, alpha_code, num_code, minor_unit) VALUES (206,'Tala','WST',882,2);" calcext:value-type="string">
            <text:p>INSERT INTO currency (currency_id, name, alpha_code, num_code, minor_unit) VALUES (206,'Tala','WST',882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AN MARINO</text:p>
          </table:table-cell>
          <table:table-cell table:style-name="ce63" table:formula="of:=VLOOKUP([.A211];[.I185:.J430];2)" office:value-type="float" office:value="193" calcext:value-type="float">
            <text:p>193</text:p>
          </table:table-cell>
          <table:table-cell table:style-name="Default" office:value-type="float" office:value="207" calcext:value-type="float">
            <text:p>207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outh Georgia and the South Sandwich Islands</text:p>
          </table:table-cell>
          <table:table-cell office:value-type="float" office:value="207" calcext:value-type="float">
            <text:p>207</text:p>
          </table:table-cell>
          <table:table-cell table:style-name="ce20" table:formula="of:=&quot;insert into country_currency (country_id, currency_id) values (&quot; &amp; [.B211] &amp; &quot;,&quot; &amp; [.C211] &amp; &quot;);&quot;" office:value-type="string" office:string-value="insert into country_currency (country_id, currency_id) values (193,207);" calcext:value-type="string">
            <text:p>insert into country_currency (country_id, currency_id) values (193,207);</text:p>
          </table:table-cell>
          <table:table-cell table:style-name="ce20" table:formula="of:=&quot;INSERT INTO currency (currency_id, name, alpha_code, num_code, minor_unit) VALUES (&quot; &amp;  [.C211] &amp; &quot;,'&quot; &amp; [.D211] &amp; &quot;','&quot; &amp; [.E211] &amp; &quot;',&quot; &amp; [.F211] &amp; &quot;,&quot; &amp; [.G211] &amp; &quot;);&quot;" office:value-type="string" office:string-value="INSERT INTO currency (currency_id, name, alpha_code, num_code, minor_unit) VALUES (207,'Euro','EUR',978,2);" calcext:value-type="string">
            <text:p>INSERT INTO currency (currency_id, name, alpha_code, num_code, minor_unit) VALUES (207,'Euro','EUR',978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SAO TOME AND PRINCIPE</text:p>
          </table:table-cell>
          <table:table-cell table:style-name="ce63" table:formula="of:=VLOOKUP([.A212];[.I186:.J431];2)" office:value-type="float" office:value="194" calcext:value-type="float">
            <text:p>194</text:p>
          </table:table-cell>
          <table:table-cell table:style-name="Default" office:value-type="float" office:value="208" calcext:value-type="float">
            <text:p>208</text:p>
          </table:table-cell>
          <table:table-cell table:style-name="ce23" office:value-type="string" calcext:value-type="string">
            <text:p>Dobra</text:p>
          </table:table-cell>
          <table:table-cell table:style-name="ce30" office:value-type="string" calcext:value-type="string">
            <text:p>STN</text:p>
          </table:table-cell>
          <table:table-cell table:style-name="ce30" office:value-type="string" calcext:value-type="string">
            <text:p>93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outh Sudan</text:p>
          </table:table-cell>
          <table:table-cell office:value-type="float" office:value="208" calcext:value-type="float">
            <text:p>208</text:p>
          </table:table-cell>
          <table:table-cell table:style-name="ce20" table:formula="of:=&quot;insert into country_currency (country_id, currency_id) values (&quot; &amp; [.B212] &amp; &quot;,&quot; &amp; [.C212] &amp; &quot;);&quot;" office:value-type="string" office:string-value="insert into country_currency (country_id, currency_id) values (194,208);" calcext:value-type="string">
            <text:p>insert into country_currency (country_id, currency_id) values (194,208);</text:p>
          </table:table-cell>
          <table:table-cell table:style-name="ce20" table:formula="of:=&quot;INSERT INTO currency (currency_id, name, alpha_code, num_code, minor_unit) VALUES (&quot; &amp;  [.C212] &amp; &quot;,'&quot; &amp; [.D212] &amp; &quot;','&quot; &amp; [.E212] &amp; &quot;',&quot; &amp; [.F212] &amp; &quot;,&quot; &amp; [.G212] &amp; &quot;);&quot;" office:value-type="string" office:string-value="INSERT INTO currency (currency_id, name, alpha_code, num_code, minor_unit) VALUES (208,'Dobra','STN',930,2);" calcext:value-type="string">
            <text:p>INSERT INTO currency (currency_id, name, alpha_code, num_code, minor_unit) VALUES (208,'Dobra','STN',930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SAUDI ARABIA</text:p>
          </table:table-cell>
          <table:table-cell table:style-name="ce63" table:formula="of:=VLOOKUP([.A213];[.I187:.J432];2)" office:value-type="float" office:value="195" calcext:value-type="float">
            <text:p>195</text:p>
          </table:table-cell>
          <table:table-cell table:style-name="Default" office:value-type="float" office:value="209" calcext:value-type="float">
            <text:p>209</text:p>
          </table:table-cell>
          <table:table-cell table:style-name="ce23" office:value-type="string" calcext:value-type="string">
            <text:p>Saudi Riyal</text:p>
          </table:table-cell>
          <table:table-cell table:style-name="ce30" office:value-type="string" calcext:value-type="string">
            <text:p>SAR</text:p>
          </table:table-cell>
          <table:table-cell table:style-name="ce30" office:value-type="string" calcext:value-type="string">
            <text:p>68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pain</text:p>
          </table:table-cell>
          <table:table-cell office:value-type="float" office:value="209" calcext:value-type="float">
            <text:p>209</text:p>
          </table:table-cell>
          <table:table-cell table:style-name="ce20" table:formula="of:=&quot;insert into country_currency (country_id, currency_id) values (&quot; &amp; [.B213] &amp; &quot;,&quot; &amp; [.C213] &amp; &quot;);&quot;" office:value-type="string" office:string-value="insert into country_currency (country_id, currency_id) values (195,209);" calcext:value-type="string">
            <text:p>insert into country_currency (country_id, currency_id) values (195,209);</text:p>
          </table:table-cell>
          <table:table-cell table:style-name="ce20" table:formula="of:=&quot;INSERT INTO currency (currency_id, name, alpha_code, num_code, minor_unit) VALUES (&quot; &amp;  [.C213] &amp; &quot;,'&quot; &amp; [.D213] &amp; &quot;','&quot; &amp; [.E213] &amp; &quot;',&quot; &amp; [.F213] &amp; &quot;,&quot; &amp; [.G213] &amp; &quot;);&quot;" office:value-type="string" office:string-value="INSERT INTO currency (currency_id, name, alpha_code, num_code, minor_unit) VALUES (209,'Saudi Riyal','SAR',682,2);" calcext:value-type="string">
            <text:p>INSERT INTO currency (currency_id, name, alpha_code, num_code, minor_unit) VALUES (209,'Saudi Riyal','SAR',682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ENEGAL</text:p>
          </table:table-cell>
          <table:table-cell table:style-name="ce63" table:formula="of:=VLOOKUP([.A214];[.I188:.J433];2)" office:value-type="float" office:value="196" calcext:value-type="float">
            <text:p>196</text:p>
          </table:table-cell>
          <table:table-cell table:style-name="Default" office:value-type="float" office:value="210" calcext:value-type="float">
            <text:p>210</text:p>
          </table:table-cell>
          <table:table-cell table:style-name="ce23" office:value-type="string" calcext:value-type="string">
            <text:p>CFA Franc BCEAO</text:p>
          </table:table-cell>
          <table:table-cell table:style-name="ce30" office:value-type="string" calcext:value-type="string">
            <text:p>XOF</text:p>
          </table:table-cell>
          <table:table-cell table:style-name="ce30" office:value-type="string" calcext:value-type="string">
            <text:p>95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Sri Lanka</text:p>
          </table:table-cell>
          <table:table-cell office:value-type="float" office:value="210" calcext:value-type="float">
            <text:p>210</text:p>
          </table:table-cell>
          <table:table-cell table:style-name="ce20" table:formula="of:=&quot;insert into country_currency (country_id, currency_id) values (&quot; &amp; [.B214] &amp; &quot;,&quot; &amp; [.C214] &amp; &quot;);&quot;" office:value-type="string" office:string-value="insert into country_currency (country_id, currency_id) values (196,210);" calcext:value-type="string">
            <text:p>insert into country_currency (country_id, currency_id) values (196,210);</text:p>
          </table:table-cell>
          <table:table-cell table:style-name="ce20" table:formula="of:=&quot;INSERT INTO currency (currency_id, name, alpha_code, num_code, minor_unit) VALUES (&quot; &amp;  [.C214] &amp; &quot;,'&quot; &amp; [.D214] &amp; &quot;','&quot; &amp; [.E214] &amp; &quot;',&quot; &amp; [.F214] &amp; &quot;,&quot; &amp; [.G214] &amp; &quot;);&quot;" office:value-type="string" office:string-value="INSERT INTO currency (currency_id, name, alpha_code, num_code, minor_unit) VALUES (210,'CFA Franc BCEAO','XOF',952,0);" calcext:value-type="string">
            <text:p>INSERT INTO currency (currency_id, name, alpha_code, num_code, minor_unit) VALUES (210,'CFA Franc BCEAO','XOF',952,0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ERBIA</text:p>
          </table:table-cell>
          <table:table-cell table:style-name="ce63" table:formula="of:=VLOOKUP([.A215];[.I189:.J434];2)" office:value-type="float" office:value="197" calcext:value-type="float">
            <text:p>197</text:p>
          </table:table-cell>
          <table:table-cell table:style-name="Default" office:value-type="float" office:value="211" calcext:value-type="float">
            <text:p>211</text:p>
          </table:table-cell>
          <table:table-cell table:style-name="ce23" office:value-type="string" calcext:value-type="string">
            <text:p>Serbian Dinar</text:p>
          </table:table-cell>
          <table:table-cell table:style-name="ce30" office:value-type="string" calcext:value-type="string">
            <text:p>RSD</text:p>
          </table:table-cell>
          <table:table-cell table:style-name="ce30" office:value-type="string" calcext:value-type="string">
            <text:p>94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udan (the)</text:p>
          </table:table-cell>
          <table:table-cell office:value-type="float" office:value="211" calcext:value-type="float">
            <text:p>211</text:p>
          </table:table-cell>
          <table:table-cell table:style-name="ce20" table:formula="of:=&quot;insert into country_currency (country_id, currency_id) values (&quot; &amp; [.B215] &amp; &quot;,&quot; &amp; [.C215] &amp; &quot;);&quot;" office:value-type="string" office:string-value="insert into country_currency (country_id, currency_id) values (197,211);" calcext:value-type="string">
            <text:p>insert into country_currency (country_id, currency_id) values (197,211);</text:p>
          </table:table-cell>
          <table:table-cell table:style-name="ce20" table:formula="of:=&quot;INSERT INTO currency (currency_id, name, alpha_code, num_code, minor_unit) VALUES (&quot; &amp;  [.C215] &amp; &quot;,'&quot; &amp; [.D215] &amp; &quot;','&quot; &amp; [.E215] &amp; &quot;',&quot; &amp; [.F215] &amp; &quot;,&quot; &amp; [.G215] &amp; &quot;);&quot;" office:value-type="string" office:string-value="INSERT INTO currency (currency_id, name, alpha_code, num_code, minor_unit) VALUES (211,'Serbian Dinar','RSD',941,2);" calcext:value-type="string">
            <text:p>INSERT INTO currency (currency_id, name, alpha_code, num_code, minor_unit) VALUES (211,'Serbian Dinar','RSD',941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EYCHELLES</text:p>
          </table:table-cell>
          <table:table-cell table:style-name="ce63" table:formula="of:=VLOOKUP([.A216];[.I190:.J435];2)" office:value-type="float" office:value="198" calcext:value-type="float">
            <text:p>198</text:p>
          </table:table-cell>
          <table:table-cell table:style-name="Default" office:value-type="float" office:value="212" calcext:value-type="float">
            <text:p>212</text:p>
          </table:table-cell>
          <table:table-cell table:style-name="ce23" office:value-type="string" calcext:value-type="string">
            <text:p>Seychelles Rupee</text:p>
          </table:table-cell>
          <table:table-cell table:style-name="ce30" office:value-type="string" calcext:value-type="string">
            <text:p>SCR</text:p>
          </table:table-cell>
          <table:table-cell table:style-name="ce30" office:value-type="string" calcext:value-type="string">
            <text:p>69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uriname</text:p>
          </table:table-cell>
          <table:table-cell office:value-type="float" office:value="212" calcext:value-type="float">
            <text:p>212</text:p>
          </table:table-cell>
          <table:table-cell table:style-name="ce20" table:formula="of:=&quot;insert into country_currency (country_id, currency_id) values (&quot; &amp; [.B216] &amp; &quot;,&quot; &amp; [.C216] &amp; &quot;);&quot;" office:value-type="string" office:string-value="insert into country_currency (country_id, currency_id) values (198,212);" calcext:value-type="string">
            <text:p>insert into country_currency (country_id, currency_id) values (198,212);</text:p>
          </table:table-cell>
          <table:table-cell table:style-name="ce20" table:formula="of:=&quot;INSERT INTO currency (currency_id, name, alpha_code, num_code, minor_unit) VALUES (&quot; &amp;  [.C216] &amp; &quot;,'&quot; &amp; [.D216] &amp; &quot;','&quot; &amp; [.E216] &amp; &quot;',&quot; &amp; [.F216] &amp; &quot;,&quot; &amp; [.G216] &amp; &quot;);&quot;" office:value-type="string" office:string-value="INSERT INTO currency (currency_id, name, alpha_code, num_code, minor_unit) VALUES (212,'Seychelles Rupee','SCR',690,2);" calcext:value-type="string">
            <text:p>INSERT INTO currency (currency_id, name, alpha_code, num_code, minor_unit) VALUES (212,'Seychelles Rupee','SCR',690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SIERRA LEONE</text:p>
          </table:table-cell>
          <table:table-cell table:style-name="ce63" table:formula="of:=VLOOKUP([.A217];[.I191:.J436];2)" office:value-type="float" office:value="199" calcext:value-type="float">
            <text:p>199</text:p>
          </table:table-cell>
          <table:table-cell table:style-name="Default" office:value-type="float" office:value="213" calcext:value-type="float">
            <text:p>213</text:p>
          </table:table-cell>
          <table:table-cell table:style-name="ce23" office:value-type="string" calcext:value-type="string">
            <text:p>Leone</text:p>
          </table:table-cell>
          <table:table-cell table:style-name="ce30" office:value-type="string" calcext:value-type="string">
            <text:p>SLL</text:p>
          </table:table-cell>
          <table:table-cell table:style-name="ce30" office:value-type="string" calcext:value-type="string">
            <text:p>69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valbard and Jan Mayen</text:p>
          </table:table-cell>
          <table:table-cell office:value-type="float" office:value="213" calcext:value-type="float">
            <text:p>213</text:p>
          </table:table-cell>
          <table:table-cell table:style-name="ce20" table:formula="of:=&quot;insert into country_currency (country_id, currency_id) values (&quot; &amp; [.B217] &amp; &quot;,&quot; &amp; [.C217] &amp; &quot;);&quot;" office:value-type="string" office:string-value="insert into country_currency (country_id, currency_id) values (199,213);" calcext:value-type="string">
            <text:p>insert into country_currency (country_id, currency_id) values (199,213);</text:p>
          </table:table-cell>
          <table:table-cell table:style-name="ce20" table:formula="of:=&quot;INSERT INTO currency (currency_id, name, alpha_code, num_code, minor_unit) VALUES (&quot; &amp;  [.C217] &amp; &quot;,'&quot; &amp; [.D217] &amp; &quot;','&quot; &amp; [.E217] &amp; &quot;',&quot; &amp; [.F217] &amp; &quot;,&quot; &amp; [.G217] &amp; &quot;);&quot;" office:value-type="string" office:string-value="INSERT INTO currency (currency_id, name, alpha_code, num_code, minor_unit) VALUES (213,'Leone','SLL',694,2);" calcext:value-type="string">
            <text:p>INSERT INTO currency (currency_id, name, alpha_code, num_code, minor_unit) VALUES (213,'Leone','SLL',694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SINGAPORE</text:p>
          </table:table-cell>
          <table:table-cell table:style-name="ce63" table:formula="of:=VLOOKUP([.A218];[.I192:.J437];2)" office:value-type="float" office:value="200" calcext:value-type="float">
            <text:p>200</text:p>
          </table:table-cell>
          <table:table-cell table:style-name="Default" office:value-type="float" office:value="214" calcext:value-type="float">
            <text:p>214</text:p>
          </table:table-cell>
          <table:table-cell table:style-name="ce23" office:value-type="string" calcext:value-type="string">
            <text:p>Singapore Dollar</text:p>
          </table:table-cell>
          <table:table-cell table:style-name="ce30" office:value-type="string" calcext:value-type="string">
            <text:p>SGD</text:p>
          </table:table-cell>
          <table:table-cell table:style-name="ce30" office:value-type="string" calcext:value-type="string">
            <text:p>70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weden</text:p>
          </table:table-cell>
          <table:table-cell office:value-type="float" office:value="214" calcext:value-type="float">
            <text:p>214</text:p>
          </table:table-cell>
          <table:table-cell table:style-name="ce20" table:formula="of:=&quot;insert into country_currency (country_id, currency_id) values (&quot; &amp; [.B218] &amp; &quot;,&quot; &amp; [.C218] &amp; &quot;);&quot;" office:value-type="string" office:string-value="insert into country_currency (country_id, currency_id) values (200,214);" calcext:value-type="string">
            <text:p>insert into country_currency (country_id, currency_id) values (200,214);</text:p>
          </table:table-cell>
          <table:table-cell table:style-name="ce20" table:formula="of:=&quot;INSERT INTO currency (currency_id, name, alpha_code, num_code, minor_unit) VALUES (&quot; &amp;  [.C218] &amp; &quot;,'&quot; &amp; [.D218] &amp; &quot;','&quot; &amp; [.E218] &amp; &quot;',&quot; &amp; [.F218] &amp; &quot;,&quot; &amp; [.G218] &amp; &quot;);&quot;" office:value-type="string" office:string-value="INSERT INTO currency (currency_id, name, alpha_code, num_code, minor_unit) VALUES (214,'Singapore Dollar','SGD',702,2);" calcext:value-type="string">
            <text:p>INSERT INTO currency (currency_id, name, alpha_code, num_code, minor_unit) VALUES (214,'Singapore Dollar','SGD',702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INT MAARTEN (DUTCH PART)</text:p>
          </table:table-cell>
          <table:table-cell table:style-name="ce63" table:formula="of:=VLOOKUP([.A219];[.I193:.J438];2)" office:value-type="float" office:value="201" calcext:value-type="float">
            <text:p>201</text:p>
          </table:table-cell>
          <table:table-cell table:style-name="Default" office:value-type="float" office:value="215" calcext:value-type="float">
            <text:p>215</text:p>
          </table:table-cell>
          <table:table-cell table:style-name="ce23" office:value-type="string" calcext:value-type="string">
            <text:p>Netherlands Antillean Guilder</text:p>
          </table:table-cell>
          <table:table-cell table:style-name="ce30" office:value-type="string" calcext:value-type="string">
            <text:p>ANG</text:p>
          </table:table-cell>
          <table:table-cell table:style-name="ce30" office:value-type="string" calcext:value-type="string">
            <text:p>53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Switzerland</text:p>
          </table:table-cell>
          <table:table-cell office:value-type="float" office:value="215" calcext:value-type="float">
            <text:p>215</text:p>
          </table:table-cell>
          <table:table-cell table:style-name="ce20" table:formula="of:=&quot;insert into country_currency (country_id, currency_id) values (&quot; &amp; [.B219] &amp; &quot;,&quot; &amp; [.C219] &amp; &quot;);&quot;" office:value-type="string" office:string-value="insert into country_currency (country_id, currency_id) values (201,215);" calcext:value-type="string">
            <text:p>insert into country_currency (country_id, currency_id) values (201,215);</text:p>
          </table:table-cell>
          <table:table-cell table:style-name="ce20" table:formula="of:=&quot;INSERT INTO currency (currency_id, name, alpha_code, num_code, minor_unit) VALUES (&quot; &amp;  [.C219] &amp; &quot;,'&quot; &amp; [.D219] &amp; &quot;','&quot; &amp; [.E219] &amp; &quot;',&quot; &amp; [.F219] &amp; &quot;,&quot; &amp; [.G219] &amp; &quot;);&quot;" office:value-type="string" office:string-value="INSERT INTO currency (currency_id, name, alpha_code, num_code, minor_unit) VALUES (215,'Netherlands Antillean Guilder','ANG',532,2);" calcext:value-type="string">
            <text:p>INSERT INTO currency (currency_id, name, alpha_code, num_code, minor_unit) VALUES (215,'Netherlands Antillean Guilder','ANG',532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ISTEMA UNITARIO DE COMPENSACION REGIONAL DE PAGOS "SUCRE"</text:p>
          </table:table-cell>
          <table:table-cell table:style-name="ce63" table:formula="of:=VLOOKUP([.A220];[.I194:.J439];2)" office:value-type="float" office:value="201" calcext:value-type="float">
            <text:p>201</text:p>
          </table:table-cell>
          <table:table-cell table:style-name="Default" office:value-type="float" office:value="216" calcext:value-type="float">
            <text:p>216</text:p>
          </table:table-cell>
          <table:table-cell table:style-name="ce23" office:value-type="string" calcext:value-type="string">
            <text:p>Sucre</text:p>
          </table:table-cell>
          <table:table-cell table:style-name="ce30" office:value-type="string" calcext:value-type="string">
            <text:p>XSU</text:p>
          </table:table-cell>
          <table:table-cell table:style-name="ce30" office:value-type="string" calcext:value-type="string">
            <text:p>994</text:p>
          </table:table-cell>
          <table:table-cell table:style-name="ce30" office:value-type="string" calcext:value-type="string">
            <text:p>N.A.</text:p>
          </table:table-cell>
          <table:table-cell table:style-name="ce41"/>
          <table:table-cell table:style-name="ce2" office:value-type="string" calcext:value-type="string">
            <text:p>Syrian Arab Republic</text:p>
          </table:table-cell>
          <table:table-cell office:value-type="float" office:value="216" calcext:value-type="float">
            <text:p>216</text:p>
          </table:table-cell>
          <table:table-cell table:style-name="ce20" table:formula="of:=&quot;insert into country_currency (country_id, currency_id) values (&quot; &amp; [.B220] &amp; &quot;,&quot; &amp; [.C220] &amp; &quot;);&quot;" office:value-type="string" office:string-value="insert into country_currency (country_id, currency_id) values (201,216);" calcext:value-type="string">
            <text:p>insert into country_currency (country_id, currency_id) values (201,216);</text:p>
          </table:table-cell>
          <table:table-cell table:style-name="ce20" table:formula="of:=&quot;INSERT INTO currency (currency_id, name, alpha_code, num_code, minor_unit) VALUES (&quot; &amp;  [.C220] &amp; &quot;,'&quot; &amp; [.D220] &amp; &quot;','&quot; &amp; [.E220] &amp; &quot;',&quot; &amp; [.F220] &amp; &quot;,&quot; &amp; [.G220] &amp; &quot;);&quot;" office:value-type="string" office:string-value="INSERT INTO currency (currency_id, name, alpha_code, num_code, minor_unit) VALUES (216,'Sucre','XSU',994,N.A.);" calcext:value-type="string">
            <text:p>INSERT INTO currency (currency_id, name, alpha_code, num_code, minor_unit) VALUES (216,'Sucre','XSU',994,N.A.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LOVAKIA</text:p>
          </table:table-cell>
          <table:table-cell table:style-name="ce63" table:formula="of:=VLOOKUP([.A221];[.I195:.J440];2)" office:value-type="float" office:value="202" calcext:value-type="float">
            <text:p>202</text:p>
          </table:table-cell>
          <table:table-cell table:style-name="Default" office:value-type="float" office:value="217" calcext:value-type="float">
            <text:p>217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aiwan (Province of China)</text:p>
          </table:table-cell>
          <table:table-cell office:value-type="float" office:value="217" calcext:value-type="float">
            <text:p>217</text:p>
          </table:table-cell>
          <table:table-cell table:style-name="ce20" table:formula="of:=&quot;insert into country_currency (country_id, currency_id) values (&quot; &amp; [.B221] &amp; &quot;,&quot; &amp; [.C221] &amp; &quot;);&quot;" office:value-type="string" office:string-value="insert into country_currency (country_id, currency_id) values (202,217);" calcext:value-type="string">
            <text:p>insert into country_currency (country_id, currency_id) values (202,217);</text:p>
          </table:table-cell>
          <table:table-cell table:style-name="ce20" table:formula="of:=&quot;INSERT INTO currency (currency_id, name, alpha_code, num_code, minor_unit) VALUES (&quot; &amp;  [.C221] &amp; &quot;,'&quot; &amp; [.D221] &amp; &quot;','&quot; &amp; [.E221] &amp; &quot;',&quot; &amp; [.F221] &amp; &quot;,&quot; &amp; [.G221] &amp; &quot;);&quot;" office:value-type="string" office:string-value="INSERT INTO currency (currency_id, name, alpha_code, num_code, minor_unit) VALUES (217,'Euro','EUR',978,2);" calcext:value-type="string">
            <text:p>INSERT INTO currency (currency_id, name, alpha_code, num_code, minor_unit) VALUES (217,'Euro','EUR',97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LOVENIA</text:p>
          </table:table-cell>
          <table:table-cell table:style-name="ce63" table:formula="of:=VLOOKUP([.A222];[.I196:.J441];2)" office:value-type="float" office:value="203" calcext:value-type="float">
            <text:p>203</text:p>
          </table:table-cell>
          <table:table-cell table:style-name="Default" office:value-type="float" office:value="218" calcext:value-type="float">
            <text:p>218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ajikistan</text:p>
          </table:table-cell>
          <table:table-cell office:value-type="float" office:value="218" calcext:value-type="float">
            <text:p>218</text:p>
          </table:table-cell>
          <table:table-cell table:style-name="ce20" table:formula="of:=&quot;insert into country_currency (country_id, currency_id) values (&quot; &amp; [.B222] &amp; &quot;,&quot; &amp; [.C222] &amp; &quot;);&quot;" office:value-type="string" office:string-value="insert into country_currency (country_id, currency_id) values (203,218);" calcext:value-type="string">
            <text:p>insert into country_currency (country_id, currency_id) values (203,218);</text:p>
          </table:table-cell>
          <table:table-cell table:style-name="ce20" table:formula="of:=&quot;INSERT INTO currency (currency_id, name, alpha_code, num_code, minor_unit) VALUES (&quot; &amp;  [.C222] &amp; &quot;,'&quot; &amp; [.D222] &amp; &quot;','&quot; &amp; [.E222] &amp; &quot;',&quot; &amp; [.F222] &amp; &quot;,&quot; &amp; [.G222] &amp; &quot;);&quot;" office:value-type="string" office:string-value="INSERT INTO currency (currency_id, name, alpha_code, num_code, minor_unit) VALUES (218,'Euro','EUR',978,2);" calcext:value-type="string">
            <text:p>INSERT INTO currency (currency_id, name, alpha_code, num_code, minor_unit) VALUES (218,'Euro','EUR',97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OLOMON ISLANDS</text:p>
          </table:table-cell>
          <table:table-cell table:style-name="ce63" table:formula="of:=VLOOKUP([.A223];[.I197:.J442];2)" office:value-type="float" office:value="204" calcext:value-type="float">
            <text:p>204</text:p>
          </table:table-cell>
          <table:table-cell table:style-name="Default" office:value-type="float" office:value="219" calcext:value-type="float">
            <text:p>219</text:p>
          </table:table-cell>
          <table:table-cell table:style-name="ce23" office:value-type="string" calcext:value-type="string">
            <text:p>Solomon Islands Dollar</text:p>
          </table:table-cell>
          <table:table-cell table:style-name="ce30" office:value-type="string" calcext:value-type="string">
            <text:p>SBD</text:p>
          </table:table-cell>
          <table:table-cell table:style-name="ce30" office:value-type="string" calcext:value-type="string">
            <text:p>09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anzania, United Republic of</text:p>
          </table:table-cell>
          <table:table-cell office:value-type="float" office:value="219" calcext:value-type="float">
            <text:p>219</text:p>
          </table:table-cell>
          <table:table-cell table:style-name="ce20" table:formula="of:=&quot;insert into country_currency (country_id, currency_id) values (&quot; &amp; [.B223] &amp; &quot;,&quot; &amp; [.C223] &amp; &quot;);&quot;" office:value-type="string" office:string-value="insert into country_currency (country_id, currency_id) values (204,219);" calcext:value-type="string">
            <text:p>insert into country_currency (country_id, currency_id) values (204,219);</text:p>
          </table:table-cell>
          <table:table-cell table:style-name="ce20" table:formula="of:=&quot;INSERT INTO currency (currency_id, name, alpha_code, num_code, minor_unit) VALUES (&quot; &amp;  [.C223] &amp; &quot;,'&quot; &amp; [.D223] &amp; &quot;','&quot; &amp; [.E223] &amp; &quot;',&quot; &amp; [.F223] &amp; &quot;,&quot; &amp; [.G223] &amp; &quot;);&quot;" office:value-type="string" office:string-value="INSERT INTO currency (currency_id, name, alpha_code, num_code, minor_unit) VALUES (219,'Solomon Islands Dollar','SBD',090,2);" calcext:value-type="string">
            <text:p>INSERT INTO currency (currency_id, name, alpha_code, num_code, minor_unit) VALUES (219,'Solomon Islands Dollar','SBD',090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OMALIA</text:p>
          </table:table-cell>
          <table:table-cell table:style-name="ce63" table:formula="of:=VLOOKUP([.A224];[.I198:.J443];2)" office:value-type="float" office:value="205" calcext:value-type="float">
            <text:p>205</text:p>
          </table:table-cell>
          <table:table-cell table:style-name="Default" office:value-type="float" office:value="220" calcext:value-type="float">
            <text:p>220</text:p>
          </table:table-cell>
          <table:table-cell table:style-name="ce23" office:value-type="string" calcext:value-type="string">
            <text:p>Somali Shilling</text:p>
          </table:table-cell>
          <table:table-cell table:style-name="ce30" office:value-type="string" calcext:value-type="string">
            <text:p>SOS</text:p>
          </table:table-cell>
          <table:table-cell table:style-name="ce30" office:value-type="string" calcext:value-type="string">
            <text:p>70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hailand</text:p>
          </table:table-cell>
          <table:table-cell office:value-type="float" office:value="220" calcext:value-type="float">
            <text:p>220</text:p>
          </table:table-cell>
          <table:table-cell table:style-name="ce20" table:formula="of:=&quot;insert into country_currency (country_id, currency_id) values (&quot; &amp; [.B224] &amp; &quot;,&quot; &amp; [.C224] &amp; &quot;);&quot;" office:value-type="string" office:string-value="insert into country_currency (country_id, currency_id) values (205,220);" calcext:value-type="string">
            <text:p>insert into country_currency (country_id, currency_id) values (205,220);</text:p>
          </table:table-cell>
          <table:table-cell table:style-name="ce20" table:formula="of:=&quot;INSERT INTO currency (currency_id, name, alpha_code, num_code, minor_unit) VALUES (&quot; &amp;  [.C224] &amp; &quot;,'&quot; &amp; [.D224] &amp; &quot;','&quot; &amp; [.E224] &amp; &quot;',&quot; &amp; [.F224] &amp; &quot;,&quot; &amp; [.G224] &amp; &quot;);&quot;" office:value-type="string" office:string-value="INSERT INTO currency (currency_id, name, alpha_code, num_code, minor_unit) VALUES (220,'Somali Shilling','SOS',706,2);" calcext:value-type="string">
            <text:p>INSERT INTO currency (currency_id, name, alpha_code, num_code, minor_unit) VALUES (220,'Somali Shilling','SOS',706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OUTH AFRICA</text:p>
          </table:table-cell>
          <table:table-cell table:style-name="ce63" table:formula="of:=VLOOKUP([.A225];[.I199:.J444];2)" office:value-type="float" office:value="206" calcext:value-type="float">
            <text:p>206</text:p>
          </table:table-cell>
          <table:table-cell table:style-name="Default" office:value-type="float" office:value="221" calcext:value-type="float">
            <text:p>221</text:p>
          </table:table-cell>
          <table:table-cell table:style-name="ce23" office:value-type="string" calcext:value-type="string">
            <text:p>Rand</text:p>
          </table:table-cell>
          <table:table-cell table:style-name="ce30" office:value-type="string" calcext:value-type="string">
            <text:p>ZAR</text:p>
          </table:table-cell>
          <table:table-cell table:style-name="ce30" office:value-type="string" calcext:value-type="string">
            <text:p>71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imor-Leste</text:p>
          </table:table-cell>
          <table:table-cell office:value-type="float" office:value="221" calcext:value-type="float">
            <text:p>221</text:p>
          </table:table-cell>
          <table:table-cell table:style-name="ce20" table:formula="of:=&quot;insert into country_currency (country_id, currency_id) values (&quot; &amp; [.B225] &amp; &quot;,&quot; &amp; [.C225] &amp; &quot;);&quot;" office:value-type="string" office:string-value="insert into country_currency (country_id, currency_id) values (206,221);" calcext:value-type="string">
            <text:p>insert into country_currency (country_id, currency_id) values (206,221);</text:p>
          </table:table-cell>
          <table:table-cell table:style-name="ce20" table:formula="of:=&quot;INSERT INTO currency (currency_id, name, alpha_code, num_code, minor_unit) VALUES (&quot; &amp;  [.C225] &amp; &quot;,'&quot; &amp; [.D225] &amp; &quot;','&quot; &amp; [.E225] &amp; &quot;',&quot; &amp; [.F225] &amp; &quot;,&quot; &amp; [.G225] &amp; &quot;);&quot;" office:value-type="string" office:string-value="INSERT INTO currency (currency_id, name, alpha_code, num_code, minor_unit) VALUES (221,'Rand','ZAR',710,2);" calcext:value-type="string">
            <text:p>INSERT INTO currency (currency_id, name, alpha_code, num_code, minor_unit) VALUES (221,'Rand','ZAR',710,2);</text:p>
          </table:table-cell>
          <table:table-cell table:style-name="ce20" table:number-columns-repeated="1012"/>
        </table:table-row>
        <table:table-row table:style-name="ro12">
          <table:table-cell table:style-name="ce11" office:value-type="string" calcext:value-type="string">
            <text:p>SOUTH GEORGIA AND THE SOUTH SANDWICH ISLANDS</text:p>
          </table:table-cell>
          <table:table-cell table:style-name="ce63" table:formula="of:=VLOOKUP([.A226];[.I200:.J445];2)" office:value-type="float" office:value="207" calcext:value-type="float">
            <text:p>207</text:p>
          </table:table-cell>
          <table:table-cell table:style-name="Default" office:value-type="float" office:value="222" calcext:value-type="float">
            <text:p>222</text:p>
          </table:table-cell>
          <table:table-cell table:style-name="ce23" office:value-type="string" calcext:value-type="string">
            <text:p>No universal currency</text:p>
          </table:table-cell>
          <table:table-cell table:style-name="ce30" table:number-columns-repeated="3"/>
          <table:table-cell table:style-name="ce41"/>
          <table:table-cell table:style-name="ce2" office:value-type="string" calcext:value-type="string">
            <text:p>Togo</text:p>
          </table:table-cell>
          <table:table-cell office:value-type="float" office:value="222" calcext:value-type="float">
            <text:p>222</text:p>
          </table:table-cell>
          <table:table-cell table:style-name="ce20" table:formula="of:=&quot;insert into country_currency (country_id, currency_id) values (&quot; &amp; [.B226] &amp; &quot;,&quot; &amp; [.C226] &amp; &quot;);&quot;" office:value-type="string" office:string-value="insert into country_currency (country_id, currency_id) values (207,222);" calcext:value-type="string">
            <text:p>insert into country_currency (country_id, currency_id) values (207,222);</text:p>
          </table:table-cell>
          <table:table-cell table:style-name="ce20" table:formula="of:=&quot;INSERT INTO currency (currency_id, name, alpha_code, num_code, minor_unit) VALUES (&quot; &amp;  [.C226] &amp; &quot;,'&quot; &amp; [.D226] &amp; &quot;','&quot; &amp; [.E226] &amp; &quot;',&quot; &amp; [.F226] &amp; &quot;,&quot; &amp; [.G226] &amp; &quot;);&quot;" office:value-type="string" office:string-value="INSERT INTO currency (currency_id, name, alpha_code, num_code, minor_unit) VALUES (222,'No universal currency','',,);" calcext:value-type="string">
            <text:p>INSERT INTO currency (currency_id, name, alpha_code, num_code, minor_unit) VALUES (222,'No universal currency','',,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OUTH SUDAN</text:p>
          </table:table-cell>
          <table:table-cell table:style-name="ce63" table:formula="of:=VLOOKUP([.A227];[.I201:.J446];2)" office:value-type="float" office:value="208" calcext:value-type="float">
            <text:p>208</text:p>
          </table:table-cell>
          <table:table-cell table:style-name="Default" office:value-type="float" office:value="223" calcext:value-type="float">
            <text:p>223</text:p>
          </table:table-cell>
          <table:table-cell table:style-name="ce23" office:value-type="string" calcext:value-type="string">
            <text:p>South Sudanese Pound</text:p>
          </table:table-cell>
          <table:table-cell table:style-name="ce30" office:value-type="string" calcext:value-type="string">
            <text:p>SSP</text:p>
          </table:table-cell>
          <table:table-cell table:style-name="ce30" office:value-type="string" calcext:value-type="string">
            <text:p>72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okelau</text:p>
          </table:table-cell>
          <table:table-cell office:value-type="float" office:value="223" calcext:value-type="float">
            <text:p>223</text:p>
          </table:table-cell>
          <table:table-cell table:style-name="ce20" table:formula="of:=&quot;insert into country_currency (country_id, currency_id) values (&quot; &amp; [.B227] &amp; &quot;,&quot; &amp; [.C227] &amp; &quot;);&quot;" office:value-type="string" office:string-value="insert into country_currency (country_id, currency_id) values (208,223);" calcext:value-type="string">
            <text:p>insert into country_currency (country_id, currency_id) values (208,223);</text:p>
          </table:table-cell>
          <table:table-cell table:style-name="ce20" table:formula="of:=&quot;INSERT INTO currency (currency_id, name, alpha_code, num_code, minor_unit) VALUES (&quot; &amp;  [.C227] &amp; &quot;,'&quot; &amp; [.D227] &amp; &quot;','&quot; &amp; [.E227] &amp; &quot;',&quot; &amp; [.F227] &amp; &quot;,&quot; &amp; [.G227] &amp; &quot;);&quot;" office:value-type="string" office:string-value="INSERT INTO currency (currency_id, name, alpha_code, num_code, minor_unit) VALUES (223,'South Sudanese Pound','SSP',728,2);" calcext:value-type="string">
            <text:p>INSERT INTO currency (currency_id, name, alpha_code, num_code, minor_unit) VALUES (223,'South Sudanese Pound','SSP',72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PAIN</text:p>
          </table:table-cell>
          <table:table-cell table:style-name="ce63" table:formula="of:=VLOOKUP([.A228];[.I202:.J447];2)" office:value-type="float" office:value="209" calcext:value-type="float">
            <text:p>209</text:p>
          </table:table-cell>
          <table:table-cell table:style-name="Default" office:value-type="float" office:value="224" calcext:value-type="float">
            <text:p>224</text:p>
          </table:table-cell>
          <table:table-cell table:style-name="ce23" office:value-type="string" calcext:value-type="string">
            <text:p>Euro</text:p>
          </table:table-cell>
          <table:table-cell table:style-name="ce30" office:value-type="string" calcext:value-type="string">
            <text:p>EUR</text:p>
          </table:table-cell>
          <table:table-cell table:style-name="ce30" office:value-type="string" calcext:value-type="string">
            <text:p>9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onga</text:p>
          </table:table-cell>
          <table:table-cell office:value-type="float" office:value="224" calcext:value-type="float">
            <text:p>224</text:p>
          </table:table-cell>
          <table:table-cell table:style-name="ce20" table:formula="of:=&quot;insert into country_currency (country_id, currency_id) values (&quot; &amp; [.B228] &amp; &quot;,&quot; &amp; [.C228] &amp; &quot;);&quot;" office:value-type="string" office:string-value="insert into country_currency (country_id, currency_id) values (209,224);" calcext:value-type="string">
            <text:p>insert into country_currency (country_id, currency_id) values (209,224);</text:p>
          </table:table-cell>
          <table:table-cell table:style-name="ce20" table:formula="of:=&quot;INSERT INTO currency (currency_id, name, alpha_code, num_code, minor_unit) VALUES (&quot; &amp;  [.C228] &amp; &quot;,'&quot; &amp; [.D228] &amp; &quot;','&quot; &amp; [.E228] &amp; &quot;',&quot; &amp; [.F228] &amp; &quot;,&quot; &amp; [.G228] &amp; &quot;);&quot;" office:value-type="string" office:string-value="INSERT INTO currency (currency_id, name, alpha_code, num_code, minor_unit) VALUES (224,'Euro','EUR',978,2);" calcext:value-type="string">
            <text:p>INSERT INTO currency (currency_id, name, alpha_code, num_code, minor_unit) VALUES (224,'Euro','EUR',97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RI LANKA</text:p>
          </table:table-cell>
          <table:table-cell table:style-name="ce63" table:formula="of:=VLOOKUP([.A229];[.I203:.J448];2)" office:value-type="float" office:value="210" calcext:value-type="float">
            <text:p>210</text:p>
          </table:table-cell>
          <table:table-cell table:style-name="Default" office:value-type="float" office:value="225" calcext:value-type="float">
            <text:p>225</text:p>
          </table:table-cell>
          <table:table-cell table:style-name="ce23" office:value-type="string" calcext:value-type="string">
            <text:p>Sri Lanka Rupee</text:p>
          </table:table-cell>
          <table:table-cell table:style-name="ce30" office:value-type="string" calcext:value-type="string">
            <text:p>LKR</text:p>
          </table:table-cell>
          <table:table-cell table:style-name="ce30" office:value-type="string" calcext:value-type="string">
            <text:p>14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rinidad and Tobago</text:p>
          </table:table-cell>
          <table:table-cell office:value-type="float" office:value="225" calcext:value-type="float">
            <text:p>225</text:p>
          </table:table-cell>
          <table:table-cell table:style-name="ce20" table:formula="of:=&quot;insert into country_currency (country_id, currency_id) values (&quot; &amp; [.B229] &amp; &quot;,&quot; &amp; [.C229] &amp; &quot;);&quot;" office:value-type="string" office:string-value="insert into country_currency (country_id, currency_id) values (210,225);" calcext:value-type="string">
            <text:p>insert into country_currency (country_id, currency_id) values (210,225);</text:p>
          </table:table-cell>
          <table:table-cell table:style-name="ce20" table:formula="of:=&quot;INSERT INTO currency (currency_id, name, alpha_code, num_code, minor_unit) VALUES (&quot; &amp;  [.C229] &amp; &quot;,'&quot; &amp; [.D229] &amp; &quot;','&quot; &amp; [.E229] &amp; &quot;',&quot; &amp; [.F229] &amp; &quot;,&quot; &amp; [.G229] &amp; &quot;);&quot;" office:value-type="string" office:string-value="INSERT INTO currency (currency_id, name, alpha_code, num_code, minor_unit) VALUES (225,'Sri Lanka Rupee','LKR',144,2);" calcext:value-type="string">
            <text:p>INSERT INTO currency (currency_id, name, alpha_code, num_code, minor_unit) VALUES (225,'Sri Lanka Rupee','LKR',144,2);</text:p>
          </table:table-cell>
          <table:table-cell table:style-name="ce20" table:number-columns-repeated="1012"/>
        </table:table-row>
        <table:table-row table:style-name="ro10">
          <table:table-cell table:style-name="ce12" office:value-type="string" calcext:value-type="string">
            <text:p>SUDAN (THE)</text:p>
          </table:table-cell>
          <table:table-cell table:style-name="ce63" table:formula="of:=VLOOKUP([.A230];[.I204:.J449];2)" office:value-type="float" office:value="211" calcext:value-type="float">
            <text:p>211</text:p>
          </table:table-cell>
          <table:table-cell table:style-name="Default" office:value-type="float" office:value="226" calcext:value-type="float">
            <text:p>226</text:p>
          </table:table-cell>
          <table:table-cell table:style-name="ce23" office:value-type="string" calcext:value-type="string">
            <text:p>Sudanese Pound</text:p>
          </table:table-cell>
          <table:table-cell table:style-name="ce30" office:value-type="string" calcext:value-type="string">
            <text:p>SDG</text:p>
          </table:table-cell>
          <table:table-cell table:style-name="ce30" office:value-type="string" calcext:value-type="string">
            <text:p>93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unisia</text:p>
          </table:table-cell>
          <table:table-cell office:value-type="float" office:value="226" calcext:value-type="float">
            <text:p>226</text:p>
          </table:table-cell>
          <table:table-cell table:style-name="ce20" table:formula="of:=&quot;insert into country_currency (country_id, currency_id) values (&quot; &amp; [.B230] &amp; &quot;,&quot; &amp; [.C230] &amp; &quot;);&quot;" office:value-type="string" office:string-value="insert into country_currency (country_id, currency_id) values (211,226);" calcext:value-type="string">
            <text:p>insert into country_currency (country_id, currency_id) values (211,226);</text:p>
          </table:table-cell>
          <table:table-cell table:style-name="ce20" table:formula="of:=&quot;INSERT INTO currency (currency_id, name, alpha_code, num_code, minor_unit) VALUES (&quot; &amp;  [.C230] &amp; &quot;,'&quot; &amp; [.D230] &amp; &quot;','&quot; &amp; [.E230] &amp; &quot;',&quot; &amp; [.F230] &amp; &quot;,&quot; &amp; [.G230] &amp; &quot;);&quot;" office:value-type="string" office:string-value="INSERT INTO currency (currency_id, name, alpha_code, num_code, minor_unit) VALUES (226,'Sudanese Pound','SDG',938,2);" calcext:value-type="string">
            <text:p>INSERT INTO currency (currency_id, name, alpha_code, num_code, minor_unit) VALUES (226,'Sudanese Pound','SDG',93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URINAME</text:p>
          </table:table-cell>
          <table:table-cell table:style-name="ce63" table:formula="of:=VLOOKUP([.A231];[.I205:.J450];2)" office:value-type="float" office:value="212" calcext:value-type="float">
            <text:p>212</text:p>
          </table:table-cell>
          <table:table-cell table:style-name="Default" office:value-type="float" office:value="227" calcext:value-type="float">
            <text:p>227</text:p>
          </table:table-cell>
          <table:table-cell table:style-name="ce23" office:value-type="string" calcext:value-type="string">
            <text:p>Surinam Dollar</text:p>
          </table:table-cell>
          <table:table-cell table:style-name="ce30" office:value-type="string" calcext:value-type="string">
            <text:p>SRD</text:p>
          </table:table-cell>
          <table:table-cell table:style-name="ce30" office:value-type="string" calcext:value-type="string">
            <text:p>96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urkey</text:p>
          </table:table-cell>
          <table:table-cell office:value-type="float" office:value="227" calcext:value-type="float">
            <text:p>227</text:p>
          </table:table-cell>
          <table:table-cell table:style-name="ce20" table:formula="of:=&quot;insert into country_currency (country_id, currency_id) values (&quot; &amp; [.B231] &amp; &quot;,&quot; &amp; [.C231] &amp; &quot;);&quot;" office:value-type="string" office:string-value="insert into country_currency (country_id, currency_id) values (212,227);" calcext:value-type="string">
            <text:p>insert into country_currency (country_id, currency_id) values (212,227);</text:p>
          </table:table-cell>
          <table:table-cell table:style-name="ce20" table:formula="of:=&quot;INSERT INTO currency (currency_id, name, alpha_code, num_code, minor_unit) VALUES (&quot; &amp;  [.C231] &amp; &quot;,'&quot; &amp; [.D231] &amp; &quot;','&quot; &amp; [.E231] &amp; &quot;',&quot; &amp; [.F231] &amp; &quot;,&quot; &amp; [.G231] &amp; &quot;);&quot;" office:value-type="string" office:string-value="INSERT INTO currency (currency_id, name, alpha_code, num_code, minor_unit) VALUES (227,'Surinam Dollar','SRD',968,2);" calcext:value-type="string">
            <text:p>INSERT INTO currency (currency_id, name, alpha_code, num_code, minor_unit) VALUES (227,'Surinam Dollar','SRD',96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VALBARD AND JAN MAYEN</text:p>
          </table:table-cell>
          <table:table-cell table:style-name="ce63" table:formula="of:=VLOOKUP([.A232];[.I206:.J451];2)" office:value-type="float" office:value="213" calcext:value-type="float">
            <text:p>213</text:p>
          </table:table-cell>
          <table:table-cell table:style-name="Default" office:value-type="float" office:value="228" calcext:value-type="float">
            <text:p>228</text:p>
          </table:table-cell>
          <table:table-cell table:style-name="ce23" office:value-type="string" calcext:value-type="string">
            <text:p>Norwegian Krone</text:p>
          </table:table-cell>
          <table:table-cell table:style-name="ce30" office:value-type="string" calcext:value-type="string">
            <text:p>NOK</text:p>
          </table:table-cell>
          <table:table-cell table:style-name="ce30" office:value-type="string" calcext:value-type="string">
            <text:p>57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urkmenistan</text:p>
          </table:table-cell>
          <table:table-cell office:value-type="float" office:value="228" calcext:value-type="float">
            <text:p>228</text:p>
          </table:table-cell>
          <table:table-cell table:style-name="ce20" table:formula="of:=&quot;insert into country_currency (country_id, currency_id) values (&quot; &amp; [.B232] &amp; &quot;,&quot; &amp; [.C232] &amp; &quot;);&quot;" office:value-type="string" office:string-value="insert into country_currency (country_id, currency_id) values (213,228);" calcext:value-type="string">
            <text:p>insert into country_currency (country_id, currency_id) values (213,228);</text:p>
          </table:table-cell>
          <table:table-cell table:style-name="ce20" table:formula="of:=&quot;INSERT INTO currency (currency_id, name, alpha_code, num_code, minor_unit) VALUES (&quot; &amp;  [.C232] &amp; &quot;,'&quot; &amp; [.D232] &amp; &quot;','&quot; &amp; [.E232] &amp; &quot;',&quot; &amp; [.F232] &amp; &quot;,&quot; &amp; [.G232] &amp; &quot;);&quot;" office:value-type="string" office:string-value="INSERT INTO currency (currency_id, name, alpha_code, num_code, minor_unit) VALUES (228,'Norwegian Krone','NOK',578,2);" calcext:value-type="string">
            <text:p>INSERT INTO currency (currency_id, name, alpha_code, num_code, minor_unit) VALUES (228,'Norwegian Krone','NOK',57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ESWATINI</text:p>
          </table:table-cell>
          <table:table-cell table:style-name="ce63" table:formula="of:=VLOOKUP([.A233];[.I5:.J250];2)" office:value-type="float" office:value="70" calcext:value-type="float">
            <text:p>70</text:p>
          </table:table-cell>
          <table:table-cell table:style-name="Default" office:value-type="float" office:value="229" calcext:value-type="float">
            <text:p>229</text:p>
          </table:table-cell>
          <table:table-cell table:style-name="ce23" office:value-type="string" calcext:value-type="string">
            <text:p>Lilangeni</text:p>
          </table:table-cell>
          <table:table-cell table:style-name="ce30" office:value-type="string" calcext:value-type="string">
            <text:p>SZL</text:p>
          </table:table-cell>
          <table:table-cell table:style-name="ce30" office:value-type="string" calcext:value-type="string">
            <text:p>74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urks and Caicos Islands (the)</text:p>
          </table:table-cell>
          <table:table-cell office:value-type="float" office:value="229" calcext:value-type="float">
            <text:p>229</text:p>
          </table:table-cell>
          <table:table-cell table:style-name="ce20" table:formula="of:=&quot;insert into country_currency (country_id, currency_id) values (&quot; &amp; [.B233] &amp; &quot;,&quot; &amp; [.C233] &amp; &quot;);&quot;" office:value-type="string" office:string-value="insert into country_currency (country_id, currency_id) values (70,229);" calcext:value-type="string">
            <text:p>insert into country_currency (country_id, currency_id) values (70,229);</text:p>
          </table:table-cell>
          <table:table-cell table:style-name="ce20" table:formula="of:=&quot;INSERT INTO currency (currency_id, name, alpha_code, num_code, minor_unit) VALUES (&quot; &amp;  [.C233] &amp; &quot;,'&quot; &amp; [.D233] &amp; &quot;','&quot; &amp; [.E233] &amp; &quot;',&quot; &amp; [.F233] &amp; &quot;,&quot; &amp; [.G233] &amp; &quot;);&quot;" office:value-type="string" office:string-value="INSERT INTO currency (currency_id, name, alpha_code, num_code, minor_unit) VALUES (229,'Lilangeni','SZL',748,2);" calcext:value-type="string">
            <text:p>INSERT INTO currency (currency_id, name, alpha_code, num_code, minor_unit) VALUES (229,'Lilangeni','SZL',74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WEDEN</text:p>
          </table:table-cell>
          <table:table-cell table:style-name="ce63" table:formula="of:=VLOOKUP([.A234];[.I208:.J453];2)" office:value-type="float" office:value="214" calcext:value-type="float">
            <text:p>214</text:p>
          </table:table-cell>
          <table:table-cell table:style-name="Default" office:value-type="float" office:value="230" calcext:value-type="float">
            <text:p>230</text:p>
          </table:table-cell>
          <table:table-cell table:style-name="ce23" office:value-type="string" calcext:value-type="string">
            <text:p>Swedish Krona</text:p>
          </table:table-cell>
          <table:table-cell table:style-name="ce30" office:value-type="string" calcext:value-type="string">
            <text:p>SEK</text:p>
          </table:table-cell>
          <table:table-cell table:style-name="ce30" office:value-type="string" calcext:value-type="string">
            <text:p>75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Tuvalu</text:p>
          </table:table-cell>
          <table:table-cell office:value-type="float" office:value="230" calcext:value-type="float">
            <text:p>230</text:p>
          </table:table-cell>
          <table:table-cell table:style-name="ce20" table:formula="of:=&quot;insert into country_currency (country_id, currency_id) values (&quot; &amp; [.B234] &amp; &quot;,&quot; &amp; [.C234] &amp; &quot;);&quot;" office:value-type="string" office:string-value="insert into country_currency (country_id, currency_id) values (214,230);" calcext:value-type="string">
            <text:p>insert into country_currency (country_id, currency_id) values (214,230);</text:p>
          </table:table-cell>
          <table:table-cell table:style-name="ce20" table:formula="of:=&quot;INSERT INTO currency (currency_id, name, alpha_code, num_code, minor_unit) VALUES (&quot; &amp;  [.C234] &amp; &quot;,'&quot; &amp; [.D234] &amp; &quot;','&quot; &amp; [.E234] &amp; &quot;',&quot; &amp; [.F234] &amp; &quot;,&quot; &amp; [.G234] &amp; &quot;);&quot;" office:value-type="string" office:string-value="INSERT INTO currency (currency_id, name, alpha_code, num_code, minor_unit) VALUES (230,'Swedish Krona','SEK',752,2);" calcext:value-type="string">
            <text:p>INSERT INTO currency (currency_id, name, alpha_code, num_code, minor_unit) VALUES (230,'Swedish Krona','SEK',752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SWITZERLAND</text:p>
          </table:table-cell>
          <table:table-cell table:style-name="ce63" table:formula="of:=VLOOKUP([.A235];[.I209:.J454];2)" office:value-type="float" office:value="215" calcext:value-type="float">
            <text:p>215</text:p>
          </table:table-cell>
          <table:table-cell table:style-name="Default" office:value-type="float" office:value="231" calcext:value-type="float">
            <text:p>231</text:p>
          </table:table-cell>
          <table:table-cell table:style-name="ce23" office:value-type="string" calcext:value-type="string">
            <text:p>Swiss Franc</text:p>
          </table:table-cell>
          <table:table-cell table:style-name="ce30" office:value-type="string" calcext:value-type="string">
            <text:p>CHF</text:p>
          </table:table-cell>
          <table:table-cell table:style-name="ce30" office:value-type="string" calcext:value-type="string">
            <text:p>75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Uganda</text:p>
          </table:table-cell>
          <table:table-cell office:value-type="float" office:value="231" calcext:value-type="float">
            <text:p>231</text:p>
          </table:table-cell>
          <table:table-cell table:style-name="ce20" table:formula="of:=&quot;insert into country_currency (country_id, currency_id) values (&quot; &amp; [.B235] &amp; &quot;,&quot; &amp; [.C235] &amp; &quot;);&quot;" office:value-type="string" office:string-value="insert into country_currency (country_id, currency_id) values (215,231);" calcext:value-type="string">
            <text:p>insert into country_currency (country_id, currency_id) values (215,231);</text:p>
          </table:table-cell>
          <table:table-cell table:style-name="ce20" table:formula="of:=&quot;INSERT INTO currency (currency_id, name, alpha_code, num_code, minor_unit) VALUES (&quot; &amp;  [.C235] &amp; &quot;,'&quot; &amp; [.D235] &amp; &quot;','&quot; &amp; [.E235] &amp; &quot;',&quot; &amp; [.F235] &amp; &quot;,&quot; &amp; [.G235] &amp; &quot;);&quot;" office:value-type="string" office:string-value="INSERT INTO currency (currency_id, name, alpha_code, num_code, minor_unit) VALUES (231,'Swiss Franc','CHF',756,2);" calcext:value-type="string">
            <text:p>INSERT INTO currency (currency_id, name, alpha_code, num_code, minor_unit) VALUES (231,'Swiss Franc','CHF',756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WITZERLAND</text:p>
          </table:table-cell>
          <table:table-cell table:style-name="ce63" table:formula="of:=VLOOKUP([.A236];[.I210:.J455];2)" office:value-type="float" office:value="215" calcext:value-type="float">
            <text:p>215</text:p>
          </table:table-cell>
          <table:table-cell table:style-name="Default" office:value-type="float" office:value="232" calcext:value-type="float">
            <text:p>232</text:p>
          </table:table-cell>
          <table:table-cell table:style-name="ce23" office:value-type="string" calcext:value-type="string">
            <text:p>WIR Euro</text:p>
          </table:table-cell>
          <table:table-cell table:style-name="ce30" office:value-type="string" calcext:value-type="string">
            <text:p>CHE</text:p>
          </table:table-cell>
          <table:table-cell table:style-name="ce30" office:value-type="string" calcext:value-type="string">
            <text:p>947</text:p>
          </table:table-cell>
          <table:table-cell table:style-name="ce30" office:value-type="string" calcext:value-type="string">
            <text:p>2</text:p>
          </table:table-cell>
          <table:table-cell table:style-name="ce4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kraine</text:p>
          </table:table-cell>
          <table:table-cell office:value-type="float" office:value="232" calcext:value-type="float">
            <text:p>232</text:p>
          </table:table-cell>
          <table:table-cell table:style-name="ce20" table:formula="of:=&quot;insert into country_currency (country_id, currency_id) values (&quot; &amp; [.B236] &amp; &quot;,&quot; &amp; [.C236] &amp; &quot;);&quot;" office:value-type="string" office:string-value="insert into country_currency (country_id, currency_id) values (215,232);" calcext:value-type="string">
            <text:p>insert into country_currency (country_id, currency_id) values (215,232);</text:p>
          </table:table-cell>
          <table:table-cell table:style-name="ce20" table:formula="of:=&quot;INSERT INTO currency (currency_id, name, alpha_code, num_code, minor_unit) VALUES (&quot; &amp;  [.C236] &amp; &quot;,'&quot; &amp; [.D236] &amp; &quot;','&quot; &amp; [.E236] &amp; &quot;',&quot; &amp; [.F236] &amp; &quot;,&quot; &amp; [.G236] &amp; &quot;);&quot;" office:value-type="string" office:string-value="INSERT INTO currency (currency_id, name, alpha_code, num_code, minor_unit) VALUES (232,'WIR Euro','CHE',947,2);" calcext:value-type="string">
            <text:p>INSERT INTO currency (currency_id, name, alpha_code, num_code, minor_unit) VALUES (232,'WIR Euro','CHE',947,2);</text:p>
          </table:table-cell>
          <table:table-cell table:style-name="ce20" table:number-columns-repeated="1012"/>
        </table:table-row>
        <table:table-row table:style-name="ro2">
          <table:table-cell table:style-name="ce11" office:value-type="string" calcext:value-type="string">
            <text:p>SWITZERLAND</text:p>
          </table:table-cell>
          <table:table-cell table:style-name="ce63" table:formula="of:=VLOOKUP([.A237];[.I211:.J456];2)" office:value-type="float" office:value="215" calcext:value-type="float">
            <text:p>215</text:p>
          </table:table-cell>
          <table:table-cell table:style-name="Default" office:value-type="float" office:value="233" calcext:value-type="float">
            <text:p>233</text:p>
          </table:table-cell>
          <table:table-cell table:style-name="ce23" office:value-type="string" calcext:value-type="string">
            <text:p>WIR Franc</text:p>
          </table:table-cell>
          <table:table-cell table:style-name="ce30" office:value-type="string" calcext:value-type="string">
            <text:p>CHW</text:p>
          </table:table-cell>
          <table:table-cell table:style-name="ce30" office:value-type="string" calcext:value-type="string">
            <text:p>948</text:p>
          </table:table-cell>
          <table:table-cell table:style-name="ce30" office:value-type="string" calcext:value-type="string">
            <text:p>2</text:p>
          </table:table-cell>
          <table:table-cell table:style-name="ce4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ited Arab Emirates (the)</text:p>
          </table:table-cell>
          <table:table-cell office:value-type="float" office:value="233" calcext:value-type="float">
            <text:p>233</text:p>
          </table:table-cell>
          <table:table-cell table:style-name="ce20" table:formula="of:=&quot;insert into country_currency (country_id, currency_id) values (&quot; &amp; [.B237] &amp; &quot;,&quot; &amp; [.C237] &amp; &quot;);&quot;" office:value-type="string" office:string-value="insert into country_currency (country_id, currency_id) values (215,233);" calcext:value-type="string">
            <text:p>insert into country_currency (country_id, currency_id) values (215,233);</text:p>
          </table:table-cell>
          <table:table-cell table:style-name="ce20" table:formula="of:=&quot;INSERT INTO currency (currency_id, name, alpha_code, num_code, minor_unit) VALUES (&quot; &amp;  [.C237] &amp; &quot;,'&quot; &amp; [.D237] &amp; &quot;','&quot; &amp; [.E237] &amp; &quot;',&quot; &amp; [.F237] &amp; &quot;,&quot; &amp; [.G237] &amp; &quot;);&quot;" office:value-type="string" office:string-value="INSERT INTO currency (currency_id, name, alpha_code, num_code, minor_unit) VALUES (233,'WIR Franc','CHW',948,2);" calcext:value-type="string">
            <text:p>INSERT INTO currency (currency_id, name, alpha_code, num_code, minor_unit) VALUES (233,'WIR Franc','CHW',94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SYRIAN ARAB REPUBLIC</text:p>
          </table:table-cell>
          <table:table-cell table:style-name="ce63" table:formula="of:=VLOOKUP([.A238];[.I212:.J457];2)" office:value-type="float" office:value="216" calcext:value-type="float">
            <text:p>216</text:p>
          </table:table-cell>
          <table:table-cell table:style-name="Default" office:value-type="float" office:value="234" calcext:value-type="float">
            <text:p>234</text:p>
          </table:table-cell>
          <table:table-cell table:style-name="ce23" office:value-type="string" calcext:value-type="string">
            <text:p>Syrian Pound</text:p>
          </table:table-cell>
          <table:table-cell table:style-name="ce30" office:value-type="string" calcext:value-type="string">
            <text:p>SYP</text:p>
          </table:table-cell>
          <table:table-cell table:style-name="ce30" office:value-type="string" calcext:value-type="string">
            <text:p>76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United Kingdom of Great Britain and Northern Ireland (the)</text:p>
          </table:table-cell>
          <table:table-cell office:value-type="float" office:value="234" calcext:value-type="float">
            <text:p>234</text:p>
          </table:table-cell>
          <table:table-cell table:style-name="ce20" table:formula="of:=&quot;insert into country_currency (country_id, currency_id) values (&quot; &amp; [.B238] &amp; &quot;,&quot; &amp; [.C238] &amp; &quot;);&quot;" office:value-type="string" office:string-value="insert into country_currency (country_id, currency_id) values (216,234);" calcext:value-type="string">
            <text:p>insert into country_currency (country_id, currency_id) values (216,234);</text:p>
          </table:table-cell>
          <table:table-cell table:style-name="ce20" table:formula="of:=&quot;INSERT INTO currency (currency_id, name, alpha_code, num_code, minor_unit) VALUES (&quot; &amp;  [.C238] &amp; &quot;,'&quot; &amp; [.D238] &amp; &quot;','&quot; &amp; [.E238] &amp; &quot;',&quot; &amp; [.F238] &amp; &quot;,&quot; &amp; [.G238] &amp; &quot;);&quot;" office:value-type="string" office:string-value="INSERT INTO currency (currency_id, name, alpha_code, num_code, minor_unit) VALUES (234,'Syrian Pound','SYP',760,2);" calcext:value-type="string">
            <text:p>INSERT INTO currency (currency_id, name, alpha_code, num_code, minor_unit) VALUES (234,'Syrian Pound','SYP',760,2);</text:p>
          </table:table-cell>
          <table:table-cell table:style-name="ce20" table:number-columns-repeated="1012"/>
        </table:table-row>
        <table:table-row table:style-name="ro10">
          <table:table-cell table:style-name="ce12" office:value-type="string" calcext:value-type="string">
            <text:p>TAIWAN (PROVINCE OF CHINA)</text:p>
          </table:table-cell>
          <table:table-cell table:style-name="ce63" table:formula="of:=VLOOKUP([.A239];[.I213:.J458];2)" office:value-type="float" office:value="217" calcext:value-type="float">
            <text:p>217</text:p>
          </table:table-cell>
          <table:table-cell table:style-name="Default" office:value-type="float" office:value="235" calcext:value-type="float">
            <text:p>235</text:p>
          </table:table-cell>
          <table:table-cell table:style-name="ce23" office:value-type="string" calcext:value-type="string">
            <text:p>New Taiwan Dollar</text:p>
          </table:table-cell>
          <table:table-cell table:style-name="ce30" office:value-type="string" calcext:value-type="string">
            <text:p>TWD</text:p>
          </table:table-cell>
          <table:table-cell table:style-name="ce30" office:value-type="string" calcext:value-type="string">
            <text:p>901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United States Minor Outlying Islands (the)</text:p>
          </table:table-cell>
          <table:table-cell office:value-type="float" office:value="235" calcext:value-type="float">
            <text:p>235</text:p>
          </table:table-cell>
          <table:table-cell table:style-name="ce20" table:formula="of:=&quot;insert into country_currency (country_id, currency_id) values (&quot; &amp; [.B239] &amp; &quot;,&quot; &amp; [.C239] &amp; &quot;);&quot;" office:value-type="string" office:string-value="insert into country_currency (country_id, currency_id) values (217,235);" calcext:value-type="string">
            <text:p>insert into country_currency (country_id, currency_id) values (217,235);</text:p>
          </table:table-cell>
          <table:table-cell table:style-name="ce20" table:formula="of:=&quot;INSERT INTO currency (currency_id, name, alpha_code, num_code, minor_unit) VALUES (&quot; &amp;  [.C239] &amp; &quot;,'&quot; &amp; [.D239] &amp; &quot;','&quot; &amp; [.E239] &amp; &quot;',&quot; &amp; [.F239] &amp; &quot;,&quot; &amp; [.G239] &amp; &quot;);&quot;" office:value-type="string" office:string-value="INSERT INTO currency (currency_id, name, alpha_code, num_code, minor_unit) VALUES (235,'New Taiwan Dollar','TWD',901,2);" calcext:value-type="string">
            <text:p>INSERT INTO currency (currency_id, name, alpha_code, num_code, minor_unit) VALUES (235,'New Taiwan Dollar','TWD',901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AJIKISTAN</text:p>
          </table:table-cell>
          <table:table-cell table:style-name="ce63" table:formula="of:=VLOOKUP([.A240];[.I214:.J459];2)" office:value-type="float" office:value="218" calcext:value-type="float">
            <text:p>218</text:p>
          </table:table-cell>
          <table:table-cell table:style-name="Default" office:value-type="float" office:value="236" calcext:value-type="float">
            <text:p>236</text:p>
          </table:table-cell>
          <table:table-cell table:style-name="ce23" office:value-type="string" calcext:value-type="string">
            <text:p>Somoni</text:p>
          </table:table-cell>
          <table:table-cell table:style-name="ce30" office:value-type="string" calcext:value-type="string">
            <text:p>TJS</text:p>
          </table:table-cell>
          <table:table-cell table:style-name="ce30" office:value-type="string" calcext:value-type="string">
            <text:p>97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United States of America (the)</text:p>
          </table:table-cell>
          <table:table-cell office:value-type="float" office:value="236" calcext:value-type="float">
            <text:p>236</text:p>
          </table:table-cell>
          <table:table-cell table:style-name="ce20" table:formula="of:=&quot;insert into country_currency (country_id, currency_id) values (&quot; &amp; [.B240] &amp; &quot;,&quot; &amp; [.C240] &amp; &quot;);&quot;" office:value-type="string" office:string-value="insert into country_currency (country_id, currency_id) values (218,236);" calcext:value-type="string">
            <text:p>insert into country_currency (country_id, currency_id) values (218,236);</text:p>
          </table:table-cell>
          <table:table-cell table:style-name="ce20" table:formula="of:=&quot;INSERT INTO currency (currency_id, name, alpha_code, num_code, minor_unit) VALUES (&quot; &amp;  [.C240] &amp; &quot;,'&quot; &amp; [.D240] &amp; &quot;','&quot; &amp; [.E240] &amp; &quot;',&quot; &amp; [.F240] &amp; &quot;,&quot; &amp; [.G240] &amp; &quot;);&quot;" office:value-type="string" office:string-value="INSERT INTO currency (currency_id, name, alpha_code, num_code, minor_unit) VALUES (236,'Somoni','TJS',972,2);" calcext:value-type="string">
            <text:p>INSERT INTO currency (currency_id, name, alpha_code, num_code, minor_unit) VALUES (236,'Somoni','TJS',972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ANZANIA, UNITED REPUBLIC OF</text:p>
          </table:table-cell>
          <table:table-cell table:style-name="ce63" table:formula="of:=VLOOKUP([.A241];[.I215:.J460];2)" office:value-type="float" office:value="219" calcext:value-type="float">
            <text:p>219</text:p>
          </table:table-cell>
          <table:table-cell table:style-name="Default" office:value-type="float" office:value="237" calcext:value-type="float">
            <text:p>237</text:p>
          </table:table-cell>
          <table:table-cell table:style-name="ce23" office:value-type="string" calcext:value-type="string">
            <text:p>Tanzanian Shilling</text:p>
          </table:table-cell>
          <table:table-cell table:style-name="ce30" office:value-type="string" calcext:value-type="string">
            <text:p>TZS</text:p>
          </table:table-cell>
          <table:table-cell table:style-name="ce30" office:value-type="string" calcext:value-type="string">
            <text:p>83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Uruguay</text:p>
          </table:table-cell>
          <table:table-cell office:value-type="float" office:value="237" calcext:value-type="float">
            <text:p>237</text:p>
          </table:table-cell>
          <table:table-cell table:style-name="ce20" table:formula="of:=&quot;insert into country_currency (country_id, currency_id) values (&quot; &amp; [.B241] &amp; &quot;,&quot; &amp; [.C241] &amp; &quot;);&quot;" office:value-type="string" office:string-value="insert into country_currency (country_id, currency_id) values (219,237);" calcext:value-type="string">
            <text:p>insert into country_currency (country_id, currency_id) values (219,237);</text:p>
          </table:table-cell>
          <table:table-cell table:style-name="ce20" table:formula="of:=&quot;INSERT INTO currency (currency_id, name, alpha_code, num_code, minor_unit) VALUES (&quot; &amp;  [.C241] &amp; &quot;,'&quot; &amp; [.D241] &amp; &quot;','&quot; &amp; [.E241] &amp; &quot;',&quot; &amp; [.F241] &amp; &quot;,&quot; &amp; [.G241] &amp; &quot;);&quot;" office:value-type="string" office:string-value="INSERT INTO currency (currency_id, name, alpha_code, num_code, minor_unit) VALUES (237,'Tanzanian Shilling','TZS',834,2);" calcext:value-type="string">
            <text:p>INSERT INTO currency (currency_id, name, alpha_code, num_code, minor_unit) VALUES (237,'Tanzanian Shilling','TZS',834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HAILAND</text:p>
          </table:table-cell>
          <table:table-cell table:style-name="ce63" table:formula="of:=VLOOKUP([.A242];[.I216:.J461];2)" office:value-type="float" office:value="220" calcext:value-type="float">
            <text:p>220</text:p>
          </table:table-cell>
          <table:table-cell table:style-name="Default" office:value-type="float" office:value="238" calcext:value-type="float">
            <text:p>238</text:p>
          </table:table-cell>
          <table:table-cell table:style-name="ce23" office:value-type="string" calcext:value-type="string">
            <text:p>Baht</text:p>
          </table:table-cell>
          <table:table-cell table:style-name="ce30" office:value-type="string" calcext:value-type="string">
            <text:p>THB</text:p>
          </table:table-cell>
          <table:table-cell table:style-name="ce30" office:value-type="string" calcext:value-type="string">
            <text:p>76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Uzbekistan</text:p>
          </table:table-cell>
          <table:table-cell office:value-type="float" office:value="238" calcext:value-type="float">
            <text:p>238</text:p>
          </table:table-cell>
          <table:table-cell table:style-name="ce20" table:formula="of:=&quot;insert into country_currency (country_id, currency_id) values (&quot; &amp; [.B242] &amp; &quot;,&quot; &amp; [.C242] &amp; &quot;);&quot;" office:value-type="string" office:string-value="insert into country_currency (country_id, currency_id) values (220,238);" calcext:value-type="string">
            <text:p>insert into country_currency (country_id, currency_id) values (220,238);</text:p>
          </table:table-cell>
          <table:table-cell table:style-name="ce20" table:formula="of:=&quot;INSERT INTO currency (currency_id, name, alpha_code, num_code, minor_unit) VALUES (&quot; &amp;  [.C242] &amp; &quot;,'&quot; &amp; [.D242] &amp; &quot;','&quot; &amp; [.E242] &amp; &quot;',&quot; &amp; [.F242] &amp; &quot;,&quot; &amp; [.G242] &amp; &quot;);&quot;" office:value-type="string" office:string-value="INSERT INTO currency (currency_id, name, alpha_code, num_code, minor_unit) VALUES (238,'Baht','THB',764,2);" calcext:value-type="string">
            <text:p>INSERT INTO currency (currency_id, name, alpha_code, num_code, minor_unit) VALUES (238,'Baht','THB',764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IMOR-LESTE</text:p>
          </table:table-cell>
          <table:table-cell table:style-name="ce63" table:formula="of:=VLOOKUP([.A243];[.I217:.J462];2)" office:value-type="float" office:value="221" calcext:value-type="float">
            <text:p>221</text:p>
          </table:table-cell>
          <table:table-cell table:style-name="Default" office:value-type="float" office:value="239" calcext:value-type="float">
            <text:p>239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Vanuatu</text:p>
          </table:table-cell>
          <table:table-cell office:value-type="float" office:value="239" calcext:value-type="float">
            <text:p>239</text:p>
          </table:table-cell>
          <table:table-cell table:style-name="ce20" table:formula="of:=&quot;insert into country_currency (country_id, currency_id) values (&quot; &amp; [.B243] &amp; &quot;,&quot; &amp; [.C243] &amp; &quot;);&quot;" office:value-type="string" office:string-value="insert into country_currency (country_id, currency_id) values (221,239);" calcext:value-type="string">
            <text:p>insert into country_currency (country_id, currency_id) values (221,239);</text:p>
          </table:table-cell>
          <table:table-cell table:style-name="ce20" table:formula="of:=&quot;INSERT INTO currency (currency_id, name, alpha_code, num_code, minor_unit) VALUES (&quot; &amp;  [.C243] &amp; &quot;,'&quot; &amp; [.D243] &amp; &quot;','&quot; &amp; [.E243] &amp; &quot;',&quot; &amp; [.F243] &amp; &quot;,&quot; &amp; [.G243] &amp; &quot;);&quot;" office:value-type="string" office:string-value="INSERT INTO currency (currency_id, name, alpha_code, num_code, minor_unit) VALUES (239,'US Dollar','USD',840,2);" calcext:value-type="string">
            <text:p>INSERT INTO currency (currency_id, name, alpha_code, num_code, minor_unit) VALUES (239,'US Dollar','USD',840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OGO</text:p>
          </table:table-cell>
          <table:table-cell table:style-name="ce63" table:formula="of:=VLOOKUP([.A244];[.I218:.J463];2)" office:value-type="float" office:value="222" calcext:value-type="float">
            <text:p>222</text:p>
          </table:table-cell>
          <table:table-cell table:style-name="Default" office:value-type="float" office:value="240" calcext:value-type="float">
            <text:p>240</text:p>
          </table:table-cell>
          <table:table-cell table:style-name="ce23" office:value-type="string" calcext:value-type="string">
            <text:p>CFA Franc BCEAO</text:p>
          </table:table-cell>
          <table:table-cell table:style-name="ce30" office:value-type="string" calcext:value-type="string">
            <text:p>XOF</text:p>
          </table:table-cell>
          <table:table-cell table:style-name="ce30" office:value-type="string" calcext:value-type="string">
            <text:p>952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Venezuela (Bolivarian Republic of)</text:p>
          </table:table-cell>
          <table:table-cell office:value-type="float" office:value="240" calcext:value-type="float">
            <text:p>240</text:p>
          </table:table-cell>
          <table:table-cell table:style-name="ce20" table:formula="of:=&quot;insert into country_currency (country_id, currency_id) values (&quot; &amp; [.B244] &amp; &quot;,&quot; &amp; [.C244] &amp; &quot;);&quot;" office:value-type="string" office:string-value="insert into country_currency (country_id, currency_id) values (222,240);" calcext:value-type="string">
            <text:p>insert into country_currency (country_id, currency_id) values (222,240);</text:p>
          </table:table-cell>
          <table:table-cell table:style-name="ce20" table:formula="of:=&quot;INSERT INTO currency (currency_id, name, alpha_code, num_code, minor_unit) VALUES (&quot; &amp;  [.C244] &amp; &quot;,'&quot; &amp; [.D244] &amp; &quot;','&quot; &amp; [.E244] &amp; &quot;',&quot; &amp; [.F244] &amp; &quot;,&quot; &amp; [.G244] &amp; &quot;);&quot;" office:value-type="string" office:string-value="INSERT INTO currency (currency_id, name, alpha_code, num_code, minor_unit) VALUES (240,'CFA Franc BCEAO','XOF',952,0);" calcext:value-type="string">
            <text:p>INSERT INTO currency (currency_id, name, alpha_code, num_code, minor_unit) VALUES (240,'CFA Franc BCEAO','XOF',952,0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OKELAU</text:p>
          </table:table-cell>
          <table:table-cell table:style-name="ce63" table:formula="of:=VLOOKUP([.A245];[.I219:.J464];2)" office:value-type="float" office:value="223" calcext:value-type="float">
            <text:p>223</text:p>
          </table:table-cell>
          <table:table-cell table:style-name="Default" office:value-type="float" office:value="241" calcext:value-type="float">
            <text:p>241</text:p>
          </table:table-cell>
          <table:table-cell table:style-name="ce23" office:value-type="string" calcext:value-type="string">
            <text:p>New Zealand Dollar</text:p>
          </table:table-cell>
          <table:table-cell table:style-name="ce30" office:value-type="string" calcext:value-type="string">
            <text:p>NZD</text:p>
          </table:table-cell>
          <table:table-cell table:style-name="ce30" office:value-type="string" calcext:value-type="string">
            <text:p>55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Viet Nam</text:p>
          </table:table-cell>
          <table:table-cell office:value-type="float" office:value="241" calcext:value-type="float">
            <text:p>241</text:p>
          </table:table-cell>
          <table:table-cell table:style-name="ce20" table:formula="of:=&quot;insert into country_currency (country_id, currency_id) values (&quot; &amp; [.B245] &amp; &quot;,&quot; &amp; [.C245] &amp; &quot;);&quot;" office:value-type="string" office:string-value="insert into country_currency (country_id, currency_id) values (223,241);" calcext:value-type="string">
            <text:p>insert into country_currency (country_id, currency_id) values (223,241);</text:p>
          </table:table-cell>
          <table:table-cell table:style-name="ce20" table:formula="of:=&quot;INSERT INTO currency (currency_id, name, alpha_code, num_code, minor_unit) VALUES (&quot; &amp;  [.C245] &amp; &quot;,'&quot; &amp; [.D245] &amp; &quot;','&quot; &amp; [.E245] &amp; &quot;',&quot; &amp; [.F245] &amp; &quot;,&quot; &amp; [.G245] &amp; &quot;);&quot;" office:value-type="string" office:string-value="INSERT INTO currency (currency_id, name, alpha_code, num_code, minor_unit) VALUES (241,'New Zealand Dollar','NZD',554,2);" calcext:value-type="string">
            <text:p>INSERT INTO currency (currency_id, name, alpha_code, num_code, minor_unit) VALUES (241,'New Zealand Dollar','NZD',554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ONGA</text:p>
          </table:table-cell>
          <table:table-cell table:style-name="ce63" table:formula="of:=VLOOKUP([.A246];[.I220:.J465];2)" office:value-type="float" office:value="224" calcext:value-type="float">
            <text:p>224</text:p>
          </table:table-cell>
          <table:table-cell table:style-name="Default" office:value-type="float" office:value="242" calcext:value-type="float">
            <text:p>242</text:p>
          </table:table-cell>
          <table:table-cell table:style-name="ce23" office:value-type="string" calcext:value-type="string">
            <text:p>Pa’anga</text:p>
          </table:table-cell>
          <table:table-cell table:style-name="ce30" office:value-type="string" calcext:value-type="string">
            <text:p>TOP</text:p>
          </table:table-cell>
          <table:table-cell table:style-name="ce30" office:value-type="string" calcext:value-type="string">
            <text:p>77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Virgin Islands (British)</text:p>
          </table:table-cell>
          <table:table-cell office:value-type="float" office:value="242" calcext:value-type="float">
            <text:p>242</text:p>
          </table:table-cell>
          <table:table-cell table:style-name="ce20" table:formula="of:=&quot;insert into country_currency (country_id, currency_id) values (&quot; &amp; [.B246] &amp; &quot;,&quot; &amp; [.C246] &amp; &quot;);&quot;" office:value-type="string" office:string-value="insert into country_currency (country_id, currency_id) values (224,242);" calcext:value-type="string">
            <text:p>insert into country_currency (country_id, currency_id) values (224,242);</text:p>
          </table:table-cell>
          <table:table-cell table:style-name="ce20" table:formula="of:=&quot;INSERT INTO currency (currency_id, name, alpha_code, num_code, minor_unit) VALUES (&quot; &amp;  [.C246] &amp; &quot;,'&quot; &amp; [.D246] &amp; &quot;','&quot; &amp; [.E246] &amp; &quot;',&quot; &amp; [.F246] &amp; &quot;,&quot; &amp; [.G246] &amp; &quot;);&quot;" office:value-type="string" office:string-value="INSERT INTO currency (currency_id, name, alpha_code, num_code, minor_unit) VALUES (242,'Pa’anga','TOP',776,2);" calcext:value-type="string">
            <text:p>INSERT INTO currency (currency_id, name, alpha_code, num_code, minor_unit) VALUES (242,'Pa’anga','TOP',776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RINIDAD AND TOBAGO</text:p>
          </table:table-cell>
          <table:table-cell table:style-name="ce63" table:formula="of:=VLOOKUP([.A247];[.I221:.J466];2)" office:value-type="float" office:value="225" calcext:value-type="float">
            <text:p>225</text:p>
          </table:table-cell>
          <table:table-cell table:style-name="Default" office:value-type="float" office:value="243" calcext:value-type="float">
            <text:p>243</text:p>
          </table:table-cell>
          <table:table-cell table:style-name="ce23" office:value-type="string" calcext:value-type="string">
            <text:p>Trinidad and Tobago Dollar</text:p>
          </table:table-cell>
          <table:table-cell table:style-name="ce30" office:value-type="string" calcext:value-type="string">
            <text:p>TTD</text:p>
          </table:table-cell>
          <table:table-cell table:style-name="ce30" office:value-type="string" calcext:value-type="string">
            <text:p>78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Virgin Islands (U.S.)</text:p>
          </table:table-cell>
          <table:table-cell office:value-type="float" office:value="243" calcext:value-type="float">
            <text:p>243</text:p>
          </table:table-cell>
          <table:table-cell table:style-name="ce20" table:formula="of:=&quot;insert into country_currency (country_id, currency_id) values (&quot; &amp; [.B247] &amp; &quot;,&quot; &amp; [.C247] &amp; &quot;);&quot;" office:value-type="string" office:string-value="insert into country_currency (country_id, currency_id) values (225,243);" calcext:value-type="string">
            <text:p>insert into country_currency (country_id, currency_id) values (225,243);</text:p>
          </table:table-cell>
          <table:table-cell table:style-name="ce20" table:formula="of:=&quot;INSERT INTO currency (currency_id, name, alpha_code, num_code, minor_unit) VALUES (&quot; &amp;  [.C247] &amp; &quot;,'&quot; &amp; [.D247] &amp; &quot;','&quot; &amp; [.E247] &amp; &quot;',&quot; &amp; [.F247] &amp; &quot;,&quot; &amp; [.G247] &amp; &quot;);&quot;" office:value-type="string" office:string-value="INSERT INTO currency (currency_id, name, alpha_code, num_code, minor_unit) VALUES (243,'Trinidad and Tobago Dollar','TTD',780,2);" calcext:value-type="string">
            <text:p>INSERT INTO currency (currency_id, name, alpha_code, num_code, minor_unit) VALUES (243,'Trinidad and Tobago Dollar','TTD',780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UNISIA</text:p>
          </table:table-cell>
          <table:table-cell table:style-name="ce63" table:formula="of:=VLOOKUP([.A248];[.I222:.J467];2)" office:value-type="float" office:value="226" calcext:value-type="float">
            <text:p>226</text:p>
          </table:table-cell>
          <table:table-cell table:style-name="Default" office:value-type="float" office:value="244" calcext:value-type="float">
            <text:p>244</text:p>
          </table:table-cell>
          <table:table-cell table:style-name="ce23" office:value-type="string" calcext:value-type="string">
            <text:p>Tunisian Dinar</text:p>
          </table:table-cell>
          <table:table-cell table:style-name="ce30" office:value-type="string" calcext:value-type="string">
            <text:p>TND</text:p>
          </table:table-cell>
          <table:table-cell table:style-name="ce30" office:value-type="string" calcext:value-type="string">
            <text:p>788</text:p>
          </table:table-cell>
          <table:table-cell table:style-name="ce30" office:value-type="string" calcext:value-type="string">
            <text:p>3</text:p>
          </table:table-cell>
          <table:table-cell table:style-name="ce41"/>
          <table:table-cell table:style-name="ce2" office:value-type="string" calcext:value-type="string">
            <text:p>Wallis and Futuna</text:p>
          </table:table-cell>
          <table:table-cell office:value-type="float" office:value="244" calcext:value-type="float">
            <text:p>244</text:p>
          </table:table-cell>
          <table:table-cell table:style-name="ce20" table:formula="of:=&quot;insert into country_currency (country_id, currency_id) values (&quot; &amp; [.B248] &amp; &quot;,&quot; &amp; [.C248] &amp; &quot;);&quot;" office:value-type="string" office:string-value="insert into country_currency (country_id, currency_id) values (226,244);" calcext:value-type="string">
            <text:p>insert into country_currency (country_id, currency_id) values (226,244);</text:p>
          </table:table-cell>
          <table:table-cell table:style-name="ce20" table:formula="of:=&quot;INSERT INTO currency (currency_id, name, alpha_code, num_code, minor_unit) VALUES (&quot; &amp;  [.C248] &amp; &quot;,'&quot; &amp; [.D248] &amp; &quot;','&quot; &amp; [.E248] &amp; &quot;',&quot; &amp; [.F248] &amp; &quot;,&quot; &amp; [.G248] &amp; &quot;);&quot;" office:value-type="string" office:string-value="INSERT INTO currency (currency_id, name, alpha_code, num_code, minor_unit) VALUES (244,'Tunisian Dinar','TND',788,3);" calcext:value-type="string">
            <text:p>INSERT INTO currency (currency_id, name, alpha_code, num_code, minor_unit) VALUES (244,'Tunisian Dinar','TND',788,3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URKEY</text:p>
          </table:table-cell>
          <table:table-cell table:style-name="ce63" table:formula="of:=VLOOKUP([.A249];[.I223:.J468];2)" office:value-type="float" office:value="227" calcext:value-type="float">
            <text:p>227</text:p>
          </table:table-cell>
          <table:table-cell table:style-name="Default" office:value-type="float" office:value="245" calcext:value-type="float">
            <text:p>245</text:p>
          </table:table-cell>
          <table:table-cell table:style-name="ce23" office:value-type="string" calcext:value-type="string">
            <text:p>Turkish Lira</text:p>
          </table:table-cell>
          <table:table-cell table:style-name="ce30" office:value-type="string" calcext:value-type="string">
            <text:p>TRY</text:p>
          </table:table-cell>
          <table:table-cell table:style-name="ce30" office:value-type="string" calcext:value-type="string">
            <text:p>949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Western Sahara</text:p>
          </table:table-cell>
          <table:table-cell office:value-type="float" office:value="245" calcext:value-type="float">
            <text:p>245</text:p>
          </table:table-cell>
          <table:table-cell table:style-name="ce20" table:formula="of:=&quot;insert into country_currency (country_id, currency_id) values (&quot; &amp; [.B249] &amp; &quot;,&quot; &amp; [.C249] &amp; &quot;);&quot;" office:value-type="string" office:string-value="insert into country_currency (country_id, currency_id) values (227,245);" calcext:value-type="string">
            <text:p>insert into country_currency (country_id, currency_id) values (227,245);</text:p>
          </table:table-cell>
          <table:table-cell table:style-name="ce20" table:formula="of:=&quot;INSERT INTO currency (currency_id, name, alpha_code, num_code, minor_unit) VALUES (&quot; &amp;  [.C249] &amp; &quot;,'&quot; &amp; [.D249] &amp; &quot;','&quot; &amp; [.E249] &amp; &quot;',&quot; &amp; [.F249] &amp; &quot;,&quot; &amp; [.G249] &amp; &quot;);&quot;" office:value-type="string" office:string-value="INSERT INTO currency (currency_id, name, alpha_code, num_code, minor_unit) VALUES (245,'Turkish Lira','TRY',949,2);" calcext:value-type="string">
            <text:p>INSERT INTO currency (currency_id, name, alpha_code, num_code, minor_unit) VALUES (245,'Turkish Lira','TRY',949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URKMENISTAN</text:p>
          </table:table-cell>
          <table:table-cell table:style-name="ce63" table:formula="of:=VLOOKUP([.A250];[.I224:.J469];2)" office:value-type="float" office:value="228" calcext:value-type="float">
            <text:p>228</text:p>
          </table:table-cell>
          <table:table-cell table:style-name="Default" office:value-type="float" office:value="246" calcext:value-type="float">
            <text:p>246</text:p>
          </table:table-cell>
          <table:table-cell table:style-name="ce23" office:value-type="string" calcext:value-type="string">
            <text:p>Turkmenistan New Manat</text:p>
          </table:table-cell>
          <table:table-cell table:style-name="ce30" office:value-type="string" calcext:value-type="string">
            <text:p>TMT</text:p>
          </table:table-cell>
          <table:table-cell table:style-name="ce30" office:value-type="string" calcext:value-type="string">
            <text:p>93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Yemen</text:p>
          </table:table-cell>
          <table:table-cell office:value-type="float" office:value="246" calcext:value-type="float">
            <text:p>246</text:p>
          </table:table-cell>
          <table:table-cell table:style-name="ce20" table:formula="of:=&quot;insert into country_currency (country_id, currency_id) values (&quot; &amp; [.B250] &amp; &quot;,&quot; &amp; [.C250] &amp; &quot;);&quot;" office:value-type="string" office:string-value="insert into country_currency (country_id, currency_id) values (228,246);" calcext:value-type="string">
            <text:p>insert into country_currency (country_id, currency_id) values (228,246);</text:p>
          </table:table-cell>
          <table:table-cell table:style-name="ce20" table:formula="of:=&quot;INSERT INTO currency (currency_id, name, alpha_code, num_code, minor_unit) VALUES (&quot; &amp;  [.C250] &amp; &quot;,'&quot; &amp; [.D250] &amp; &quot;','&quot; &amp; [.E250] &amp; &quot;',&quot; &amp; [.F250] &amp; &quot;,&quot; &amp; [.G250] &amp; &quot;);&quot;" office:value-type="string" office:string-value="INSERT INTO currency (currency_id, name, alpha_code, num_code, minor_unit) VALUES (246,'Turkmenistan New Manat','TMT',934,2);" calcext:value-type="string">
            <text:p>INSERT INTO currency (currency_id, name, alpha_code, num_code, minor_unit) VALUES (246,'Turkmenistan New Manat','TMT',934,2);</text:p>
          </table:table-cell>
          <table:table-cell table:style-name="ce20" table:number-columns-repeated="1012"/>
        </table:table-row>
        <table:table-row table:style-name="ro10">
          <table:table-cell table:style-name="ce12" office:value-type="string" calcext:value-type="string">
            <text:p>TURKS AND CAICOS ISLANDS (THE)</text:p>
          </table:table-cell>
          <table:table-cell table:style-name="ce63" table:formula="of:=VLOOKUP([.A251];[.I225:.J470];2)" office:value-type="float" office:value="229" calcext:value-type="float">
            <text:p>229</text:p>
          </table:table-cell>
          <table:table-cell table:style-name="Default" office:value-type="float" office:value="247" calcext:value-type="float">
            <text:p>247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Zambia</text:p>
          </table:table-cell>
          <table:table-cell office:value-type="float" office:value="247" calcext:value-type="float">
            <text:p>247</text:p>
          </table:table-cell>
          <table:table-cell table:style-name="ce20" table:formula="of:=&quot;insert into country_currency (country_id, currency_id) values (&quot; &amp; [.B251] &amp; &quot;,&quot; &amp; [.C251] &amp; &quot;);&quot;" office:value-type="string" office:string-value="insert into country_currency (country_id, currency_id) values (229,247);" calcext:value-type="string">
            <text:p>insert into country_currency (country_id, currency_id) values (229,247);</text:p>
          </table:table-cell>
          <table:table-cell table:style-name="ce20" table:formula="of:=&quot;INSERT INTO currency (currency_id, name, alpha_code, num_code, minor_unit) VALUES (&quot; &amp;  [.C251] &amp; &quot;,'&quot; &amp; [.D251] &amp; &quot;','&quot; &amp; [.E251] &amp; &quot;',&quot; &amp; [.F251] &amp; &quot;,&quot; &amp; [.G251] &amp; &quot;);&quot;" office:value-type="string" office:string-value="INSERT INTO currency (currency_id, name, alpha_code, num_code, minor_unit) VALUES (247,'US Dollar','USD',840,2);" calcext:value-type="string">
            <text:p>INSERT INTO currency (currency_id, name, alpha_code, num_code, minor_unit) VALUES (247,'US Dollar','USD',840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TUVALU</text:p>
          </table:table-cell>
          <table:table-cell table:style-name="ce63" table:formula="of:=VLOOKUP([.A252];[.I226:.J471];2)" office:value-type="float" office:value="230" calcext:value-type="float">
            <text:p>230</text:p>
          </table:table-cell>
          <table:table-cell table:style-name="Default" office:value-type="float" office:value="248" calcext:value-type="float">
            <text:p>248</text:p>
          </table:table-cell>
          <table:table-cell table:style-name="ce23" office:value-type="string" calcext:value-type="string">
            <text:p>Australian Dollar</text:p>
          </table:table-cell>
          <table:table-cell table:style-name="ce30" office:value-type="string" calcext:value-type="string">
            <text:p>AUD</text:p>
          </table:table-cell>
          <table:table-cell table:style-name="ce30" office:value-type="string" calcext:value-type="string">
            <text:p>03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 table:style-name="ce2" office:value-type="string" calcext:value-type="string">
            <text:p>Zimbabwe</text:p>
          </table:table-cell>
          <table:table-cell office:value-type="float" office:value="248" calcext:value-type="float">
            <text:p>248</text:p>
          </table:table-cell>
          <table:table-cell table:style-name="ce20" table:formula="of:=&quot;insert into country_currency (country_id, currency_id) values (&quot; &amp; [.B252] &amp; &quot;,&quot; &amp; [.C252] &amp; &quot;);&quot;" office:value-type="string" office:string-value="insert into country_currency (country_id, currency_id) values (230,248);" calcext:value-type="string">
            <text:p>insert into country_currency (country_id, currency_id) values (230,248);</text:p>
          </table:table-cell>
          <table:table-cell table:style-name="ce20" table:formula="of:=&quot;INSERT INTO currency (currency_id, name, alpha_code, num_code, minor_unit) VALUES (&quot; &amp;  [.C252] &amp; &quot;,'&quot; &amp; [.D252] &amp; &quot;','&quot; &amp; [.E252] &amp; &quot;',&quot; &amp; [.F252] &amp; &quot;,&quot; &amp; [.G252] &amp; &quot;);&quot;" office:value-type="string" office:string-value="INSERT INTO currency (currency_id, name, alpha_code, num_code, minor_unit) VALUES (248,'Australian Dollar','AUD',036,2);" calcext:value-type="string">
            <text:p>INSERT INTO currency (currency_id, name, alpha_code, num_code, minor_unit) VALUES (248,'Australian Dollar','AUD',036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UGANDA</text:p>
          </table:table-cell>
          <table:table-cell table:style-name="ce63" table:formula="of:=VLOOKUP([.A253];[.I227:.J472];2)" office:value-type="float" office:value="231" calcext:value-type="float">
            <text:p>231</text:p>
          </table:table-cell>
          <table:table-cell table:style-name="Default" office:value-type="float" office:value="249" calcext:value-type="float">
            <text:p>249</text:p>
          </table:table-cell>
          <table:table-cell table:style-name="ce23" office:value-type="string" calcext:value-type="string">
            <text:p>Uganda Shilling</text:p>
          </table:table-cell>
          <table:table-cell table:style-name="ce30" office:value-type="string" calcext:value-type="string">
            <text:p>UGX</text:p>
          </table:table-cell>
          <table:table-cell table:style-name="ce30" office:value-type="string" calcext:value-type="string">
            <text:p>800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 table:style-name="ce2" office:value-type="string" calcext:value-type="string">
            <text:p>Åland Islands</text:p>
          </table:table-cell>
          <table:table-cell office:value-type="float" office:value="249" calcext:value-type="float">
            <text:p>249</text:p>
          </table:table-cell>
          <table:table-cell table:style-name="ce20" table:formula="of:=&quot;insert into country_currency (country_id, currency_id) values (&quot; &amp; [.B253] &amp; &quot;,&quot; &amp; [.C253] &amp; &quot;);&quot;" office:value-type="string" office:string-value="insert into country_currency (country_id, currency_id) values (231,249);" calcext:value-type="string">
            <text:p>insert into country_currency (country_id, currency_id) values (231,249);</text:p>
          </table:table-cell>
          <table:table-cell table:style-name="ce20" table:formula="of:=&quot;INSERT INTO currency (currency_id, name, alpha_code, num_code, minor_unit) VALUES (&quot; &amp;  [.C253] &amp; &quot;,'&quot; &amp; [.D253] &amp; &quot;','&quot; &amp; [.E253] &amp; &quot;',&quot; &amp; [.F253] &amp; &quot;,&quot; &amp; [.G253] &amp; &quot;);&quot;" office:value-type="string" office:string-value="INSERT INTO currency (currency_id, name, alpha_code, num_code, minor_unit) VALUES (249,'Uganda Shilling','UGX',800,0);" calcext:value-type="string">
            <text:p>INSERT INTO currency (currency_id, name, alpha_code, num_code, minor_unit) VALUES (249,'Uganda Shilling','UGX',800,0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UKRAINE</text:p>
          </table:table-cell>
          <table:table-cell table:style-name="ce63" table:formula="of:=VLOOKUP([.A254];[.I228:.J473];2)" office:value-type="float" office:value="232" calcext:value-type="float">
            <text:p>232</text:p>
          </table:table-cell>
          <table:table-cell table:style-name="Default" office:value-type="float" office:value="250" calcext:value-type="float">
            <text:p>250</text:p>
          </table:table-cell>
          <table:table-cell table:style-name="ce23" office:value-type="string" calcext:value-type="string">
            <text:p>Hryvnia</text:p>
          </table:table-cell>
          <table:table-cell table:style-name="ce30" office:value-type="string" calcext:value-type="string">
            <text:p>UAH</text:p>
          </table:table-cell>
          <table:table-cell table:style-name="ce30" office:value-type="string" calcext:value-type="string">
            <text:p>98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54] &amp; &quot;,&quot; &amp; [.C254] &amp; &quot;);&quot;" office:value-type="string" office:string-value="insert into country_currency (country_id, currency_id) values (232,250);" calcext:value-type="string">
            <text:p>insert into country_currency (country_id, currency_id) values (232,250);</text:p>
          </table:table-cell>
          <table:table-cell table:style-name="ce20" table:formula="of:=&quot;INSERT INTO currency (currency_id, name, alpha_code, num_code, minor_unit) VALUES (&quot; &amp;  [.C254] &amp; &quot;,'&quot; &amp; [.D254] &amp; &quot;','&quot; &amp; [.E254] &amp; &quot;',&quot; &amp; [.F254] &amp; &quot;,&quot; &amp; [.G254] &amp; &quot;);&quot;" office:value-type="string" office:string-value="INSERT INTO currency (currency_id, name, alpha_code, num_code, minor_unit) VALUES (250,'Hryvnia','UAH',980,2);" calcext:value-type="string">
            <text:p>INSERT INTO currency (currency_id, name, alpha_code, num_code, minor_unit) VALUES (250,'Hryvnia','UAH',980,2);</text:p>
          </table:table-cell>
          <table:table-cell table:style-name="ce20" table:number-columns-repeated="1012"/>
        </table:table-row>
        <table:table-row table:style-name="ro10">
          <table:table-cell table:style-name="ce12" office:value-type="string" calcext:value-type="string">
            <text:p>UNITED ARAB EMIRATES (THE)</text:p>
          </table:table-cell>
          <table:table-cell table:style-name="ce63" table:formula="of:=VLOOKUP([.A255];[.I229:.J474];2)" office:value-type="float" office:value="233" calcext:value-type="float">
            <text:p>233</text:p>
          </table:table-cell>
          <table:table-cell table:style-name="Default" office:value-type="float" office:value="251" calcext:value-type="float">
            <text:p>251</text:p>
          </table:table-cell>
          <table:table-cell table:style-name="ce23" office:value-type="string" calcext:value-type="string">
            <text:p>UAE Dirham</text:p>
          </table:table-cell>
          <table:table-cell table:style-name="ce30" office:value-type="string" calcext:value-type="string">
            <text:p>AED</text:p>
          </table:table-cell>
          <table:table-cell table:style-name="ce30" office:value-type="string" calcext:value-type="string">
            <text:p>784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55] &amp; &quot;,&quot; &amp; [.C255] &amp; &quot;);&quot;" office:value-type="string" office:string-value="insert into country_currency (country_id, currency_id) values (233,251);" calcext:value-type="string">
            <text:p>insert into country_currency (country_id, currency_id) values (233,251);</text:p>
          </table:table-cell>
          <table:table-cell table:style-name="ce20" table:formula="of:=&quot;INSERT INTO currency (currency_id, name, alpha_code, num_code, minor_unit) VALUES (&quot; &amp;  [.C255] &amp; &quot;,'&quot; &amp; [.D255] &amp; &quot;','&quot; &amp; [.E255] &amp; &quot;',&quot; &amp; [.F255] &amp; &quot;,&quot; &amp; [.G255] &amp; &quot;);&quot;" office:value-type="string" office:string-value="INSERT INTO currency (currency_id, name, alpha_code, num_code, minor_unit) VALUES (251,'UAE Dirham','AED',784,2);" calcext:value-type="string">
            <text:p>INSERT INTO currency (currency_id, name, alpha_code, num_code, minor_unit) VALUES (251,'UAE Dirham','AED',784,2);</text:p>
          </table:table-cell>
          <table:table-cell table:style-name="ce20" table:number-columns-repeated="1012"/>
        </table:table-row>
        <table:table-row table:style-name="ro9">
          <table:table-cell table:style-name="ce12" office:value-type="string" calcext:value-type="string">
            <text:p>UNITED KINGDOM OF GREAT BRITAIN AND NORTHERN IRELAND (THE)</text:p>
          </table:table-cell>
          <table:table-cell table:style-name="ce63" table:formula="of:=VLOOKUP([.A256];[.I230:.J475];2)" office:value-type="float" office:value="234" calcext:value-type="float">
            <text:p>234</text:p>
          </table:table-cell>
          <table:table-cell table:style-name="Default" office:value-type="float" office:value="252" calcext:value-type="float">
            <text:p>252</text:p>
          </table:table-cell>
          <table:table-cell table:style-name="ce23" office:value-type="string" calcext:value-type="string">
            <text:p>Pound Sterling</text:p>
          </table:table-cell>
          <table:table-cell table:style-name="ce30" office:value-type="string" calcext:value-type="string">
            <text:p>GBP</text:p>
          </table:table-cell>
          <table:table-cell table:style-name="ce30" office:value-type="string" calcext:value-type="string">
            <text:p>826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56] &amp; &quot;,&quot; &amp; [.C256] &amp; &quot;);&quot;" office:value-type="string" office:string-value="insert into country_currency (country_id, currency_id) values (234,252);" calcext:value-type="string">
            <text:p>insert into country_currency (country_id, currency_id) values (234,252);</text:p>
          </table:table-cell>
          <table:table-cell table:style-name="ce20" table:formula="of:=&quot;INSERT INTO currency (currency_id, name, alpha_code, num_code, minor_unit) VALUES (&quot; &amp;  [.C256] &amp; &quot;,'&quot; &amp; [.D256] &amp; &quot;','&quot; &amp; [.E256] &amp; &quot;',&quot; &amp; [.F256] &amp; &quot;,&quot; &amp; [.G256] &amp; &quot;);&quot;" office:value-type="string" office:string-value="INSERT INTO currency (currency_id, name, alpha_code, num_code, minor_unit) VALUES (252,'Pound Sterling','GBP',826,2);" calcext:value-type="string">
            <text:p>INSERT INTO currency (currency_id, name, alpha_code, num_code, minor_unit) VALUES (252,'Pound Sterling','GBP',826,2);</text:p>
          </table:table-cell>
          <table:table-cell table:style-name="ce20" table:number-columns-repeated="1012"/>
        </table:table-row>
        <table:table-row table:style-name="ro10">
          <table:table-cell table:style-name="ce12" office:value-type="string" calcext:value-type="string">
            <text:p>UNITED STATES MINOR OUTLYING ISLANDS (THE)</text:p>
          </table:table-cell>
          <table:table-cell table:style-name="ce63" table:formula="of:=VLOOKUP([.A257];[.I231:.J476];2)" office:value-type="float" office:value="235" calcext:value-type="float">
            <text:p>235</text:p>
          </table:table-cell>
          <table:table-cell table:style-name="Default" office:value-type="float" office:value="253" calcext:value-type="float">
            <text:p>253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57] &amp; &quot;,&quot; &amp; [.C257] &amp; &quot;);&quot;" office:value-type="string" office:string-value="insert into country_currency (country_id, currency_id) values (235,253);" calcext:value-type="string">
            <text:p>insert into country_currency (country_id, currency_id) values (235,253);</text:p>
          </table:table-cell>
          <table:table-cell table:style-name="ce20" table:formula="of:=&quot;INSERT INTO currency (currency_id, name, alpha_code, num_code, minor_unit) VALUES (&quot; &amp;  [.C257] &amp; &quot;,'&quot; &amp; [.D257] &amp; &quot;','&quot; &amp; [.E257] &amp; &quot;',&quot; &amp; [.F257] &amp; &quot;,&quot; &amp; [.G257] &amp; &quot;);&quot;" office:value-type="string" office:string-value="INSERT INTO currency (currency_id, name, alpha_code, num_code, minor_unit) VALUES (253,'US Dollar','USD',840,2);" calcext:value-type="string">
            <text:p>INSERT INTO currency (currency_id, name, alpha_code, num_code, minor_unit) VALUES (253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UNITED STATES OF AMERICA (THE)</text:p>
          </table:table-cell>
          <table:table-cell table:style-name="ce63" table:formula="of:=VLOOKUP([.A258];[.I232:.J477];2)" office:value-type="float" office:value="236" calcext:value-type="float">
            <text:p>236</text:p>
          </table:table-cell>
          <table:table-cell table:style-name="Default" office:value-type="float" office:value="254" calcext:value-type="float">
            <text:p>254</text:p>
          </table:table-cell>
          <table:table-cell table:style-name="ce23" office:value-type="string" calcext:value-type="string">
            <text:p>US Dollar</text:p>
          </table:table-cell>
          <table:table-cell table:style-name="ce30" office:value-type="string" calcext:value-type="string">
            <text:p>USD</text:p>
          </table:table-cell>
          <table:table-cell table:style-name="ce30" office:value-type="string" calcext:value-type="string">
            <text:p>84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58] &amp; &quot;,&quot; &amp; [.C258] &amp; &quot;);&quot;" office:value-type="string" office:string-value="insert into country_currency (country_id, currency_id) values (236,254);" calcext:value-type="string">
            <text:p>insert into country_currency (country_id, currency_id) values (236,254);</text:p>
          </table:table-cell>
          <table:table-cell table:style-name="ce20" table:formula="of:=&quot;INSERT INTO currency (currency_id, name, alpha_code, num_code, minor_unit) VALUES (&quot; &amp;  [.C258] &amp; &quot;,'&quot; &amp; [.D258] &amp; &quot;','&quot; &amp; [.E258] &amp; &quot;',&quot; &amp; [.F258] &amp; &quot;,&quot; &amp; [.G258] &amp; &quot;);&quot;" office:value-type="string" office:string-value="INSERT INTO currency (currency_id, name, alpha_code, num_code, minor_unit) VALUES (254,'US Dollar','USD',840,2);" calcext:value-type="string">
            <text:p>INSERT INTO currency (currency_id, name, alpha_code, num_code, minor_unit) VALUES (254,'US Dollar','USD',840,2);</text:p>
          </table:table-cell>
          <table:table-cell table:style-name="ce20" table:number-columns-repeated="1012"/>
        </table:table-row>
        <table:table-row table:style-name="ro8">
          <table:table-cell table:style-name="ce12" office:value-type="string" calcext:value-type="string">
            <text:p>UNITED STATES OF AMERICA (THE)</text:p>
          </table:table-cell>
          <table:table-cell table:style-name="ce63" table:formula="of:=VLOOKUP([.A259];[.I233:.J478];2)" office:value-type="float" office:value="236" calcext:value-type="float">
            <text:p>236</text:p>
          </table:table-cell>
          <table:table-cell table:style-name="Default" office:value-type="float" office:value="255" calcext:value-type="float">
            <text:p>255</text:p>
          </table:table-cell>
          <table:table-cell table:style-name="ce23" office:value-type="string" calcext:value-type="string">
            <text:p>US Dollar (Next day)</text:p>
          </table:table-cell>
          <table:table-cell table:style-name="ce30" office:value-type="string" calcext:value-type="string">
            <text:p>USN</text:p>
          </table:table-cell>
          <table:table-cell table:style-name="ce30" office:value-type="string" calcext:value-type="string">
            <text:p>997</text:p>
          </table:table-cell>
          <table:table-cell table:style-name="ce30" office:value-type="string" calcext:value-type="string">
            <text:p>2</text:p>
          </table:table-cell>
          <table:table-cell table:style-name="ce41" table:formula="of:=TRUE()" office:value-type="float" office:value="1" calcext:value-type="float">
            <text:p>1</text:p>
          </table:table-cell>
          <table:table-cell/>
          <table:table-cell table:style-name="ce20"/>
          <table:table-cell table:style-name="ce20" table:formula="of:=&quot;insert into country_currency (country_id, currency_id) values (&quot; &amp; [.B259] &amp; &quot;,&quot; &amp; [.C259] &amp; &quot;);&quot;" office:value-type="string" office:string-value="insert into country_currency (country_id, currency_id) values (236,255);" calcext:value-type="string">
            <text:p>insert into country_currency (country_id, currency_id) values (236,255);</text:p>
          </table:table-cell>
          <table:table-cell table:style-name="ce20" table:formula="of:=&quot;INSERT INTO currency (currency_id, name, alpha_code, num_code, minor_unit) VALUES (&quot; &amp;  [.C259] &amp; &quot;,'&quot; &amp; [.D259] &amp; &quot;','&quot; &amp; [.E259] &amp; &quot;',&quot; &amp; [.F259] &amp; &quot;,&quot; &amp; [.G259] &amp; &quot;);&quot;" office:value-type="string" office:string-value="INSERT INTO currency (currency_id, name, alpha_code, num_code, minor_unit) VALUES (255,'US Dollar (Next day)','USN',997,2);" calcext:value-type="string">
            <text:p>INSERT INTO currency (currency_id, name, alpha_code, num_code, minor_unit) VALUES (255,'US Dollar (Next day)','USN',997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URUGUAY</text:p>
          </table:table-cell>
          <table:table-cell table:style-name="ce63" table:formula="of:=VLOOKUP([.A260];[.I234:.J479];2)" office:value-type="float" office:value="237" calcext:value-type="float">
            <text:p>237</text:p>
          </table:table-cell>
          <table:table-cell table:style-name="Default" office:value-type="float" office:value="256" calcext:value-type="float">
            <text:p>256</text:p>
          </table:table-cell>
          <table:table-cell table:style-name="ce23" office:value-type="string" calcext:value-type="string">
            <text:p>Peso Uruguayo</text:p>
          </table:table-cell>
          <table:table-cell table:style-name="ce30" office:value-type="string" calcext:value-type="string">
            <text:p>UYU</text:p>
          </table:table-cell>
          <table:table-cell table:style-name="ce30" office:value-type="string" calcext:value-type="string">
            <text:p>85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60] &amp; &quot;,&quot; &amp; [.C260] &amp; &quot;);&quot;" office:value-type="string" office:string-value="insert into country_currency (country_id, currency_id) values (237,256);" calcext:value-type="string">
            <text:p>insert into country_currency (country_id, currency_id) values (237,256);</text:p>
          </table:table-cell>
          <table:table-cell table:style-name="ce20" table:formula="of:=&quot;INSERT INTO currency (currency_id, name, alpha_code, num_code, minor_unit) VALUES (&quot; &amp;  [.C260] &amp; &quot;,'&quot; &amp; [.D260] &amp; &quot;','&quot; &amp; [.E260] &amp; &quot;',&quot; &amp; [.F260] &amp; &quot;,&quot; &amp; [.G260] &amp; &quot;);&quot;" office:value-type="string" office:string-value="INSERT INTO currency (currency_id, name, alpha_code, num_code, minor_unit) VALUES (256,'Peso Uruguayo','UYU',858,2);" calcext:value-type="string">
            <text:p>INSERT INTO currency (currency_id, name, alpha_code, num_code, minor_unit) VALUES (256,'Peso Uruguayo','UYU',85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URUGUAY</text:p>
          </table:table-cell>
          <table:table-cell table:style-name="ce63" table:formula="of:=VLOOKUP([.A261];[.I235:.J480];2)" office:value-type="float" office:value="237" calcext:value-type="float">
            <text:p>237</text:p>
          </table:table-cell>
          <table:table-cell table:style-name="Default" office:value-type="float" office:value="257" calcext:value-type="float">
            <text:p>257</text:p>
          </table:table-cell>
          <table:table-cell table:style-name="ce23" office:value-type="string" calcext:value-type="string">
            <text:p>Uruguay Peso en Unidades Indexadas (UI)</text:p>
          </table:table-cell>
          <table:table-cell table:style-name="ce30" office:value-type="string" calcext:value-type="string">
            <text:p>UYI</text:p>
          </table:table-cell>
          <table:table-cell table:style-name="ce30" office:value-type="string" calcext:value-type="string">
            <text:p>940</text:p>
          </table:table-cell>
          <table:table-cell table:style-name="ce30" office:value-type="string" calcext:value-type="string">
            <text:p>0</text:p>
          </table:table-cell>
          <table:table-cell table:style-name="ce41" table:formula="of:=TRUE()" office:value-type="float" office:value="1" calcext:value-type="float">
            <text:p>1</text:p>
          </table:table-cell>
          <table:table-cell/>
          <table:table-cell table:style-name="ce20"/>
          <table:table-cell table:style-name="ce20" table:formula="of:=&quot;insert into country_currency (country_id, currency_id) values (&quot; &amp; [.B261] &amp; &quot;,&quot; &amp; [.C261] &amp; &quot;);&quot;" office:value-type="string" office:string-value="insert into country_currency (country_id, currency_id) values (237,257);" calcext:value-type="string">
            <text:p>insert into country_currency (country_id, currency_id) values (237,257);</text:p>
          </table:table-cell>
          <table:table-cell table:style-name="ce20" table:formula="of:=&quot;INSERT INTO currency (currency_id, name, alpha_code, num_code, minor_unit) VALUES (&quot; &amp;  [.C261] &amp; &quot;,'&quot; &amp; [.D261] &amp; &quot;','&quot; &amp; [.E261] &amp; &quot;',&quot; &amp; [.F261] &amp; &quot;,&quot; &amp; [.G261] &amp; &quot;);&quot;" office:value-type="string" office:string-value="INSERT INTO currency (currency_id, name, alpha_code, num_code, minor_unit) VALUES (257,'Uruguay Peso en Unidades Indexadas (UI)','UYI',940,0);" calcext:value-type="string">
            <text:p>INSERT INTO currency (currency_id, name, alpha_code, num_code, minor_unit) VALUES (257,'Uruguay Peso en Unidades Indexadas (UI)','UYI',940,0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URUGUAY</text:p>
          </table:table-cell>
          <table:table-cell table:style-name="ce63" table:formula="of:=VLOOKUP([.A262];[.I236:.J481];2)" office:value-type="float" office:value="237" calcext:value-type="float">
            <text:p>237</text:p>
          </table:table-cell>
          <table:table-cell table:style-name="Default" office:value-type="float" office:value="258" calcext:value-type="float">
            <text:p>258</text:p>
          </table:table-cell>
          <table:table-cell table:style-name="ce23" office:value-type="string" calcext:value-type="string">
            <text:p>Unidad Previsional</text:p>
          </table:table-cell>
          <table:table-cell table:style-name="ce30" office:value-type="string" calcext:value-type="string">
            <text:p>UYW</text:p>
          </table:table-cell>
          <table:table-cell table:style-name="ce30" office:value-type="string" calcext:value-type="string">
            <text:p>927</text:p>
          </table:table-cell>
          <table:table-cell table:style-name="ce39" office:value-type="string" calcext:value-type="string">
            <text:p>4</text:p>
          </table:table-cell>
          <table:table-cell table:style-name="ce42"/>
          <table:table-cell/>
          <table:table-cell table:style-name="ce20"/>
          <table:table-cell table:style-name="ce20" table:formula="of:=&quot;insert into country_currency (country_id, currency_id) values (&quot; &amp; [.B262] &amp; &quot;,&quot; &amp; [.C262] &amp; &quot;);&quot;" office:value-type="string" office:string-value="insert into country_currency (country_id, currency_id) values (237,258);" calcext:value-type="string">
            <text:p>insert into country_currency (country_id, currency_id) values (237,258);</text:p>
          </table:table-cell>
          <table:table-cell table:style-name="ce20" table:formula="of:=&quot;INSERT INTO currency (currency_id, name, alpha_code, num_code, minor_unit) VALUES (&quot; &amp;  [.C262] &amp; &quot;,'&quot; &amp; [.D262] &amp; &quot;','&quot; &amp; [.E262] &amp; &quot;',&quot; &amp; [.F262] &amp; &quot;,&quot; &amp; [.G262] &amp; &quot;);&quot;" office:value-type="string" office:string-value="INSERT INTO currency (currency_id, name, alpha_code, num_code, minor_unit) VALUES (258,'Unidad Previsional','UYW',927,4);" calcext:value-type="string">
            <text:p>INSERT INTO currency (currency_id, name, alpha_code, num_code, minor_unit) VALUES (258,'Unidad Previsional','UYW',927,4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UZBEKISTAN</text:p>
          </table:table-cell>
          <table:table-cell table:style-name="ce63" table:formula="of:=VLOOKUP([.A263];[.I237:.J482];2)" office:value-type="float" office:value="238" calcext:value-type="float">
            <text:p>238</text:p>
          </table:table-cell>
          <table:table-cell table:style-name="Default" office:value-type="float" office:value="259" calcext:value-type="float">
            <text:p>259</text:p>
          </table:table-cell>
          <table:table-cell table:style-name="ce23" office:value-type="string" calcext:value-type="string">
            <text:p>Uzbekistan Sum</text:p>
          </table:table-cell>
          <table:table-cell table:style-name="ce30" office:value-type="string" calcext:value-type="string">
            <text:p>UZS</text:p>
          </table:table-cell>
          <table:table-cell table:style-name="ce30" office:value-type="string" calcext:value-type="string">
            <text:p>860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63] &amp; &quot;,&quot; &amp; [.C263] &amp; &quot;);&quot;" office:value-type="string" office:string-value="insert into country_currency (country_id, currency_id) values (238,259);" calcext:value-type="string">
            <text:p>insert into country_currency (country_id, currency_id) values (238,259);</text:p>
          </table:table-cell>
          <table:table-cell table:style-name="ce20" table:formula="of:=&quot;INSERT INTO currency (currency_id, name, alpha_code, num_code, minor_unit) VALUES (&quot; &amp;  [.C263] &amp; &quot;,'&quot; &amp; [.D263] &amp; &quot;','&quot; &amp; [.E263] &amp; &quot;',&quot; &amp; [.F263] &amp; &quot;,&quot; &amp; [.G263] &amp; &quot;);&quot;" office:value-type="string" office:string-value="INSERT INTO currency (currency_id, name, alpha_code, num_code, minor_unit) VALUES (259,'Uzbekistan Sum','UZS',860,2);" calcext:value-type="string">
            <text:p>INSERT INTO currency (currency_id, name, alpha_code, num_code, minor_unit) VALUES (259,'Uzbekistan Sum','UZS',860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VANUATU</text:p>
          </table:table-cell>
          <table:table-cell table:style-name="ce63" table:formula="of:=VLOOKUP([.A264];[.I238:.J483];2)" office:value-type="float" office:value="239" calcext:value-type="float">
            <text:p>239</text:p>
          </table:table-cell>
          <table:table-cell table:style-name="Default" office:value-type="float" office:value="260" calcext:value-type="float">
            <text:p>260</text:p>
          </table:table-cell>
          <table:table-cell table:style-name="ce23" office:value-type="string" calcext:value-type="string">
            <text:p>Vatu</text:p>
          </table:table-cell>
          <table:table-cell table:style-name="ce30" office:value-type="string" calcext:value-type="string">
            <text:p>VUV</text:p>
          </table:table-cell>
          <table:table-cell table:style-name="ce30" office:value-type="string" calcext:value-type="string">
            <text:p>548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64] &amp; &quot;,&quot; &amp; [.C264] &amp; &quot;);&quot;" office:value-type="string" office:string-value="insert into country_currency (country_id, currency_id) values (239,260);" calcext:value-type="string">
            <text:p>insert into country_currency (country_id, currency_id) values (239,260);</text:p>
          </table:table-cell>
          <table:table-cell table:style-name="ce20" table:formula="of:=&quot;INSERT INTO currency (currency_id, name, alpha_code, num_code, minor_unit) VALUES (&quot; &amp;  [.C264] &amp; &quot;,'&quot; &amp; [.D264] &amp; &quot;','&quot; &amp; [.E264] &amp; &quot;',&quot; &amp; [.F264] &amp; &quot;,&quot; &amp; [.G264] &amp; &quot;);&quot;" office:value-type="string" office:string-value="INSERT INTO currency (currency_id, name, alpha_code, num_code, minor_unit) VALUES (260,'Vatu','VUV',548,0);" calcext:value-type="string">
            <text:p>INSERT INTO currency (currency_id, name, alpha_code, num_code, minor_unit) VALUES (260,'Vatu','VUV',548,0);</text:p>
          </table:table-cell>
          <table:table-cell table:style-name="ce20" table:number-columns-repeated="1012"/>
        </table:table-row>
        <table:table-row table:style-name="ro10">
          <table:table-cell table:style-name="ce12" office:value-type="string" calcext:value-type="string">
            <text:p>VENEZUELA (BOLIVARIAN REPUBLIC OF)</text:p>
          </table:table-cell>
          <table:table-cell table:style-name="ce63" table:formula="of:=VLOOKUP([.A265];[.I239:.J484];2)" office:value-type="float" office:value="240" calcext:value-type="float">
            <text:p>240</text:p>
          </table:table-cell>
          <table:table-cell table:style-name="Default" office:value-type="float" office:value="261" calcext:value-type="float">
            <text:p>261</text:p>
          </table:table-cell>
          <table:table-cell table:style-name="ce23" office:value-type="string" calcext:value-type="string">
            <text:p>Bolívar Soberano</text:p>
          </table:table-cell>
          <table:table-cell table:style-name="ce30" office:value-type="string" calcext:value-type="string">
            <text:p>VES</text:p>
          </table:table-cell>
          <table:table-cell table:style-name="ce30" office:value-type="string" calcext:value-type="string">
            <text:p>928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65] &amp; &quot;,&quot; &amp; [.C265] &amp; &quot;);&quot;" office:value-type="string" office:string-value="insert into country_currency (country_id, currency_id) values (240,261);" calcext:value-type="string">
            <text:p>insert into country_currency (country_id, currency_id) values (240,261);</text:p>
          </table:table-cell>
          <table:table-cell table:style-name="ce20" table:formula="of:=&quot;INSERT INTO currency (currency_id, name, alpha_code, num_code, minor_unit) VALUES (&quot; &amp;  [.C265] &amp; &quot;,'&quot; &amp; [.D265] &amp; &quot;','&quot; &amp; [.E265] &amp; &quot;',&quot; &amp; [.F265] &amp; &quot;,&quot; &amp; [.G265] &amp; &quot;);&quot;" office:value-type="string" office:string-value="INSERT INTO currency (currency_id, name, alpha_code, num_code, minor_unit) VALUES (261,'Bolívar Soberano','VES',928,2);" calcext:value-type="string">
            <text:p>INSERT INTO currency (currency_id, name, alpha_code, num_code, minor_unit) VALUES (261,'Bolívar Soberano','VES',928,2);</text:p>
          </table:table-cell>
          <table:table-cell table:style-name="ce20" table:number-columns-repeated="1012"/>
        </table:table-row>
        <table:table-row table:style-name="ro10">
          <table:table-cell table:style-name="ce11" office:value-type="string" calcext:value-type="string">
            <text:p>VIET NAM</text:p>
          </table:table-cell>
          <table:table-cell table:style-name="ce63" table:formula="of:=VLOOKUP([.A266];[.I240:.J485];2)" office:value-type="float" office:value="241" calcext:value-type="float">
            <text:p>241</text:p>
          </table:table-cell>
          <table:table-cell table:style-name="Default" office:value-type="float" office:value="262" calcext:value-type="float">
            <text:p>262</text:p>
          </table:table-cell>
          <table:table-cell table:style-name="ce23" office:value-type="string" calcext:value-type="string">
            <text:p>Dong</text:p>
          </table:table-cell>
          <table:table-cell table:style-name="ce30" office:value-type="string" calcext:value-type="string">
            <text:p>VND</text:p>
          </table:table-cell>
          <table:table-cell table:style-name="ce30" office:value-type="string" calcext:value-type="string">
            <text:p>704</text:p>
          </table:table-cell>
          <table:table-cell table:style-name="ce30" office:value-type="string" calcext:value-type="string">
            <text:p>0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66] &amp; &quot;,&quot; &amp; [.C266] &amp; &quot;);&quot;" office:value-type="string" office:string-value="insert into country_currency (country_id, currency_id) values (241,262);" calcext:value-type="string">
            <text:p>insert into country_currency (country_id, currency_id) values (241,262);</text:p>
          </table:table-cell>
          <table:table-cell table:style-name="ce20" table:formula="of:=&quot;INSERT INTO currency (currency_id, name, alpha_code, num_code, minor_unit) VALUES (&quot; &amp;  [.C266] &amp; &quot;,'&quot; &amp; [.D266] &amp; &quot;','&quot; &amp; [.E266] &amp; &quot;',&quot; &amp; [.F266] &amp; &quot;,&quot; &amp; [.G266] &amp; &quot;);&quot;" office:value-type="string" office:string-value="INSERT INTO currency (currency_id, name, alpha_code, num_code, minor_unit) VALUES (262,'Dong','VND',704,0);" calcext:value-type="string">
            <text:p>INSERT INTO currency (currency_id, name, alpha_code, num_code, minor_unit) VALUES (262,'Dong','VND',704,0);</text:p>
          </table:table-cell>
          <table:table-cell table:style-name="ce20" table:number-columns-repeated="1012"/>
        </table:table-row>
        <table:table-row table:style-name="ro10">
          <table:table-cell table:style-name="ce16" office:value-type="string" calcext:value-type="string">
            <text:p>VIRGIN ISLANDS (BRITISH)</text:p>
          </table:table-cell>
          <table:table-cell table:style-name="ce63" table:formula="of:=VLOOKUP([.A267];[.I241:.J486];2)" office:value-type="float" office:value="242" calcext:value-type="float">
            <text:p>242</text:p>
          </table:table-cell>
          <table:table-cell table:style-name="Default" office:value-type="float" office:value="263" calcext:value-type="float">
            <text:p>263</text:p>
          </table:table-cell>
          <table:table-cell table:style-name="ce25" office:value-type="string" calcext:value-type="string">
            <text:p>US Dollar</text:p>
          </table:table-cell>
          <table:table-cell table:style-name="ce33" office:value-type="string" calcext:value-type="string">
            <text:p>USD</text:p>
          </table:table-cell>
          <table:table-cell table:style-name="ce33" office:value-type="string" calcext:value-type="string">
            <text:p>840</text:p>
          </table:table-cell>
          <table:table-cell table:style-name="ce33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67] &amp; &quot;,&quot; &amp; [.C267] &amp; &quot;);&quot;" office:value-type="string" office:string-value="insert into country_currency (country_id, currency_id) values (242,263);" calcext:value-type="string">
            <text:p>insert into country_currency (country_id, currency_id) values (242,263);</text:p>
          </table:table-cell>
          <table:table-cell table:style-name="ce20" table:formula="of:=&quot;INSERT INTO currency (currency_id, name, alpha_code, num_code, minor_unit) VALUES (&quot; &amp;  [.C267] &amp; &quot;,'&quot; &amp; [.D267] &amp; &quot;','&quot; &amp; [.E267] &amp; &quot;',&quot; &amp; [.F267] &amp; &quot;,&quot; &amp; [.G267] &amp; &quot;);&quot;" office:value-type="string" office:string-value="INSERT INTO currency (currency_id, name, alpha_code, num_code, minor_unit) VALUES (263,'US Dollar','USD',840,2);" calcext:value-type="string">
            <text:p>INSERT INTO currency (currency_id, name, alpha_code, num_code, minor_unit) VALUES (263,'US Dollar','USD',840,2);</text:p>
          </table:table-cell>
          <table:table-cell table:style-name="ce20" table:number-columns-repeated="1012"/>
        </table:table-row>
        <table:table-row table:style-name="ro13">
          <table:table-cell table:style-name="ce17" office:value-type="string" calcext:value-type="string">
            <text:p>VIRGIN ISLANDS (U.S.)</text:p>
          </table:table-cell>
          <table:table-cell table:style-name="ce63" table:formula="of:=VLOOKUP([.A268];[.I242:.J487];2)" office:value-type="float" office:value="243" calcext:value-type="float">
            <text:p>243</text:p>
          </table:table-cell>
          <table:table-cell table:style-name="Default" office:value-type="float" office:value="264" calcext:value-type="float">
            <text:p>264</text:p>
          </table:table-cell>
          <table:table-cell table:style-name="ce26" office:value-type="string" calcext:value-type="string">
            <text:p>US Dollar</text:p>
          </table:table-cell>
          <table:table-cell table:style-name="ce34" office:value-type="string" calcext:value-type="string">
            <text:p>USD</text:p>
          </table:table-cell>
          <table:table-cell table:style-name="ce34" office:value-type="string" calcext:value-type="string">
            <text:p>840</text:p>
          </table:table-cell>
          <table:table-cell table:style-name="ce34" office:value-type="string" calcext:value-type="string">
            <text:p>2</text:p>
          </table:table-cell>
          <table:table-cell table:style-name="ce41"/>
          <table:table-cell table:style-name="ce45" table:number-columns-repeated="2"/>
          <table:table-cell table:style-name="ce20" table:formula="of:=&quot;insert into country_currency (country_id, currency_id) values (&quot; &amp; [.B268] &amp; &quot;,&quot; &amp; [.C268] &amp; &quot;);&quot;" office:value-type="string" office:string-value="insert into country_currency (country_id, currency_id) values (243,264);" calcext:value-type="string">
            <text:p>insert into country_currency (country_id, currency_id) values (243,264);</text:p>
          </table:table-cell>
          <table:table-cell table:style-name="ce20" table:formula="of:=&quot;INSERT INTO currency (currency_id, name, alpha_code, num_code, minor_unit) VALUES (&quot; &amp;  [.C268] &amp; &quot;,'&quot; &amp; [.D268] &amp; &quot;','&quot; &amp; [.E268] &amp; &quot;',&quot; &amp; [.F268] &amp; &quot;,&quot; &amp; [.G268] &amp; &quot;);&quot;" office:value-type="string" office:string-value="INSERT INTO currency (currency_id, name, alpha_code, num_code, minor_unit) VALUES (264,'US Dollar','USD',840,2);" calcext:value-type="string">
            <text:p>INSERT INTO currency (currency_id, name, alpha_code, num_code, minor_unit) VALUES (264,'US Dollar','USD',840,2);</text:p>
          </table:table-cell>
          <table:table-cell table:style-name="ce45" table:number-columns-repeated="1012"/>
        </table:table-row>
        <table:table-row table:style-name="ro13">
          <table:table-cell table:style-name="ce17" office:value-type="string" calcext:value-type="string">
            <text:p>WALLIS AND FUTUNA</text:p>
          </table:table-cell>
          <table:table-cell table:style-name="ce63" table:formula="of:=VLOOKUP([.A269];[.I243:.J488];2)" office:value-type="float" office:value="244" calcext:value-type="float">
            <text:p>244</text:p>
          </table:table-cell>
          <table:table-cell table:style-name="Default" office:value-type="float" office:value="265" calcext:value-type="float">
            <text:p>265</text:p>
          </table:table-cell>
          <table:table-cell table:style-name="ce26" office:value-type="string" calcext:value-type="string">
            <text:p>CFP Franc</text:p>
          </table:table-cell>
          <table:table-cell table:style-name="ce34" office:value-type="string" calcext:value-type="string">
            <text:p>XPF</text:p>
          </table:table-cell>
          <table:table-cell table:style-name="ce34" office:value-type="string" calcext:value-type="string">
            <text:p>953</text:p>
          </table:table-cell>
          <table:table-cell table:style-name="ce34" office:value-type="string" calcext:value-type="string">
            <text:p>0</text:p>
          </table:table-cell>
          <table:table-cell table:style-name="ce41"/>
          <table:table-cell table:style-name="ce45" table:number-columns-repeated="2"/>
          <table:table-cell table:style-name="ce20" table:formula="of:=&quot;insert into country_currency (country_id, currency_id) values (&quot; &amp; [.B269] &amp; &quot;,&quot; &amp; [.C269] &amp; &quot;);&quot;" office:value-type="string" office:string-value="insert into country_currency (country_id, currency_id) values (244,265);" calcext:value-type="string">
            <text:p>insert into country_currency (country_id, currency_id) values (244,265);</text:p>
          </table:table-cell>
          <table:table-cell table:style-name="ce20" table:formula="of:=&quot;INSERT INTO currency (currency_id, name, alpha_code, num_code, minor_unit) VALUES (&quot; &amp;  [.C269] &amp; &quot;,'&quot; &amp; [.D269] &amp; &quot;','&quot; &amp; [.E269] &amp; &quot;',&quot; &amp; [.F269] &amp; &quot;,&quot; &amp; [.G269] &amp; &quot;);&quot;" office:value-type="string" office:string-value="INSERT INTO currency (currency_id, name, alpha_code, num_code, minor_unit) VALUES (265,'CFP Franc','XPF',953,0);" calcext:value-type="string">
            <text:p>INSERT INTO currency (currency_id, name, alpha_code, num_code, minor_unit) VALUES (265,'CFP Franc','XPF',953,0);</text:p>
          </table:table-cell>
          <table:table-cell table:style-name="ce45" table:number-columns-repeated="1012"/>
        </table:table-row>
        <table:table-row table:style-name="ro13">
          <table:table-cell table:style-name="ce18" office:value-type="string" calcext:value-type="string">
            <text:p>WESTERN SAHARA</text:p>
          </table:table-cell>
          <table:table-cell table:style-name="ce63" table:formula="of:=VLOOKUP([.A270];[.I244:.J489];2)" office:value-type="float" office:value="245" calcext:value-type="float">
            <text:p>245</text:p>
          </table:table-cell>
          <table:table-cell table:style-name="Default" office:value-type="float" office:value="266" calcext:value-type="float">
            <text:p>266</text:p>
          </table:table-cell>
          <table:table-cell table:style-name="ce13" office:value-type="string" calcext:value-type="string">
            <text:p>Moroccan Dirham</text:p>
          </table:table-cell>
          <table:table-cell table:style-name="ce31" office:value-type="string" calcext:value-type="string">
            <text:p>MAD</text:p>
          </table:table-cell>
          <table:table-cell table:style-name="ce31" office:value-type="string" calcext:value-type="string">
            <text:p>504</text:p>
          </table:table-cell>
          <table:table-cell table:style-name="ce31" office:value-type="string" calcext:value-type="string">
            <text:p>2</text:p>
          </table:table-cell>
          <table:table-cell table:style-name="ce41"/>
          <table:table-cell table:style-name="ce45" table:number-columns-repeated="2"/>
          <table:table-cell table:style-name="ce20" table:formula="of:=&quot;insert into country_currency (country_id, currency_id) values (&quot; &amp; [.B270] &amp; &quot;,&quot; &amp; [.C270] &amp; &quot;);&quot;" office:value-type="string" office:string-value="insert into country_currency (country_id, currency_id) values (245,266);" calcext:value-type="string">
            <text:p>insert into country_currency (country_id, currency_id) values (245,266);</text:p>
          </table:table-cell>
          <table:table-cell table:style-name="ce20" table:formula="of:=&quot;INSERT INTO currency (currency_id, name, alpha_code, num_code, minor_unit) VALUES (&quot; &amp;  [.C270] &amp; &quot;,'&quot; &amp; [.D270] &amp; &quot;','&quot; &amp; [.E270] &amp; &quot;',&quot; &amp; [.F270] &amp; &quot;,&quot; &amp; [.G270] &amp; &quot;);&quot;" office:value-type="string" office:string-value="INSERT INTO currency (currency_id, name, alpha_code, num_code, minor_unit) VALUES (266,'Moroccan Dirham','MAD',504,2);" calcext:value-type="string">
            <text:p>INSERT INTO currency (currency_id, name, alpha_code, num_code, minor_unit) VALUES (266,'Moroccan Dirham','MAD',504,2);</text:p>
          </table:table-cell>
          <table:table-cell table:style-name="ce45" table:number-columns-repeated="1012"/>
        </table:table-row>
        <table:table-row table:style-name="ro13">
          <table:table-cell table:style-name="ce18" office:value-type="string" calcext:value-type="string">
            <text:p>YEMEN</text:p>
          </table:table-cell>
          <table:table-cell table:style-name="ce63" table:formula="of:=VLOOKUP([.A271];[.I245:.J490];2)" office:value-type="float" office:value="246" calcext:value-type="float">
            <text:p>246</text:p>
          </table:table-cell>
          <table:table-cell table:style-name="Default" office:value-type="float" office:value="267" calcext:value-type="float">
            <text:p>267</text:p>
          </table:table-cell>
          <table:table-cell table:style-name="ce13" office:value-type="string" calcext:value-type="string">
            <text:p>Yemeni Rial</text:p>
          </table:table-cell>
          <table:table-cell table:style-name="ce31" office:value-type="string" calcext:value-type="string">
            <text:p>YER</text:p>
          </table:table-cell>
          <table:table-cell table:style-name="ce31" office:value-type="string" calcext:value-type="string">
            <text:p>886</text:p>
          </table:table-cell>
          <table:table-cell table:style-name="ce31" office:value-type="string" calcext:value-type="string">
            <text:p>2</text:p>
          </table:table-cell>
          <table:table-cell table:style-name="ce41"/>
          <table:table-cell table:style-name="ce45" table:number-columns-repeated="2"/>
          <table:table-cell table:style-name="ce20" table:formula="of:=&quot;insert into country_currency (country_id, currency_id) values (&quot; &amp; [.B271] &amp; &quot;,&quot; &amp; [.C271] &amp; &quot;);&quot;" office:value-type="string" office:string-value="insert into country_currency (country_id, currency_id) values (246,267);" calcext:value-type="string">
            <text:p>insert into country_currency (country_id, currency_id) values (246,267);</text:p>
          </table:table-cell>
          <table:table-cell table:style-name="ce20" table:formula="of:=&quot;INSERT INTO currency (currency_id, name, alpha_code, num_code, minor_unit) VALUES (&quot; &amp;  [.C271] &amp; &quot;,'&quot; &amp; [.D271] &amp; &quot;','&quot; &amp; [.E271] &amp; &quot;',&quot; &amp; [.F271] &amp; &quot;,&quot; &amp; [.G271] &amp; &quot;);&quot;" office:value-type="string" office:string-value="INSERT INTO currency (currency_id, name, alpha_code, num_code, minor_unit) VALUES (267,'Yemeni Rial','YER',886,2);" calcext:value-type="string">
            <text:p>INSERT INTO currency (currency_id, name, alpha_code, num_code, minor_unit) VALUES (267,'Yemeni Rial','YER',886,2);</text:p>
          </table:table-cell>
          <table:table-cell table:style-name="ce45" table:number-columns-repeated="1012"/>
        </table:table-row>
        <table:table-row table:style-name="ro8">
          <table:table-cell table:style-name="ce11" office:value-type="string" calcext:value-type="string">
            <text:p>ZAMBIA</text:p>
          </table:table-cell>
          <table:table-cell table:style-name="ce63" table:formula="of:=VLOOKUP([.A272];[.I246:.J491];2)" office:value-type="float" office:value="247" calcext:value-type="float">
            <text:p>247</text:p>
          </table:table-cell>
          <table:table-cell table:style-name="Default" office:value-type="float" office:value="268" calcext:value-type="float">
            <text:p>268</text:p>
          </table:table-cell>
          <table:table-cell table:style-name="ce23" office:value-type="string" calcext:value-type="string">
            <text:p>Zambian Kwacha</text:p>
          </table:table-cell>
          <table:table-cell table:style-name="ce30" office:value-type="string" calcext:value-type="string">
            <text:p>ZMW</text:p>
          </table:table-cell>
          <table:table-cell table:style-name="ce30" office:value-type="string" calcext:value-type="string">
            <text:p>967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72] &amp; &quot;,&quot; &amp; [.C272] &amp; &quot;);&quot;" office:value-type="string" office:string-value="insert into country_currency (country_id, currency_id) values (247,268);" calcext:value-type="string">
            <text:p>insert into country_currency (country_id, currency_id) values (247,268);</text:p>
          </table:table-cell>
          <table:table-cell table:style-name="ce20" table:formula="of:=&quot;INSERT INTO currency (currency_id, name, alpha_code, num_code, minor_unit) VALUES (&quot; &amp;  [.C272] &amp; &quot;,'&quot; &amp; [.D272] &amp; &quot;','&quot; &amp; [.E272] &amp; &quot;',&quot; &amp; [.F272] &amp; &quot;,&quot; &amp; [.G272] &amp; &quot;);&quot;" office:value-type="string" office:string-value="INSERT INTO currency (currency_id, name, alpha_code, num_code, minor_unit) VALUES (268,'Zambian Kwacha','ZMW',967,2);" calcext:value-type="string">
            <text:p>INSERT INTO currency (currency_id, name, alpha_code, num_code, minor_unit) VALUES (268,'Zambian Kwacha','ZMW',967,2);</text:p>
          </table:table-cell>
          <table:table-cell table:style-name="ce20" table:number-columns-repeated="1012"/>
        </table:table-row>
        <table:table-row table:style-name="ro8">
          <table:table-cell table:style-name="ce11" office:value-type="string" calcext:value-type="string">
            <text:p>ZIMBABWE</text:p>
          </table:table-cell>
          <table:table-cell table:style-name="ce63" table:formula="of:=VLOOKUP([.A273];[.I247:.J492];2)" office:value-type="float" office:value="248" calcext:value-type="float">
            <text:p>248</text:p>
          </table:table-cell>
          <table:table-cell table:style-name="Default" office:value-type="float" office:value="269" calcext:value-type="float">
            <text:p>269</text:p>
          </table:table-cell>
          <table:table-cell table:style-name="ce23" office:value-type="string" calcext:value-type="string">
            <text:p>Zimbabwe Dollar</text:p>
          </table:table-cell>
          <table:table-cell table:style-name="ce30" office:value-type="string" calcext:value-type="string">
            <text:p>ZWL</text:p>
          </table:table-cell>
          <table:table-cell table:style-name="ce30" office:value-type="string" calcext:value-type="string">
            <text:p>932</text:p>
          </table:table-cell>
          <table:table-cell table:style-name="ce30" office:value-type="string" calcext:value-type="string">
            <text:p>2</text:p>
          </table:table-cell>
          <table:table-cell table:style-name="ce41"/>
          <table:table-cell/>
          <table:table-cell table:style-name="ce20"/>
          <table:table-cell table:style-name="ce20" table:formula="of:=&quot;insert into country_currency (country_id, currency_id) values (&quot; &amp; [.B273] &amp; &quot;,&quot; &amp; [.C273] &amp; &quot;);&quot;" office:value-type="string" office:string-value="insert into country_currency (country_id, currency_id) values (248,269);" calcext:value-type="string">
            <text:p>insert into country_currency (country_id, currency_id) values (248,269);</text:p>
          </table:table-cell>
          <table:table-cell table:style-name="ce20" table:formula="of:=&quot;INSERT INTO currency (currency_id, name, alpha_code, num_code, minor_unit) VALUES (&quot; &amp;  [.C273] &amp; &quot;,'&quot; &amp; [.D273] &amp; &quot;','&quot; &amp; [.E273] &amp; &quot;',&quot; &amp; [.F273] &amp; &quot;,&quot; &amp; [.G273] &amp; &quot;);&quot;" office:value-type="string" office:string-value="INSERT INTO currency (currency_id, name, alpha_code, num_code, minor_unit) VALUES (269,'Zimbabwe Dollar','ZWL',932,2);" calcext:value-type="string">
            <text:p>INSERT INTO currency (currency_id, name, alpha_code, num_code, minor_unit) VALUES (269,'Zimbabwe Dollar','ZWL',932,2);</text:p>
          </table:table-cell>
          <table:table-cell table:style-name="ce20" table:number-columns-repeated="1012"/>
        </table:table-row>
        <table:table-row table:style-name="ro10">
          <table:table-cell table:style-name="ce61" table:number-columns-spanned="7" table:number-rows-spanned="1"/>
          <table:covered-table-cell table:number-columns-repeated="6" table:style-name="ce61"/>
          <table:table-cell table:number-columns-repeated="2"/>
          <table:table-cell table:style-name="ce20" table:number-columns-repeated="1015"/>
        </table:table-row>
        <table:table-row table:style-name="ro8">
          <table:table-cell table:style-name="ce61" table:number-columns-spanned="7" table:number-rows-spanned="1"/>
          <table:covered-table-cell table:number-columns-repeated="6" table:style-name="ce61"/>
          <table:table-cell table:number-columns-repeated="2"/>
          <table:table-cell table:style-name="ce20" table:number-columns-repeated="1015"/>
        </table:table-row>
        <table:table-row table:style-name="ro8">
          <table:table-cell table:style-name="ce61" table:number-columns-spanned="7" table:number-rows-spanned="1"/>
          <table:covered-table-cell table:number-columns-repeated="6" table:style-name="ce61"/>
          <table:table-cell table:number-columns-repeated="2"/>
          <table:table-cell table:style-name="ce20" table:number-columns-repeated="1015"/>
        </table:table-row>
        <table:table-row table:style-name="ro8">
          <table:table-cell table:style-name="ce61" table:number-columns-spanned="7" table:number-rows-spanned="1"/>
          <table:covered-table-cell table:number-columns-repeated="6" table:style-name="ce61"/>
          <table:table-cell table:number-columns-repeated="2"/>
          <table:table-cell table:style-name="ce20" table:number-columns-repeated="1015"/>
        </table:table-row>
        <table:table-row table:style-name="ro8">
          <table:table-cell table:style-name="ce61" table:number-columns-spanned="7" table:number-rows-spanned="1"/>
          <table:covered-table-cell table:number-columns-repeated="6" table:style-name="ce61"/>
          <table:table-cell table:number-columns-repeated="2"/>
          <table:table-cell table:style-name="ce20" table:number-columns-repeated="1015"/>
        </table:table-row>
        <table:table-row table:style-name="ro8">
          <table:table-cell table:style-name="ce61" table:number-columns-spanned="7" table:number-rows-spanned="1"/>
          <table:covered-table-cell table:number-columns-repeated="6" table:style-name="ce61"/>
          <table:table-cell table:number-columns-repeated="2"/>
          <table:table-cell table:style-name="ce20" table:number-columns-repeated="1015"/>
        </table:table-row>
        <table:table-row table:style-name="ro8">
          <table:table-cell table:style-name="ce61" table:number-columns-spanned="7" table:number-rows-spanned="1"/>
          <table:covered-table-cell table:number-columns-repeated="6" table:style-name="ce61"/>
          <table:table-cell table:number-columns-repeated="2"/>
          <table:table-cell table:style-name="ce20" table:number-columns-repeated="1015"/>
        </table:table-row>
        <table:table-row table:style-name="ro10">
          <table:table-cell table:number-columns-repeated="9"/>
          <table:table-cell table:style-name="ce20" table:number-columns-repeated="1015"/>
        </table:table-row>
        <table:table-row table:style-name="ro8" table:number-rows-repeated="2">
          <table:table-cell table:number-columns-repeated="9"/>
          <table:table-cell table:style-name="ce20" table:number-columns-repeated="1015"/>
        </table:table-row>
        <table:table-row table:style-name="ro10" table:number-rows-repeated="3">
          <table:table-cell table:number-columns-repeated="1024"/>
        </table:table-row>
        <table:table-row table:style-name="ro16">
          <table:table-cell table:number-columns-repeated="9"/>
          <table:table-cell table:style-name="ce20" table:number-columns-repeated="1015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9">
          <table:table-cell table:number-columns-repeated="9"/>
          <table:table-cell table:style-name="ce20" table:number-columns-repeated="1015"/>
        </table:table-row>
        <table:table-row table:style-name="ro8" table:number-rows-repeated="104828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gion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4" table:style-name="ta1">
        <table:table-column table:style-name="co13" table:default-cell-style-name="Default"/>
        <table:table-row table:style-name="ro6">
          <table:table-cell office:value-type="string" calcext:value-type="string">
            <text:p>INSERT INTO Country (name,alpha2_code,alpha3_code,number_code) VALUES ('Afghanistan','AF','AFG','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lbania','AL','ALB','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lgeria','DZ','DZA','1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merican Samoa','AS','ASM','1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ndorra','AD','AND','2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ngola','AO','AGO','2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nguilla','AI','AIA','66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ntarctica','AQ','ATA','1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ntigua and Barbuda','AG','ATG','2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rgentina','AR','ARG','3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rmenia','AM','ARM','51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ruba','AW','ABW','533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ustralia','AU','AUS','3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ustria','AT','AUT','4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Azerbaijan','AZ','AZE','31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ahamas (the)','BS','BHS','4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ahrain','BH','BHR','4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angladesh','BD','BGD','5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arbados','BB','BRB','5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elarus','BY','BLR','11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elgium','BE','BEL','5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elize','BZ','BLZ','8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enin','BJ','BEN','20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ermuda','BM','BMU','6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hutan','BT','BTN','6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olivia (Plurinational State of)','BO','BOL','6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onaire, Sint Eustatius and Saba','BQ','BES','535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osnia and Herzegovina','BA','BIH','7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otswana','BW','BWA','7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ouvet Island','BV','BVT','7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razil','BR','BRA','7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ritish Indian Ocean Territory (the)','IO','IOT','8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runei Darussalam','BN','BRN','9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ulgaria','BG','BGR','10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urkina Faso','BF','BFA','85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Burundi','BI','BDI','10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abo Verde','CV','CPV','13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ambodia','KH','KHM','11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ameroon','CM','CMR','12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anada','CA','CAN','12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ayman Islands (the)','KY','CYM','13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entral African Republic (the)','CF','CAF','14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had','TD','TCD','14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hile','CL','CHL','15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hina','CN','CHN','15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hristmas Island','CX','CXR','16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ocos (Keeling) Islands (the)','CC','CCK','16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olombia','CO','COL','17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omoros (the)','KM','COM','17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ongo (the Democratic Republic of the)','CD','COD','18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ongo (the)','CG','COG','17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ook Islands (the)','CK','COK','18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osta Rica','CR','CRI','18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roatia','HR','HRV','191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uba','CU','CUB','19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uraçao','CW','CUW','531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yprus','CY','CYP','19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zechia','CZ','CZE','203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Côte d'Ivoire','CI','CIV','38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Denmark','DK','DNK','20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Djibouti','DJ','DJI','26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Dominica','DM','DMA','21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Dominican Republic (the)','DO','DOM','21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Ecuador','EC','ECU','21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Egypt','EG','EGY','81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El Salvador','SV','SLV','22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Equatorial Guinea','GQ','GNQ','22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Eritrea','ER','ERI','23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Estonia','EE','EST','233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Eswatini','SZ','SWZ','74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Ethiopia','ET','ETH','231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Falkland Islands (the) [Malvinas]','FK','FLK','23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Faroe Islands (the)','FO','FRO','23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Fiji','FJ','FJI','24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Finland','FI','FIN','24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France','FR','FRA','25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French Guiana','GF','GUF','25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French Polynesia','PF','PYF','25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French Southern Territories (the)','TF','ATF','26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abon','GA','GAB','26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ambia (the)','GM','GMB','27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eorgia','GE','GEO','26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ermany','DE','DEU','27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hana','GH','GHA','28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ibraltar','GI','GIB','29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reece','GR','GRC','30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reenland','GL','GRL','30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renada','GD','GRD','30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uadeloupe','GP','GLP','31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uam','GU','GUM','31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uatemala','GT','GTM','32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uernsey','GG','GGY','831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uinea','GN','GIN','32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uinea-Bissau','GW','GNB','62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Guyana','GY','GUY','32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Haiti','HT','HTI','33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Heard Island and McDonald Islands','HM','HMD','33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Holy See (the)','VA','VAT','33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Honduras','HN','HND','34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Hong Kong','HK','HKG','34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Hungary','HU','HUN','34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Iceland','IS','ISL','35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India','IN','IND','35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Indonesia','ID','IDN','36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Iran (Islamic Republic of)','IR','IRN','36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Iraq','IQ','IRQ','36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Ireland','IE','IRL','37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Isle of Man','IM','IMN','833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Israel','IL','ISR','37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Italy','IT','ITA','38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Jamaica','JM','JAM','38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Japan','JP','JPN','39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Jersey','JE','JEY','83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Jordan','JO','JOR','40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Kazakhstan','KZ','KAZ','39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Kenya','KE','KEN','40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Kiribati','KI','KIR','29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Korea (the Democratic People's Republic of)','KP','PRK','40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Korea (the Republic of)','KR','KOR','41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Kuwait','KW','KWT','41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Kyrgyzstan','KG','KGZ','417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Lao People's Democratic Republic (the)','LA','LAO','41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Latvia','LV','LVA','42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Lebanon','LB','LBN','42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Lesotho','LS','LSO','42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Liberia','LR','LBR','43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Libya','LY','LBY','43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Liechtenstein','LI','LIE','43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Lithuania','LT','LTU','44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Luxembourg','LU','LUX','44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cao','MO','MAC','44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dagascar','MG','MDG','45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lawi','MW','MWI','45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laysia','MY','MYS','45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ldives','MV','MDV','46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li','ML','MLI','46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lta','MT','MLT','47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rshall Islands (the)','MH','MHL','58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rtinique','MQ','MTQ','47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uritania','MR','MRT','47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uritius','MU','MUS','48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ayotte','YT','MYT','175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exico','MX','MEX','48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icronesia (Federated States of)','FM','FSM','583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oldova (the Republic of)','MD','MDA','49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onaco','MC','MCO','49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ongolia','MN','MNG','49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ontenegro','ME','MNE','499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ontserrat','MS','MSR','50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orocco','MA','MAR','50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ozambique','MZ','MOZ','50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Myanmar','MM','MMR','10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amibia','NA','NAM','51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auru','NR','NRU','52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epal','NP','NPL','52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etherlands (the)','NL','NLD','52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ew Caledonia','NC','NCL','54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ew Zealand','NZ','NZL','55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icaragua','NI','NIC','55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iger (the)','NE','NER','56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igeria','NG','NGA','56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iue','NU','NIU','57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orfolk Island','NF','NFK','57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orthern Mariana Islands (the)','MP','MNP','58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Norway','NO','NOR','57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Oman','OM','OMN','51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akistan','PK','PAK','58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alau','PW','PLW','585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alestine, State of','PS','PSE','275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anama','PA','PAN','591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apua New Guinea','PG','PNG','59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araguay','PY','PRY','60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eru','PE','PER','60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hilippines (the)','PH','PHL','60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itcairn','PN','PCN','61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oland','PL','POL','61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ortugal','PT','PRT','62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Puerto Rico','PR','PRI','63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Qatar','QA','QAT','63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Republic of North Macedonia','MK','MKD','807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Romania','RO','ROU','64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Russian Federation (the)','RU','RUS','643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Rwanda','RW','RWA','64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Réunion','RE','REU','63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int Barthélemy','BL','BLM','65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int Helena, Ascension and Tristan da Cunha','SH','SHN','65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int Kitts and Nevis','KN','KNA','659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int Lucia','LC','LCA','66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int Martin (French part)','MF','MAF','663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int Pierre and Miquelon','PM','SPM','66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int Vincent and the Grenadines','VC','VCT','67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moa','WS','WSM','88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n Marino','SM','SMR','67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o Tome and Principe','ST','STP','67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audi Arabia','SA','SAU','68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enegal','SN','SEN','68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erbia','RS','SRB','68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eychelles','SC','SYC','69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ierra Leone','SL','SLE','69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ingapore','SG','SGP','70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int Maarten (Dutch part)','SX','SXM','53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lovakia','SK','SVK','703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lovenia','SI','SVN','705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olomon Islands','SB','SLB','9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omalia','SO','SOM','70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outh Africa','ZA','ZAF','71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outh Georgia and the South Sandwich Islands','GS','SGS','239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outh Sudan','SS','SSD','72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pain','ES','ESP','72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ri Lanka','LK','LKA','14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udan (the)','SD','SDN','729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uriname','SR','SUR','74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valbard and Jan Mayen','SJ','SJM','74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weden','SE','SWE','75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witzerland','CH','CHE','75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Syrian Arab Republic','SY','SYR','76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aiwan (Province of China)','TW','TWN','15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ajikistan','TJ','TJK','76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anzania, United Republic of','TZ','TZA','83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hailand','TH','THA','76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imor-Leste','TL','TLS','62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ogo','TG','TGO','76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okelau','TK','TKL','77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onga','TO','TON','77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rinidad and Tobago','TT','TTO','78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unisia','TN','TUN','78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urkey','TR','TUR','79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urkmenistan','TM','TKM','795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urks and Caicos Islands (the)','TC','TCA','79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Tuvalu','TV','TUV','79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Uganda','UG','UGA','80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Ukraine','UA','UKR','80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United Arab Emirates (the)','AE','ARE','78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United Kingdom of Great Britain and Northern Ireland (the)','GB','GBR','82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United States Minor Outlying Islands (the)','UM','UMI','581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United States of America (the)','US','USA','84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Uruguay','UY','URY','85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Uzbekistan','UZ','UZB','86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Vanuatu','VU','VUT','548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Venezuela (Bolivarian Republic of)','VE','VEN','86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Viet Nam','VN','VNM','70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Virgin Islands (British)','VG','VGB','9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Virgin Islands (U.S.)','VI','VIR','850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Wallis and Futuna','WF','WLF','87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Western Sahara','EH','ESH','732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Yemen','YE','YEM','887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Zambia','ZM','ZMB','894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Zimbabwe','ZW','ZWE','716');</text:p>
          </table:table-cell>
        </table:table-row>
        <table:table-row table:style-name="ro6">
          <table:table-cell office:value-type="string" calcext:value-type="string">
            <text:p>INSERT INTO Country (name,alpha2_code,alpha3_code,number_code) VALUES ('Åland Islands','AX','ALA','248');</text:p>
          </table:table-cell>
        </table:table-row>
        <table:table-row table:style-name="ro6" table:number-rows-repeated="2">
          <table:table-cell/>
        </table:table-row>
        <table:table-row table:style-name="ro6">
          <table:table-cell office:value-type="string" calcext:value-type="string">
            <text:p>INSERT INTO currency (currency_id, name, alpha_code, num_code, minor_unit) VALUES (1,'Afghani','AFN',97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,'Lek','ALL',00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,'Algerian Dinar','DZD',01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,'Kwanza','AOA',973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,'East Caribbean Dollar','XCD',95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,'No universal currency','',,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,'East Caribbean Dollar','XCD',95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,'Argentine Peso','ARS',03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,'Armenian Dram','AMD',05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,'Aruban Florin','AWG',533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,'Australian Dollar','AUD',0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,'Azerbaijan Manat','AZN',94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,'Bahamian Dollar','BSD',04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,'Bahraini Dinar','BHD',048,3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,'Taka','BDT',05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,'Barbados Dollar','BBD',05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,'Belarusian Ruble','BYN',933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,'Belize Dollar','BZD',08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,'CFA Franc BCEAO','XOF',9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,'Bermudian Dollar','BMD',06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,'Indian Rupee','INR',35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7,'Ngultrum','BTN',06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8,'Boliviano','BOB',06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9,'Mvdol','BOV',98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0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1,'Convertible Mark','BAM',977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2,'Pula','BWP',07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3,'Norwegian Krone','NOK',5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4,'Brazilian Real','BRL',98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5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6,'Brunei Dollar','BND',09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7,'Bulgarian Lev','BGN',975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8,'CFA Franc BCEAO','XOF',9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39,'Burundi Franc','BIF',108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0,'Cabo Verde Escudo','CVE',13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1,'Riel','KHR',11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2,'CFA Franc BEAC','XAF',95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3,'Canadian Dollar','CAD',12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4,'Cayman Islands Dollar','KYD',1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5,'CFA Franc BEAC','XAF',95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6,'CFA Franc BEAC','XAF',95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7,'Chilean Peso','CLP',1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8,'Unidad de Fomento','CLF',990,4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49,'Yuan Renminbi','CNY',15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0,'Australian Dollar','AUD',0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1,'Australian Dollar','AUD',0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2,'Colombian Peso','COP',17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3,'Unidad de Valor Real','COU',97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4,'Comorian Franc ','KMF',174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5,'Congolese Franc','CDF',97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6,'CFA Franc BEAC','XAF',95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7,'New Zealand Dollar','NZD',55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8,'Costa Rican Colon','CRC',18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59,'CFA Franc BCEAO','XOF',9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0,'Kuna','HRK',19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1,'Cuban Peso','CUP',19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2,'Peso Convertible','CUC',93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3,'Netherlands Antillean Guilder','ANG',53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4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5,'Czech Koruna','CZK',203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6,'Danish Krone','DKK',20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7,'Djibouti Franc','DJF',26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8,'East Caribbean Dollar','XCD',95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69,'Dominican Peso','DOP',21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0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1,'Egyptian Pound','EGP',81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2,'El Salvador Colon','SVC',22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3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4,'CFA Franc BEAC','XAF',95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5,'Nakfa','ERN',23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6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7,'Ethiopian Birr','ETB',23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8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79,'Falkland Islands Pound','FKP',23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0,'Danish Krone','DKK',20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1,'Fiji Dollar','FJD',24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2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3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4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5,'CFP Franc','XPF',953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6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7,'CFA Franc BEAC','XAF',95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8,'Dalasi','GMD',27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89,'Lari','GEL',98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0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1,'Ghana Cedi','GHS',9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2,'Gibraltar Pound','GIP',29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3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4,'Danish Krone','DKK',20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5,'East Caribbean Dollar','XCD',95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6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7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8,'Quetzal','GTQ',32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99,'Pound Sterling','GBP',82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0,'Guinean Franc','GNF',324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1,'CFA Franc BCEAO','XOF',9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2,'Guyana Dollar','GYD',32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3,'Gourde','HTG',33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4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5,'Australian Dollar','AUD',0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6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7,'Lempira','HNL',3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8,'Hong Kong Dollar','HKD',34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09,'Forint','HUF',34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0,'Iceland Krona','ISK',3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1,'Indian Rupee','INR',35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2,'Rupiah','IDR',36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3,'SDR (Special Drawing Right)','XDR',960,N.A.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4,'Iranian Rial','IRR',36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5,'Iraqi Dinar','IQD',368,3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6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7,'Pound Sterling','GBP',82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8,'New Israeli Sheqel','ILS',37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19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0,'Jamaican Dollar','JMD',38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1,'Yen','JPY',39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2,'Pound Sterling','GBP',82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3,'Jordanian Dinar','JOD',400,3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4,'Tenge','KZT',39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5,'Kenyan Shilling','KES',40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6,'Australian Dollar','AUD',0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7,'North Korean Won','KPW',40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8,'Won','KRW',41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29,'Kuwaiti Dinar','KWD',414,3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0,'Som','KGS',417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1,'Lao Kip','LAK',41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2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3,'Lebanese Pound','LBP',42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4,'Loti','LSL',42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5,'Rand','ZAR',71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6,'Liberian Dollar','LRD',43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7,'Libyan Dinar','LYD',434,3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8,'Swiss Franc','CHF',75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39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0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1,'Pataca','MOP',44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2,'Denar','MKD',807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3,'Malagasy Ariary','MGA',969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4,'Malawi Kwacha','MWK',45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5,'Malaysian Ringgit','MYR',45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6,'Rufiyaa','MVR',46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7,'CFA Franc BCEAO','XOF',9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8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49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0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1,'Ouguiya','MRU',929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2,'Mauritius Rupee','MUR',48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3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4,'ADB Unit of Account','XUA',965,N.A.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5,'Mexican Peso','MXN',48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6,'Mexican Unidad de Inversion (UDI)','MXV',979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7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8,'Moldovan Leu','MDL',49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59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0,'Tugrik','MNT',49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1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2,'East Caribbean Dollar','XCD',95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3,'Moroccan Dirham','MAD',50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4,'Mozambique Metical','MZN',943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5,'Kyat','MMK',10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6,'Namibia Dollar','NAD',51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7,'Rand','ZAR',71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8,'Australian Dollar','AUD',0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69,'Nepalese Rupee','NPR',52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0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1,'CFP Franc','XPF',953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2,'New Zealand Dollar','NZD',55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3,'Cordoba Oro','NIO',55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4,'CFA Franc BCEAO','XOF',9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5,'Naira','NGN',56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6,'New Zealand Dollar','NZD',55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7,'Australian Dollar','AUD',0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8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79,'Norwegian Krone','NOK',5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0,'Rial Omani','OMR',512,3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1,'Pakistan Rupee','PKR',58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2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3,'No universal currency','',,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4,'Balboa','PAB',59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5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6,'Kina','PGK',59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7,'Guarani','PYG',60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8,'Sol','PEN',60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89,'Philippine Peso','PHP',60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0,'New Zealand Dollar','NZD',55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1,'Zloty','PLN',985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2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3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4,'Qatari Rial','QAR',63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5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6,'Romanian Leu','RON',94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7,'Russian Ruble','RUB',643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8,'Rwanda Franc','RWF',646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199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0,'Saint Helena Pound','SHP',65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1,'East Caribbean Dollar','XCD',95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2,'East Caribbean Dollar','XCD',95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3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4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5,'East Caribbean Dollar','XCD',95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6,'Tala','WST',88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7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8,'Dobra','STN',93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09,'Saudi Riyal','SAR',68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0,'CFA Franc BCEAO','XOF',9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1,'Serbian Dinar','RSD',94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2,'Seychelles Rupee','SCR',69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3,'Leone','SLL',69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4,'Singapore Dollar','SGD',70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5,'Netherlands Antillean Guilder','ANG',53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6,'Sucre','XSU',994,N.A.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7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8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19,'Solomon Islands Dollar','SBD',09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0,'Somali Shilling','SOS',70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1,'Rand','ZAR',71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2,'No universal currency','',,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3,'South Sudanese Pound','SSP',72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4,'Euro','EUR',9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5,'Sri Lanka Rupee','LKR',14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6,'Sudanese Pound','SDG',93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7,'Surinam Dollar','SRD',96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8,'Norwegian Krone','NOK',57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29,'Lilangeni','SZL',74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0,'Swedish Krona','SEK',75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1,'Swiss Franc','CHF',75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2,'WIR Euro','CHE',947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3,'WIR Franc','CHW',94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4,'Syrian Pound','SYP',76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5,'New Taiwan Dollar','TWD',901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6,'Somoni','TJS',972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7,'Tanzanian Shilling','TZS',83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8,'Baht','THB',76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39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0,'CFA Franc BCEAO','XOF',952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1,'New Zealand Dollar','NZD',55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2,'Pa’anga','TOP',77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3,'Trinidad and Tobago Dollar','TTD',78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4,'Tunisian Dinar','TND',788,3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5,'Turkish Lira','TRY',949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6,'Turkmenistan New Manat','TMT',93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7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8,'Australian Dollar','AUD',03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49,'Uganda Shilling','UGX',80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0,'Hryvnia','UAH',98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1,'UAE Dirham','AED',78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2,'Pound Sterling','GBP',82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3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4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5,'US Dollar (Next day)','USN',997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6,'Peso Uruguayo','UYU',85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7,'Uruguay Peso en Unidades Indexadas (UI)','UYI',940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8,'Unidad Previsional','UYW',927,4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59,'Uzbekistan Sum','UZS',86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0,'Vatu','VUV',548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1,'Bolívar Soberano','VES',928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2,'Dong','VND',704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3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4,'US Dollar','USD',840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5,'CFP Franc','XPF',953,0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6,'Moroccan Dirham','MAD',504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7,'Yemeni Rial','YER',886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8,'Zambian Kwacha','ZMW',967,2);</text:p>
          </table:table-cell>
        </table:table-row>
        <table:table-row table:style-name="ro6">
          <table:table-cell office:value-type="string" calcext:value-type="string">
            <text:p>INSERT INTO currency (currency_id, name, alpha_code, num_code, minor_unit) VALUES (269,'Zimbabwe Dollar','ZWL',932,2);</text:p>
          </table:table-cell>
        </table:table-row>
        <table:table-row table:style-name="ro6">
          <table:table-cell/>
        </table:table-row>
        <table:table-row table:style-name="ro6">
          <table:table-cell office:value-type="string" calcext:value-type="string">
            <text:p>insert into country_currency (country_id, currency_id) values (1,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,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,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,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,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,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,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,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,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,1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,1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,1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,1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,1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,1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,1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,1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,1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,1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,2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,2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,2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,2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,2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,2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5,2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5,2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6,2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6,2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7,3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8,3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9,3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0,3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1,3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2,3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3,3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4,3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5,3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6,3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7,4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8,4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39,4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0,4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1,4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2,4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3,4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4,4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4,4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5,4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6,5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7,5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8,5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8,5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49,5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0,5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1,5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2,5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3,5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9,5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4,6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5,6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5,6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6,6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7,6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58,6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0,6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1,6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2,6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3,6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4,7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5,7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6,7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6,7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7,7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8,7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69,7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1,7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1,7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2,7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3,8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4,8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5,8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6,8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7,8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8,8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9,8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0,8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1,8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2,8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3,9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4,9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5,9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6,9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7,9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8,9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89,9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0,9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1,9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2,9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3,10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4,10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5,10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6,10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6,10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7,10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8,10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99,10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0,10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1,10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2,11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3,11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4,11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4,11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5,11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6,11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7,11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8,11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09,11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0,11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1,12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2,12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3,12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4,12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5,12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6,12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7,12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8,12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19,12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0,12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1,13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2,13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3,13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4,13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5,13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5,13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6,13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7,13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8,13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29,13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0,14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1,14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1,14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2,14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3,14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4,14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5,14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6,14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7,14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8,14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39,15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0,15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1,15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2,15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2,15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3,15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3,15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4,15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5,15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6,15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7,16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8,16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49,16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0,16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1,16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2,16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3,16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3,16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4,16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5,16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6,17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7,17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8,17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59,17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0,17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1,17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2,17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3,17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4,17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5,17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6,18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7,18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8,18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69,18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0,18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0,18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1,18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2,18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3,18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4,18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5,19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6,19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7,19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8,19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79,19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0,19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4,19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2,19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3,19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5,19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6,20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7,20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8,20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89,20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0,20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1,20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2,20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3,20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4,20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5,20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6,21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7,21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8,21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199,21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0,21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1,21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1,21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2,21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3,21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4,21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5,22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6,22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7,22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8,22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09,22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0,22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1,22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2,22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3,22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70,22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4,23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5,23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5,23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5,23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6,23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7,23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8,23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19,23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0,23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1,23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2,24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3,24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4,24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5,24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6,24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7,24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8,24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29,24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0,24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1,24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2,25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3,25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4,25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5,25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6,25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6,25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7,25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7,25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7,25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8,259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39,260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0,261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1,262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2,263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3,264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4,265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5,266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6,267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7,268);</text:p>
          </table:table-cell>
        </table:table-row>
        <table:table-row table:style-name="ro6">
          <table:table-cell office:value-type="string" calcext:value-type="string">
            <text:p>insert into country_currency (country_id, currency_id) values (248,269);</text:p>
          </table:table-cell>
        </table:table-row>
      </table:table>
      <table:named-expressions/>
      <table:database-ranges>
        <table:database-range table:name="__Anonymous_Sheet_DB__0" table:target-range-address="Country.A1:Country.G25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number:number-style style:name="N112">
      <number:number number:decimal-places="0" loext:min-decimal-places="0" number:min-integer-digits="3"/>
    </number:number-style>
    <number:number-style style:name="N114P0" style:volatile="true">
      <number:text>Fr. </number:text>
      <number:number number:decimal-places="0" loext:min-decimal-places="0" number:min-integer-digits="1" number:grouping="true"/>
    </number:number-style>
    <number:number-style style:name="N114">
      <number:text>Fr.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Fr. 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Fr.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Fr.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text>Ja</number:text>
    </number:number-style>
    <number:number-style style:name="N144P1" style:volatile="true">
      <number:text>Ja</number:text>
    </number:number-style>
    <number:number-style style:name="N144">
      <number:text>Nein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Wahr</number:text>
    </number:number-style>
    <number:number-style style:name="N146P1" style:volatile="true">
      <number:text>Wahr</number:text>
    </number:number-style>
    <number:number-style style:name="N146">
      <number:text>Falsch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Ein</number:text>
    </number:number-style>
    <number:number-style style:name="N148P1" style:volatile="true">
      <number:text>Ein</number:text>
    </number:number-style>
    <number:number-style style:name="N148">
      <number:text>Aus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0P0"/>
    </number:currency-style>
    <number:date-style style:name="N15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1">
      <number:text-content/>
      <style:map style:condition="value()&lt;=1.79769313486232E+308" style:apply-style-name="N151P0"/>
    </number:text-style>
    <number:date-style style:name="N153P0" style:volatile="true">
      <number:day/>
      <number:text>/</number:text>
      <number:month/>
    </number:date-style>
    <number:text-style style:name="N153">
      <number:text-content/>
      <style:map style:condition="value()&lt;=1.79769313486232E+308" style:apply-style-name="N153P0"/>
    </number:text-style>
    <number:date-style style:name="N155P0" style:volatile="true">
      <number:day/>
      <number:text>/</number:text>
      <number:month/>
      <number:text>/</number:text>
      <number:year number:style="long"/>
    </number:date-style>
    <number:text-style style:name="N155">
      <number:text-content/>
      <style:map style:condition="value()&lt;=1.79769313486232E+308" style:apply-style-name="N155P0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3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30122" number:language="en" number:country="US">
      <number:text-content/>
      <style:map style:condition="value()&lt;=1.79769313486232E+308" style:apply-style-name="N30122P0"/>
    </number:text-style>
    <number:date-style style:name="N30123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30123" number:language="en" number:country="US">
      <number:text-content/>
      <style:map style:condition="value()&lt;=1.79769313486232E+308" style:apply-style-name="N30123P0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4:12:35.205919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3:25:00.422952077</meta:creation-date>
    <dc:date>2020-01-09T17:45:41.113981706</dc:date>
    <meta:editing-duration>PT1H5M8S</meta:editing-duration>
    <meta:editing-cycles>18</meta:editing-cycles>
    <meta:generator>LibreOffice/6.0.7.3$Linux_X86_64 LibreOffice_project/00m0$Build-3</meta:generator>
    <meta:document-statistic meta:table-count="4" meta:cell-count="5470" meta:object-count="0"/>
  </office:meta>
</office:document-meta>
</file>